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4A00000096D1A49DCB8B1EE7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8" style:family="table">
      <style:table-properties style:width="16.81cm" fo:margin-left="0.243cm" table:align="left"/>
    </style:style>
    <style:style style:name="Table28.A" style:family="table-column">
      <style:table-column-properties style:column-width="3.877cm"/>
    </style:style>
    <style:style style:name="Table28.B" style:family="table-column">
      <style:table-column-properties style:column-width="12.933cm"/>
    </style:style>
    <style:style style:name="Table28.1" style:family="table-row">
      <style:table-row-properties style:min-row-height="1.408cm" style:use-optimal-row-height="false"/>
    </style:style>
    <style:style style:name="Table28.A1" style:family="table-cell">
      <style:table-cell-properties fo:padding="0cm" fo:border="0.5pt dotted #000000" style:writing-mode="lr-tb"/>
    </style:style>
    <style:style style:name="Table28.2" style:family="table-row">
      <style:table-row-properties style:min-row-height="0.693cm" style:use-optimal-row-height="false"/>
    </style:style>
    <style:style style:name="Table28.3" style:family="table-row">
      <style:table-row-properties style:min-row-height="2.3cm" style:use-optimal-row-height="false"/>
    </style:style>
    <style:style style:name="Table28.4" style:family="table-row">
      <style:table-row-properties style:min-row-height="2.058cm" style:use-optimal-row-height="false"/>
    </style:style>
    <style:style style:name="Table28.5" style:family="table-row">
      <style:table-row-properties style:min-row-height="3.233cm" style:use-optimal-row-height="false"/>
    </style:style>
    <style:style style:name="Table28.7" style:family="table-row">
      <style:table-row-properties style:min-row-height="1.933cm" style:use-optimal-row-height="false"/>
    </style:style>
    <style:style style:name="Table28.8" style:family="table-row">
      <style:table-row-properties style:min-row-height="1.937cm" style:use-optimal-row-height="false"/>
    </style:style>
    <style:style style:name="Table29" style:family="table">
      <style:table-properties style:width="17.053cm" fo:margin-left="0.263cm" table:align="left"/>
    </style:style>
    <style:style style:name="Table29.A" style:family="table-column">
      <style:table-column-properties style:column-width="1.69cm"/>
    </style:style>
    <style:style style:name="Table29.B" style:family="table-column">
      <style:table-column-properties style:column-width="15.363cm"/>
    </style:style>
    <style:style style:name="Table29.1" style:family="table-row">
      <style:table-row-properties style:min-row-height="0.884cm" style:use-optimal-row-height="false"/>
    </style:style>
    <style:style style:name="Table29.A1" style:family="table-cell">
      <style:table-cell-properties fo:padding="0cm" fo:border="0.5pt dotted #000000" style:writing-mode="lr-tb"/>
    </style:style>
    <style:style style:name="Table29.2" style:family="table-row">
      <style:table-row-properties style:min-row-height="0.896cm" style:use-optimal-row-height="false"/>
    </style:style>
    <style:style style:name="Table30" style:family="table">
      <style:table-properties style:width="17.053cm" fo:margin-left="0.263cm" table:align="left"/>
    </style:style>
    <style:style style:name="Table30.A" style:family="table-column">
      <style:table-column-properties style:column-width="1.69cm"/>
    </style:style>
    <style:style style:name="Table30.B" style:family="table-column">
      <style:table-column-properties style:column-width="15.363cm"/>
    </style:style>
    <style:style style:name="Table30.1" style:family="table-row">
      <style:table-row-properties style:min-row-height="0.878cm" style:use-optimal-row-height="false"/>
    </style:style>
    <style:style style:name="Table30.A1" style:family="table-cell">
      <style:table-cell-properties fo:padding="0cm" fo:border="0.5pt dotted #000000" style:writing-mode="lr-tb"/>
    </style:style>
    <style:style style:name="Table30.2" style:family="table-row">
      <style:table-row-properties style:min-row-height="0.9cm" style:use-optimal-row-height="false"/>
    </style:style>
    <style:style style:name="Table31" style:family="table">
      <style:table-properties style:width="17.053cm" fo:margin-left="0.263cm" table:align="left"/>
    </style:style>
    <style:style style:name="Table31.A" style:family="table-column">
      <style:table-column-properties style:column-width="1.69cm"/>
    </style:style>
    <style:style style:name="Table31.B" style:family="table-column">
      <style:table-column-properties style:column-width="15.363cm"/>
    </style:style>
    <style:style style:name="Table31.1" style:family="table-row">
      <style:table-row-properties style:min-row-height="0.878cm" style:use-optimal-row-height="false"/>
    </style:style>
    <style:style style:name="Table31.A1" style:family="table-cell">
      <style:table-cell-properties fo:padding="0cm" fo:border="0.5pt dotted #000000" style:writing-mode="lr-tb"/>
    </style:style>
    <style:style style:name="Table31.2" style:family="table-row">
      <style:table-row-properties style:min-row-height="0.517cm" style:use-optimal-row-height="false"/>
    </style:style>
    <style:style style:name="Table32" style:family="table">
      <style:table-properties style:width="17.05cm" fo:margin-left="0.235cm" table:align="left"/>
    </style:style>
    <style:style style:name="Table32.A" style:family="table-column">
      <style:table-column-properties style:column-width="4.738cm"/>
    </style:style>
    <style:style style:name="Table32.B" style:family="table-column">
      <style:table-column-properties style:column-width="12.312cm"/>
    </style:style>
    <style:style style:name="Table32.1" style:family="table-row">
      <style:table-row-properties style:min-row-height="1.132cm" style:use-optimal-row-height="false"/>
    </style:style>
    <style:style style:name="Table32.A1" style:family="table-cell">
      <style:table-cell-properties fo:padding="0cm" fo:border="0.5pt dotted #000000" style:writing-mode="lr-tb"/>
    </style:style>
    <style:style style:name="Table32.2" style:family="table-row">
      <style:table-row-properties style:min-row-height="0.972cm" style:use-optimal-row-height="false"/>
    </style:style>
    <style:style style:name="Table32.5" style:family="table-row">
      <style:table-row-properties style:min-row-height="1.083cm" style:use-optimal-row-height="false"/>
    </style:style>
    <style:style style:name="Table32.6" style:family="table-row">
      <style:table-row-properties style:min-row-height="1.011cm" style:use-optimal-row-height="false"/>
    </style:style>
    <style:style style:name="Table33" style:family="table">
      <style:table-properties style:width="17.048cm" fo:margin-left="0.263cm" table:align="left"/>
    </style:style>
    <style:style style:name="Table33.A" style:family="table-column">
      <style:table-column-properties style:column-width="2.697cm"/>
    </style:style>
    <style:style style:name="Table33.B" style:family="table-column">
      <style:table-column-properties style:column-width="14.351cm"/>
    </style:style>
    <style:style style:name="Table33.1" style:family="table-row">
      <style:table-row-properties style:min-row-height="0.781cm" style:use-optimal-row-height="false"/>
    </style:style>
    <style:style style:name="Table33.A1" style:family="table-cell">
      <style:table-cell-properties fo:padding="0cm" fo:border="0.5pt dotted #000000" style:writing-mode="lr-tb"/>
    </style:style>
    <style:style style:name="Table33.2" style:family="table-row">
      <style:table-row-properties style:min-row-height="0.787cm" style:use-optimal-row-height="false"/>
    </style:style>
    <style:style style:name="Table1" style:family="table">
      <style:table-properties style:width="17.743cm" table:align="center"/>
    </style:style>
    <style:style style:name="Table1.A" style:family="table-column">
      <style:table-column-properties style:column-width="1.415cm"/>
    </style:style>
    <style:style style:name="Table1.B" style:family="table-column">
      <style:table-column-properties style:column-width="9.996cm"/>
    </style:style>
    <style:style style:name="Table1.C" style:family="table-column">
      <style:table-column-properties style:column-width="1.757cm"/>
    </style:style>
    <style:style style:name="Table1.D" style:family="table-column">
      <style:table-column-properties style:column-width="2.355cm"/>
    </style:style>
    <style:style style:name="Table1.E" style:family="table-column">
      <style:table-column-properties style:column-width="2.221cm"/>
    </style:style>
    <style:style style:name="Table1.1" style:family="table-row">
      <style:table-row-properties style:min-row-height="0.9cm"/>
    </style:style>
    <style:style style:name="Table1.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1.A3" style:family="table-cell">
      <style:table-cell-properties style:vertical-align="middle" fo:padding-left="0.104cm" fo:padding-right="0.123cm" fo:padding-top="0cm" fo:padding-bottom="0cm" fo:border="0.5pt solid #c0c0c0" style:writing-mode="lr-tb"/>
    </style:style>
    <style:style style:name="Table1.B3" style:family="table-cell">
      <style:table-cell-properties style:vertical-align="middle" fo:padding-left="0.104cm" fo:padding-right="0.123cm" fo:padding-top="0cm" fo:padding-bottom="0cm" fo:border="0.5pt solid #c0c0c0" style:writing-mode="lr-tb"/>
    </style:style>
    <style:style style:name="Table1.C3" style:family="table-cell">
      <style:table-cell-properties style:vertical-align="middle" fo:padding-left="0.104cm" fo:padding-right="0.123cm" fo:padding-top="0cm" fo:padding-bottom="0cm" fo:border="0.5pt solid #c0c0c0" style:writing-mode="lr-tb"/>
    </style:style>
    <style:style style:name="Table1.D3" style:family="table-cell">
      <style:table-cell-properties style:vertical-align="middle" fo:padding-left="0.104cm" fo:padding-right="0.123cm" fo:padding-top="0cm" fo:padding-bottom="0cm" fo:border="0.5pt solid #c0c0c0" style:writing-mode="lr-tb"/>
    </style:style>
    <style:style style:name="Table1.E3" style:family="table-cell">
      <style:table-cell-properties style:vertical-align="middle" fo:padding-left="0.104cm" fo:padding-right="0.123cm" fo:padding-top="0cm" fo:padding-bottom="0cm" fo:border="0.5pt solid #c0c0c0" style:writing-mode="lr-tb"/>
    </style:style>
    <style:style style:name="Table1.A4" style:family="table-cell">
      <style:table-cell-properties style:vertical-align="middle" fo:padding-left="0.104cm" fo:padding-right="0.123cm" fo:padding-top="0cm" fo:padding-bottom="0cm" fo:border="0.5pt solid #c0c0c0" style:writing-mode="lr-tb"/>
    </style:style>
    <style:style style:name="Table1.B4" style:family="table-cell">
      <style:table-cell-properties style:vertical-align="middle" fo:padding-left="0.104cm" fo:padding-right="0.123cm" fo:padding-top="0cm" fo:padding-bottom="0cm" fo:border="0.5pt solid #c0c0c0" style:writing-mode="lr-tb"/>
    </style:style>
    <style:style style:name="Table1.C4" style:family="table-cell">
      <style:table-cell-properties style:vertical-align="middle" fo:padding-left="0.104cm" fo:padding-right="0.123cm" fo:padding-top="0cm" fo:padding-bottom="0cm" fo:border="0.5pt solid #c0c0c0" style:writing-mode="lr-tb"/>
    </style:style>
    <style:style style:name="Table1.D4" style:family="table-cell">
      <style:table-cell-properties style:vertical-align="middle" fo:padding-left="0.104cm" fo:padding-right="0.123cm" fo:padding-top="0cm" fo:padding-bottom="0cm" fo:border="0.5pt solid #c0c0c0" style:writing-mode="lr-tb"/>
    </style:style>
    <style:style style:name="Table1.E4" style:family="table-cell">
      <style:table-cell-properties style:vertical-align="middle" fo:padding-left="0.104cm" fo:padding-right="0.123cm" fo:padding-top="0cm" fo:padding-bottom="0cm" fo:border="0.5pt solid #c0c0c0" style:writing-mode="lr-tb"/>
    </style:style>
    <style:style style:name="Table1.A5" style:family="table-cell">
      <style:table-cell-properties style:vertical-align="middle" fo:padding-left="0.104cm" fo:padding-right="0.123cm" fo:padding-top="0cm" fo:padding-bottom="0cm" fo:border="0.5pt solid #c0c0c0" style:writing-mode="lr-tb"/>
    </style:style>
    <style:style style:name="Table1.B5" style:family="table-cell">
      <style:table-cell-properties style:vertical-align="middle" fo:padding-left="0.104cm" fo:padding-right="0.123cm" fo:padding-top="0cm" fo:padding-bottom="0cm" fo:border="0.5pt solid #c0c0c0" style:writing-mode="lr-tb"/>
    </style:style>
    <style:style style:name="Table1.C5" style:family="table-cell">
      <style:table-cell-properties style:vertical-align="middle" fo:padding-left="0.104cm" fo:padding-right="0.123cm" fo:padding-top="0cm" fo:padding-bottom="0cm" fo:border="0.5pt solid #c0c0c0" style:writing-mode="lr-tb"/>
    </style:style>
    <style:style style:name="Table1.D5" style:family="table-cell">
      <style:table-cell-properties style:vertical-align="middle" fo:padding-left="0.104cm" fo:padding-right="0.123cm" fo:padding-top="0cm" fo:padding-bottom="0cm" fo:border="0.5pt solid #c0c0c0" style:writing-mode="lr-tb"/>
    </style:style>
    <style:style style:name="Table1.E5" style:family="table-cell">
      <style:table-cell-properties style:vertical-align="middle" fo:padding-left="0.104cm" fo:padding-right="0.123cm" fo:padding-top="0cm" fo:padding-bottom="0cm" fo:border="0.5pt solid #c0c0c0" style:writing-mode="lr-tb"/>
    </style:style>
    <style:style style:name="Table1.A6" style:family="table-cell">
      <style:table-cell-properties style:vertical-align="middle" fo:padding-left="0.104cm" fo:padding-right="0.123cm" fo:padding-top="0cm" fo:padding-bottom="0cm" fo:border="0.5pt solid #c0c0c0" style:writing-mode="lr-tb"/>
    </style:style>
    <style:style style:name="Table1.B6" style:family="table-cell">
      <style:table-cell-properties style:vertical-align="middle" fo:padding-left="0.104cm" fo:padding-right="0.123cm" fo:padding-top="0cm" fo:padding-bottom="0cm" fo:border="0.5pt solid #c0c0c0" style:writing-mode="lr-tb"/>
    </style:style>
    <style:style style:name="Table1.C6" style:family="table-cell">
      <style:table-cell-properties style:vertical-align="middle" fo:padding-left="0.104cm" fo:padding-right="0.123cm" fo:padding-top="0cm" fo:padding-bottom="0cm" fo:border="0.5pt solid #c0c0c0" style:writing-mode="lr-tb"/>
    </style:style>
    <style:style style:name="Table1.D6" style:family="table-cell">
      <style:table-cell-properties style:vertical-align="middle" fo:padding-left="0.104cm" fo:padding-right="0.123cm" fo:padding-top="0cm" fo:padding-bottom="0cm" fo:border="0.5pt solid #c0c0c0" style:writing-mode="lr-tb"/>
    </style:style>
    <style:style style:name="Table1.E6" style:family="table-cell">
      <style:table-cell-properties style:vertical-align="middle" fo:padding-left="0.104cm" fo:padding-right="0.123cm" fo:padding-top="0cm" fo:padding-bottom="0cm" fo:border="0.5pt solid #c0c0c0" style:writing-mode="lr-tb"/>
    </style:style>
    <style:style style:name="Table2" style:family="table">
      <style:table-properties style:width="17.743cm" table:align="center"/>
    </style:style>
    <style:style style:name="Table2.A" style:family="table-column">
      <style:table-column-properties style:column-width="1.415cm"/>
    </style:style>
    <style:style style:name="Table2.B" style:family="table-column">
      <style:table-column-properties style:column-width="3.582cm"/>
    </style:style>
    <style:style style:name="Table2.C" style:family="table-column">
      <style:table-column-properties style:column-width="12.746cm"/>
    </style:style>
    <style:style style:name="Table2.1" style:family="table-row">
      <style:table-row-properties style:min-row-height="0.9cm"/>
    </style:style>
    <style:style style:name="Table2.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2.A3" style:family="table-cell">
      <style:table-cell-properties style:vertical-align="middle" fo:padding-left="0.104cm" fo:padding-right="0.123cm" fo:padding-top="0cm" fo:padding-bottom="0cm" fo:border="0.5pt solid #c0c0c0" style:writing-mode="lr-tb"/>
    </style:style>
    <style:style style:name="Table2.B3" style:family="table-cell">
      <style:table-cell-properties style:vertical-align="middle" fo:padding-left="0.104cm" fo:padding-right="0.123cm" fo:padding-top="0cm" fo:padding-bottom="0cm" fo:border="0.5pt solid #c0c0c0" style:writing-mode="lr-tb"/>
    </style:style>
    <style:style style:name="Table2.C3" style:family="table-cell">
      <style:table-cell-properties style:vertical-align="middle" fo:padding-left="0.104cm" fo:padding-right="0.123cm" fo:padding-top="0cm" fo:padding-bottom="0cm" fo:border="0.5pt solid #c0c0c0" style:writing-mode="lr-tb"/>
    </style:style>
    <style:style style:name="Table2.A4" style:family="table-cell">
      <style:table-cell-properties style:vertical-align="middle" fo:padding-left="0.104cm" fo:padding-right="0.123cm" fo:padding-top="0cm" fo:padding-bottom="0cm" fo:border="0.5pt solid #c0c0c0" style:writing-mode="lr-tb"/>
    </style:style>
    <style:style style:name="Table2.B4" style:family="table-cell">
      <style:table-cell-properties style:vertical-align="middle" fo:padding-left="0.104cm" fo:padding-right="0.123cm" fo:padding-top="0cm" fo:padding-bottom="0cm" fo:border="0.5pt solid #c0c0c0" style:writing-mode="lr-tb"/>
    </style:style>
    <style:style style:name="Table2.C4" style:family="table-cell">
      <style:table-cell-properties style:vertical-align="middle" fo:padding-left="0.104cm" fo:padding-right="0.123cm" fo:padding-top="0cm" fo:padding-bottom="0cm" fo:border="0.5pt solid #c0c0c0" style:writing-mode="lr-tb"/>
    </style:style>
    <style:style style:name="Table2.A5" style:family="table-cell">
      <style:table-cell-properties style:vertical-align="middle" fo:padding-left="0.104cm" fo:padding-right="0.123cm" fo:padding-top="0cm" fo:padding-bottom="0cm" fo:border="0.5pt solid #c0c0c0" style:writing-mode="lr-tb"/>
    </style:style>
    <style:style style:name="Table2.B5" style:family="table-cell">
      <style:table-cell-properties style:vertical-align="middle" fo:padding-left="0.104cm" fo:padding-right="0.123cm" fo:padding-top="0cm" fo:padding-bottom="0cm" fo:border="0.5pt solid #c0c0c0" style:writing-mode="lr-tb"/>
    </style:style>
    <style:style style:name="Table2.C5" style:family="table-cell">
      <style:table-cell-properties style:vertical-align="middle" fo:padding-left="0.104cm" fo:padding-right="0.123cm" fo:padding-top="0cm" fo:padding-bottom="0cm" fo:border="0.5pt solid #c0c0c0" style:writing-mode="lr-tb"/>
    </style:style>
    <style:style style:name="Table2.A6" style:family="table-cell">
      <style:table-cell-properties style:vertical-align="middle" fo:padding-left="0.104cm" fo:padding-right="0.123cm" fo:padding-top="0cm" fo:padding-bottom="0cm" fo:border="0.5pt solid #c0c0c0" style:writing-mode="lr-tb"/>
    </style:style>
    <style:style style:name="Table2.B6" style:family="table-cell">
      <style:table-cell-properties style:vertical-align="middle" fo:padding-left="0.104cm" fo:padding-right="0.123cm" fo:padding-top="0cm" fo:padding-bottom="0cm" fo:border="0.5pt solid #c0c0c0" style:writing-mode="lr-tb"/>
    </style:style>
    <style:style style:name="Table2.C6" style:family="table-cell">
      <style:table-cell-properties style:vertical-align="middle" fo:padding-left="0.104cm" fo:padding-right="0.123cm" fo:padding-top="0cm" fo:padding-bottom="0cm" fo:border="0.5pt solid #c0c0c0" style:writing-mode="lr-tb"/>
    </style:style>
    <style:style style:name="Table3" style:family="table">
      <style:table-properties style:width="17.743cm" table:align="center"/>
    </style:style>
    <style:style style:name="Table3.A" style:family="table-column">
      <style:table-column-properties style:column-width="1.337cm"/>
    </style:style>
    <style:style style:name="Table3.B" style:family="table-column">
      <style:table-column-properties style:column-width="4.179cm"/>
    </style:style>
    <style:style style:name="Table3.C" style:family="table-column">
      <style:table-column-properties style:column-width="12.227cm"/>
    </style:style>
    <style:style style:name="Table3.1" style:family="table-row">
      <style:table-row-properties style:min-row-height="0.9cm"/>
    </style:style>
    <style:style style:name="Table3.A1" style:family="table-cell">
      <style:table-cell-properties style:vertical-align="middle" fo:background-color="#e6e6e6" fo:padding-left="0.104cm" fo:padding-right="0.123cm" fo:padding-top="0cm" fo:padding-bottom="0cm" fo:border="0.5pt solid #c0c0c0" style:writing-mode="lr-tb">
        <style:background-image/>
      </style:table-cell-properties>
    </style:style>
    <style:style style:name="Table3.A2" style:family="table-cell">
      <style:table-cell-properties style:vertical-align="middle" fo:padding-left="0.104cm" fo:padding-right="0.123cm" fo:padding-top="0cm" fo:padding-bottom="0cm" fo:border="0.5pt solid #c0c0c0" style:writing-mode="lr-tb"/>
    </style:style>
    <style:style style:name="Table3.B2" style:family="table-cell">
      <style:table-cell-properties style:vertical-align="middle" fo:padding-left="0.104cm" fo:padding-right="0.123cm" fo:padding-top="0cm" fo:padding-bottom="0cm" fo:border="0.5pt solid #c0c0c0" style:writing-mode="lr-tb"/>
    </style:style>
    <style:style style:name="Table3.C2" style:family="table-cell">
      <style:table-cell-properties style:vertical-align="middle" fo:padding-left="0.104cm" fo:padding-right="0.123cm" fo:padding-top="0cm" fo:padding-bottom="0cm" fo:border="0.5pt solid #c0c0c0" style:writing-mode="lr-tb"/>
    </style:style>
    <style:style style:name="Table3.A3" style:family="table-cell">
      <style:table-cell-properties style:vertical-align="middle" fo:padding-left="0.104cm" fo:padding-right="0.123cm" fo:padding-top="0cm" fo:padding-bottom="0cm" fo:border="0.5pt solid #c0c0c0" style:writing-mode="lr-tb"/>
    </style:style>
    <style:style style:name="Table3.B3" style:family="table-cell">
      <style:table-cell-properties style:vertical-align="middle" fo:padding-left="0.104cm" fo:padding-right="0.123cm" fo:padding-top="0cm" fo:padding-bottom="0cm" fo:border="0.5pt solid #c0c0c0" style:writing-mode="lr-tb"/>
    </style:style>
    <style:style style:name="Table3.C3" style:family="table-cell">
      <style:table-cell-properties style:vertical-align="middle" fo:padding-left="0.104cm" fo:padding-right="0.123cm" fo:padding-top="0cm" fo:padding-bottom="0cm" fo:border="0.5pt solid #c0c0c0" style:writing-mode="lr-tb"/>
    </style:style>
    <style:style style:name="Table3.A4" style:family="table-cell">
      <style:table-cell-properties style:vertical-align="middle" fo:padding-left="0.104cm" fo:padding-right="0.123cm" fo:padding-top="0cm" fo:padding-bottom="0cm" fo:border="0.5pt solid #c0c0c0" style:writing-mode="lr-tb"/>
    </style:style>
    <style:style style:name="Table3.B4" style:family="table-cell">
      <style:table-cell-properties style:vertical-align="middle" fo:padding-left="0.104cm" fo:padding-right="0.123cm" fo:padding-top="0cm" fo:padding-bottom="0cm" fo:border="0.5pt solid #c0c0c0" style:writing-mode="lr-tb"/>
    </style:style>
    <style:style style:name="Table3.C4" style:family="table-cell">
      <style:table-cell-properties style:vertical-align="middle" fo:padding-left="0.104cm" fo:padding-right="0.123cm" fo:padding-top="0cm" fo:padding-bottom="0cm" fo:border="0.5pt solid #c0c0c0" style:writing-mode="lr-tb"/>
    </style:style>
    <style:style style:name="Table3.A5" style:family="table-cell">
      <style:table-cell-properties style:vertical-align="middle" fo:padding-left="0.104cm" fo:padding-right="0.123cm" fo:padding-top="0cm" fo:padding-bottom="0cm" fo:border="0.5pt solid #c0c0c0" style:writing-mode="lr-tb"/>
    </style:style>
    <style:style style:name="Table3.B5" style:family="table-cell">
      <style:table-cell-properties style:vertical-align="middle" fo:padding-left="0.104cm" fo:padding-right="0.123cm" fo:padding-top="0cm" fo:padding-bottom="0cm" fo:border="0.5pt solid #c0c0c0" style:writing-mode="lr-tb"/>
    </style:style>
    <style:style style:name="Table3.C5" style:family="table-cell">
      <style:table-cell-properties style:vertical-align="middle" fo:padding-left="0.104cm" fo:padding-right="0.123cm" fo:padding-top="0cm" fo:padding-bottom="0cm" fo:border="0.5pt solid #c0c0c0" style:writing-mode="lr-tb"/>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C" style:family="table-column">
      <style:table-column-properties style:column-width="5.667cm" style:rel-column-width="2184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336cm" fo:margin-left="0.176cm" table:align="left"/>
    </style:style>
    <style:style style:name="Table6.A" style:family="table-column">
      <style:table-column-properties style:column-width="9.807cm"/>
    </style:style>
    <style:style style:name="Table6.B" style:family="table-column">
      <style:table-column-properties style:column-width="8.528cm"/>
    </style:style>
    <style:style style:name="Table6.1" style:family="table-row">
      <style:table-row-properties style:row-height="0.683cm" style:use-optimal-row-height="false"/>
    </style:style>
    <style:style style:name="Table6.A1" style:family="table-cell">
      <style:table-cell-properties fo:padding="0cm" fo:border="none"/>
    </style:style>
    <style:style style:name="Table6.2" style:family="table-row">
      <style:table-row-properties style:row-height="1.406cm" style:use-optimal-row-height="false"/>
    </style:style>
    <style:style style:name="Table7" style:family="table">
      <style:table-properties style:width="18.124cm" fo:margin-left="0.27cm" table:align="left"/>
    </style:style>
    <style:style style:name="Table7.A" style:family="table-column">
      <style:table-column-properties style:column-width="6.999cm"/>
    </style:style>
    <style:style style:name="Table7.B" style:family="table-column">
      <style:table-column-properties style:column-width="1.229cm"/>
    </style:style>
    <style:style style:name="Table7.C" style:family="table-column">
      <style:table-column-properties style:column-width="2.514cm"/>
    </style:style>
    <style:style style:name="Table7.D" style:family="table-column">
      <style:table-column-properties style:column-width="2.884cm"/>
    </style:style>
    <style:style style:name="Table7.E" style:family="table-column">
      <style:table-column-properties style:column-width="1.614cm"/>
    </style:style>
    <style:style style:name="Table7.1" style:family="table-row">
      <style:table-row-properties style:row-height="0.688cm" style:use-optimal-row-height="false"/>
    </style:style>
    <style:style style:name="Table7.A1" style:family="table-cell">
      <style:table-cell-properties fo:background-color="#b1b1b1" fo:padding="0cm" fo:border="1pt solid #000000">
        <style:background-image/>
      </style:table-cell-properties>
    </style:style>
    <style:style style:name="Table7.2" style:family="table-row">
      <style:table-row-properties style:row-height="5.265cm" style:use-optimal-row-height="false"/>
    </style:style>
    <style:style style:name="Table7.A2" style:family="table-cell">
      <style:table-cell-properties fo:padding="0cm" fo:border="1pt solid #000000"/>
    </style:style>
    <style:style style:name="Table7.B2" style:family="table-cell">
      <style:table-cell-properties fo:padding="0cm" fo:border="1pt solid #000000"/>
    </style:style>
    <style:style style:name="Table7.C2" style:family="table-cell">
      <style:table-cell-properties fo:padding="0cm" fo:border="1pt solid #000000"/>
    </style:style>
    <style:style style:name="Table7.D2" style:family="table-cell">
      <style:table-cell-properties fo:padding="0cm" fo:border="1pt solid #000000"/>
    </style:style>
    <style:style style:name="Table7.E2" style:family="table-cell">
      <style:table-cell-properties fo:padding="0cm" fo:border="1pt solid #000000"/>
    </style:style>
    <style:style style:name="Table7.F2" style:family="table-cell">
      <style:table-cell-properties fo:padding="0cm" fo:border="1pt solid #000000"/>
    </style:style>
    <style:style style:name="Table8" style:family="table">
      <style:table-properties style:width="18.124cm" fo:margin-left="0.27cm" table:align="left"/>
    </style:style>
    <style:style style:name="Table8.A" style:family="table-column">
      <style:table-column-properties style:column-width="10.16cm"/>
    </style:style>
    <style:style style:name="Table8.B" style:family="table-column">
      <style:table-column-properties style:column-width="4.339cm"/>
    </style:style>
    <style:style style:name="Table8.C" style:family="table-column">
      <style:table-column-properties style:column-width="3.625cm"/>
    </style:style>
    <style:style style:name="Table8.1" style:family="table-row">
      <style:table-row-properties style:min-row-height="0.688cm" style:use-optimal-row-height="false"/>
    </style:style>
    <style:style style:name="Table8.A1" style:family="table-cell">
      <style:table-cell-properties fo:background-color="#b1b1b1" fo:padding="0cm" fo:border="1pt solid #000000">
        <style:background-image/>
      </style:table-cell-properties>
    </style:style>
    <style:style style:name="Table8.2" style:family="table-row">
      <style:table-row-properties style:row-height="0.503cm" style:use-optimal-row-height="false"/>
    </style:style>
    <style:style style:name="Table8.A2" style:family="table-cell">
      <style:table-cell-properties fo:padding="0cm" fo:border="1pt solid #000000"/>
    </style:style>
    <style:style style:name="Table8.B2" style:family="table-cell">
      <style:table-cell-properties fo:padding="0cm" fo:border="1pt solid #000000"/>
    </style:style>
    <style:style style:name="Table8.C2" style:family="table-cell">
      <style:table-cell-properties fo:padding="0cm" fo:border="1pt solid #000000"/>
    </style:style>
    <style:style style:name="Table8.3" style:family="table-row">
      <style:table-row-properties style:row-height="1.614cm" style:use-optimal-row-height="false"/>
    </style:style>
    <style:style style:name="Table8.A3" style:family="table-cell">
      <style:table-cell-properties fo:padding="0cm" fo:border-left="none" fo:border-right="1pt solid #000000" fo:border-top="1pt solid #000000" fo:border-bottom="none"/>
    </style:style>
    <style:style style:name="Table8.B3" style:family="table-cell">
      <style:table-cell-properties fo:padding="0cm" fo:border="1pt solid #000000"/>
    </style:style>
    <style:style style:name="P1" style:family="paragraph" style:parent-style-name="Header">
      <style:text-properties officeooo:paragraph-rsid="002fd544"/>
    </style:style>
    <style:style style:name="P2" style:family="paragraph" style:parent-style-name="Table_20_Paragraph">
      <style:text-properties fo:font-size="10pt" fo:font-style="italic" fo:font-weight="bold" officeooo:paragraph-rsid="002fd544" style:font-size-asian="10pt" style:font-style-asian="italic" style:font-weight-asian="bold"/>
    </style:style>
    <style:style style:name="P3" style:family="paragraph" style:parent-style-name="Table_20_Paragraph">
      <style:text-properties fo:font-size="10pt" style:font-size-asian="10pt"/>
    </style:style>
    <style:style style:name="P4" style:family="paragraph" style:parent-style-name="Table_20_Paragraph">
      <style:paragraph-properties fo:line-height="0.374cm">
        <style:tab-stops>
          <style:tab-stop style:position="1.399cm"/>
        </style:tab-stops>
      </style:paragraph-properties>
      <style:text-properties fo:font-size="10pt" style:font-size-asian="10pt"/>
    </style:style>
    <style:style style:name="P5" style:family="paragraph" style:parent-style-name="Table_20_Paragraph">
      <style:paragraph-properties fo:line-height="0.374cm">
        <style:tab-stops>
          <style:tab-stop style:position="1.399cm"/>
        </style:tab-stops>
      </style:paragraph-properties>
      <style:text-properties fo:font-size="10pt" officeooo:paragraph-rsid="004e03de" style:font-size-asian="10pt"/>
    </style:style>
    <style:style style:name="P6" style:family="paragraph" style:parent-style-name="Table_20_Paragraph">
      <style:paragraph-properties fo:line-height="0.374cm">
        <style:tab-stops>
          <style:tab-stop style:position="1.399cm"/>
        </style:tab-stops>
      </style:paragraph-properties>
      <style:text-properties fo:font-size="10pt" officeooo:rsid="004e03de" officeooo:paragraph-rsid="004e03de" style:font-size-asian="10pt"/>
    </style:style>
    <style:style style:name="P7" style:family="paragraph" style:parent-style-name="Table_20_Paragraph">
      <style:text-properties style:font-name="Times New Roman"/>
    </style:style>
    <style:style style:name="P8" style:family="paragraph" style:parent-style-name="Table_20_Paragraph">
      <style:text-properties style:font-name="Times New Roman" officeooo:paragraph-rsid="002fd544"/>
    </style:style>
    <style:style style:name="P9" style:family="paragraph" style:parent-style-name="Table_20_Paragraph">
      <style:text-properties style:font-name="Times New Roman" fo:font-size="9pt" style:font-size-asian="9pt"/>
    </style:style>
    <style:style style:name="P10" style:family="paragraph" style:parent-style-name="Table_20_Paragraph">
      <style:text-properties style:font-name="Times New Roman" fo:font-size="9pt" officeooo:rsid="0055aa11" officeooo:paragraph-rsid="0055aa11" style:font-size-asian="9pt"/>
    </style:style>
    <style:style style:name="P11" style:family="paragraph" style:parent-style-name="Table_20_Paragraph">
      <style:text-properties style:font-name="Times New Roman" fo:font-size="9pt" officeooo:rsid="0056ef54" officeooo:paragraph-rsid="0056ef54" style:font-size-asian="9pt"/>
    </style:style>
    <style:style style:name="P12" style:family="paragraph" style:parent-style-name="Table_20_Paragraph">
      <style:text-properties style:font-name="Times New Roman" fo:font-size="10pt" officeooo:rsid="001f7257" officeooo:paragraph-rsid="001f7257" style:font-size-asian="10pt"/>
    </style:style>
    <style:style style:name="P13" style:family="paragraph" style:parent-style-name="Table_20_Paragraph">
      <style:text-properties style:font-name="Times New Roman" fo:font-size="10pt" officeooo:rsid="001f7257" officeooo:paragraph-rsid="0021e59e" style:font-size-asian="10pt"/>
    </style:style>
    <style:style style:name="P14" style:family="paragraph" style:parent-style-name="Table_20_Paragraph">
      <style:text-properties style:font-name="Times New Roman" fo:font-size="10pt" officeooo:rsid="002555a5" officeooo:paragraph-rsid="002555a5" style:font-size-asian="10pt"/>
    </style:style>
    <style:style style:name="P15" style:family="paragraph" style:parent-style-name="Table_20_Paragraph">
      <style:text-properties style:font-name="Times New Roman" fo:font-size="10pt" officeooo:rsid="0055aa11" officeooo:paragraph-rsid="0055aa11" style:font-size-asian="10pt" style:font-size-complex="10pt"/>
    </style:style>
    <style:style style:name="P16" style:family="paragraph" style:parent-style-name="Table_20_Paragraph">
      <style:text-properties style:font-name="Times New Roman" fo:font-size="10pt" officeooo:rsid="00540662" officeooo:paragraph-rsid="00540662" style:font-size-asian="8.75pt" style:font-size-complex="10pt"/>
    </style:style>
    <style:style style:name="P17" style:family="paragraph" style:parent-style-name="Table_20_Paragraph">
      <style:text-properties style:font-name="Times New Roman" fo:font-size="10pt" officeooo:rsid="0055aa11" officeooo:paragraph-rsid="0055aa11" style:font-size-asian="8.75pt" style:font-size-complex="10pt"/>
    </style:style>
    <style:style style:name="P18" style:family="paragraph" style:parent-style-name="Table_20_Paragraph">
      <style:text-properties style:font-name="Arial" fo:font-size="9pt" fo:font-weight="bold" officeooo:paragraph-rsid="01a7767b" style:font-name-asian="Arial" style:font-size-asian="9pt" style:font-weight-asian="bold" style:font-name-complex="Arial" style:font-size-complex="9pt" style:font-weight-complex="bold"/>
    </style:style>
    <style:style style:name="P19"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P20" style:family="paragraph" style:parent-style-name="Standard">
      <style:paragraph-properties fo:margin-top="0.004cm" fo:margin-bottom="0cm" loext:contextual-spacing="false"/>
      <style:text-properties style:font-name="Arial" fo:font-size="6.5pt" fo:font-weight="bold" officeooo:paragraph-rsid="01a7767b" style:font-name-asian="Arial" style:font-size-asian="6.5pt" style:font-weight-asian="bold" style:font-name-complex="Arial" style:font-size-complex="6.5pt" style:font-weight-complex="bold"/>
    </style:style>
    <style:style style:name="P21"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P22"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P23" style:family="paragraph" style:parent-style-name="Table_20_Paragraph">
      <style:paragraph-properties fo:margin-top="0.007cm" fo:margin-bottom="0cm" loext:contextual-spacing="false"/>
      <style:text-properties style:font-name="Times New Roman" fo:font-size="12pt" style:font-size-asian="12pt"/>
    </style:style>
    <style:style style:name="P24" style:family="paragraph" style:parent-style-name="Table_20_Paragraph">
      <style:paragraph-properties fo:margin-top="0.007cm" fo:margin-bottom="0cm" loext:contextual-spacing="false"/>
      <style:text-properties fo:font-size="10.5pt" fo:font-weight="bold" style:font-size-asian="10.5pt" style:font-weight-asian="bold"/>
    </style:style>
    <style:style style:name="P25" style:family="paragraph" style:parent-style-name="Body_20_Text">
      <style:paragraph-properties fo:margin-top="0.007cm" fo:margin-bottom="0cm" loext:contextual-spacing="false"/>
      <style:text-properties fo:font-weight="bold" style:font-weight-asian="bold"/>
    </style:style>
    <style:style style:name="P26"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P27" style:family="paragraph" style:parent-style-name="Standard">
      <style:text-properties officeooo:paragraph-rsid="002fd544"/>
    </style:style>
    <style:style style:name="P28" style:family="paragraph" style:parent-style-name="Standard">
      <style:text-properties style:font-name="Arial" fo:font-size="12pt" style:font-size-asian="12pt" style:font-size-complex="12pt"/>
    </style:style>
    <style:style style:name="P29" style:family="paragraph" style:parent-style-name="Standard">
      <style:text-properties style:font-name="Arial" fo:font-size="12pt" officeooo:rsid="0000779f" officeooo:paragraph-rsid="0058d401" style:font-size-asian="12pt" style:font-size-complex="12pt"/>
    </style:style>
    <style:style style:name="P30" style:family="paragraph" style:parent-style-name="Standard">
      <style:paragraph-properties fo:text-align="justify" style:justify-single-word="false"/>
      <style:text-properties style:font-name="Arial" fo:font-size="12pt" officeooo:rsid="00016af5" officeooo:paragraph-rsid="0058d401" style:font-size-asian="12pt" style:font-size-complex="12pt"/>
    </style:style>
    <style:style style:name="P31" style:family="paragraph" style:parent-style-name="Standard">
      <style:text-properties style:font-name="Arial" fo:font-size="12pt" officeooo:paragraph-rsid="0122a708" style:font-size-asian="12pt" style:font-size-complex="12pt"/>
    </style:style>
    <style:style style:name="P32" style:family="paragraph" style:parent-style-name="Standard">
      <style:text-properties style:font-name="Arial" fo:font-size="12pt" officeooo:rsid="00062e64" officeooo:paragraph-rsid="0122a708" style:font-size-asian="12pt" style:font-size-complex="12pt"/>
    </style:style>
    <style:style style:name="P33" style:family="paragraph" style:parent-style-name="Standard">
      <style:text-properties style:font-name="Arial" fo:font-size="12pt" officeooo:rsid="000b7584" officeooo:paragraph-rsid="0122a708" style:font-size-asian="12pt" style:font-size-complex="12pt"/>
    </style:style>
    <style:style style:name="P34" style:family="paragraph" style:parent-style-name="Standard">
      <style:text-properties style:font-name="Arial" fo:font-size="12pt" officeooo:rsid="00aa5af1" officeooo:paragraph-rsid="0122a708" style:font-size-asian="12pt" style:font-size-complex="12pt"/>
    </style:style>
    <style:style style:name="P35" style:family="paragraph" style:parent-style-name="Standard">
      <style:text-properties style:font-name="Arial" fo:font-size="12pt" officeooo:rsid="00bb2b47" officeooo:paragraph-rsid="0122a708" style:font-size-asian="12pt" style:font-size-complex="12pt"/>
    </style:style>
    <style:style style:name="P36" style:family="paragraph" style:parent-style-name="Standard">
      <style:text-properties style:font-name="Arial" fo:font-size="12pt" officeooo:rsid="00ab94ea" officeooo:paragraph-rsid="0122a708" style:font-size-asian="12pt" style:font-size-complex="12pt"/>
    </style:style>
    <style:style style:name="P37" style:family="paragraph" style:parent-style-name="Standard">
      <style:text-properties style:font-name="Arial" fo:font-size="12pt" officeooo:rsid="000be2f5" officeooo:paragraph-rsid="0122a708" style:font-size-asian="12pt" style:font-size-complex="12pt"/>
    </style:style>
    <style:style style:name="P38" style:family="paragraph" style:parent-style-name="Standard">
      <style:text-properties style:font-name="Arial" fo:font-size="12pt" officeooo:rsid="0030dc20" officeooo:paragraph-rsid="0122a708" style:font-size-asian="12pt" style:font-size-complex="12pt"/>
    </style:style>
    <style:style style:name="P39" style:family="paragraph" style:parent-style-name="Standard">
      <style:text-properties style:font-name="Arial" fo:font-size="12pt" officeooo:rsid="001b1148" officeooo:paragraph-rsid="0122a708" style:font-size-asian="12pt" style:font-size-complex="12pt"/>
    </style:style>
    <style:style style:name="P40" style:family="paragraph" style:parent-style-name="Standard">
      <style:text-properties style:font-name="Arial" fo:font-size="12pt" officeooo:rsid="0033b116" officeooo:paragraph-rsid="0122a708" style:font-size-asian="12pt" style:font-size-complex="12pt"/>
    </style:style>
    <style:style style:name="P41" style:family="paragraph" style:parent-style-name="Standard">
      <style:text-properties style:font-name="Arial" fo:font-size="12pt" officeooo:rsid="01d1548d" officeooo:paragraph-rsid="0122a708" style:font-size-asian="12pt" style:font-size-complex="12pt"/>
    </style:style>
    <style:style style:name="P42" style:family="paragraph" style:parent-style-name="Standard">
      <style:text-properties style:font-name="Arial" fo:font-size="12pt" officeooo:rsid="001d2ccc" officeooo:paragraph-rsid="0122a708" style:font-size-asian="12pt" style:font-size-complex="12pt"/>
    </style:style>
    <style:style style:name="P43" style:family="paragraph" style:parent-style-name="Standard">
      <style:text-properties style:font-name="Arial" fo:font-size="12pt" officeooo:rsid="001f1498" officeooo:paragraph-rsid="0122a708" style:font-size-asian="12pt" style:font-size-complex="12pt"/>
    </style:style>
    <style:style style:name="P44" style:family="paragraph" style:parent-style-name="Standard">
      <style:text-properties style:font-name="Arial" fo:font-size="12pt" officeooo:rsid="0286b9fb" officeooo:paragraph-rsid="0122a708" style:font-size-asian="12pt" style:font-size-complex="12pt"/>
    </style:style>
    <style:style style:name="P45" style:family="paragraph" style:parent-style-name="Standard">
      <style:text-properties style:font-name="Arial" fo:font-size="12pt" officeooo:rsid="02a2290a" officeooo:paragraph-rsid="0122a708" style:font-size-asian="12pt" style:font-size-complex="12pt"/>
    </style:style>
    <style:style style:name="P46" style:family="paragraph" style:parent-style-name="Standard">
      <style:text-properties style:font-name="Arial" fo:font-size="12pt" officeooo:rsid="02a4fadd" officeooo:paragraph-rsid="0122a708" style:font-size-asian="12pt" style:font-size-complex="12pt"/>
    </style:style>
    <style:style style:name="P47" style:family="paragraph" style:parent-style-name="Standard">
      <style:text-properties style:font-name="Arial" fo:font-size="12pt" officeooo:rsid="0063a93d" officeooo:paragraph-rsid="0122a708" style:font-size-asian="12pt" style:font-size-complex="12pt"/>
    </style:style>
    <style:style style:name="P48" style:family="paragraph" style:parent-style-name="Standard">
      <style:text-properties style:font-name="Arial" fo:font-size="12pt" officeooo:rsid="00796aa8" officeooo:paragraph-rsid="0122a708" style:font-size-asian="12pt" style:font-size-complex="12pt"/>
    </style:style>
    <style:style style:name="P49" style:family="paragraph" style:parent-style-name="Standard">
      <style:text-properties style:font-name="Arial" fo:font-size="12pt" officeooo:rsid="0207ab9c" officeooo:paragraph-rsid="0122a708" style:font-size-asian="12pt" style:font-size-complex="12pt"/>
    </style:style>
    <style:style style:name="P50" style:family="paragraph" style:parent-style-name="Standard">
      <style:text-properties style:font-name="Arial" fo:font-size="12pt" officeooo:rsid="0292cfd2" officeooo:paragraph-rsid="0122a708" style:font-size-asian="12pt" style:font-size-complex="12pt"/>
    </style:style>
    <style:style style:name="P51" style:family="paragraph" style:parent-style-name="Standard">
      <style:text-properties style:font-name="Arial" fo:font-size="12pt" officeooo:rsid="02a0bc2c" officeooo:paragraph-rsid="0122a708" style:font-size-asian="12pt" style:font-size-complex="12pt"/>
    </style:style>
    <style:style style:name="P52" style:family="paragraph" style:parent-style-name="Standard">
      <style:text-properties style:font-name="Arial" fo:font-size="12pt" officeooo:rsid="00806e85" officeooo:paragraph-rsid="0122a708" style:font-size-asian="12pt" style:font-size-complex="12pt"/>
    </style:style>
    <style:style style:name="P53" style:family="paragraph" style:parent-style-name="Standard">
      <style:text-properties style:font-name="Arial" fo:font-size="12pt" officeooo:rsid="008b7380" officeooo:paragraph-rsid="0122a708" style:font-size-asian="12pt" style:font-size-complex="12pt"/>
    </style:style>
    <style:style style:name="P54" style:family="paragraph" style:parent-style-name="Standard">
      <style:text-properties style:font-name="Arial" fo:font-size="12pt" officeooo:rsid="006d7e0a" officeooo:paragraph-rsid="0122a708" style:font-size-asian="12pt" style:font-size-complex="12pt"/>
    </style:style>
    <style:style style:name="P55" style:family="paragraph" style:parent-style-name="Standard">
      <style:text-properties style:font-name="Arial" fo:font-size="12pt" officeooo:rsid="00bf632b" officeooo:paragraph-rsid="0122a708" style:font-size-asian="12pt" style:font-size-complex="12pt"/>
    </style:style>
    <style:style style:name="P56" style:family="paragraph" style:parent-style-name="Standard">
      <style:text-properties style:font-name="Arial" fo:font-size="12pt" officeooo:rsid="00e2e033" officeooo:paragraph-rsid="0122a708" style:font-size-asian="12pt" style:font-size-complex="12pt"/>
    </style:style>
    <style:style style:name="P57" style:family="paragraph" style:parent-style-name="Standard">
      <style:text-properties style:font-name="Arial" fo:font-size="12pt" officeooo:rsid="019c0c25" officeooo:paragraph-rsid="0122a708" style:font-size-asian="12pt" style:font-size-complex="12pt"/>
    </style:style>
    <style:style style:name="P58" style:family="paragraph" style:parent-style-name="Standard">
      <style:text-properties style:font-name="Arial" fo:font-size="12pt" officeooo:rsid="00fc2b62" officeooo:paragraph-rsid="0122a708" style:font-size-asian="12pt" style:font-size-complex="12pt"/>
    </style:style>
    <style:style style:name="P59" style:family="paragraph" style:parent-style-name="Standard">
      <style:text-properties style:font-name="Arial" fo:font-size="12pt" officeooo:rsid="00f950ed" officeooo:paragraph-rsid="0122a708" style:font-size-asian="12pt" style:font-size-complex="12pt"/>
    </style:style>
    <style:style style:name="P60" style:family="paragraph" style:parent-style-name="Standard">
      <style:text-properties style:font-name="Arial" fo:font-size="12pt" officeooo:rsid="00fe5ebd" officeooo:paragraph-rsid="0122a708" style:font-size-asian="12pt" style:font-size-complex="12pt"/>
    </style:style>
    <style:style style:name="P61" style:family="paragraph" style:parent-style-name="Standard">
      <style:text-properties style:font-name="Arial" fo:font-size="12pt" officeooo:rsid="00fba15b" officeooo:paragraph-rsid="0122a708" style:font-size-asian="12pt" style:font-size-complex="12pt"/>
    </style:style>
    <style:style style:name="P62" style:family="paragraph" style:parent-style-name="Standard">
      <style:text-properties style:font-name="Arial" fo:font-size="12pt" officeooo:rsid="00ff04c7" officeooo:paragraph-rsid="0122a708" style:font-size-asian="12pt" style:font-size-complex="12pt"/>
    </style:style>
    <style:style style:name="P63" style:family="paragraph" style:parent-style-name="Standard">
      <style:text-properties style:font-name="Arial" fo:font-size="12pt" officeooo:rsid="010c1121" officeooo:paragraph-rsid="0122a708" style:font-size-asian="12pt" style:font-size-complex="12pt"/>
    </style:style>
    <style:style style:name="P64" style:family="paragraph" style:parent-style-name="Standard">
      <style:text-properties style:font-name="Arial" fo:font-size="12pt" officeooo:rsid="008e432c" officeooo:paragraph-rsid="0122a708" style:font-size-asian="12pt" style:font-size-complex="12pt"/>
    </style:style>
    <style:style style:name="P65" style:family="paragraph" style:parent-style-name="Standard">
      <style:text-properties style:font-name="Arial" fo:font-size="12pt" officeooo:rsid="009c8b12" officeooo:paragraph-rsid="0122a708" style:font-size-asian="12pt" style:font-size-complex="12pt"/>
    </style:style>
    <style:style style:name="P66" style:family="paragraph" style:parent-style-name="Standard">
      <style:text-properties style:font-name="Arial" fo:font-size="12pt" officeooo:rsid="0113641d" officeooo:paragraph-rsid="0122a708" style:font-size-asian="12pt" style:font-size-complex="12pt"/>
    </style:style>
    <style:style style:name="P67" style:family="paragraph" style:parent-style-name="Standard">
      <style:text-properties style:font-name="Arial" fo:font-size="12pt" officeooo:rsid="0113bc8b" officeooo:paragraph-rsid="0122a708" style:font-size-asian="12pt" style:font-size-complex="12pt"/>
    </style:style>
    <style:style style:name="P68" style:family="paragraph" style:parent-style-name="Standard">
      <style:text-properties style:font-name="Arial" fo:font-size="12pt" officeooo:rsid="002152e7" officeooo:paragraph-rsid="0122a708" style:font-size-asian="12pt" style:font-size-complex="12pt"/>
    </style:style>
    <style:style style:name="P69" style:family="paragraph" style:parent-style-name="Standard">
      <style:text-properties style:font-name="Arial" fo:font-size="12pt" officeooo:rsid="0122c24b" officeooo:paragraph-rsid="0122a708" style:font-size-asian="12pt" style:font-size-complex="12pt"/>
    </style:style>
    <style:style style:name="P70" style:family="paragraph" style:parent-style-name="Standard">
      <style:text-properties style:font-name="Arial" fo:font-size="12pt" officeooo:rsid="01296f49" officeooo:paragraph-rsid="0122a708" style:font-size-asian="12pt" style:font-size-complex="12pt"/>
    </style:style>
    <style:style style:name="P71" style:family="paragraph" style:parent-style-name="Standard">
      <style:text-properties style:font-name="Arial" fo:font-size="12pt" officeooo:rsid="01298f42" officeooo:paragraph-rsid="0122a708" style:font-size-asian="12pt" style:font-size-complex="12pt"/>
    </style:style>
    <style:style style:name="P72" style:family="paragraph" style:parent-style-name="Standard">
      <style:text-properties style:font-name="Arial" fo:font-size="12pt" officeooo:rsid="01416fe7" officeooo:paragraph-rsid="0122a708" style:font-size-asian="12pt" style:font-size-complex="12pt"/>
    </style:style>
    <style:style style:name="P73" style:family="paragraph" style:parent-style-name="Standard">
      <style:text-properties style:font-name="Arial" fo:font-size="12pt" officeooo:rsid="012c33dd" officeooo:paragraph-rsid="0122a708" style:font-size-asian="12pt" style:font-size-complex="12pt"/>
    </style:style>
    <style:style style:name="P74" style:family="paragraph" style:parent-style-name="Standard">
      <style:text-properties style:font-name="Arial" fo:font-size="12pt" officeooo:rsid="015e374c" officeooo:paragraph-rsid="0122a708" style:font-size-asian="12pt" style:font-size-complex="12pt"/>
    </style:style>
    <style:style style:name="P75" style:family="paragraph" style:parent-style-name="Standard">
      <style:text-properties style:font-name="Arial" fo:font-size="12pt" officeooo:rsid="016382e8" officeooo:paragraph-rsid="0122a708" style:font-size-asian="12pt" style:font-size-complex="12pt"/>
    </style:style>
    <style:style style:name="P76" style:family="paragraph" style:parent-style-name="Standard">
      <style:text-properties style:font-name="Arial" fo:font-size="12pt" officeooo:rsid="012bd732" officeooo:paragraph-rsid="0122a708" style:font-size-asian="12pt" style:font-size-complex="12pt"/>
    </style:style>
    <style:style style:name="P77" style:family="paragraph" style:parent-style-name="Standard">
      <style:text-properties style:font-name="Arial" fo:font-size="12pt" officeooo:rsid="013a6253" officeooo:paragraph-rsid="0122a708" style:font-size-asian="12pt" style:font-size-complex="12pt"/>
    </style:style>
    <style:style style:name="P78" style:family="paragraph" style:parent-style-name="Standard">
      <style:text-properties style:font-name="Arial" fo:font-size="12pt" officeooo:rsid="01479d27" officeooo:paragraph-rsid="0122a708" style:font-size-asian="12pt" style:font-size-complex="12pt"/>
    </style:style>
    <style:style style:name="P79" style:family="paragraph" style:parent-style-name="Standard">
      <style:text-properties style:font-name="Arial" fo:font-size="12pt" officeooo:rsid="013aa708" officeooo:paragraph-rsid="0122a708" style:font-size-asian="12pt" style:font-size-complex="12pt"/>
    </style:style>
    <style:style style:name="P80" style:family="paragraph" style:parent-style-name="Standard">
      <style:text-properties style:font-name="Arial" fo:font-size="12pt" officeooo:rsid="0161ffae" officeooo:paragraph-rsid="0122a708" style:font-size-asian="12pt" style:font-size-complex="12pt"/>
    </style:style>
    <style:style style:name="P81" style:family="paragraph" style:parent-style-name="Standard">
      <style:text-properties style:font-name="Arial" fo:font-size="12pt" officeooo:rsid="01725d57" officeooo:paragraph-rsid="0122a708" style:font-size-asian="12pt" style:font-size-complex="12pt"/>
    </style:style>
    <style:style style:name="P82" style:family="paragraph" style:parent-style-name="Standard">
      <style:text-properties style:font-name="Arial" fo:font-size="12pt" officeooo:rsid="016c684d" officeooo:paragraph-rsid="0122a708" style:font-size-asian="12pt" style:font-size-complex="12pt"/>
    </style:style>
    <style:style style:name="P83" style:family="paragraph" style:parent-style-name="Standard">
      <style:text-properties style:font-name="Arial" fo:font-size="12pt" officeooo:rsid="016ce4bd" officeooo:paragraph-rsid="0122a708" style:font-size-asian="12pt" style:font-size-complex="12pt"/>
    </style:style>
    <style:style style:name="P84" style:family="paragraph" style:parent-style-name="Standard">
      <style:text-properties style:font-name="Arial" fo:font-size="12pt" officeooo:rsid="01240e81" officeooo:paragraph-rsid="0122a708" style:font-size-asian="12pt" style:font-size-complex="12pt"/>
    </style:style>
    <style:style style:name="P85" style:family="paragraph" style:parent-style-name="Standard">
      <style:text-properties style:font-name="Arial" fo:font-size="12pt" officeooo:rsid="0124b330" officeooo:paragraph-rsid="0122a708" style:font-size-asian="12pt" style:font-size-complex="12pt"/>
    </style:style>
    <style:style style:name="P86" style:family="paragraph" style:parent-style-name="Standard">
      <style:text-properties style:font-name="Arial" fo:font-size="12pt" officeooo:rsid="01257a47" officeooo:paragraph-rsid="0122a708" style:font-size-asian="12pt" style:font-size-complex="12pt"/>
    </style:style>
    <style:style style:name="P87" style:family="paragraph" style:parent-style-name="Standard">
      <style:text-properties style:font-name="Arial" fo:font-size="12pt" officeooo:rsid="0125b1f9" officeooo:paragraph-rsid="0122a708" style:font-size-asian="12pt" style:font-size-complex="12pt"/>
    </style:style>
    <style:style style:name="P88" style:family="paragraph" style:parent-style-name="Standard">
      <style:text-properties style:font-name="Arial" fo:font-size="12pt" officeooo:rsid="01265d2c" officeooo:paragraph-rsid="0122a708" style:font-size-asian="12pt" style:font-size-complex="12pt"/>
    </style:style>
    <style:style style:name="P89" style:family="paragraph" style:parent-style-name="Standard">
      <style:text-properties style:font-name="Arial" fo:font-size="12pt" officeooo:rsid="017f71b2" officeooo:paragraph-rsid="0122a708" style:font-size-asian="12pt" style:font-size-complex="12pt"/>
    </style:style>
    <style:style style:name="P90" style:family="paragraph" style:parent-style-name="Standard">
      <style:text-properties style:font-name="Arial" fo:font-size="12pt" officeooo:rsid="0186a65a" officeooo:paragraph-rsid="0122a708" style:font-size-asian="12pt" style:font-size-complex="12pt"/>
    </style:style>
    <style:style style:name="P91" style:family="paragraph" style:parent-style-name="Standard">
      <style:text-properties style:font-name="Arial" fo:font-size="12pt" officeooo:rsid="0186fc77" officeooo:paragraph-rsid="0122a708" style:font-size-asian="12pt" style:font-size-complex="12pt"/>
    </style:style>
    <style:style style:name="P92" style:family="paragraph" style:parent-style-name="Standard">
      <style:text-properties style:font-name="Arial" fo:font-size="12pt" officeooo:rsid="018768df" officeooo:paragraph-rsid="0122a708" style:font-size-asian="12pt" style:font-size-complex="12pt"/>
    </style:style>
    <style:style style:name="P93" style:family="paragraph" style:parent-style-name="Standard">
      <style:text-properties style:font-name="Arial" fo:font-size="12pt" officeooo:rsid="0181660b" officeooo:paragraph-rsid="0122a708" style:font-size-asian="12pt" style:font-size-complex="12pt"/>
    </style:style>
    <style:style style:name="P94" style:family="paragraph" style:parent-style-name="Standard">
      <style:text-properties style:font-name="Arial" fo:font-size="12pt" officeooo:rsid="0182051d" officeooo:paragraph-rsid="0122a708" style:font-size-asian="12pt" style:font-size-complex="12pt"/>
    </style:style>
    <style:style style:name="P95" style:family="paragraph" style:parent-style-name="Standard">
      <style:text-properties style:font-name="Arial" fo:font-size="12pt" officeooo:rsid="0148c0cf" officeooo:paragraph-rsid="0148c0cf" style:font-size-asian="12pt" style:font-size-complex="12pt"/>
    </style:style>
    <style:style style:name="P96" style:family="paragraph" style:parent-style-name="Standard">
      <style:text-properties style:font-name="Arial" fo:font-size="12pt" officeooo:rsid="014cb045" officeooo:paragraph-rsid="014cb045" style:font-size-asian="12pt" style:font-size-complex="12pt"/>
    </style:style>
    <style:style style:name="P97" style:family="paragraph" style:parent-style-name="Standard">
      <style:text-properties style:font-name="Arial" fo:font-size="12pt" officeooo:rsid="014d22ce" officeooo:paragraph-rsid="014d22ce" style:font-size-asian="12pt" style:font-size-complex="12pt"/>
    </style:style>
    <style:style style:name="P98" style:family="paragraph" style:parent-style-name="Standard">
      <style:text-properties style:font-name="Arial" fo:font-size="12pt" officeooo:paragraph-rsid="014f4f8d" style:font-size-asian="12pt" style:font-size-complex="12pt"/>
    </style:style>
    <style:style style:name="P99" style:family="paragraph" style:parent-style-name="Standard">
      <style:text-properties style:font-name="Arial" fo:font-size="12pt" officeooo:rsid="015283fb" officeooo:paragraph-rsid="015283fb" style:font-size-asian="12pt" style:font-size-complex="12pt"/>
    </style:style>
    <style:style style:name="P100" style:family="paragraph" style:parent-style-name="Standard">
      <style:text-properties style:font-name="Arial" fo:font-size="12pt" officeooo:rsid="0155bb87" officeooo:paragraph-rsid="0155bb87" style:font-size-asian="12pt" style:font-size-complex="12pt"/>
    </style:style>
    <style:style style:name="P101" style:family="paragraph" style:parent-style-name="Standard">
      <style:text-properties style:font-name="Arial" fo:font-size="12pt" officeooo:rsid="0156e85c" officeooo:paragraph-rsid="0156e85c" style:font-size-asian="12pt" style:font-size-complex="12pt"/>
    </style:style>
    <style:style style:name="P102" style:family="paragraph" style:parent-style-name="Standard">
      <style:paragraph-properties fo:text-align="justify" style:justify-single-word="false"/>
      <style:text-properties style:font-name="Arial" fo:font-size="12pt" fo:font-weight="bold" officeooo:rsid="00082c44" officeooo:paragraph-rsid="005975a4" style:font-size-asian="12pt" style:font-weight-asian="bold" style:font-size-complex="12pt" style:font-weight-complex="bold"/>
    </style:style>
    <style:style style:name="P103" style:family="paragraph" style:parent-style-name="Standard">
      <style:text-properties style:font-name="Arial" fo:font-size="12pt" fo:font-weight="bold" officeooo:rsid="00108c48" officeooo:paragraph-rsid="006a3d79" style:font-size-asian="12pt" style:font-weight-asian="bold" style:font-size-complex="12pt" style:font-weight-complex="bold"/>
    </style:style>
    <style:style style:name="P104" style:family="paragraph" style:parent-style-name="Standard">
      <style:text-properties style:font-name="Arial" fo:font-size="12pt" fo:font-weight="bold" officeooo:rsid="00167181" officeooo:paragraph-rsid="006a3d79" style:font-size-asian="12pt" style:font-weight-asian="bold" style:font-size-complex="12pt" style:font-weight-complex="bold"/>
    </style:style>
    <style:style style:name="P105" style:family="paragraph" style:parent-style-name="Standard">
      <style:text-properties style:font-name="Arial" fo:font-size="12pt" fo:font-weight="bold" officeooo:rsid="00123a5b" officeooo:paragraph-rsid="006d73de"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Arial" fo:font-size="12pt" fo:font-weight="bold" officeooo:rsid="005b5f71" officeooo:paragraph-rsid="005b5f71" style:font-size-asian="12pt" style:font-weight-asian="bold" style:font-size-complex="12pt" style:font-weight-complex="bold"/>
    </style:style>
    <style:style style:name="P107" style:family="paragraph" style:parent-style-name="Standard">
      <style:text-properties style:font-name="Arial" fo:font-size="12pt" fo:font-weight="bold" officeooo:rsid="00b21906" officeooo:paragraph-rsid="00b21906" style:font-size-asian="12pt" style:font-weight-asian="bold" style:font-size-complex="12pt" style:font-weight-complex="bold"/>
    </style:style>
    <style:style style:name="P108" style:family="paragraph" style:parent-style-name="Standard">
      <style:text-properties style:font-name="Arial" fo:font-size="12pt" fo:font-weight="bold" officeooo:rsid="00b5bcb2" officeooo:paragraph-rsid="00b5bcb2" style:font-size-asian="12pt" style:font-weight-asian="bold" style:font-size-complex="12pt" style:font-weight-complex="bold"/>
    </style:style>
    <style:style style:name="P109" style:family="paragraph" style:parent-style-name="Standard">
      <style:text-properties style:font-name="Arial" fo:font-size="12pt" fo:font-weight="bold" officeooo:rsid="011b710c" officeooo:paragraph-rsid="011b710c" style:font-size-asian="12pt" style:font-weight-asian="bold" style:font-size-complex="12pt" style:font-weight-complex="bold"/>
    </style:style>
    <style:style style:name="P110" style:family="paragraph" style:parent-style-name="Standard">
      <style:text-properties style:font-name="Arial" fo:font-size="12pt" fo:font-weight="bold" officeooo:rsid="011cb11c" officeooo:paragraph-rsid="011cb11c" style:font-size-asian="12pt" style:font-weight-asian="bold" style:font-size-complex="12pt" style:font-weight-complex="bold"/>
    </style:style>
    <style:style style:name="P111" style:family="paragraph" style:parent-style-name="Standard">
      <style:text-properties style:font-name="Arial" fo:font-size="12pt" fo:font-weight="bold" officeooo:paragraph-rsid="0122a708" style:font-size-asian="12pt" style:font-weight-asian="bold" style:font-size-complex="12pt" style:font-weight-complex="bold"/>
    </style:style>
    <style:style style:name="P112" style:family="paragraph" style:parent-style-name="Standard">
      <style:text-properties style:font-name="Arial" fo:font-size="12pt" fo:font-weight="bold" officeooo:rsid="013aa708" officeooo:paragraph-rsid="0122a708" style:font-size-asian="12pt" style:font-weight-asian="bold" style:font-size-complex="12pt" style:font-weight-complex="bold"/>
    </style:style>
    <style:style style:name="P113" style:family="paragraph" style:parent-style-name="Standard">
      <style:text-properties style:font-name="Arial" fo:font-size="12pt" fo:font-weight="bold" officeooo:rsid="003cbe5c" officeooo:paragraph-rsid="013e1f8d" style:font-size-asian="12pt" style:font-weight-asian="bold" style:font-size-complex="12pt" style:font-weight-complex="bold"/>
    </style:style>
    <style:style style:name="P114" style:family="paragraph" style:parent-style-name="Standard">
      <style:text-properties style:font-name="Arial" fo:font-size="12pt" fo:font-weight="normal" officeooo:rsid="000d1df0" officeooo:paragraph-rsid="006a3d79" style:font-size-asian="12pt" style:font-weight-asian="normal" style:font-size-complex="12pt" style:font-weight-complex="normal"/>
    </style:style>
    <style:style style:name="P115" style:family="paragraph" style:parent-style-name="Standard">
      <style:text-properties style:font-name="Arial" fo:font-size="12pt" fo:font-weight="normal" officeooo:rsid="000ed421" officeooo:paragraph-rsid="006a3d79" style:font-size-asian="12pt" style:font-weight-asian="normal" style:font-size-complex="12pt" style:font-weight-complex="normal"/>
    </style:style>
    <style:style style:name="P116" style:family="paragraph" style:parent-style-name="Standard">
      <style:text-properties style:font-name="Arial" fo:font-size="12pt" fo:font-weight="normal" officeooo:rsid="00123a5b" officeooo:paragraph-rsid="006a3d79" style:font-size-asian="12pt" style:font-weight-asian="normal" style:font-size-complex="12pt" style:font-weight-complex="normal"/>
    </style:style>
    <style:style style:name="P117" style:family="paragraph" style:parent-style-name="Standard">
      <style:text-properties style:font-name="Arial" fo:font-size="12pt" fo:font-weight="normal" officeooo:rsid="00108c48" officeooo:paragraph-rsid="006a3d79" style:font-size-asian="12pt" style:font-weight-asian="normal" style:font-size-complex="12pt" style:font-weight-complex="normal"/>
    </style:style>
    <style:style style:name="P118" style:family="paragraph" style:parent-style-name="Standard">
      <style:text-properties style:font-name="Arial" fo:font-size="12pt" fo:font-weight="normal" officeooo:rsid="0053082b" officeooo:paragraph-rsid="00866c80"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style:font-name="Arial" fo:font-size="12pt" fo:font-weight="normal" officeooo:rsid="005b5f71" officeooo:paragraph-rsid="005975a4" style:font-size-asian="12pt" style:font-weight-asian="normal" style:font-size-complex="12pt" style:font-weight-complex="normal"/>
    </style:style>
    <style:style style:name="P120" style:family="paragraph" style:parent-style-name="Standard">
      <style:text-properties style:font-name="Arial" fo:font-size="12pt" fo:font-weight="normal" officeooo:rsid="008a1c3b" officeooo:paragraph-rsid="008a1c3b" style:font-size-asian="12pt" style:font-weight-asian="normal" style:font-size-complex="12pt" style:font-weight-complex="normal"/>
    </style:style>
    <style:style style:name="P121" style:family="paragraph" style:parent-style-name="Standard">
      <style:text-properties style:font-name="Arial" fo:font-size="12pt" fo:font-weight="normal" officeooo:rsid="00206c22" officeooo:paragraph-rsid="00c6c34a" style:font-size-asian="12pt" style:font-weight-asian="normal" style:font-size-complex="12pt" style:font-weight-complex="normal"/>
    </style:style>
    <style:style style:name="P122" style:family="paragraph" style:parent-style-name="Standard">
      <style:text-properties style:font-name="Arial" fo:font-size="12pt" fo:font-weight="normal" officeooo:rsid="00288589" officeooo:paragraph-rsid="00c6c34a" style:font-size-asian="12pt" style:font-weight-asian="normal" style:font-size-complex="12pt" style:font-weight-complex="normal"/>
    </style:style>
    <style:style style:name="P123" style:family="paragraph" style:parent-style-name="Standard">
      <style:text-properties style:font-name="Arial" fo:font-size="12pt" fo:font-weight="normal" officeooo:rsid="002d27eb" officeooo:paragraph-rsid="00c6c34a" style:font-size-asian="12pt" style:font-weight-asian="normal" style:font-size-complex="12pt" style:font-weight-complex="normal"/>
    </style:style>
    <style:style style:name="P124" style:family="paragraph" style:parent-style-name="Standard">
      <style:text-properties style:font-name="Arial" fo:font-size="12pt" fo:font-weight="normal" officeooo:rsid="002f0a40" officeooo:paragraph-rsid="00c6c34a" style:font-size-asian="12pt" style:font-weight-asian="normal" style:font-size-complex="12pt" style:font-weight-complex="normal"/>
    </style:style>
    <style:style style:name="P125" style:family="paragraph" style:parent-style-name="Standard">
      <style:text-properties style:font-name="Arial" fo:font-size="12pt" fo:font-weight="normal" officeooo:rsid="00c11136" officeooo:paragraph-rsid="0122a708" style:font-size-asian="12pt" style:font-weight-asian="normal" style:font-size-complex="12pt" style:font-weight-complex="normal"/>
    </style:style>
    <style:style style:name="P126" style:family="paragraph" style:parent-style-name="Standard">
      <style:text-properties style:font-name="Arial" fo:font-size="12pt" fo:font-weight="normal" officeooo:rsid="0266b7a5" officeooo:paragraph-rsid="0122a708" style:font-size-asian="12pt" style:font-weight-asian="normal" style:font-size-complex="12pt" style:font-weight-complex="normal"/>
    </style:style>
    <style:style style:name="P127" style:family="paragraph" style:parent-style-name="Standard">
      <style:text-properties style:font-name="Arial" fo:font-size="12pt" fo:font-weight="normal" officeooo:rsid="02887598" officeooo:paragraph-rsid="0122a708" style:font-size-asian="12pt" style:font-weight-asian="normal" style:font-size-complex="12pt" style:font-weight-complex="normal"/>
    </style:style>
    <style:style style:name="P128" style:family="paragraph" style:parent-style-name="Standard">
      <style:text-properties style:font-name="Arial" fo:font-size="12pt" fo:font-weight="normal" officeooo:rsid="01c7b1eb" officeooo:paragraph-rsid="0122a708" style:font-size-asian="12pt" style:font-weight-asian="normal" style:font-size-complex="12pt" style:font-weight-complex="normal"/>
    </style:style>
    <style:style style:name="P129" style:family="paragraph" style:parent-style-name="Standard">
      <style:text-properties style:font-name="Arial" fo:font-size="12pt" fo:font-weight="normal" officeooo:rsid="01cfb5c7" officeooo:paragraph-rsid="0122a708" style:font-size-asian="12pt" style:font-weight-asian="normal" style:font-size-complex="12pt" style:font-weight-complex="normal"/>
    </style:style>
    <style:style style:name="P130" style:family="paragraph" style:parent-style-name="Standard">
      <style:text-properties style:font-name="Arial" fo:font-size="12pt" fo:font-weight="normal" officeooo:rsid="01d1548d" officeooo:paragraph-rsid="0122a708" style:font-size-asian="12pt" style:font-weight-asian="normal" style:font-size-complex="12pt" style:font-weight-complex="normal"/>
    </style:style>
    <style:style style:name="P131" style:family="paragraph" style:parent-style-name="Standard">
      <style:text-properties style:font-name="Arial" fo:font-size="12pt" fo:font-weight="normal" officeooo:rsid="00c9b65b" officeooo:paragraph-rsid="0122a708" style:font-size-asian="12pt" style:font-weight-asian="normal" style:font-size-complex="12pt" style:font-weight-complex="normal"/>
    </style:style>
    <style:style style:name="P132" style:family="paragraph" style:parent-style-name="Standard">
      <style:text-properties style:font-name="Arial" fo:font-size="12pt" fo:font-weight="normal" officeooo:rsid="0266181d" officeooo:paragraph-rsid="0122a708" style:font-size-asian="12pt" style:font-weight-asian="normal" style:font-size-complex="12pt" style:font-weight-complex="normal"/>
    </style:style>
    <style:style style:name="P133" style:family="paragraph" style:parent-style-name="Standard">
      <style:text-properties style:font-name="Arial" fo:font-size="12pt" fo:font-weight="normal" officeooo:rsid="00cafeb2" officeooo:paragraph-rsid="0122a708" style:font-size-asian="12pt" style:font-weight-asian="normal" style:font-size-complex="12pt" style:font-weight-complex="normal"/>
    </style:style>
    <style:style style:name="P134" style:family="paragraph" style:parent-style-name="Standard">
      <style:text-properties style:font-name="Arial" fo:font-size="12pt" fo:font-weight="normal" officeooo:rsid="00cc218d" officeooo:paragraph-rsid="0122a708" style:font-size-asian="12pt" style:font-weight-asian="normal" style:font-size-complex="12pt" style:font-weight-complex="normal"/>
    </style:style>
    <style:style style:name="P135" style:family="paragraph" style:parent-style-name="Standard">
      <style:text-properties style:font-name="Arial" fo:font-size="12pt" fo:font-weight="normal" officeooo:rsid="0160b785" officeooo:paragraph-rsid="0122a708" style:font-size-asian="12pt" style:font-weight-asian="normal" style:font-size-complex="12pt" style:font-weight-complex="normal"/>
    </style:style>
    <style:style style:name="P136" style:family="paragraph" style:parent-style-name="Standard">
      <style:text-properties style:font-name="Arial" fo:font-size="12pt" fo:font-weight="normal" officeooo:rsid="01725d57" officeooo:paragraph-rsid="0122a708" style:font-size-asian="12pt" style:font-weight-asian="normal" style:font-size-complex="12pt" style:font-weight-complex="normal"/>
    </style:style>
    <style:style style:name="P137" style:family="paragraph" style:parent-style-name="Standard">
      <style:text-properties style:font-name="Arial" fo:font-size="12pt" fo:font-weight="normal" officeooo:rsid="017164be" officeooo:paragraph-rsid="0122a708" style:font-size-asian="12pt" style:font-weight-asian="normal" style:font-size-complex="12pt" style:font-weight-complex="normal"/>
    </style:style>
    <style:style style:name="P138" style:family="paragraph" style:parent-style-name="Standard">
      <style:text-properties style:font-name="Arial" fo:font-size="12pt" fo:font-weight="normal" officeooo:rsid="0125b1f9" officeooo:paragraph-rsid="0122a708" style:font-size-asian="12pt" style:font-weight-asian="normal" style:font-size-complex="12pt" style:font-weight-complex="normal"/>
    </style:style>
    <style:style style:name="P139" style:family="paragraph" style:parent-style-name="Standard">
      <style:text-properties style:font-name="Arial" fo:font-size="12pt" fo:font-weight="normal" officeooo:rsid="0037a76c" officeooo:paragraph-rsid="013e1f8d" style:font-size-asian="12pt" style:font-weight-asian="normal" style:font-size-complex="12pt" style:font-weight-complex="normal"/>
    </style:style>
    <style:style style:name="P140" style:family="paragraph" style:parent-style-name="Standard">
      <style:text-properties style:font-name="Arial" fo:font-size="12pt" fo:font-weight="normal" officeooo:rsid="0037a76c" officeooo:paragraph-rsid="0158d992" style:font-size-asian="12pt" style:font-weight-asian="normal" style:font-size-complex="12pt" style:font-weight-complex="normal"/>
    </style:style>
    <style:style style:name="P141" style:family="paragraph" style:parent-style-name="Standard">
      <style:text-properties style:font-name="Arial" fo:font-size="12pt" fo:font-weight="normal" officeooo:rsid="0038e647" officeooo:paragraph-rsid="013e1f8d" style:font-size-asian="12pt" style:font-weight-asian="normal" style:font-size-complex="12pt" style:font-weight-complex="normal"/>
    </style:style>
    <style:style style:name="P142" style:family="paragraph" style:parent-style-name="Standard">
      <style:text-properties style:font-name="Arial" fo:font-size="12pt" fo:font-weight="normal" officeooo:rsid="003bf6ca" officeooo:paragraph-rsid="013e1f8d" style:font-size-asian="12pt" style:font-weight-asian="normal" style:font-size-complex="12pt" style:font-weight-complex="normal"/>
    </style:style>
    <style:style style:name="P143" style:family="paragraph" style:parent-style-name="Standard">
      <style:text-properties style:font-name="Arial" fo:font-size="12pt" fo:font-weight="normal" officeooo:rsid="003cbe5c" officeooo:paragraph-rsid="013e1f8d" style:font-size-asian="12pt" style:font-weight-asian="normal" style:font-size-complex="12pt" style:font-weight-complex="normal"/>
    </style:style>
    <style:style style:name="P144" style:family="paragraph" style:parent-style-name="Standard">
      <style:text-properties style:font-name="Arial" fo:font-size="12pt" fo:font-weight="normal" officeooo:rsid="003d0a0a" officeooo:paragraph-rsid="013e1f8d"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Arial" fo:font-size="12pt" fo:font-weight="normal" officeooo:rsid="005c99f3" officeooo:paragraph-rsid="005b5f71" style:font-size-asian="12pt" style:font-weight-asian="normal" style:font-size-complex="12pt" style:font-weight-complex="normal"/>
    </style:style>
    <style:style style:name="P146" style:family="paragraph" style:parent-style-name="Standard">
      <style:text-properties style:font-name="Arial" fo:font-size="12pt" fo:font-weight="normal" officeooo:rsid="00b21906" officeooo:paragraph-rsid="00b21906" style:font-size-asian="12pt" style:font-weight-asian="normal" style:font-size-complex="12pt" style:font-weight-complex="normal"/>
    </style:style>
    <style:style style:name="P147" style:family="paragraph" style:parent-style-name="Standard">
      <style:text-properties style:font-name="Arial" fo:font-size="12pt" fo:font-weight="normal" officeooo:rsid="00b417d9" officeooo:paragraph-rsid="00b417d9" style:font-size-asian="12pt" style:font-weight-asian="normal" style:font-size-complex="12pt" style:font-weight-complex="normal"/>
    </style:style>
    <style:style style:name="P148" style:family="paragraph" style:parent-style-name="Standard">
      <style:text-properties style:font-name="Arial" fo:font-size="12pt" fo:font-weight="normal" officeooo:rsid="00b517ba" officeooo:paragraph-rsid="00b417d9" style:font-size-asian="12pt" style:font-weight-asian="normal" style:font-size-complex="12pt" style:font-weight-complex="normal"/>
    </style:style>
    <style:style style:name="P149" style:family="paragraph" style:parent-style-name="Standard">
      <style:text-properties style:font-name="Arial" fo:font-size="12pt" fo:font-weight="normal" officeooo:rsid="00b517ba" officeooo:paragraph-rsid="00b517ba" style:font-size-asian="12pt" style:font-weight-asian="normal" style:font-size-complex="12pt" style:font-weight-complex="normal"/>
    </style:style>
    <style:style style:name="P150" style:family="paragraph" style:parent-style-name="Standard">
      <style:text-properties style:font-name="Arial" fo:font-size="12pt" fo:font-weight="normal" officeooo:rsid="00b818ab" officeooo:paragraph-rsid="00b818ab" style:font-size-asian="12pt" style:font-weight-asian="normal" style:font-size-complex="12pt" style:font-weight-complex="normal"/>
    </style:style>
    <style:style style:name="P151" style:family="paragraph" style:parent-style-name="Standard">
      <style:text-properties style:font-name="Arial" fo:font-size="12pt" fo:font-weight="normal" officeooo:rsid="011b710c" officeooo:paragraph-rsid="011b710c" style:font-size-asian="12pt" style:font-weight-asian="normal" style:font-size-complex="12pt" style:font-weight-complex="normal"/>
    </style:style>
    <style:style style:name="P152" style:family="paragraph" style:parent-style-name="Standard">
      <style:text-properties style:font-name="Arial" fo:font-size="12pt" fo:font-weight="normal" officeooo:rsid="011cb11c" officeooo:paragraph-rsid="011cb11c" style:font-size-asian="12pt" style:font-weight-asian="normal" style:font-size-complex="12pt" style:font-weight-complex="normal"/>
    </style:style>
    <style:style style:name="P153" style:family="paragraph" style:parent-style-name="Standard">
      <style:text-properties style:font-name="Arial" fo:font-size="12pt" fo:font-weight="normal" officeooo:rsid="00260237" officeooo:paragraph-rsid="00c6c34a"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Arial" fo:font-size="12pt" fo:font-weight="normal" officeooo:rsid="00ae72ec" officeooo:paragraph-rsid="00ae72ec" style:font-size-asian="10.5pt" style:font-weight-asian="normal" style:font-size-complex="12pt" style:font-weight-complex="normal"/>
    </style:style>
    <style:style style:name="P155" style:family="paragraph" style:parent-style-name="Standard">
      <style:text-properties style:font-name="Arial" fo:font-size="12pt" fo:font-weight="normal" officeooo:rsid="00b818ab" officeooo:paragraph-rsid="00b818ab" style:font-size-asian="10.5pt" style:font-weight-asian="normal" style:font-size-complex="12pt" style:font-weight-complex="normal"/>
    </style:style>
    <style:style style:name="P156" style:family="paragraph" style:parent-style-name="Standard">
      <style:text-properties style:font-name="Arial" fo:font-size="12pt" fo:font-weight="normal" officeooo:rsid="00ba7ad8" officeooo:paragraph-rsid="00ba7ad8" style:font-size-asian="10.5pt" style:font-weight-asian="normal" style:font-size-complex="12pt" style:font-weight-complex="normal"/>
    </style:style>
    <style:style style:name="P157" style:family="paragraph" style:parent-style-name="Standard">
      <style:text-properties style:font-name="Arial" fo:font-size="12pt" style:text-underline-style="none" officeooo:paragraph-rsid="0122a708" style:font-size-asian="12pt" style:font-size-complex="12pt"/>
    </style:style>
    <style:style style:name="P158" style:family="paragraph" style:parent-style-name="Standard">
      <style:text-properties style:font-name="Arial" fo:font-size="12pt" style:text-underline-style="none" officeooo:rsid="0229d138" officeooo:paragraph-rsid="0122a708" style:font-size-asian="12pt" style:font-size-complex="12pt"/>
    </style:style>
    <style:style style:name="P159" style:family="paragraph" style:parent-style-name="Standard">
      <style:text-properties style:font-name="Arial" fo:font-size="12pt" style:text-underline-style="none" officeooo:rsid="02235d7b" officeooo:paragraph-rsid="0122a708" style:font-size-asian="12pt" style:font-size-complex="12pt"/>
    </style:style>
    <style:style style:name="P160" style:family="paragraph" style:parent-style-name="Standard">
      <style:text-properties style:font-name="Arial" fo:font-size="12pt" style:text-underline-style="none" officeooo:rsid="025210d4" officeooo:paragraph-rsid="0122a708" style:font-size-asian="12pt" style:font-size-complex="12pt"/>
    </style:style>
    <style:style style:name="P161" style:family="paragraph" style:parent-style-name="Standard">
      <style:text-properties style:font-name="Arial" fo:font-size="12pt" style:text-underline-style="none" officeooo:rsid="0232663a" officeooo:paragraph-rsid="0122a708" style:font-size-asian="12pt" style:font-size-complex="12pt"/>
    </style:style>
    <style:style style:name="P162" style:family="paragraph" style:parent-style-name="Standard">
      <style:text-properties style:font-name="Arial" fo:font-size="12pt" style:text-underline-style="none" officeooo:rsid="0220bade" officeooo:paragraph-rsid="0122a708" style:font-size-asian="12pt" style:font-size-complex="12pt"/>
    </style:style>
    <style:style style:name="P163" style:family="paragraph" style:parent-style-name="Standard">
      <style:text-properties style:font-name="Arial" fo:font-size="12pt" style:text-underline-style="none" officeooo:rsid="026728e6" officeooo:paragraph-rsid="0122a708" style:font-size-asian="12pt" style:font-size-complex="12pt"/>
    </style:style>
    <style:style style:name="P164" style:family="paragraph" style:parent-style-name="Standard">
      <style:text-properties style:font-name="Arial" fo:font-size="12pt" style:text-underline-style="none" officeooo:rsid="002d793a" officeooo:paragraph-rsid="0122a708" style:font-size-asian="12pt" style:font-size-complex="12pt"/>
    </style:style>
    <style:style style:name="P165" style:family="paragraph" style:parent-style-name="Standard">
      <style:text-properties style:font-name="Arial" fo:font-size="12pt" style:text-underline-style="none" officeooo:rsid="00aa5af1" officeooo:paragraph-rsid="0122a708" style:font-size-asian="12pt" style:font-size-complex="12pt"/>
    </style:style>
    <style:style style:name="P166" style:family="paragraph" style:parent-style-name="Standard">
      <style:text-properties style:font-name="Arial" fo:font-size="12pt" style:text-underline-style="none" officeooo:rsid="0030dc20" officeooo:paragraph-rsid="0122a708" style:font-size-asian="12pt" style:font-size-complex="12pt"/>
    </style:style>
    <style:style style:name="P167" style:family="paragraph" style:parent-style-name="Standard">
      <style:text-properties style:font-name="Arial" fo:font-size="12pt" style:text-underline-style="none" officeooo:rsid="010c1121" officeooo:paragraph-rsid="0122a708" style:font-size-asian="12pt" style:font-size-complex="12pt"/>
    </style:style>
    <style:style style:name="P168" style:family="paragraph" style:parent-style-name="Standard">
      <style:text-properties style:font-name="Arial" fo:font-size="12pt" style:text-underline-style="none" officeooo:rsid="02ac371c" officeooo:paragraph-rsid="0122a708" style:font-size-asian="12pt" style:font-size-complex="12pt"/>
    </style:style>
    <style:style style:name="P169" style:family="paragraph" style:parent-style-name="Standard">
      <style:text-properties style:font-name="Arial" fo:font-size="12pt" style:text-underline-style="none" officeooo:rsid="0063a93d" officeooo:paragraph-rsid="0122a708" style:font-size-asian="12pt" style:font-size-complex="12pt"/>
    </style:style>
    <style:style style:name="P170" style:family="paragraph" style:parent-style-name="Standard">
      <style:text-properties style:font-name="Arial" fo:font-size="12pt" style:text-underline-style="none" officeooo:rsid="0207ab9c" officeooo:paragraph-rsid="0122a708" style:font-size-asian="12pt" style:font-size-complex="12pt"/>
    </style:style>
    <style:style style:name="P171" style:family="paragraph" style:parent-style-name="Standard">
      <style:text-properties style:font-name="Arial" fo:font-size="12pt" style:text-underline-style="none" officeooo:rsid="0208a744" officeooo:paragraph-rsid="0122a708" style:font-size-asian="12pt" style:font-size-complex="12pt"/>
    </style:style>
    <style:style style:name="P172" style:family="paragraph" style:parent-style-name="Standard">
      <style:text-properties style:font-name="Arial" fo:font-size="12pt" style:text-underline-style="none" officeooo:rsid="0208c553" officeooo:paragraph-rsid="0122a708" style:font-size-asian="12pt" style:font-size-complex="12pt"/>
    </style:style>
    <style:style style:name="P173" style:family="paragraph" style:parent-style-name="Standard">
      <style:text-properties style:font-name="Arial" fo:font-size="12pt" style:text-underline-style="none" officeooo:rsid="00f23e19" officeooo:paragraph-rsid="0122a708" style:font-size-asian="12pt" style:font-size-complex="12pt"/>
    </style:style>
    <style:style style:name="P174" style:family="paragraph" style:parent-style-name="Standard">
      <style:text-properties style:font-name="Arial" fo:font-size="12pt" style:text-underline-style="none" officeooo:rsid="00e2e033" officeooo:paragraph-rsid="0122a708" style:font-size-asian="12pt" style:font-size-complex="12pt"/>
    </style:style>
    <style:style style:name="P175" style:family="paragraph" style:parent-style-name="Standard">
      <style:text-properties style:font-name="Arial" fo:font-size="12pt" style:text-underline-style="none" officeooo:rsid="00e37806" officeooo:paragraph-rsid="0122a708" style:font-size-asian="12pt" style:font-size-complex="12pt"/>
    </style:style>
    <style:style style:name="P176" style:family="paragraph" style:parent-style-name="Standard">
      <style:text-properties style:font-name="Arial" fo:font-size="12pt" style:text-underline-style="none" officeooo:rsid="00e73b53" officeooo:paragraph-rsid="0122a708" style:font-size-asian="12pt" style:font-size-complex="12pt"/>
    </style:style>
    <style:style style:name="P177" style:family="paragraph" style:parent-style-name="Standard">
      <style:text-properties style:font-name="Arial" fo:font-size="12pt" style:text-underline-style="none" officeooo:rsid="00e90840" officeooo:paragraph-rsid="0122a708" style:font-size-asian="12pt" style:font-size-complex="12pt"/>
    </style:style>
    <style:style style:name="P178" style:family="paragraph" style:parent-style-name="Standard">
      <style:text-properties style:font-name="Arial" fo:font-size="12pt" style:text-underline-style="none" officeooo:rsid="00eba04f" officeooo:paragraph-rsid="0122a708" style:font-size-asian="12pt" style:font-size-complex="12pt"/>
    </style:style>
    <style:style style:name="P179" style:family="paragraph" style:parent-style-name="Standard">
      <style:text-properties style:font-name="Arial" fo:font-size="12pt" style:text-underline-style="none" officeooo:rsid="00ee21f6" officeooo:paragraph-rsid="0122a708" style:font-size-asian="12pt" style:font-size-complex="12pt"/>
    </style:style>
    <style:style style:name="P180" style:family="paragraph" style:parent-style-name="Standard">
      <style:text-properties style:font-name="Arial" fo:font-size="12pt" style:text-underline-style="none" officeooo:rsid="00f950ed" officeooo:paragraph-rsid="0122a708" style:font-size-asian="12pt" style:font-size-complex="12pt"/>
    </style:style>
    <style:style style:name="P181" style:family="paragraph" style:parent-style-name="Standard">
      <style:text-properties style:font-name="Arial" fo:font-size="12pt" style:text-underline-style="none" officeooo:rsid="00fe5ebd" officeooo:paragraph-rsid="0122a708" style:font-size-asian="12pt" style:font-size-complex="12pt"/>
    </style:style>
    <style:style style:name="P182" style:family="paragraph" style:parent-style-name="Standard">
      <style:text-properties style:font-name="Arial" fo:font-size="12pt" style:text-underline-style="none" officeooo:rsid="00fba15b" officeooo:paragraph-rsid="0122a708" style:font-size-asian="12pt" style:font-size-complex="12pt"/>
    </style:style>
    <style:style style:name="P183" style:family="paragraph" style:parent-style-name="Standard">
      <style:text-properties style:font-name="Arial" fo:font-size="12pt" style:text-underline-style="none" officeooo:rsid="00ff04c7" officeooo:paragraph-rsid="0122a708" style:font-size-asian="12pt" style:font-size-complex="12pt"/>
    </style:style>
    <style:style style:name="P184" style:family="paragraph" style:parent-style-name="Standard">
      <style:text-properties style:font-name="Arial" fo:font-size="12pt" style:text-underline-style="none" officeooo:rsid="008e432c" officeooo:paragraph-rsid="0122a708" style:font-size-asian="12pt" style:font-size-complex="12pt"/>
    </style:style>
    <style:style style:name="P185" style:family="paragraph" style:parent-style-name="Standard">
      <style:text-properties style:font-name="Arial" fo:font-size="12pt" style:text-underline-style="none" officeooo:rsid="00af6174" officeooo:paragraph-rsid="0122a708" style:font-size-asian="12pt" style:font-size-complex="12pt"/>
    </style:style>
    <style:style style:name="P186" style:family="paragraph" style:parent-style-name="Standard">
      <style:text-properties style:font-name="Arial" fo:font-size="12pt" style:text-underline-style="none" officeooo:rsid="01e89c46" officeooo:paragraph-rsid="0122a708" style:font-size-asian="12pt" style:font-size-complex="12pt"/>
    </style:style>
    <style:style style:name="P187" style:family="paragraph" style:parent-style-name="Standard">
      <style:text-properties style:font-name="Arial" fo:font-size="12pt" style:text-underline-style="none" officeooo:rsid="006d7e0a" officeooo:paragraph-rsid="0122a708" style:font-size-asian="12pt" style:font-size-complex="12pt"/>
    </style:style>
    <style:style style:name="P188" style:family="paragraph" style:parent-style-name="Standard">
      <style:text-properties style:font-name="Arial" fo:font-size="12pt" style:text-underline-style="none" officeooo:rsid="01f18137" officeooo:paragraph-rsid="0122a708" style:font-size-asian="12pt" style:font-size-complex="12pt"/>
    </style:style>
    <style:style style:name="P189" style:family="paragraph" style:parent-style-name="Standard">
      <style:text-properties style:font-name="Arial" fo:font-size="12pt" style:text-underline-style="none" officeooo:rsid="013c5ef9" officeooo:paragraph-rsid="0122a708" style:font-size-asian="12pt" style:font-size-complex="12pt"/>
    </style:style>
    <style:style style:name="P190" style:family="paragraph" style:parent-style-name="Standard">
      <style:text-properties style:font-name="Arial" fo:font-size="12pt" style:text-underline-style="none" officeooo:rsid="013e2e4b" officeooo:paragraph-rsid="0122a708" style:font-size-asian="12pt" style:font-size-complex="12pt"/>
    </style:style>
    <style:style style:name="P191" style:family="paragraph" style:parent-style-name="Standard">
      <style:text-properties style:font-name="Arial" fo:font-size="12pt" style:text-underline-style="none" officeooo:rsid="013aa708" officeooo:paragraph-rsid="0122a708" style:font-size-asian="12pt" style:font-size-complex="12pt"/>
    </style:style>
    <style:style style:name="P192" style:family="paragraph" style:parent-style-name="Standard">
      <style:text-properties style:font-name="Arial" fo:font-size="12pt" style:text-underline-style="none" officeooo:rsid="013b0c88" officeooo:paragraph-rsid="0122a708" style:font-size-asian="12pt" style:font-size-complex="12pt"/>
    </style:style>
    <style:style style:name="P193" style:family="paragraph" style:parent-style-name="Standard">
      <style:text-properties style:font-name="Arial" fo:font-size="12pt" style:text-underline-style="none" officeooo:rsid="00ef26bc" officeooo:paragraph-rsid="0122a708" style:font-size-asian="12pt" style:font-size-complex="12pt"/>
    </style:style>
    <style:style style:name="P194" style:family="paragraph" style:parent-style-name="Standard">
      <style:text-properties style:font-name="Arial" fo:font-size="12pt" style:text-underline-style="none" fo:font-weight="normal" officeooo:rsid="001bcb7c" officeooo:paragraph-rsid="0122a708" style:font-size-asian="12pt" style:font-weight-asian="normal" style:font-size-complex="12pt" style:font-weight-complex="normal"/>
    </style:style>
    <style:style style:name="P195" style:family="paragraph" style:parent-style-name="Standard">
      <style:text-properties style:font-name="Arial" fo:font-size="12pt" style:text-underline-style="none" fo:font-weight="normal" officeooo:rsid="01c7b1eb" officeooo:paragraph-rsid="0122a708" style:font-size-asian="12pt" style:font-weight-asian="normal" style:font-size-complex="12pt" style:font-weight-complex="normal"/>
    </style:style>
    <style:style style:name="P196" style:family="paragraph" style:parent-style-name="Standard">
      <style:text-properties style:font-name="Arial" fo:font-size="12pt" style:text-underline-style="none" fo:font-weight="normal" officeooo:rsid="01c990e0" officeooo:paragraph-rsid="0122a708" style:font-size-asian="12pt" style:font-weight-asian="normal" style:font-size-complex="12pt" style:font-weight-complex="normal"/>
    </style:style>
    <style:style style:name="P197" style:family="paragraph" style:parent-style-name="Standard">
      <style:text-properties style:font-name="Arial" fo:font-size="12pt" style:text-underline-style="none" fo:font-weight="normal" officeooo:rsid="00c53f68" officeooo:paragraph-rsid="0122a708" style:font-size-asian="12pt" style:font-weight-asian="normal" style:font-size-complex="12pt" style:font-weight-complex="normal"/>
    </style:style>
    <style:style style:name="P198" style:family="paragraph" style:parent-style-name="Standard">
      <style:text-properties style:font-name="Arial" fo:font-size="12pt" style:text-underline-style="none" fo:font-weight="normal" officeooo:rsid="00c94249" officeooo:paragraph-rsid="0122a708" style:font-size-asian="12pt" style:font-weight-asian="normal" style:font-size-complex="12pt" style:font-weight-complex="normal"/>
    </style:style>
    <style:style style:name="P199" style:family="paragraph" style:parent-style-name="Standard">
      <style:text-properties style:font-name="Arial" fo:font-size="12pt" style:text-underline-style="none" fo:font-weight="normal" officeooo:rsid="028ff4b3" officeooo:paragraph-rsid="0122a708" style:font-size-asian="12pt" style:font-weight-asian="normal" style:font-size-complex="12pt" style:font-weight-complex="normal"/>
    </style:style>
    <style:style style:name="P200" style:family="paragraph" style:parent-style-name="Standard">
      <style:text-properties style:font-name="Arial" fo:font-size="12pt" style:text-underline-style="none" fo:font-weight="normal" officeooo:rsid="01cfb5c7" officeooo:paragraph-rsid="0122a708" style:font-size-asian="12pt" style:font-weight-asian="normal" style:font-size-complex="12pt" style:font-weight-complex="normal"/>
    </style:style>
    <style:style style:name="P201" style:family="paragraph" style:parent-style-name="Standard">
      <style:text-properties style:font-name="Arial" fo:font-size="12pt" style:text-underline-style="none" fo:font-weight="normal" officeooo:rsid="01d1548d" officeooo:paragraph-rsid="0122a708" style:font-size-asian="12pt" style:font-weight-asian="normal" style:font-size-complex="12pt" style:font-weight-complex="normal"/>
    </style:style>
    <style:style style:name="P202" style:family="paragraph" style:parent-style-name="Standard">
      <style:text-properties style:font-name="Arial" fo:font-size="12pt" style:text-underline-style="none" fo:font-weight="normal" officeooo:rsid="01de7b9b" officeooo:paragraph-rsid="0122a708" style:font-size-asian="12pt" style:font-weight-asian="normal" style:font-size-complex="12pt" style:font-weight-complex="normal"/>
    </style:style>
    <style:style style:name="P203" style:family="paragraph" style:parent-style-name="Standard">
      <style:text-properties style:font-name="Arial" fo:font-size="12pt" style:text-underline-style="none" fo:font-weight="normal" officeooo:rsid="01dca5ad" officeooo:paragraph-rsid="0122a708" style:font-size-asian="12pt" style:font-weight-asian="normal" style:font-size-complex="12pt" style:font-weight-complex="normal"/>
    </style:style>
    <style:style style:name="P204" style:family="paragraph" style:parent-style-name="Standard">
      <style:text-properties style:font-name="Arial" fo:font-size="12pt" style:text-underline-style="none" fo:font-weight="normal" officeooo:rsid="0207ab9c" officeooo:paragraph-rsid="0122a708" style:font-size-asian="12pt" style:font-weight-asian="normal" style:font-size-complex="12pt" style:font-weight-complex="normal"/>
    </style:style>
    <style:style style:name="P205" style:family="paragraph" style:parent-style-name="Standard">
      <style:text-properties style:font-name="Arial" fo:font-size="12pt" style:text-underline-style="none" fo:font-weight="normal" officeooo:rsid="027bfd8b" officeooo:paragraph-rsid="0122a708" style:font-size-asian="12pt" style:font-weight-asian="normal" style:font-size-complex="12pt" style:font-weight-complex="normal"/>
    </style:style>
    <style:style style:name="P206" style:family="paragraph" style:parent-style-name="Standard">
      <style:text-properties style:font-name="Arial" fo:font-size="12pt" style:text-underline-style="none" fo:font-weight="normal" officeooo:rsid="0294f985" officeooo:paragraph-rsid="0122a708" style:font-size-asian="12pt" style:font-weight-asian="normal" style:font-size-complex="12pt" style:font-weight-complex="normal"/>
    </style:style>
    <style:style style:name="P207" style:family="paragraph" style:parent-style-name="Standard">
      <style:text-properties style:font-name="Arial" fo:font-size="12pt" style:text-underline-style="none" fo:font-weight="normal" officeooo:rsid="002972df" officeooo:paragraph-rsid="0122a708" style:font-size-asian="12pt" style:font-weight-asian="normal" style:font-size-complex="12pt" style:font-weight-complex="normal"/>
    </style:style>
    <style:style style:name="P208" style:family="paragraph" style:parent-style-name="Standard">
      <style:text-properties style:font-name="Arial" fo:font-size="12pt" style:text-underline-style="none" fo:font-weight="normal" officeooo:rsid="028bc83c" officeooo:paragraph-rsid="0122a708" style:font-size-asian="12pt" style:font-weight-asian="normal" style:font-size-complex="12pt" style:font-weight-complex="normal"/>
    </style:style>
    <style:style style:name="P209" style:family="paragraph" style:parent-style-name="Standard">
      <style:text-properties style:font-name="Arial" fo:font-size="12pt" style:text-underline-style="none" fo:font-weight="normal" officeooo:rsid="029e60d0" officeooo:paragraph-rsid="0122a708" style:font-size-asian="12pt" style:font-weight-asian="normal" style:font-size-complex="12pt" style:font-weight-complex="normal"/>
    </style:style>
    <style:style style:name="P210" style:family="paragraph" style:parent-style-name="Standard">
      <style:text-properties style:font-name="Arial" fo:font-size="12pt" style:text-underline-style="none" fo:font-weight="normal" officeooo:rsid="00cc218d" officeooo:paragraph-rsid="0122a708" style:font-size-asian="12pt" style:font-weight-asian="normal" style:font-size-complex="12pt" style:font-weight-complex="normal"/>
    </style:style>
    <style:style style:name="P211" style:family="paragraph" style:parent-style-name="Standard">
      <style:text-properties style:font-name="Arial" fo:font-size="12pt" style:text-underline-style="none" fo:font-weight="normal" officeooo:rsid="00cecb3a" officeooo:paragraph-rsid="0122a708" style:font-size-asian="12pt" style:font-weight-asian="normal" style:font-size-complex="12pt" style:font-weight-complex="normal"/>
    </style:style>
    <style:style style:name="P212" style:family="paragraph" style:parent-style-name="Standard">
      <style:text-properties style:font-name="Arial" fo:font-size="12pt" style:text-underline-style="none" fo:font-weight="normal" officeooo:rsid="0041f42b" officeooo:paragraph-rsid="013e1f8d" style:font-size-asian="12pt" style:font-weight-asian="normal" style:font-size-complex="12pt" style:font-weight-complex="normal"/>
    </style:style>
    <style:style style:name="P213" style:family="paragraph" style:parent-style-name="Standard">
      <style:text-properties style:font-name="Arial" fo:font-size="12pt" style:text-underline-style="none" fo:font-weight="normal" officeooo:rsid="0048716a" officeooo:paragraph-rsid="015d032f" style:font-size-asian="12pt" style:font-weight-asian="normal" style:font-size-complex="12pt" style:font-weight-complex="normal"/>
    </style:style>
    <style:style style:name="P214" style:family="paragraph" style:parent-style-name="Standard">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215" style:family="paragraph" style:parent-style-name="Standard">
      <style:text-properties style:font-name="Arial" fo:font-size="12pt" style:text-underline-style="none" fo:font-weight="normal" officeooo:rsid="00555496" officeooo:paragraph-rsid="015d032f" style:font-size-asian="12pt" style:font-weight-asian="normal" style:font-size-complex="12pt" style:font-weight-complex="normal"/>
    </style:style>
    <style:style style:name="P216" style:family="paragraph" style:parent-style-name="Standard">
      <style:text-properties style:font-name="Arial" fo:font-size="12pt" style:text-underline-style="none" fo:font-weight="normal" officeooo:rsid="005702dd" officeooo:paragraph-rsid="015d032f" style:font-size-asian="12pt" style:font-weight-asian="normal" style:font-size-complex="12pt" style:font-weight-complex="normal"/>
    </style:style>
    <style:style style:name="P217" style:family="paragraph" style:parent-style-name="Standard">
      <style:text-properties style:font-name="Arial" fo:font-size="12pt" style:text-underline-style="none" fo:font-weight="normal" officeooo:rsid="026ae3df" officeooo:paragraph-rsid="0122a708" style:font-size-asian="12pt" style:font-weight-asian="normal" style:font-size-complex="12pt" style:font-weight-complex="normal"/>
    </style:style>
    <style:style style:name="P218" style:family="paragraph" style:parent-style-name="Standard">
      <style:text-properties style:font-name="Arial" fo:font-size="12pt" style:text-underline-style="none" fo:font-weight="normal" officeooo:rsid="028a6796" officeooo:paragraph-rsid="0122a708" style:font-size-asian="12pt" style:font-weight-asian="normal" style:font-size-complex="12pt" style:font-weight-complex="normal"/>
    </style:style>
    <style:style style:name="P219" style:family="paragraph" style:parent-style-name="Standard">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220" style:family="paragraph" style:parent-style-name="Standard">
      <style:text-properties style:font-name="Arial" fo:font-size="12pt" style:text-underline-style="none" fo:font-weight="bold" officeooo:rsid="0036912b" officeooo:paragraph-rsid="013f183e" style:font-size-asian="12pt" style:font-weight-asian="bold" style:font-size-complex="12pt" style:font-weight-complex="bold"/>
    </style:style>
    <style:style style:name="P221" style:family="paragraph" style:parent-style-name="Standard">
      <style:text-properties style:font-name="Arial" fo:font-size="12pt" style:text-underline-style="none" fo:font-weight="bold" officeooo:rsid="003ef02a" officeooo:paragraph-rsid="013f183e" style:font-size-asian="12pt" style:font-weight-asian="bold" style:font-size-complex="12pt" style:font-weight-complex="bold"/>
    </style:style>
    <style:style style:name="P222" style:family="paragraph" style:parent-style-name="Standard">
      <style:text-properties style:font-name="Arial" fo:font-size="12pt" style:text-underline-style="none" fo:font-weight="bold" officeooo:rsid="0038e647" officeooo:paragraph-rsid="013fafdd" style:font-size-asian="12pt" style:font-weight-asian="bold" style:font-size-complex="12pt" style:font-weight-complex="bold"/>
    </style:style>
    <style:style style:name="P223" style:family="paragraph" style:parent-style-name="Standard">
      <style:text-properties style:font-name="Arial" fo:font-size="12pt" style:text-underline-style="none" fo:font-weight="bold" officeooo:rsid="003a1da5" officeooo:paragraph-rsid="013fafdd" style:font-size-asian="12pt" style:font-weight-asian="bold" style:font-size-complex="12pt" style:font-weight-complex="bold"/>
    </style:style>
    <style:style style:name="P224" style:family="paragraph" style:parent-style-name="Standard">
      <style:text-properties style:font-name="Arial" fo:font-size="12pt" style:text-underline-style="none" fo:font-weight="bold" officeooo:rsid="003cbe5c" officeooo:paragraph-rsid="013fafdd" style:font-size-asian="12pt" style:font-weight-asian="bold" style:font-size-complex="12pt" style:font-weight-complex="bold"/>
    </style:style>
    <style:style style:name="P225" style:family="paragraph" style:parent-style-name="Standard">
      <style:text-properties style:font-name="Arial" fo:font-size="12pt" style:text-underline-style="none" fo:font-weight="bold" officeooo:rsid="0041cfc8" officeooo:paragraph-rsid="013fafdd" style:font-size-asian="12pt" style:font-weight-asian="bold" style:font-size-complex="12pt" style:font-weight-complex="bold"/>
    </style:style>
    <style:style style:name="P226" style:family="paragraph" style:parent-style-name="Standard">
      <style:text-properties style:font-name="Arial" fo:font-size="12pt" style:text-underline-style="none" fo:font-weight="bold" officeooo:rsid="0043d546" officeooo:paragraph-rsid="013fafdd" style:font-size-asian="12pt" style:font-weight-asian="bold" style:font-size-complex="12pt" style:font-weight-complex="bold"/>
    </style:style>
    <style:style style:name="P227" style:family="paragraph" style:parent-style-name="Standard">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228" style:family="paragraph" style:parent-style-name="Standard">
      <style:text-properties style:font-name="Arial" fo:font-size="12pt" style:text-underline-style="none" fo:font-weight="bold" officeooo:rsid="00555496" officeooo:paragraph-rsid="015d032f" style:font-size-asian="12pt" style:font-weight-asian="bold" style:font-size-complex="12pt" style:font-weight-complex="bold"/>
    </style:style>
    <style:style style:name="P229" style:family="paragraph" style:parent-style-name="Standard">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230" style:family="paragraph" style:parent-style-name="Standard">
      <style:text-properties style:font-name="Arial" fo:font-size="12pt" style:text-underline-style="none" fo:font-weight="bold" officeooo:rsid="004bcea1" officeooo:paragraph-rsid="015d032f" style:font-size-asian="12pt" style:font-weight-asian="bold" style:font-size-complex="12pt" style:font-weight-complex="bold"/>
    </style:style>
    <style:style style:name="P231" style:family="paragraph" style:parent-style-name="Standard">
      <style:text-properties style:font-name="Arial" fo:font-size="12pt" style:text-underline-style="solid" style:text-underline-width="auto" style:text-underline-color="font-color" officeooo:paragraph-rsid="0122a708" style:font-size-asian="12pt" style:font-size-complex="12pt"/>
    </style:style>
    <style:style style:name="P232" style:family="paragraph" style:parent-style-name="Standard">
      <style:text-properties style:font-name="Arial" fo:font-size="12pt" style:text-underline-style="solid" style:text-underline-width="auto" style:text-underline-color="font-color" officeooo:rsid="02763e3e" officeooo:paragraph-rsid="0122a708" style:font-size-asian="12pt" style:font-size-complex="12pt"/>
    </style:style>
    <style:style style:name="P233" style:family="paragraph" style:parent-style-name="Standard">
      <style:text-properties style:font-name="Arial" fo:font-size="12pt" style:text-underline-style="solid" style:text-underline-width="auto" style:text-underline-color="font-color" officeooo:rsid="0279602e" officeooo:paragraph-rsid="0122a708" style:font-size-asian="12pt" style:font-size-complex="12pt"/>
    </style:style>
    <style:style style:name="P234" style:family="paragraph" style:parent-style-name="Standard">
      <style:text-properties style:font-name="Arial" fo:font-size="12pt" style:text-underline-style="solid" style:text-underline-width="auto" style:text-underline-color="font-color" officeooo:rsid="006d7e0a" officeooo:paragraph-rsid="0122a708" style:font-size-asian="12pt" style:font-size-complex="12pt"/>
    </style:style>
    <style:style style:name="P235" style:family="paragraph" style:parent-style-name="Standard">
      <style:text-properties style:font-name="Arial" fo:font-size="12pt" style:text-underline-style="solid" style:text-underline-width="auto" style:text-underline-color="font-color" fo:font-weight="bold" officeooo:rsid="026728e6" officeooo:paragraph-rsid="0122a708" style:font-size-asian="12pt" style:font-weight-asian="bold" style:font-size-complex="12pt" style:font-weight-complex="bold"/>
    </style:style>
    <style:style style:name="P236" style:family="paragraph" style:parent-style-name="Standard">
      <style:text-properties style:font-name="Arial" fo:font-size="12pt" style:text-underline-style="solid" style:text-underline-width="auto" style:text-underline-color="font-color" fo:font-weight="bold" officeooo:rsid="0041cfc8" officeooo:paragraph-rsid="013e1f8d" style:font-size-asian="12pt" style:font-weight-asian="bold" style:font-size-complex="12pt" style:font-weight-complex="bold"/>
    </style:style>
    <style:style style:name="P237" style:family="paragraph" style:parent-style-name="Standard">
      <style:text-properties style:font-name="Arial" fo:font-size="12pt" style:text-underline-style="solid" style:text-underline-width="auto" style:text-underline-color="font-color" fo:font-weight="bold" officeooo:rsid="005702dd" officeooo:paragraph-rsid="015d032f" style:font-size-asian="12pt" style:font-weight-asian="bold" style:font-size-complex="12pt" style:font-weight-complex="bold"/>
    </style:style>
    <style:style style:name="P238" style:family="paragraph" style:parent-style-name="Standard">
      <style:text-properties style:font-name="Arial" fo:font-size="12pt" style:text-underline-style="solid" style:text-underline-width="auto" style:text-underline-color="font-color" fo:font-weight="normal" officeooo:paragraph-rsid="0122a708" style:font-size-asian="12pt" style:font-weight-asian="normal" style:font-size-complex="12pt" style:font-weight-complex="normal"/>
    </style:style>
    <style:style style:name="P239" style:family="paragraph" style:parent-style-name="Standard">
      <style:text-properties style:font-name="Arial" fo:font-size="12pt" style:text-underline-style="solid" style:text-underline-width="auto" style:text-underline-color="font-color" fo:font-weight="normal" officeooo:rsid="028a6796" officeooo:paragraph-rsid="0122a708" style:font-size-asian="12pt" style:font-weight-asian="normal" style:font-size-complex="12pt" style:font-weight-complex="normal"/>
    </style:style>
    <style:style style:name="P240" style:family="paragraph" style:parent-style-name="Standard">
      <style:text-properties style:font-name="Arial" fo:font-size="12pt" style:text-underline-style="solid" style:text-underline-width="auto" style:text-underline-color="font-color" fo:font-weight="normal" officeooo:rsid="028bc83c" officeooo:paragraph-rsid="0122a708" style:font-size-asian="12pt" style:font-weight-asian="normal" style:font-size-complex="12pt" style:font-weight-complex="normal"/>
    </style:style>
    <style:style style:name="P241" style:family="paragraph" style:parent-style-name="Standard">
      <style:text-properties style:font-name="Arial" fo:font-size="12pt" style:text-underline-style="solid" style:text-underline-width="auto" style:text-underline-color="font-color" fo:font-weight="normal" officeooo:rsid="02997fb9" officeooo:paragraph-rsid="0122a708" style:font-size-asian="12pt" style:font-weight-asian="normal" style:font-size-complex="12pt" style:font-weight-complex="normal"/>
    </style:style>
    <style:style style:name="P242" style:family="paragraph" style:parent-style-name="Standard">
      <style:text-properties style:font-name="Arial" fo:font-size="12pt" style:text-underline-style="solid" style:text-underline-width="auto" style:text-underline-color="font-color" fo:font-weight="normal" officeooo:rsid="01cbd564" officeooo:paragraph-rsid="0122a708" style:font-size-asian="12pt" style:font-weight-asian="normal" style:font-size-complex="12pt" style:font-weight-complex="normal"/>
    </style:style>
    <style:style style:name="P243" style:family="paragraph" style:parent-style-name="Standard">
      <style:paragraph-properties fo:text-align="justify" style:justify-single-word="false"/>
      <style:text-properties style:font-name="Arial" fo:font-size="16pt" fo:font-weight="bold" officeooo:rsid="00ad366c" officeooo:paragraph-rsid="00ad366c" style:font-size-asian="14pt" style:font-weight-asian="bold" style:font-size-complex="16pt" style:font-weight-complex="bold"/>
    </style:style>
    <style:style style:name="P244" style:family="paragraph" style:parent-style-name="Standard">
      <style:text-properties style:font-name="Arial" fo:font-size="16pt" fo:font-weight="bold" officeooo:rsid="00b818ab" officeooo:paragraph-rsid="00b818ab" style:font-size-asian="14pt" style:font-weight-asian="bold" style:font-size-complex="16pt" style:font-weight-complex="bold"/>
    </style:style>
    <style:style style:name="P245" style:family="paragraph" style:parent-style-name="Standard">
      <style:text-properties style:font-name="Arial" fo:font-size="16pt" fo:font-weight="bold" style:font-size-asian="16pt" style:font-weight-asian="bold" style:font-size-complex="16pt" style:font-weight-complex="bold"/>
    </style:style>
    <style:style style:name="P246" style:family="paragraph" style:parent-style-name="Standard">
      <style:paragraph-properties fo:text-align="justify" style:justify-single-word="false"/>
      <style:text-properties style:font-name="Arial" fo:font-size="16pt" fo:font-weight="bold" officeooo:rsid="004492d7" officeooo:paragraph-rsid="00ae72ec" style:font-size-asian="16pt" style:font-weight-asian="bold" style:font-size-complex="16pt" style:font-weight-complex="bold"/>
    </style:style>
    <style:style style:name="P247" style:family="paragraph" style:parent-style-name="Standard">
      <style:text-properties style:font-name="Arial" fo:font-size="11pt" fo:font-weight="bold" officeooo:paragraph-rsid="0122a708" style:font-size-asian="11pt" style:font-weight-asian="bold" style:font-size-complex="11pt" style:font-weight-complex="bold"/>
    </style:style>
    <style:style style:name="P248" style:family="paragraph" style:parent-style-name="Standard">
      <style:text-properties style:font-name="Arial" fo:font-size="10pt" fo:font-weight="bold" officeooo:paragraph-rsid="01a7767b" style:font-name-asian="Arial" style:font-size-asian="10pt" style:font-weight-asian="bold" style:font-name-complex="Arial" style:font-size-complex="10pt" style:font-weight-complex="bold"/>
    </style:style>
    <style:style style:name="P249" style:family="paragraph" style:parent-style-name="Standard">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250" style:family="paragraph" style:parent-style-name="Standard">
      <style:paragraph-properties fo:text-align="justify" style:justify-single-word="false"/>
      <style:text-properties officeooo:paragraph-rsid="005975a4"/>
    </style:style>
    <style:style style:name="P251" style:family="paragraph" style:parent-style-name="Standard">
      <style:text-properties officeooo:paragraph-rsid="0077df8d"/>
    </style:style>
    <style:style style:name="P252" style:family="paragraph" style:parent-style-name="Standard">
      <style:text-properties officeooo:paragraph-rsid="0078a7fe"/>
    </style:style>
    <style:style style:name="P253" style:family="paragraph" style:parent-style-name="Standard">
      <style:text-properties officeooo:paragraph-rsid="007c12ce"/>
    </style:style>
    <style:style style:name="P254" style:family="paragraph" style:parent-style-name="Standard">
      <style:text-properties officeooo:paragraph-rsid="007dd303"/>
    </style:style>
    <style:style style:name="P255" style:family="paragraph" style:parent-style-name="Standard">
      <style:text-properties officeooo:paragraph-rsid="00dfe2d2"/>
    </style:style>
    <style:style style:name="P256" style:family="paragraph" style:parent-style-name="Standard">
      <style:text-properties officeooo:paragraph-rsid="00f06808"/>
    </style:style>
    <style:style style:name="P257" style:family="paragraph" style:parent-style-name="Standard">
      <style:text-properties fo:font-size="12pt" fo:font-weight="bold" officeooo:paragraph-rsid="0122a708" style:font-size-asian="12pt" style:font-weight-asian="bold" style:font-size-complex="12pt" style:font-weight-complex="bold"/>
    </style:style>
    <style:style style:name="P258" style:family="paragraph" style:parent-style-name="Standard">
      <style:text-properties fo:font-size="12pt" style:text-underline-style="none" fo:font-weight="normal" officeooo:rsid="005603b8" officeooo:paragraph-rsid="0122a708" style:font-size-asian="12pt" style:font-weight-asian="normal" style:font-size-complex="12pt" style:font-weight-complex="normal"/>
    </style:style>
    <style:style style:name="P259" style:family="paragraph" style:parent-style-name="Standard">
      <style:text-properties fo:color="#0000cc" style:font-name="Arial" fo:font-size="12pt" fo:font-weight="bold" style:font-size-asian="12pt" style:font-weight-asian="bold" style:font-size-complex="12pt" style:font-weight-complex="bold"/>
    </style:style>
    <style:style style:name="P260" style:family="paragraph" style:parent-style-name="Standard">
      <style:text-properties fo:font-weight="normal" officeooo:rsid="001bf0be" officeooo:paragraph-rsid="00c6c34a" style:font-weight-asian="normal" style:font-weight-complex="normal"/>
    </style:style>
    <style:style style:name="P261" style:family="paragraph" style:parent-style-name="Standard">
      <style:text-properties fo:font-size="14pt" fo:font-weight="bold" officeooo:paragraph-rsid="0122a708" style:font-size-asian="14pt" style:font-weight-asian="bold" style:font-size-complex="14pt" style:font-weight-complex="bold"/>
    </style:style>
    <style:style style:name="P262" style:family="paragraph" style:parent-style-name="Standard">
      <style:text-properties style:font-name="Liberation Serif" fo:font-size="12pt" style:text-underline-style="none" fo:font-weight="normal" officeooo:rsid="028bc83c" officeooo:paragraph-rsid="0122a708" style:font-size-asian="12pt" style:font-weight-asian="normal" style:font-size-complex="12pt" style:font-weight-complex="normal"/>
    </style:style>
    <style:style style:name="P263" style:family="paragraph" style:parent-style-name="Standard">
      <style:text-properties style:text-underline-style="none" officeooo:rsid="0208c553" officeooo:paragraph-rsid="0122a708"/>
    </style:style>
    <style:style style:name="P264" style:family="paragraph" style:parent-style-name="Standard">
      <style:text-properties style:text-underline-style="none" officeooo:rsid="01dca5ad" officeooo:paragraph-rsid="0122a708"/>
    </style:style>
    <style:style style:name="P265" style:family="paragraph" style:parent-style-name="Standard">
      <style:text-properties officeooo:paragraph-rsid="0122a708"/>
    </style:style>
    <style:style style:name="P266" style:family="paragraph" style:parent-style-name="Standard">
      <style:text-properties officeooo:paragraph-rsid="01a7767b"/>
    </style:style>
    <style:style style:name="P267" style:family="paragraph" style:parent-style-name="Footer">
      <style:text-properties officeooo:paragraph-rsid="002fd544"/>
    </style:style>
    <style:style style:name="P268"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P269"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70"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P271"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P272" style:family="paragraph" style:parent-style-name="Body_20_Text">
      <style:paragraph-properties>
        <style:tab-stops>
          <style:tab-stop style:position="7.726cm"/>
        </style:tab-stops>
      </style:paragraph-properties>
      <style:text-properties fo:font-size="10pt" fo:font-weight="bold" style:font-size-asian="10pt" style:font-weight-asian="bold"/>
    </style:style>
    <style:style style:name="P273" style:family="paragraph" style:parent-style-name="Body_20_Text">
      <style:text-properties fo:font-size="13pt" fo:font-weight="bold" style:font-size-asian="13pt" style:font-weight-asian="bold"/>
    </style:style>
    <style:style style:name="P274" style:family="paragraph" style:parent-style-name="Body_20_Text">
      <style:text-properties fo:font-size="13pt" style:font-size-asian="13pt"/>
    </style:style>
    <style:style style:name="P275" style:family="paragraph" style:parent-style-name="Body_20_Text">
      <style:text-properties style:font-name="Arial" fo:font-size="16pt" fo:font-weight="bold" officeooo:rsid="004492d7" style:font-size-asian="16pt" style:font-weight-asian="bold" style:font-size-complex="16pt" style:font-weight-complex="bold"/>
    </style:style>
    <style:style style:name="P276" style:family="paragraph" style:parent-style-name="Body_20_Text">
      <style:text-properties style:font-name="Arial" fo:font-size="12pt" fo:font-weight="bold" officeooo:rsid="006a3d79" officeooo:paragraph-rsid="006a3d79" style:font-size-asian="10.5pt" style:font-weight-asian="bold" style:font-size-complex="12pt" style:font-weight-complex="bold"/>
    </style:style>
    <style:style style:name="P277" style:family="paragraph" style:parent-style-name="Body_20_Text">
      <style:text-properties style:font-name="Arial" fo:font-size="12pt" fo:font-weight="bold" officeooo:rsid="00b121d8" officeooo:paragraph-rsid="00b121d8" style:font-size-asian="10.5pt" style:font-weight-asian="bold" style:font-size-complex="12pt" style:font-weight-complex="bold"/>
    </style:style>
    <style:style style:name="P278" style:family="paragraph" style:parent-style-name="Body_20_Text">
      <style:text-properties style:font-name="Arial" fo:font-size="12pt" style:font-size-asian="12pt" style:font-size-complex="12pt"/>
    </style:style>
    <style:style style:name="P279" style:family="paragraph" style:parent-style-name="Body_20_Text">
      <style:text-properties officeooo:rsid="006a3d79" officeooo:paragraph-rsid="00af2c5a"/>
    </style:style>
    <style:style style:name="P280" style:family="paragraph" style:parent-style-name="Body_20_Text">
      <style:text-properties fo:font-size="12pt" fo:font-weight="bold" officeooo:rsid="01229999" officeooo:paragraph-rsid="01229999" style:font-size-asian="10.5pt" style:font-weight-asian="bold" style:font-size-complex="12pt" style:font-weight-complex="bold"/>
    </style:style>
    <style:style style:name="P281" style:family="paragraph" style:parent-style-name="Body_20_Text">
      <style:text-properties fo:font-size="12pt" fo:font-weight="bold" officeooo:rsid="013dbf4d" officeooo:paragraph-rsid="013dbf4d" style:font-size-asian="10.5pt" style:font-weight-asian="bold" style:font-size-complex="12pt" style:font-weight-complex="bold"/>
    </style:style>
    <style:style style:name="P282" style:family="paragraph" style:parent-style-name="Body_20_Text">
      <style:text-properties fo:font-size="12pt" fo:font-weight="normal" officeooo:rsid="01229999" officeooo:paragraph-rsid="01229999" style:font-size-asian="10.5pt" style:font-weight-asian="normal" style:font-size-complex="12pt" style:font-weight-complex="normal"/>
    </style:style>
    <style:style style:name="P283" style:family="paragraph" style:parent-style-name="Body_20_Text">
      <style:paragraph-properties fo:margin-top="0.012cm" fo:margin-bottom="0cm" loext:contextual-spacing="false"/>
    </style:style>
    <style:style style:name="P284" style:family="paragraph" style:parent-style-name="Body_20_Text">
      <style:paragraph-properties fo:margin-top="0.012cm" fo:margin-bottom="0cm" loext:contextual-spacing="false"/>
      <style:text-properties fo:font-size="10.5pt" fo:font-weight="bold" style:font-size-asian="10.5pt" style:font-weight-asian="bold"/>
    </style:style>
    <style:style style:name="P285" style:family="paragraph" style:parent-style-name="Table_20_Paragraph">
      <style:paragraph-properties fo:margin-top="0.012cm" fo:margin-bottom="0cm" loext:contextual-spacing="false"/>
      <style:text-properties style:font-name="Times New Roman" fo:font-size="13.5pt" style:font-size-asian="13.5pt"/>
    </style:style>
    <style:style style:name="P286" style:family="paragraph" style:parent-style-name="Table_20_Paragraph">
      <style:paragraph-properties fo:margin-top="0.011cm" fo:margin-bottom="0cm" loext:contextual-spacing="false"/>
      <style:text-properties style:font-name="Times New Roman" fo:font-size="8.5pt" style:font-size-asian="8.5pt"/>
    </style:style>
    <style:style style:name="P287" style:family="paragraph" style:parent-style-name="Table_20_Paragraph">
      <style:paragraph-properties fo:margin-top="0.011cm" fo:margin-bottom="0cm" loext:contextual-spacing="false"/>
      <style:text-properties fo:font-size="10pt" fo:font-weight="bold" style:font-size-asian="10pt" style:font-weight-asian="bold"/>
    </style:style>
    <style:style style:name="P288" style:family="paragraph" style:parent-style-name="Table_20_Paragraph">
      <style:paragraph-properties fo:margin-top="0.011cm" fo:margin-bottom="0cm" loext:contextual-spacing="false"/>
      <style:text-properties fo:font-size="7.5pt" fo:font-weight="bold" style:font-size-asian="7.5pt" style:font-weight-asian="bold"/>
    </style:style>
    <style:style style:name="P289" style:family="paragraph" style:parent-style-name="Table_20_Paragraph">
      <style:paragraph-properties fo:margin-left="0.125cm" fo:margin-right="0cm" fo:text-indent="0cm" style:auto-text-indent="false">
        <style:tab-stops/>
      </style:paragraph-properties>
      <style:text-properties fo:font-size="10pt" style:font-size-asian="10pt"/>
    </style:style>
    <style:style style:name="P290" style:family="paragraph" style:parent-style-name="Table_20_Paragraph">
      <style:paragraph-properties fo:margin-left="0.125cm" fo:margin-right="0cm" fo:margin-top="0.138cm" fo:margin-bottom="0cm" loext:contextual-spacing="false" fo:text-indent="0cm" style:auto-text-indent="false">
        <style:tab-stops/>
      </style:paragraph-properties>
      <style:text-properties fo:font-size="10pt" style:font-size-asian="10pt"/>
    </style:style>
    <style:style style:name="P291" style:family="paragraph" style:parent-style-name="Table_20_Paragraph">
      <style:paragraph-properties fo:margin-left="0.125cm" fo:margin-right="0cm" fo:margin-top="0.314cm" fo:margin-bottom="0cm" loext:contextual-spacing="false" fo:text-indent="0cm" style:auto-text-indent="false">
        <style:tab-stops/>
      </style:paragraph-properties>
      <style:text-properties fo:font-size="10pt" style:font-size-asian="10pt"/>
    </style:style>
    <style:style style:name="P292" style:family="paragraph" style:parent-style-name="Table_20_Paragraph">
      <style:paragraph-properties fo:margin-left="0.127cm" fo:margin-right="0cm" fo:text-indent="0cm" style:auto-text-indent="false">
        <style:tab-stops/>
      </style:paragraph-properties>
      <style:text-properties fo:color="#000000" fo:font-size="10pt" style:font-size-asian="10pt"/>
    </style:style>
    <style:style style:name="P293" style:family="paragraph" style:parent-style-name="Table_20_Paragraph">
      <style:paragraph-properties fo:margin-left="0.127cm" fo:margin-right="0cm" fo:text-indent="0cm" style:auto-text-indent="false">
        <style:tab-stops/>
      </style:paragraph-properties>
      <style:text-properties fo:color="#0000ff" fo:font-size="10pt" style:font-size-asian="10pt"/>
    </style:style>
    <style:style style:name="P294" style:family="paragraph" style:parent-style-name="Table_20_Paragraph">
      <style:paragraph-properties fo:margin-left="0.127cm" fo:margin-right="0cm" fo:margin-top="0.138cm" fo:margin-bottom="0cm" loext:contextual-spacing="false" fo:text-indent="0cm" style:auto-text-indent="false">
        <style:tab-stops/>
      </style:paragraph-properties>
      <style:text-properties fo:color="#000000" fo:font-size="10pt" style:font-size-asian="10pt"/>
    </style:style>
    <style:style style:name="P295" style:family="paragraph" style:parent-style-name="Table_20_Paragraph">
      <style:paragraph-properties fo:margin-left="0.127cm" fo:margin-right="0cm" fo:margin-top="0.15cm" fo:margin-bottom="0cm" loext:contextual-spacing="false" fo:text-indent="0cm" style:auto-text-indent="false">
        <style:tab-stops/>
      </style:paragraph-properties>
      <style:text-properties fo:color="#000000" fo:font-size="10pt" style:font-size-asian="10pt"/>
    </style:style>
    <style:style style:name="P296" style:family="paragraph" style:parent-style-name="Table_20_Paragraph">
      <style:paragraph-properties fo:margin-left="0.127cm" fo:margin-right="0cm" fo:margin-top="0.002cm" fo:margin-bottom="0cm" loext:contextual-spacing="false" fo:text-indent="0cm" style:auto-text-indent="false">
        <style:tab-stops/>
      </style:paragraph-properties>
      <style:text-properties fo:color="#000000" fo:font-size="10pt" style:font-size-asian="10pt"/>
    </style:style>
    <style:style style:name="P297" style:family="paragraph" style:parent-style-name="Table_20_Paragraph">
      <style:paragraph-properties fo:margin-left="0.125cm" fo:margin-right="0.757cm" fo:margin-top="0.002cm" fo:margin-bottom="0cm" loext:contextual-spacing="false" fo:text-align="justify" style:justify-single-word="false" fo:text-indent="0cm" style:auto-text-indent="false">
        <style:tab-stops/>
      </style:paragraph-properties>
    </style:style>
    <style:style style:name="P298" style:family="paragraph" style:parent-style-name="Table_20_Paragraph">
      <style:paragraph-properties fo:margin-left="0cm" fo:margin-right="0.418cm" fo:text-indent="0cm" style:auto-text-indent="false">
        <style:tab-stops>
          <style:tab-stop style:position="1.399cm"/>
        </style:tab-stops>
      </style:paragraph-properties>
      <style:text-properties fo:color="#0000ff" fo:font-size="10pt" style:font-size-asian="10pt"/>
    </style:style>
    <style:style style:name="P299" style:family="paragraph" style:parent-style-name="Table_20_Paragraph">
      <style:paragraph-properties fo:margin-left="0cm" fo:margin-right="0.418cm" fo:line-height="0.374cm" fo:text-indent="0cm" style:auto-text-indent="false">
        <style:tab-stops>
          <style:tab-stop style:position="1.399cm"/>
        </style:tab-stops>
      </style:paragraph-properties>
      <style:text-properties fo:font-size="10pt" officeooo:paragraph-rsid="001e4452" style:font-size-asian="10pt"/>
    </style:style>
    <style:style style:name="P300" style:family="paragraph" style:parent-style-name="Table_20_Paragraph">
      <style:paragraph-properties fo:margin-left="0cm" fo:margin-right="0.418cm" fo:text-indent="0cm" style:auto-text-indent="false">
        <style:tab-stops>
          <style:tab-stop style:position="1.399cm"/>
        </style:tab-stops>
      </style:paragraph-properties>
      <style:text-properties style:font-name="Times New Roman" fo:font-size="10pt" officeooo:paragraph-rsid="001f7257" style:font-size-asian="10pt"/>
    </style:style>
    <style:style style:name="P301" style:family="paragraph" style:parent-style-name="Table_20_Paragraph">
      <style:paragraph-properties fo:margin-left="0cm" fo:margin-right="0.418cm" fo:text-align="start" style:justify-single-word="false" fo:text-indent="0cm" style:auto-text-indent="false">
        <style:tab-stops>
          <style:tab-stop style:position="1.399cm"/>
        </style:tab-stops>
      </style:paragraph-properties>
    </style:style>
    <style:style style:name="P302" style:family="paragraph" style:parent-style-name="Body_20_Text">
      <style:paragraph-properties fo:margin-top="0.009cm" fo:margin-bottom="0cm" loext:contextual-spacing="false"/>
    </style:style>
    <style:style style:name="P303"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304" style:family="paragraph" style:parent-style-name="Body_20_Text">
      <style:paragraph-properties fo:margin-top="0.009cm" fo:margin-bottom="0cm" loext:contextual-spacing="false"/>
      <style:text-properties fo:font-size="14pt" fo:font-weight="bold" officeooo:paragraph-rsid="00fe359a" style:font-size-asian="14pt" style:font-weight-asian="bold" style:font-size-complex="6pt"/>
    </style:style>
    <style:style style:name="P305" style:family="paragraph" style:parent-style-name="Body_20_Text">
      <style:paragraph-properties fo:margin-top="0.009cm" fo:margin-bottom="0cm" loext:contextual-spacing="false"/>
      <style:text-properties fo:font-size="10pt" fo:font-weight="normal" officeooo:rsid="0111ca52" officeooo:paragraph-rsid="0111ca52" style:font-size-asian="8.75pt" style:font-weight-asian="normal" style:font-size-complex="10pt" style:font-weight-complex="normal"/>
    </style:style>
    <style:style style:name="P306" style:family="paragraph" style:parent-style-name="Normal">
      <style:paragraph-properties fo:margin-left="0.233cm" fo:margin-right="0cm" fo:margin-top="0.397cm" fo:margin-bottom="0.009cm" loext:contextual-spacing="false" fo:text-indent="0cm" style:auto-text-indent="false">
        <style:tab-stops/>
      </style:paragraph-properties>
    </style:style>
    <style:style style:name="P307" style:family="paragraph" style:parent-style-name="Normal">
      <style:paragraph-properties fo:margin-left="0.233cm" fo:margin-right="0cm" fo:margin-top="0.388cm" fo:margin-bottom="0cm" loext:contextual-spacing="false" fo:text-indent="0cm" style:auto-text-indent="false">
        <style:tab-stops/>
      </style:paragraph-properties>
      <style:text-properties fo:color="#000000" fo:font-size="12pt" style:font-size-asian="12pt" style:font-weight-complex="bold"/>
    </style:style>
    <style:style style:name="P308" style:family="paragraph" style:parent-style-name="Normal">
      <style:paragraph-properties fo:margin-left="0.233cm" fo:margin-right="0cm" fo:text-indent="0cm" style:auto-text-indent="false">
        <style:tab-stops/>
      </style:paragraph-properties>
      <style:text-properties fo:color="#000000" fo:font-size="12pt" fo:font-weight="bold" style:font-size-asian="12pt" style:font-weight-asian="bold"/>
    </style:style>
    <style:style style:name="P309" style:family="paragraph" style:parent-style-name="Table_20_Paragraph">
      <style:paragraph-properties fo:margin-left="0.101cm" fo:margin-right="0cm" fo:margin-top="0.002cm" fo:margin-bottom="0cm" loext:contextual-spacing="false" fo:text-indent="0cm" style:auto-text-indent="false">
        <style:tab-stops/>
      </style:paragraph-properties>
      <style:text-properties fo:font-size="9pt" style:font-size-asian="9pt"/>
    </style:style>
    <style:style style:name="P310" style:family="paragraph" style:parent-style-name="Table_20_Paragraph">
      <style:paragraph-properties fo:margin-left="0.101cm" fo:margin-right="0cm" fo:text-indent="0cm" style:auto-text-indent="false">
        <style:tab-stops/>
      </style:paragraph-properties>
      <style:text-properties fo:font-size="9pt" style:font-size-asian="9pt"/>
    </style:style>
    <style:style style:name="P311" style:family="paragraph" style:parent-style-name="Table_20_Paragraph">
      <style:paragraph-properties fo:margin-top="0.014cm" fo:margin-bottom="0cm" loext:contextual-spacing="false"/>
      <style:text-properties fo:font-size="10pt" fo:font-weight="bold" style:font-size-asian="10pt" style:font-weight-asian="bold"/>
    </style:style>
    <style:style style:name="P312" style:family="paragraph" style:parent-style-name="Table_20_Paragraph">
      <style:paragraph-properties fo:margin-top="0.014cm" fo:margin-bottom="0cm" loext:contextual-spacing="false"/>
      <style:text-properties fo:font-size="7.5pt" fo:font-weight="bold" style:font-size-asian="7.5pt" style:font-weight-asian="bold"/>
    </style:style>
    <style:style style:name="P313" style:family="paragraph" style:parent-style-name="Table_20_Paragraph">
      <style:paragraph-properties fo:margin-top="0.014cm" fo:margin-bottom="0cm" loext:contextual-spacing="false"/>
      <style:text-properties fo:font-size="7.5pt" fo:font-weight="bold" officeooo:rsid="00540662" officeooo:paragraph-rsid="00540662" style:font-size-asian="7.5pt" style:font-weight-asian="bold"/>
    </style:style>
    <style:style style:name="P314" style:family="paragraph" style:parent-style-name="Standard">
      <style:paragraph-properties fo:margin-top="0.014cm" fo:margin-bottom="0cm" loext:contextual-spacing="false"/>
      <style:text-properties style:font-name="Arial" fo:font-size="14pt" fo:font-weight="bold" officeooo:paragraph-rsid="01a7767b" style:font-name-asian="Arial" style:font-size-asian="14pt" style:font-weight-asian="bold" style:font-name-complex="Arial" style:font-size-complex="14pt" style:font-weight-complex="bold"/>
    </style:style>
    <style:style style:name="P315" style:family="paragraph" style:parent-style-name="Body_20_Text">
      <style:paragraph-properties fo:margin-top="0.007cm" fo:margin-bottom="0.002cm" loext:contextual-spacing="false"/>
      <style:text-properties fo:font-weight="bold" style:font-weight-asian="bold"/>
    </style:style>
    <style:style style:name="P316" style:family="paragraph" style:parent-style-name="Table_20_Paragraph">
      <style:paragraph-properties fo:margin-left="0.194cm" fo:margin-right="0cm" fo:text-indent="0cm" style:auto-text-indent="false">
        <style:tab-stops/>
      </style:paragraph-properties>
      <style:text-properties fo:font-size="8pt" fo:font-style="italic" fo:font-weight="bold" style:font-size-asian="8pt" style:font-style-asian="italic" style:font-weight-asian="bold"/>
    </style:style>
    <style:style style:name="P317"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fo:font-size="8pt" style:font-size-asian="8pt"/>
    </style:style>
    <style:style style:name="P318"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19" style:family="paragraph" style:parent-style-name="Table_20_Paragraph">
      <style:paragraph-properties fo:margin-left="0.639cm" fo:margin-right="0cm" fo:margin-top="0.203cm" fo:margin-bottom="0cm" loext:contextual-spacing="false" fo:text-indent="0cm" style:auto-text-indent="false">
        <style:tab-stops/>
      </style:paragraph-properties>
      <style:text-properties fo:color="#000000" fo:font-size="12pt" style:font-size-asian="12pt"/>
    </style:style>
    <style:style style:name="P320" style:family="paragraph" style:parent-style-name="Table_20_Paragraph">
      <style:paragraph-properties fo:margin-left="4.953cm" fo:margin-right="4.93cm" fo:margin-top="0.203cm" fo:margin-bottom="0cm" loext:contextual-spacing="false" fo:text-align="center" style:justify-single-word="false" fo:text-indent="0cm" style:auto-text-indent="false">
        <style:tab-stops/>
      </style:paragraph-properties>
      <style:text-properties fo:color="#000000" fo:font-size="12pt" style:font-size-asian="12pt"/>
    </style:style>
    <style:style style:name="P321"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fo:font-size="8pt" style:font-size-asian="8pt"/>
    </style:style>
    <style:style style:name="P322"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style:font-name="Arial" fo:font-size="8pt" officeooo:rsid="00300ff1" officeooo:paragraph-rsid="00300ff1" style:font-size-asian="8pt" style:font-size-complex="8pt"/>
    </style:style>
    <style:style style:name="P323" style:family="paragraph" style:parent-style-name="Body_20_Text">
      <style:paragraph-properties fo:margin-top="0.249cm" fo:margin-bottom="0cm" loext:contextual-spacing="false">
        <style:tab-stops>
          <style:tab-stop style:position="0.882cm"/>
          <style:tab-stop style:position="16.351cm" style:type="right" style:leader-style="dotted" style:leader-text="."/>
        </style:tab-stops>
      </style:paragraph-properties>
    </style:style>
    <style:style style:name="P324" style:family="paragraph" style:parent-style-name="Body_20_Text">
      <style:paragraph-properties fo:margin-left="1.231cm" fo:margin-right="0cm" fo:margin-top="0.249cm" fo:margin-bottom="0cm" loext:contextual-spacing="false" fo:text-indent="0cm" style:auto-text-indent="false">
        <style:tab-stops>
          <style:tab-stop style:position="0.002cm"/>
          <style:tab-stop style:position="14.596cm" style:type="right" style:leader-style="dotted" style:leader-text="."/>
        </style:tab-stops>
      </style:paragraph-properties>
    </style:style>
    <style:style style:name="P325" style:family="paragraph" style:parent-style-name="Body_20_Text">
      <style:paragraph-properties fo:margin-top="0.254cm" fo:margin-bottom="0cm" loext:contextual-spacing="false">
        <style:tab-stops>
          <style:tab-stop style:position="1.233cm"/>
          <style:tab-stop style:position="16.357cm" style:type="right" style:leader-style="dotted" style:leader-text="."/>
        </style:tab-stops>
      </style:paragraph-properties>
    </style:style>
    <style:style style:name="P326" style:family="paragraph" style:parent-style-name="Normal">
      <style:paragraph-properties fo:text-align="justify" style:justify-single-word="false"/>
    </style:style>
    <style:style style:name="P327" style:family="paragraph" style:parent-style-name="Normal">
      <style:paragraph-properties fo:text-align="justify" style:justify-single-word="false" fo:orphans="2" fo:widows="2" style:text-autospace="ideograph-alpha"/>
      <style:text-properties officeooo:paragraph-rsid="00fe359a"/>
    </style:style>
    <style:style style:name="P328" style:family="paragraph" style:parent-style-name="Normal">
      <style:text-properties style:font-name="Calibri" fo:font-size="12pt" fo:font-weight="bold" style:font-name-asian="Calibri" style:font-size-asian="12pt" style:font-weight-asian="bold" style:font-name-complex="Calibri" style:font-size-complex="12pt" style:font-weight-complex="bold"/>
    </style:style>
    <style:style style:name="P329" style:family="paragraph" style:parent-style-name="Normal">
      <style:paragraph-properties fo:text-align="justify" style:justify-single-word="false"/>
      <style:text-properties style:font-name="Calibri" fo:font-size="12pt" fo:font-weight="bold" style:font-name-asian="Calibri" style:font-size-asian="12pt" style:font-weight-asian="bold" style:font-name-complex="Calibri" style:font-size-complex="12pt" style:font-weight-complex="bold"/>
    </style:style>
    <style:style style:name="P330" style:family="paragraph" style:parent-style-name="Normal">
      <style:text-properties style:font-name="Calibri" fo:font-size="14pt" style:font-name-asian="Calibri" style:font-size-asian="14pt" style:font-name-complex="Calibri" style:font-size-complex="12pt"/>
    </style:style>
    <style:style style:name="P331" style:family="paragraph" style:parent-style-name="Normal">
      <style:paragraph-properties fo:text-align="justify" style:justify-single-word="false"/>
      <style:text-properties fo:font-size="18pt" style:font-size-asian="18pt" style:font-size-complex="16pt"/>
    </style:style>
    <style:style style:name="P332" style:family="paragraph" style:parent-style-name="Normal">
      <style:text-properties fo:font-size="12pt" officeooo:paragraph-rsid="00811fba" style:font-size-asian="12pt"/>
    </style:style>
    <style:style style:name="P333" style:family="paragraph" style:parent-style-name="Normal">
      <style:paragraph-properties fo:orphans="2" fo:widows="2" style:text-autospace="ideograph-alpha"/>
      <style:text-properties style:font-name="Times New Roman" fo:font-size="12pt" officeooo:paragraph-rsid="00fe359a" style:font-name-asian="Times New Roman" style:font-size-asian="12pt" style:font-name-complex="Times New Roman" style:font-size-complex="12pt" style:language-complex="ar" style:country-complex="SA"/>
    </style:style>
    <style:style style:name="P334" style:family="paragraph" style:parent-style-name="Normal">
      <style:paragraph-properties fo:text-align="center" style:justify-single-word="false" fo:orphans="2" fo:widows="2" style:text-autospace="ideograph-alpha"/>
      <style:text-properties officeooo:paragraph-rsid="00fe359a"/>
    </style:style>
    <style:style style:name="P335" style:family="paragraph" style:parent-style-name="Normal">
      <style:paragraph-properties fo:text-align="center" style:justify-single-word="false" fo:orphans="2" fo:widows="2" style:text-autospace="ideograph-alpha"/>
      <style:text-properties officeooo:paragraph-rsid="0106503a"/>
    </style:style>
    <style:style style:name="P336" style:family="paragraph" style:parent-style-name="Normal">
      <style:paragraph-properties fo:text-align="center" style:justify-single-word="false" fo:orphans="2" fo:widows="2" style:text-autospace="ideograph-alpha"/>
      <style:text-properties officeooo:paragraph-rsid="010b6a33"/>
    </style:style>
    <style:style style:name="P337" style:family="paragraph" style:parent-style-name="Normal">
      <style:paragraph-properties fo:margin-left="0.18cm" fo:margin-right="0cm" fo:margin-top="0.326cm" fo:margin-bottom="0cm" loext:contextual-spacing="false" fo:text-indent="0cm" style:auto-text-indent="false">
        <style:tab-stops/>
      </style:paragraph-properties>
    </style:style>
    <style:style style:name="P338"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0bcf3d4"/>
    </style:style>
    <style:style style:name="P339" style:family="paragraph" style:parent-style-name="Normal">
      <style:paragraph-properties fo:margin-left="0.18cm" fo:margin-right="0.203cm" fo:margin-top="0.321cm" fo:margin-bottom="0cm" loext:contextual-spacing="false" fo:line-height="107%" fo:text-indent="0cm" style:auto-text-indent="false">
        <style:tab-stops/>
      </style:paragraph-properties>
      <style:text-properties officeooo:paragraph-rsid="01b83d70"/>
    </style:style>
    <style:style style:name="P340" style:family="paragraph" style:parent-style-name="Normal">
      <style:paragraph-properties fo:margin-left="0.18cm" fo:margin-right="0.203cm" fo:line-height="107%" fo:text-indent="0cm" style:auto-text-indent="false">
        <style:tab-stops/>
      </style:paragraph-properties>
      <style:text-properties style:font-name="Calibri" fo:font-size="12pt" officeooo:paragraph-rsid="01bc46b6" style:font-name-asian="Calibri" style:font-size-asian="12pt" style:font-name-complex="Calibri" style:font-size-complex="12pt"/>
    </style:style>
    <style:style style:name="P341" style:family="paragraph" style:parent-style-name="Normal">
      <style:paragraph-properties fo:margin-left="0.18cm" fo:margin-right="0.215cm" fo:margin-top="0.323cm" fo:margin-bottom="0cm" loext:contextual-spacing="false" fo:line-height="107%" fo:text-indent="0cm" style:auto-text-indent="false">
        <style:tab-stops/>
      </style:paragraph-properties>
    </style:style>
    <style:style style:name="P342" style:family="paragraph" style:parent-style-name="Normal">
      <style:paragraph-properties fo:margin-left="0.18cm" fo:margin-right="0.81cm" fo:margin-top="0.28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43" style:family="paragraph" style:parent-style-name="Normal">
      <style:paragraph-properties fo:margin-left="0.18cm" fo:margin-right="0.279cm" fo:margin-top="0.277cm" fo:margin-bottom="0cm" loext:contextual-spacing="false" fo:line-height="107%" fo:text-indent="0cm" style:auto-text-indent="false">
        <style:tab-stops/>
      </style:paragraph-properties>
      <style:text-properties style:font-name="Calibri" fo:font-size="12pt" style:font-name-asian="Calibri" style:font-size-asian="12pt" style:font-name-complex="Calibri" style:font-size-complex="12pt"/>
    </style:style>
    <style:style style:name="P344"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811fba"/>
    </style:style>
    <style:style style:name="P345" style:family="paragraph" style:parent-style-name="Normal">
      <style:paragraph-properties fo:margin-top="0.298cm" fo:margin-bottom="0cm" loext:contextual-spacing="false">
        <style:tab-stops>
          <style:tab-stop style:position="1.503cm"/>
          <style:tab-stop style:position="1.505cm"/>
        </style:tab-stops>
      </style:paragraph-properties>
      <style:text-properties officeooo:paragraph-rsid="00c6c34a"/>
    </style:style>
    <style:style style:name="P346"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6pt" fo:font-weight="bold" officeooo:paragraph-rsid="00fe359a" style:font-size-asian="16pt" style:font-weight-asian="bold" style:font-size-complex="16pt" style:font-weight-complex="bold"/>
    </style:style>
    <style:style style:name="P347"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officeooo:paragraph-rsid="00c6c34a"/>
    </style:style>
    <style:style style:name="P348" style:family="paragraph" style:parent-style-name="Normal">
      <style:paragraph-properties fo:margin-top="0.298cm" fo:margin-bottom="0cm" loext:contextual-spacing="false">
        <style:tab-stops>
          <style:tab-stop style:position="1.503cm"/>
          <style:tab-stop style:position="1.505cm"/>
        </style:tab-stops>
      </style:paragraph-properties>
      <style:text-properties style:font-name="Arial" fo:font-size="12pt" fo:font-weight="bold" officeooo:rsid="00cb7afc" officeooo:paragraph-rsid="00cebbad" style:font-size-asian="12pt" style:font-weight-asian="bold" style:font-weight-complex="bold"/>
    </style:style>
    <style:style style:name="P349" style:family="paragraph" style:parent-style-name="Normal">
      <style:paragraph-properties fo:margin-top="0.298cm" fo:margin-bottom="0cm" loext:contextual-spacing="false">
        <style:tab-stops>
          <style:tab-stop style:position="1.503cm"/>
          <style:tab-stop style:position="1.505cm"/>
        </style:tab-stops>
      </style:paragraph-properties>
      <style:text-properties fo:font-size="12pt" officeooo:paragraph-rsid="00c6c34a" style:font-size-asian="12pt"/>
    </style:style>
    <style:style style:name="P350" style:family="paragraph" style:parent-style-name="Standard">
      <style:paragraph-properties fo:margin-top="0.005cm" fo:margin-bottom="0cm" loext:contextual-spacing="false"/>
      <style:text-properties style:font-name="Arial" fo:font-size="16pt" fo:font-weight="bold" officeooo:rsid="0042b9c5" officeooo:paragraph-rsid="004492d7" style:font-size-asian="16pt" style:font-weight-asian="bold" style:font-size-complex="16pt" style:font-weight-complex="bold"/>
    </style:style>
    <style:style style:name="P351" style:family="paragraph" style:parent-style-name="Standard">
      <style:paragraph-properties fo:margin-top="0.005cm" fo:margin-bottom="0cm" loext:contextual-spacing="false"/>
      <style:text-properties style:font-name="Arial" fo:font-size="16pt" fo:font-weight="bold" officeooo:rsid="004492d7" officeooo:paragraph-rsid="008fad47" style:font-size-asian="16pt" style:font-weight-asian="bold" style:font-size-complex="16pt" style:font-weight-complex="bold"/>
    </style:style>
    <style:style style:name="P352" style:family="paragraph" style:parent-style-name="Standard">
      <style:paragraph-properties fo:margin-top="0.005cm" fo:margin-bottom="0cm" loext:contextual-spacing="false"/>
      <style:text-properties style:font-name="Arial" fo:font-size="10.5pt" fo:font-weight="normal" officeooo:rsid="008073ff" officeooo:paragraph-rsid="01a7767b" style:font-size-asian="10.5pt" style:font-weight-asian="normal" style:font-size-complex="10.5pt" style:font-weight-complex="normal"/>
    </style:style>
    <style:style style:name="P353" style:family="paragraph" style:parent-style-name="Standard">
      <style:paragraph-properties fo:margin-top="0.005cm" fo:margin-bottom="0cm" loext:contextual-spacing="false"/>
      <style:text-properties officeooo:paragraph-rsid="004492d7"/>
    </style:style>
    <style:style style:name="P354" style:family="paragraph" style:parent-style-name="Standard">
      <style:paragraph-properties fo:margin-top="0.005cm" fo:margin-bottom="0cm" loext:contextual-spacing="false"/>
      <style:text-properties officeooo:paragraph-rsid="008fad47"/>
    </style:style>
    <style:style style:name="P355" style:family="paragraph" style:parent-style-name="Standard">
      <style:paragraph-properties fo:margin-top="0.005cm" fo:margin-bottom="0cm" loext:contextual-spacing="false">
        <style:tab-stops>
          <style:tab-stop style:position="0.002cm"/>
        </style:tab-stops>
      </style:paragraph-properties>
      <style:text-properties fo:font-size="12pt" fo:font-weight="bold" officeooo:rsid="008073ff" officeooo:paragraph-rsid="00c6c34a" style:font-size-asian="12pt" style:font-weight-asian="bold" style:font-size-complex="12pt"/>
    </style:style>
    <style:style style:name="P356" style:family="paragraph" style:parent-style-name="Standard">
      <style:paragraph-properties fo:margin-top="0.005cm" fo:margin-bottom="0cm" loext:contextual-spacing="false"/>
      <style:text-properties officeooo:paragraph-rsid="00442bee"/>
    </style:style>
    <style:style style:name="P357" style:family="paragraph" style:parent-style-name="Standard">
      <style:paragraph-properties fo:margin-top="0.005cm" fo:margin-bottom="0cm" loext:contextual-spacing="false"/>
      <style:text-properties officeooo:paragraph-rsid="00811fba"/>
    </style:style>
    <style:style style:name="P35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044d201" officeooo:paragraph-rsid="0044d201" style:font-size-asian="12pt" style:font-weight-asian="bold" style:font-size-complex="12pt" style:font-weight-complex="bold"/>
    </style:style>
    <style:style style:name="P35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0a8b" officeooo:paragraph-rsid="019062d5" style:font-size-asian="10.5pt" style:font-weight-asian="bold" style:font-size-complex="12pt" style:font-weight-complex="bold"/>
    </style:style>
    <style:style style:name="P36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69c5f" style:font-size-asian="10.5pt" style:font-weight-asian="bold" style:font-size-complex="12pt" style:font-weight-complex="bold"/>
    </style:style>
    <style:style style:name="P36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7024a" officeooo:paragraph-rsid="019afd76" style:font-size-asian="10.5pt" style:font-weight-asian="bold" style:font-size-complex="12pt" style:font-weight-complex="bold"/>
    </style:style>
    <style:style style:name="P36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990bb5" officeooo:paragraph-rsid="01990bb5" style:font-size-asian="10.5pt" style:font-weight-asian="bold" style:font-size-complex="12pt" style:font-weight-complex="bold"/>
    </style:style>
    <style:style style:name="P36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6d96f1" officeooo:paragraph-rsid="016d96f1" style:font-size-asian="10.5pt" style:font-weight-asian="bold" style:font-size-complex="12pt" style:font-weight-complex="bold"/>
    </style:style>
    <style:style style:name="P36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04516" officeooo:paragraph-rsid="01704516" style:font-size-asian="10.5pt" style:font-weight-asian="bold" style:font-size-complex="12pt" style:font-weight-complex="bold"/>
    </style:style>
    <style:style style:name="P36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752c3f" officeooo:paragraph-rsid="01752c3f" style:font-size-asian="10.5pt" style:font-weight-asian="bold" style:font-size-complex="12pt" style:font-weight-complex="bold"/>
    </style:style>
    <style:style style:name="P36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bold" officeooo:rsid="01834fff" officeooo:paragraph-rsid="0186eff5" style:font-size-asian="10.5pt" style:font-weight-asian="bold" style:font-size-complex="12pt" style:font-weight-complex="bold"/>
    </style:style>
    <style:style style:name="P36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043d546" officeooo:paragraph-rsid="013e1f8d" style:font-size-asian="12pt" style:font-weight-asian="normal" style:font-size-complex="12pt" style:font-weight-complex="normal"/>
    </style:style>
    <style:style style:name="P36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normal" officeooo:rsid="01657f40" officeooo:paragraph-rsid="01657f40" style:font-size-asian="12pt" style:font-weight-asian="normal" style:font-size-complex="12pt" style:font-weight-complex="normal"/>
    </style:style>
    <style:style style:name="P36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08c8b" officeooo:paragraph-rsid="01608c8b" style:font-size-asian="12pt" style:font-weight-asian="bold" style:font-size-complex="12pt" style:font-weight-complex="bold"/>
    </style:style>
    <style:style style:name="P37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1657f40" officeooo:paragraph-rsid="01657f40" style:font-size-asian="12pt" style:font-weight-asian="bold" style:font-size-complex="12pt" style:font-weight-complex="bold"/>
    </style:style>
    <style:style style:name="P37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style:text-underline-style="none" fo:font-weight="bold" officeooo:rsid="004dee59" officeooo:paragraph-rsid="015d032f" style:font-size-asian="12pt" style:font-weight-asian="bold" style:font-size-complex="12pt" style:font-weight-complex="bold"/>
    </style:style>
    <style:style style:name="P37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8fb29b" style:font-size-asian="10.5pt" style:font-weight-asian="normal" style:font-size-complex="12pt" style:font-weight-complex="normal"/>
    </style:style>
    <style:style style:name="P37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fb29b" officeooo:paragraph-rsid="019062d5" style:font-size-asian="10.5pt" style:font-weight-asian="normal" style:font-size-complex="12pt" style:font-weight-complex="normal"/>
    </style:style>
    <style:style style:name="P37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6a75c" officeooo:paragraph-rsid="0166a75c" style:font-size-asian="10.5pt" style:font-weight-asian="normal" style:font-size-complex="12pt" style:font-weight-complex="normal"/>
    </style:style>
    <style:style style:name="P37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6e5613" officeooo:paragraph-rsid="016e5613" style:font-size-asian="10.5pt" style:font-weight-asian="normal" style:font-size-complex="12pt" style:font-weight-complex="normal"/>
    </style:style>
    <style:style style:name="P37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0c257" officeooo:paragraph-rsid="0170c257" style:font-size-asian="10.5pt" style:font-weight-asian="normal" style:font-size-complex="12pt" style:font-weight-complex="normal"/>
    </style:style>
    <style:style style:name="P37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2b6bb" officeooo:paragraph-rsid="0172b6bb" style:font-size-asian="10.5pt" style:font-weight-asian="normal" style:font-size-complex="12pt" style:font-weight-complex="normal"/>
    </style:style>
    <style:style style:name="P37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7024a" officeooo:paragraph-rsid="0177024a" style:font-size-asian="10.5pt" style:font-weight-asian="normal" style:font-size-complex="12pt" style:font-weight-complex="normal"/>
    </style:style>
    <style:style style:name="P37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86867" officeooo:paragraph-rsid="01786867" style:font-size-asian="10.5pt" style:font-weight-asian="normal" style:font-size-complex="12pt" style:font-weight-complex="normal"/>
    </style:style>
    <style:style style:name="P38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93497" officeooo:paragraph-rsid="01786867" style:font-size-asian="10.5pt" style:font-weight-asian="normal" style:font-size-complex="12pt" style:font-weight-complex="normal"/>
    </style:style>
    <style:style style:name="P38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c672c" officeooo:paragraph-rsid="017c672c" style:font-size-asian="10.5pt" style:font-weight-asian="normal" style:font-size-complex="12pt" style:font-weight-complex="normal"/>
    </style:style>
    <style:style style:name="P38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2f913" officeooo:paragraph-rsid="017c7dac" style:font-size-asian="10.5pt" style:font-weight-asian="normal" style:font-size-complex="12pt" style:font-weight-complex="normal"/>
    </style:style>
    <style:style style:name="P38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952aa" officeooo:paragraph-rsid="018952aa" style:font-size-asian="10.5pt" style:font-weight-asian="normal" style:font-size-complex="12pt" style:font-weight-complex="normal"/>
    </style:style>
    <style:style style:name="P38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834fff" officeooo:paragraph-rsid="01830a8b" style:font-size-asian="10.5pt" style:font-weight-asian="normal" style:font-size-complex="12pt" style:font-weight-complex="normal"/>
    </style:style>
    <style:style style:name="P38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69c5f" style:font-size-asian="10.5pt" style:font-weight-asian="normal" style:font-size-complex="12pt" style:font-weight-complex="normal"/>
    </style:style>
    <style:style style:name="P38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7dadff" officeooo:paragraph-rsid="019afd76" style:font-size-asian="10.5pt" style:font-weight-asian="normal" style:font-size-complex="12pt" style:font-weight-complex="normal"/>
    </style:style>
    <style:style style:name="P38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0bb5" officeooo:paragraph-rsid="01990bb5" style:font-size-asian="10.5pt" style:font-weight-asian="normal" style:font-size-complex="12pt" style:font-weight-complex="normal"/>
    </style:style>
    <style:style style:name="P38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9f03d" officeooo:paragraph-rsid="0199f03d" style:font-size-asian="10.5pt" style:font-weight-asian="normal" style:font-size-complex="12pt" style:font-weight-complex="normal"/>
    </style:style>
    <style:style style:name="P38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1d6e8" officeooo:paragraph-rsid="018fb29b" style:font-size-asian="10.5pt" style:font-weight-asian="normal" style:font-size-complex="12pt" style:font-weight-complex="normal"/>
    </style:style>
    <style:style style:name="P39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2pt" fo:font-weight="normal" officeooo:rsid="019e3b28" officeooo:paragraph-rsid="019e3b28" style:font-size-asian="10.5pt" style:font-weight-asian="normal" style:font-size-complex="12pt" style:font-weight-complex="normal"/>
    </style:style>
    <style:style style:name="P39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4d201" officeooo:paragraph-rsid="0044d201" style:font-size-asian="16pt" style:font-weight-asian="bold" style:font-size-complex="16pt" style:font-weight-complex="bold"/>
    </style:style>
    <style:style style:name="P39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042b9c5" officeooo:paragraph-rsid="013c45de" style:font-size-asian="16pt" style:font-weight-asian="bold" style:font-size-complex="16pt" style:font-weight-complex="bold"/>
    </style:style>
    <style:style style:name="P39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style:font-name="Arial" fo:font-size="16pt" fo:font-weight="bold" officeooo:rsid="0172b6bb" officeooo:paragraph-rsid="0172b6bb" style:font-size-asian="14pt" style:font-weight-asian="bold" style:font-size-complex="16pt" style:font-weight-complex="bold"/>
    </style:style>
    <style:style style:name="P39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3c45de"/>
    </style:style>
    <style:style style:name="P395"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442bee"/>
    </style:style>
    <style:style style:name="P396"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officeooo:paragraph-rsid="00fe359a"/>
    </style:style>
    <style:style style:name="P39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5eb1e7" officeooo:paragraph-rsid="015eb1e7" style:font-size-asian="10.5pt" style:font-weight-asian="bold" style:font-size-complex="12pt" style:font-weight-complex="bold"/>
    </style:style>
    <style:style style:name="P39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6e5613" officeooo:paragraph-rsid="016e5613" style:font-size-asian="10.5pt" style:font-weight-asian="bold" style:font-size-complex="12pt" style:font-weight-complex="bold"/>
    </style:style>
    <style:style style:name="P39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18884" officeooo:paragraph-rsid="01718884" style:font-size-asian="10.5pt" style:font-weight-asian="bold" style:font-size-complex="12pt" style:font-weight-complex="bold"/>
    </style:style>
    <style:style style:name="P40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7024a" style:font-size-asian="10.5pt" style:font-weight-asian="bold" style:font-size-complex="12pt" style:font-weight-complex="bold"/>
    </style:style>
    <style:style style:name="P40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7024a" officeooo:paragraph-rsid="017c672c" style:font-size-asian="10.5pt" style:font-weight-asian="bold" style:font-size-complex="12pt" style:font-weight-complex="bold"/>
    </style:style>
    <style:style style:name="P402"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86867" officeooo:paragraph-rsid="01786867" style:font-size-asian="10.5pt" style:font-weight-asian="bold" style:font-size-complex="12pt" style:font-weight-complex="bold"/>
    </style:style>
    <style:style style:name="P403"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98f92" officeooo:paragraph-rsid="01798f92" style:font-size-asian="10.5pt" style:font-weight-asian="bold" style:font-size-complex="12pt" style:font-weight-complex="bold"/>
    </style:style>
    <style:style style:name="P404"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7c7dac" officeooo:paragraph-rsid="017c7dac" style:font-size-asian="10.5pt" style:font-weight-asian="bold" style:font-size-complex="12pt" style:font-weight-complex="bold"/>
    </style:style>
    <style:style style:name="P405"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30a8b" style:font-size-asian="10.5pt" style:font-weight-asian="bold" style:font-size-complex="12pt" style:font-weight-complex="bold"/>
    </style:style>
    <style:style style:name="P406"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30a8b" officeooo:paragraph-rsid="01863c18" style:font-size-asian="10.5pt" style:font-weight-asian="bold" style:font-size-complex="12pt" style:font-weight-complex="bold"/>
    </style:style>
    <style:style style:name="P40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86eff5" style:font-size-asian="10.5pt" style:font-weight-asian="bold" style:font-size-complex="12pt" style:font-weight-complex="bold"/>
    </style:style>
    <style:style style:name="P40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6eff5" officeooo:paragraph-rsid="019afd76" style:font-size-asian="10.5pt" style:font-weight-asian="bold" style:font-size-complex="12pt" style:font-weight-complex="bold"/>
    </style:style>
    <style:style style:name="P409"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10"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fb29b" style:font-size-asian="10.5pt" style:font-weight-asian="bold" style:font-size-complex="12pt" style:font-weight-complex="bold"/>
    </style:style>
    <style:style style:name="P411"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rsid="0166a75c" officeooo:paragraph-rsid="0166a75c"/>
    </style:style>
    <style:style style:name="P412" style:family="paragraph" style:parent-style-name="Standard">
      <style:paragraph-properties fo:margin-left="0cm" fo:margin-right="0cm" fo:margin-top="0.005cm" fo:margin-bottom="0cm" loext:contextual-spacing="false" fo:text-indent="0cm" style:auto-text-indent="false">
        <style:tab-stops>
          <style:tab-stop style:position="1.053cm"/>
        </style:tab-stops>
      </style:paragraph-properties>
      <style:text-properties fo:font-weight="bold" officeooo:paragraph-rsid="00fe359a" style:font-weight-asian="bold" style:font-size-complex="5pt"/>
    </style:style>
    <style:style style:name="P413" style:family="paragraph" style:parent-style-name="Standard">
      <style:paragraph-properties fo:margin-left="0cm" fo:margin-right="0cm" fo:margin-top="0.005cm" fo:margin-bottom="0cm" loext:contextual-spacing="false" style:line-height-at-least="0.353cm" fo:text-indent="0cm" style:auto-text-indent="false">
        <style:tab-stops>
          <style:tab-stop style:position="0.051cm"/>
        </style:tab-stops>
      </style:paragraph-properties>
      <style:text-properties officeooo:paragraph-rsid="01a7767b"/>
    </style:style>
    <style:style style:name="P414" style:family="paragraph" style:parent-style-name="Preformatted_20_Text">
      <style:paragraph-properties fo:margin-left="0cm" fo:margin-right="0cm" fo:margin-top="0.005cm" fo:margin-bottom="0cm" loext:contextual-spacing="false" fo:text-indent="0cm" style:auto-text-indent="false">
        <style:tab-stops>
          <style:tab-stop style:position="0.051cm"/>
        </style:tab-stops>
      </style:paragraph-properties>
      <style:text-properties fo:font-size="12pt" fo:font-weight="bold" officeooo:rsid="018952aa" officeooo:paragraph-rsid="018952aa" style:font-size-asian="10.5pt" style:font-weight-asian="bold" style:font-size-complex="12pt" style:font-weight-complex="bold"/>
    </style:style>
    <style:style style:name="P415" style:family="paragraph" style:parent-style-name="Body_20_Text">
      <style:paragraph-properties fo:margin-left="0cm" fo:margin-right="0cm" fo:line-height="0.483cm" fo:text-indent="0cm" style:auto-text-indent="false">
        <style:tab-stops>
          <style:tab-stop style:position="0.002cm"/>
          <style:tab-stop style:position="16.526cm" style:type="right" style:leader-style="dotted" style:leader-text="."/>
        </style:tab-stops>
      </style:paragraph-properties>
      <style:text-properties fo:color="#000000"/>
    </style:style>
    <style:style style:name="P416" style:family="paragraph" style:parent-style-name="Table_20_Paragraph">
      <style:paragraph-properties fo:margin-left="0cm" fo:margin-right="0cm" fo:text-indent="0cm" style:auto-text-indent="false">
        <style:tab-stops/>
      </style:paragraph-properties>
      <style:text-properties fo:font-size="10pt" style:font-size-asian="10pt"/>
    </style:style>
    <style:style style:name="P417" style:family="paragraph" style:parent-style-name="Table_20_Paragraph">
      <style:paragraph-properties fo:margin-left="0cm" fo:margin-right="0cm" fo:text-indent="0cm" style:auto-text-indent="false">
        <style:tab-stops/>
      </style:paragraph-properties>
      <style:text-properties fo:font-size="8pt" officeooo:rsid="005390fe" officeooo:paragraph-rsid="005390fe" style:font-size-asian="8pt"/>
    </style:style>
    <style:style style:name="P418" style:family="paragraph" style:parent-style-name="Normal">
      <style:paragraph-properties fo:margin-left="0.18cm" fo:margin-right="0.647cm" fo:margin-top="0.09cm" fo:margin-bottom="0cm" loext:contextual-spacing="false" fo:line-height="107%" fo:text-indent="0cm" style:auto-text-indent="false">
        <style:tab-stops/>
      </style:paragraph-properties>
      <style:text-properties style:font-name="Calibri" fo:font-size="12pt" officeooo:paragraph-rsid="002a65cb" style:font-name-asian="Calibri" style:font-size-asian="12pt" style:font-name-complex="Calibri" style:font-size-complex="12pt"/>
    </style:style>
    <style:style style:name="P419"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065e579"/>
    </style:style>
    <style:style style:name="P420" style:family="paragraph" style:parent-style-name="Normal">
      <style:paragraph-properties fo:margin-left="0.18cm" fo:margin-right="0.494cm" fo:margin-top="0.279cm" fo:margin-bottom="0cm" loext:contextual-spacing="false" fo:line-height="107%" fo:text-align="justify" style:justify-single-word="false" fo:text-indent="0cm" style:auto-text-indent="false">
        <style:tab-stops/>
      </style:paragraph-properties>
      <style:text-properties officeooo:paragraph-rsid="01bdd477"/>
    </style:style>
    <style:style style:name="P421"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0ffb608"/>
    </style:style>
    <style:style style:name="P422"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0ca09"/>
    </style:style>
    <style:style style:name="P423"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85fc2"/>
    </style:style>
    <style:style style:name="P424"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b6a33"/>
    </style:style>
    <style:style style:name="P425" style:family="paragraph" style:parent-style-name="Normal">
      <style:paragraph-properties fo:margin-left="0cm" fo:margin-right="0.127cm" fo:text-align="center" style:justify-single-word="false" fo:orphans="2" fo:widows="2" fo:text-indent="0cm" style:auto-text-indent="false" style:text-autospace="ideograph-alpha"/>
      <style:text-properties officeooo:paragraph-rsid="010da96c"/>
    </style:style>
    <style:style style:name="P426" style:family="paragraph" style:parent-style-name="Normal">
      <style:paragraph-properties fo:margin-left="0cm" fo:margin-right="0.127cm" fo:text-align="justify" style:justify-single-word="false" fo:orphans="2" fo:widows="2" fo:text-indent="0cm" style:auto-text-indent="false" style:text-autospace="ideograph-alpha"/>
      <style:text-properties officeooo:paragraph-rsid="00fe359a"/>
    </style:style>
    <style:style style:name="P427" style:family="paragraph" style:parent-style-name="Normal">
      <style:paragraph-properties fo:margin-top="0.106cm" fo:margin-bottom="0.106cm" loext:contextual-spacing="false" fo:text-align="center" style:justify-single-word="false" fo:orphans="2" fo:widows="2" style:text-autospace="ideograph-alpha"/>
      <style:text-properties officeooo:paragraph-rsid="00fe359a"/>
    </style:style>
    <style:style style:name="P428" style:family="paragraph" style:parent-style-name="Preformatted_20_Text">
      <style:text-properties style:font-name="Consolas"/>
    </style:style>
    <style:style style:name="P429" style:family="paragraph" style:parent-style-name="Preformatted_20_Text">
      <style:paragraph-properties fo:margin-top="0cm" fo:margin-bottom="0.499cm" loext:contextual-spacing="false"/>
    </style:style>
    <style:style style:name="P430" style:family="paragraph" style:parent-style-name="Table_20_Paragraph">
      <style:paragraph-properties fo:margin-left="0.097cm" fo:margin-right="0cm" fo:margin-top="0.127cm" fo:margin-bottom="0cm" loext:contextual-spacing="false" fo:text-indent="0cm" style:auto-text-indent="false">
        <style:tab-stops/>
      </style:paragraph-properties>
      <style:text-properties officeooo:paragraph-rsid="01a7767b"/>
    </style:style>
    <style:style style:name="P431" style:family="paragraph" style:parent-style-name="Table_20_Paragraph">
      <style:paragraph-properties fo:margin-left="0cm" fo:margin-right="0.093cm" fo:margin-top="0.127cm" fo:margin-bottom="0cm" loext:contextual-spacing="false" fo:text-align="end" style:justify-single-word="false" fo:text-indent="0cm" style:auto-text-indent="false"/>
      <style:text-properties officeooo:paragraph-rsid="01a7767b"/>
    </style:style>
    <style:style style:name="P432" style:family="paragraph" style:parent-style-name="Table_20_Paragraph">
      <style:paragraph-properties fo:margin-left="0.097cm" fo:margin-right="6.267cm" fo:margin-top="0.019cm" fo:margin-bottom="0cm" loext:contextual-spacing="false" fo:line-height="109%" fo:text-indent="0cm" style:auto-text-indent="false">
        <style:tab-stops/>
      </style:paragraph-properties>
      <style:text-properties officeooo:paragraph-rsid="01a7767b"/>
    </style:style>
    <style:style style:name="P433" style:family="paragraph" style:parent-style-name="Table_20_Paragraph">
      <style:paragraph-properties fo:margin-left="0.131cm" fo:margin-right="0cm" fo:margin-top="0.132cm" fo:margin-bottom="0cm" loext:contextual-spacing="false" fo:text-indent="0cm" style:auto-text-indent="false">
        <style:tab-stops/>
      </style:paragraph-properties>
      <style:text-properties officeooo:paragraph-rsid="01a7767b"/>
    </style:style>
    <style:style style:name="P434" style:family="paragraph" style:parent-style-name="Table_20_Paragraph">
      <style:paragraph-properties fo:margin-left="0.131cm" fo:margin-right="0cm" fo:margin-top="0.097cm" fo:margin-bottom="0cm" loext:contextual-spacing="false" fo:text-indent="0cm" style:auto-text-indent="false">
        <style:tab-stops/>
      </style:paragraph-properties>
      <style:text-properties officeooo:paragraph-rsid="01a7767b"/>
    </style:style>
    <style:style style:name="P435" style:family="paragraph" style:parent-style-name="Table_20_Paragraph">
      <style:paragraph-properties fo:margin-left="0.131cm" fo:margin-right="0cm" fo:margin-top="0.005cm" fo:margin-bottom="0cm" loext:contextual-spacing="false" fo:text-indent="0cm" style:auto-text-indent="false">
        <style:tab-stops/>
      </style:paragraph-properties>
      <style:text-properties officeooo:paragraph-rsid="01a7767b"/>
    </style:style>
    <style:style style:name="P436" style:family="paragraph" style:parent-style-name="Table_20_Paragraph">
      <style:paragraph-properties fo:margin-left="0.21cm" fo:margin-right="0cm" fo:margin-top="0.132cm" fo:margin-bottom="0cm" loext:contextual-spacing="false" fo:text-indent="0cm" style:auto-text-indent="false">
        <style:tab-stops/>
      </style:paragraph-properties>
      <style:text-properties officeooo:paragraph-rsid="01a7767b"/>
    </style:style>
    <style:style style:name="P437" style:family="paragraph" style:parent-style-name="Table_20_Paragraph">
      <style:paragraph-properties fo:margin-left="0.446cm" fo:margin-right="0cm" fo:margin-top="0.132cm" fo:margin-bottom="0cm" loext:contextual-spacing="false" fo:text-indent="0cm" style:auto-text-indent="false">
        <style:tab-stops/>
      </style:paragraph-properties>
      <style:text-properties officeooo:paragraph-rsid="01a7767b"/>
    </style:style>
    <style:style style:name="P438" style:family="paragraph" style:parent-style-name="Table_20_Paragraph">
      <style:paragraph-properties fo:margin-left="0.342cm" fo:margin-right="0cm" fo:margin-top="0.132cm" fo:margin-bottom="0cm" loext:contextual-spacing="false" fo:text-indent="0cm" style:auto-text-indent="false">
        <style:tab-stops/>
      </style:paragraph-properties>
      <style:text-properties officeooo:paragraph-rsid="01a7767b"/>
    </style:style>
    <style:style style:name="P439" style:family="paragraph" style:parent-style-name="Table_20_Paragraph">
      <style:paragraph-properties fo:margin-left="0.155cm" fo:margin-right="0cm" fo:margin-top="0.132cm" fo:margin-bottom="0cm" loext:contextual-spacing="false" fo:text-indent="0cm" style:auto-text-indent="false">
        <style:tab-stops/>
      </style:paragraph-properties>
      <style:text-properties officeooo:paragraph-rsid="01a7767b"/>
    </style:style>
    <style:style style:name="P440" style:family="paragraph" style:parent-style-name="Table_20_Paragraph">
      <style:paragraph-properties fo:margin-left="0.007cm" fo:margin-right="0cm" fo:margin-top="0.132cm" fo:margin-bottom="0cm" loext:contextual-spacing="false" fo:text-align="center" style:justify-single-word="false" fo:text-indent="0cm" style:auto-text-indent="false">
        <style:tab-stops/>
      </style:paragraph-properties>
      <style:text-properties officeooo:paragraph-rsid="01a7767b"/>
    </style:style>
    <style:style style:name="P441" style:family="paragraph" style:parent-style-name="Table_20_Paragraph">
      <style:paragraph-properties fo:margin-left="0.131cm" fo:margin-right="0.055cm" fo:margin-top="0.191cm" fo:margin-bottom="0cm" loext:contextual-spacing="false" fo:line-height="108%" fo:text-indent="0cm" style:auto-text-indent="false">
        <style:tab-stops/>
      </style:paragraph-properties>
      <style:text-properties officeooo:paragraph-rsid="01a7767b"/>
    </style:style>
    <style:style style:name="P442" style:family="paragraph" style:parent-style-name="Table_20_Paragraph">
      <style:paragraph-properties fo:margin-left="0.131cm" fo:margin-right="0.072cm" fo:margin-top="0.159cm" fo:margin-bottom="0cm" loext:contextual-spacing="false" fo:line-height="108%" fo:text-indent="0cm" style:auto-text-indent="false">
        <style:tab-stops/>
      </style:paragraph-properties>
      <style:text-properties officeooo:paragraph-rsid="01a7767b"/>
    </style:style>
    <style:style style:name="P443" style:family="paragraph" style:parent-style-name="Table_20_Paragraph">
      <style:paragraph-properties fo:margin-left="0.766cm" fo:margin-right="0cm" fo:margin-top="0.097cm" fo:margin-bottom="0cm" loext:contextual-spacing="false" fo:text-indent="0cm" style:auto-text-indent="false">
        <style:tab-stops/>
      </style:paragraph-properties>
      <style:text-properties officeooo:paragraph-rsid="01a7767b"/>
    </style:style>
    <style:style style:name="P444" style:family="paragraph" style:parent-style-name="Table_20_Paragraph">
      <style:paragraph-properties fo:margin-left="0.766cm" fo:margin-right="0cm" fo:margin-top="0.191cm" fo:margin-bottom="0cm" loext:contextual-spacing="false" fo:text-indent="0cm" style:auto-text-indent="false">
        <style:tab-stops/>
      </style:paragraph-properties>
      <style:text-properties officeooo:paragraph-rsid="01a7767b"/>
    </style:style>
    <style:style style:name="P445" style:family="paragraph" style:parent-style-name="Table_20_Paragraph">
      <style:paragraph-properties fo:margin-left="1.244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46" style:family="paragraph" style:parent-style-name="Table_20_Paragraph">
      <style:paragraph-properties fo:margin-left="1.244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47" style:family="paragraph" style:parent-style-name="Table_20_Paragraph">
      <style:paragraph-properties fo:margin-left="1.05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48" style:family="paragraph" style:parent-style-name="Table_20_Paragraph">
      <style:paragraph-properties fo:margin-left="1.058cm" fo:margin-right="0cm" fo:margin-top="0.222cm" fo:margin-bottom="0cm" loext:contextual-spacing="false" fo:text-align="center" style:justify-single-word="false" fo:text-indent="0cm" style:auto-text-indent="false">
        <style:tab-stops/>
      </style:paragraph-properties>
      <style:text-properties officeooo:paragraph-rsid="01a7767b"/>
    </style:style>
    <style:style style:name="P449" style:family="paragraph" style:parent-style-name="Table_20_Paragraph">
      <style:paragraph-properties fo:margin-left="1.242cm" fo:margin-right="0cm" fo:margin-top="0.097cm" fo:margin-bottom="0cm" loext:contextual-spacing="false" fo:text-indent="0cm" style:auto-text-indent="false">
        <style:tab-stops/>
      </style:paragraph-properties>
      <style:text-properties officeooo:paragraph-rsid="01a7767b"/>
    </style:style>
    <style:style style:name="P450" style:family="paragraph" style:parent-style-name="Table_20_Paragraph">
      <style:paragraph-properties fo:margin-left="1.242cm" fo:margin-right="0cm" fo:margin-top="0.191cm" fo:margin-bottom="0cm" loext:contextual-spacing="false" fo:text-indent="0cm" style:auto-text-indent="false">
        <style:tab-stops/>
      </style:paragraph-properties>
      <style:text-properties officeooo:paragraph-rsid="01a7767b"/>
    </style:style>
    <style:style style:name="P451" style:family="paragraph" style:parent-style-name="Table_20_Paragraph">
      <style:paragraph-properties fo:margin-left="1.242cm" fo:margin-right="0cm" fo:margin-top="0.222cm" fo:margin-bottom="0cm" loext:contextual-spacing="false" fo:text-indent="0cm" style:auto-text-indent="false">
        <style:tab-stops/>
      </style:paragraph-properties>
      <style:text-properties officeooo:paragraph-rsid="01a7767b"/>
    </style:style>
    <style:style style:name="P452" style:family="paragraph" style:parent-style-name="Table_20_Paragraph">
      <style:paragraph-properties fo:margin-left="0.968cm" fo:margin-right="0cm" fo:margin-top="0.097cm" fo:margin-bottom="0cm" loext:contextual-spacing="false" fo:text-align="center" style:justify-single-word="false" fo:text-indent="0cm" style:auto-text-indent="false">
        <style:tab-stops/>
      </style:paragraph-properties>
      <style:text-properties officeooo:paragraph-rsid="01a7767b"/>
    </style:style>
    <style:style style:name="P453"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54" style:family="paragraph" style:parent-style-name="Table_20_Paragraph">
      <style:paragraph-properties fo:margin-left="0.968cm" fo:margin-right="0cm" fo:margin-top="0.191cm" fo:margin-bottom="0cm" loext:contextual-spacing="false" fo:text-align="center" style:justify-single-word="false" fo:text-indent="0cm" style:auto-text-indent="false">
        <style:tab-stops/>
      </style:paragraph-properties>
      <style:text-properties officeooo:paragraph-rsid="01a95f22"/>
    </style:style>
    <style:style style:name="P455" style:family="paragraph" style:parent-style-name="Table_20_Paragraph">
      <style:paragraph-properties fo:margin-left="0.78cm" fo:margin-right="0cm" fo:margin-top="0.191cm" fo:margin-bottom="0cm" loext:contextual-spacing="false" fo:text-align="center" style:justify-single-word="false" fo:text-indent="0cm" style:auto-text-indent="false">
        <style:tab-stops/>
      </style:paragraph-properties>
      <style:text-properties officeooo:paragraph-rsid="01a7767b"/>
    </style:style>
    <style:style style:name="P456" style:family="paragraph" style:parent-style-name="Table_20_Paragraph">
      <style:paragraph-properties fo:margin-left="1.877cm" fo:margin-right="0cm" fo:margin-top="0.097cm" fo:margin-bottom="0cm" loext:contextual-spacing="false" fo:text-indent="0cm" style:auto-text-indent="false">
        <style:tab-stops/>
      </style:paragraph-properties>
      <style:text-properties officeooo:paragraph-rsid="01a7767b"/>
    </style:style>
    <style:style style:name="P457"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7767b"/>
    </style:style>
    <style:style style:name="P458" style:family="paragraph" style:parent-style-name="Table_20_Paragraph">
      <style:paragraph-properties fo:margin-left="1.877cm" fo:margin-right="0cm" fo:margin-top="0.191cm" fo:margin-bottom="0cm" loext:contextual-spacing="false" fo:text-indent="0cm" style:auto-text-indent="false">
        <style:tab-stops/>
      </style:paragraph-properties>
      <style:text-properties officeooo:paragraph-rsid="01a95f22"/>
    </style:style>
    <style:style style:name="P459" style:family="paragraph" style:parent-style-name="Table_20_Paragraph">
      <style:paragraph-properties fo:margin-left="0cm" fo:margin-right="0.125cm" fo:margin-top="0.132cm" fo:margin-bottom="0cm" loext:contextual-spacing="false" fo:text-align="end" style:justify-single-word="false" fo:text-indent="0cm" style:auto-text-indent="false"/>
      <style:text-properties officeooo:paragraph-rsid="01a7767b"/>
    </style:style>
    <style:style style:name="P460" style:family="paragraph" style:parent-style-name="Table_20_Paragraph">
      <style:paragraph-properties fo:margin-left="0cm" fo:margin-right="0.125cm" fo:margin-top="0.044cm" fo:margin-bottom="0cm" loext:contextual-spacing="false" fo:text-align="end" style:justify-single-word="false" fo:text-indent="0cm" style:auto-text-indent="false"/>
      <style:text-properties officeooo:paragraph-rsid="01a7767b"/>
    </style:style>
    <style:style style:name="P461" style:family="paragraph" style:parent-style-name="Table_20_Paragraph">
      <style:paragraph-properties fo:margin-left="0.792cm" fo:margin-right="0cm" fo:margin-top="0.132cm" fo:margin-bottom="0cm" loext:contextual-spacing="false" fo:text-indent="0cm" style:auto-text-indent="false">
        <style:tab-stops/>
      </style:paragraph-properties>
      <style:text-properties officeooo:paragraph-rsid="01a7767b"/>
    </style:style>
    <style:style style:name="P462" style:family="paragraph" style:parent-style-name="Table_20_Paragraph">
      <style:paragraph-properties fo:margin-left="0.898cm" fo:margin-right="0cm" fo:margin-top="0.132cm" fo:margin-bottom="0cm" loext:contextual-spacing="false" fo:text-indent="0cm" style:auto-text-indent="false">
        <style:tab-stops/>
      </style:paragraph-properties>
      <style:text-properties officeooo:paragraph-rsid="01a7767b"/>
    </style:style>
    <style:style style:name="P463" style:family="paragraph" style:parent-style-name="Table_20_Paragraph">
      <style:paragraph-properties fo:margin-left="2.75cm" fo:margin-right="0cm" fo:margin-top="0.044cm" fo:margin-bottom="0cm" loext:contextual-spacing="false" fo:text-indent="0cm" style:auto-text-indent="false">
        <style:tab-stops/>
      </style:paragraph-properties>
      <style:text-properties officeooo:paragraph-rsid="01a7767b"/>
    </style:style>
    <style:style style:name="P464" style:family="paragraph" style:parent-style-name="Table_20_Paragraph">
      <style:paragraph-properties fo:margin-left="1.93cm" fo:margin-right="0cm" fo:margin-top="0.044cm" fo:margin-bottom="0cm" loext:contextual-spacing="false" fo:text-indent="0cm" style:auto-text-indent="false">
        <style:tab-stops/>
      </style:paragraph-properties>
      <style:text-properties officeooo:paragraph-rsid="01a7767b"/>
    </style:style>
    <style:style style:name="P465" style:family="paragraph" style:parent-style-name="Table_20_Paragraph">
      <style:paragraph-properties fo:margin-left="4.152cm" fo:margin-right="0.125cm" fo:margin-top="0.097cm" fo:margin-bottom="0cm" loext:contextual-spacing="false" fo:line-height="131%" fo:text-align="end" style:justify-single-word="false" fo:text-indent="-1.561cm" style:auto-text-indent="false">
        <style:tab-stops>
          <style:tab-stop style:position="2.115cm"/>
        </style:tab-stops>
      </style:paragraph-properties>
      <style:text-properties officeooo:paragraph-rsid="01a7767b"/>
    </style:style>
    <style:style style:name="P466" style:family="paragraph" style:parent-style-name="Table_20_Contents">
      <style:text-properties fo:font-size="12pt" officeooo:rsid="01834fff" officeooo:paragraph-rsid="01834fff" style:font-size-asian="10.5pt" style:font-size-complex="12pt"/>
    </style:style>
    <style:style style:name="P467" style:family="paragraph" style:parent-style-name="Table_20_Contents">
      <style:text-properties fo:font-size="12pt" officeooo:rsid="01834fff" officeooo:paragraph-rsid="019062d5" style:font-size-asian="10.5pt" style:font-size-complex="12pt"/>
    </style:style>
    <style:style style:name="P468" style:family="paragraph" style:parent-style-name="Normal">
      <style:paragraph-properties fo:margin-left="0.18cm" fo:margin-right="1.011cm" fo:margin-top="0.065cm" fo:margin-bottom="0cm" loext:contextual-spacing="false" fo:line-height="107%" fo:text-indent="0cm" style:auto-text-indent="false">
        <style:tab-stops/>
      </style:paragraph-properties>
    </style:style>
    <style:style style:name="P469" style:family="paragraph" style:parent-style-name="Standard">
      <style:paragraph-properties fo:margin-left="0.273cm" fo:margin-right="0cm" fo:margin-top="0.441cm" fo:margin-bottom="0cm" loext:contextual-spacing="false" fo:text-indent="0cm" style:auto-text-indent="false">
        <style:tab-stops/>
      </style:paragraph-properties>
      <style:text-properties officeooo:paragraph-rsid="01a7767b"/>
    </style:style>
    <style:style style:name="P470" style:family="paragraph" style:parent-style-name="Standard">
      <style:paragraph-properties fo:margin-top="0.018cm" fo:margin-bottom="0cm" loext:contextual-spacing="false"/>
      <style:text-properties style:font-name="Times New Roman" fo:font-size="4.5pt" officeooo:paragraph-rsid="01a7767b" style:font-name-asian="Times New Roman" style:font-size-asian="4.5pt" style:font-name-complex="Times New Roman" style:font-size-complex="4.5pt"/>
    </style:style>
    <style:style style:name="P471" style:family="paragraph" style:parent-style-name="Standard">
      <style:paragraph-properties fo:margin-left="0.026cm" fo:margin-right="0cm" fo:line-height="0.799cm" fo:text-align="center" style:justify-single-word="false" fo:text-indent="0cm" style:auto-text-indent="false">
        <style:tab-stops/>
      </style:paragraph-properties>
      <style:text-properties officeooo:paragraph-rsid="01a7767b"/>
    </style:style>
    <style:style style:name="P472" style:family="paragraph" style:parent-style-name="Standard">
      <style:paragraph-properties fo:margin-left="0.286cm" fo:margin-right="0cm" style:line-height-at-least="0.353cm" fo:text-indent="0cm" style:auto-text-indent="false">
        <style:tab-stops/>
      </style:paragraph-properties>
      <style:text-properties officeooo:paragraph-rsid="01a7767b"/>
    </style:style>
    <style:style style:name="P473" style:family="paragraph" style:parent-style-name="Standard">
      <style:paragraph-properties fo:margin-left="0.235cm" fo:margin-right="0cm" fo:margin-top="0.166cm" fo:margin-bottom="0cm" loext:contextual-spacing="false" fo:text-indent="0cm" style:auto-text-indent="false">
        <style:tab-stops/>
      </style:paragraph-properties>
    </style:style>
    <style:style style:name="P474" style:family="paragraph" style:parent-style-name="Standard">
      <style:paragraph-properties fo:margin-left="0.235cm" fo:margin-right="12.51cm" fo:margin-top="0.069cm" fo:margin-bottom="0cm" loext:contextual-spacing="false" fo:line-height="109%" fo:text-indent="0cm" style:auto-text-indent="false">
        <style:tab-stops/>
      </style:paragraph-properties>
      <style:text-properties officeooo:paragraph-rsid="01a7767b"/>
    </style:style>
    <style:style style:name="P475" style:family="paragraph" style:parent-style-name="Table_20_Paragraph">
      <style:paragraph-properties fo:margin-left="0.131cm" fo:margin-right="1.021cm" fo:margin-top="0.191cm" fo:margin-bottom="0cm" loext:contextual-spacing="false" fo:line-height="152%" fo:text-indent="0cm" style:auto-text-indent="false">
        <style:tab-stops/>
      </style:paragraph-properties>
      <style:text-properties officeooo:paragraph-rsid="01ebf35c"/>
    </style:style>
    <style:style style:name="P476" style:family="paragraph" style:parent-style-name="Table_20_Paragraph">
      <style:paragraph-properties fo:margin-left="0.131cm" fo:margin-right="1.655cm" fo:margin-top="0.005cm" fo:margin-bottom="0cm" loext:contextual-spacing="false" fo:line-height="152%" fo:text-indent="0cm" style:auto-text-indent="false">
        <style:tab-stops/>
      </style:paragraph-properties>
      <style:text-properties officeooo:paragraph-rsid="01ebf35c"/>
    </style:style>
    <style:style style:name="P477" style:family="paragraph" style:parent-style-name="Standard" style:list-style-name="L4"/>
    <style:style style:name="P478" style:family="paragraph" style:parent-style-name="Standard" style:list-style-name="L4">
      <style:text-properties officeooo:paragraph-rsid="00c6c34a"/>
    </style:style>
    <style:style style:name="P479" style:family="paragraph" style:parent-style-name="Standard" style:list-style-name="L4">
      <style:text-properties officeooo:paragraph-rsid="00dfe2d2"/>
    </style:style>
    <style:style style:name="P480" style:family="paragraph" style:parent-style-name="Standard" style:list-style-name="L4">
      <style:text-properties officeooo:paragraph-rsid="00f06808"/>
    </style:style>
    <style:style style:name="P481" style:family="paragraph" style:parent-style-name="Standard" style:list-style-name="L6"/>
    <style:style style:name="P482" style:family="paragraph" style:parent-style-name="Standard" style:list-style-name="L7"/>
    <style:style style:name="P483" style:family="paragraph" style:parent-style-name="Standard" style:list-style-name="L7">
      <style:text-properties officeooo:paragraph-rsid="00e6e7bf"/>
    </style:style>
    <style:style style:name="P484" style:family="paragraph" style:parent-style-name="Standard" style:list-style-name="L7">
      <style:text-properties style:font-name="Arial" fo:font-size="12pt" fo:font-weight="bold" officeooo:paragraph-rsid="00e2bb44" style:font-size-asian="12pt" style:font-weight-asian="bold" style:font-size-complex="12pt" style:font-weight-complex="bold"/>
    </style:style>
    <style:style style:name="P485" style:family="paragraph" style:parent-style-name="Standard" style:list-style-name="L12">
      <style:text-properties style:font-name="Arial" fo:font-size="12pt" fo:font-weight="bold" officeooo:rsid="0054696e" officeooo:paragraph-rsid="00866c80" style:font-size-asian="12pt" style:font-weight-asian="bold" style:font-size-complex="12pt" style:font-weight-complex="bold"/>
    </style:style>
    <style:style style:name="P486" style:family="paragraph" style:parent-style-name="Standard" style:list-style-name="L9">
      <style:text-properties style:font-name="Arial" fo:font-size="12pt" fo:font-weight="normal" officeooo:rsid="001c1bdd" officeooo:paragraph-rsid="00c6c34a" style:font-size-asian="12pt" style:font-weight-asian="normal" style:font-size-complex="12pt" style:font-weight-complex="normal"/>
    </style:style>
    <style:style style:name="P487" style:family="paragraph" style:parent-style-name="Standard">
      <style:text-properties style:font-name="Arial" fo:font-size="12pt" fo:font-weight="normal" officeooo:rsid="001c1bdd" officeooo:paragraph-rsid="00c6c34a" style:font-size-asian="12pt" style:font-weight-asian="normal" style:font-size-complex="12pt" style:font-weight-complex="normal"/>
    </style:style>
    <style:style style:name="P488" style:family="paragraph" style:parent-style-name="Standard" style:list-style-name="L9">
      <style:text-properties style:font-name="Arial" fo:font-size="12pt" fo:font-weight="normal" officeooo:rsid="001e8765" officeooo:paragraph-rsid="00c6c34a" style:font-size-asian="12pt" style:font-weight-asian="normal" style:font-size-complex="12pt" style:font-weight-complex="normal"/>
    </style:style>
    <style:style style:name="P489" style:family="paragraph" style:parent-style-name="Standard">
      <style:text-properties style:font-name="Arial" fo:font-size="12pt" fo:font-weight="normal" officeooo:rsid="001ca665" officeooo:paragraph-rsid="00c6c34a" style:font-size-asian="12pt" style:font-weight-asian="normal" style:font-size-complex="12pt" style:font-weight-complex="normal"/>
    </style:style>
    <style:style style:name="P490" style:family="paragraph" style:parent-style-name="Standard" style:list-style-name="L9">
      <style:text-properties style:font-name="Arial" fo:font-size="12pt" fo:font-weight="normal" officeooo:rsid="00f5d409" officeooo:paragraph-rsid="00c6c34a" style:font-size-asian="12pt" style:font-weight-asian="normal" style:font-size-complex="12pt" style:font-weight-complex="normal"/>
    </style:style>
    <style:style style:name="P491" style:family="paragraph" style:parent-style-name="Standard" style:list-style-name="L9">
      <style:text-properties style:font-name="Arial" fo:font-size="12pt" fo:font-weight="normal" officeooo:rsid="00222e0c" officeooo:paragraph-rsid="00c6c34a" style:font-size-asian="12pt" style:font-weight-asian="normal" style:font-size-complex="12pt" style:font-weight-complex="normal"/>
    </style:style>
    <style:style style:name="P492" style:family="paragraph" style:parent-style-name="Standard" style:list-style-name="L9">
      <style:text-properties style:font-name="Arial" fo:font-size="12pt" fo:font-weight="normal" officeooo:rsid="00232190" officeooo:paragraph-rsid="00c6c34a" style:font-size-asian="12pt" style:font-weight-asian="normal" style:font-size-complex="12pt" style:font-weight-complex="normal"/>
    </style:style>
    <style:style style:name="P493" style:family="paragraph" style:parent-style-name="Standard" style:list-style-name="L9">
      <style:text-properties style:font-name="Arial" fo:font-size="12pt" fo:font-weight="normal" officeooo:rsid="00260237" officeooo:paragraph-rsid="00c6c34a" style:font-size-asian="12pt" style:font-weight-asian="normal" style:font-size-complex="12pt" style:font-weight-complex="normal"/>
    </style:style>
    <style:style style:name="P494" style:family="paragraph" style:parent-style-name="Standard">
      <style:text-properties style:font-name="Arial" fo:font-size="12pt" fo:font-weight="normal" officeooo:rsid="00260237" officeooo:paragraph-rsid="00c6c34a" style:font-size-asian="12pt" style:font-weight-asian="normal" style:font-size-complex="12pt" style:font-weight-complex="normal"/>
    </style:style>
    <style:style style:name="P495" style:family="paragraph" style:parent-style-name="Standard" style:list-style-name="L9">
      <style:text-properties style:font-name="Arial" fo:font-size="12pt" fo:font-weight="normal" officeooo:rsid="00289879" officeooo:paragraph-rsid="00c6c34a" style:font-size-asian="12pt" style:font-weight-asian="normal" style:font-size-complex="12pt" style:font-weight-complex="normal"/>
    </style:style>
    <style:style style:name="P496" style:family="paragraph" style:parent-style-name="Standard" style:list-style-name="L9">
      <style:text-properties style:font-name="Arial" fo:font-size="12pt" fo:font-weight="normal" officeooo:rsid="002bbf9c" officeooo:paragraph-rsid="00f9fee6" style:font-size-asian="12pt" style:font-weight-asian="normal" style:font-size-complex="12pt" style:font-weight-complex="normal"/>
    </style:style>
    <style:style style:name="P497" style:family="paragraph" style:parent-style-name="Standard" style:list-style-name="L9">
      <style:text-properties style:font-name="Arial" fo:font-size="12pt" fo:font-weight="normal" officeooo:rsid="002d27eb" officeooo:paragraph-rsid="00f9fee6" style:font-size-asian="12pt" style:font-weight-asian="normal" style:font-size-complex="12pt" style:font-weight-complex="normal"/>
    </style:style>
    <style:style style:name="P498" style:family="paragraph" style:parent-style-name="Standard" style:list-style-name="L9">
      <style:text-properties style:font-name="Arial" fo:font-size="12pt" fo:font-weight="normal" officeooo:rsid="002dc411" officeooo:paragraph-rsid="00c6c34a" style:font-size-asian="12pt" style:font-weight-asian="normal" style:font-size-complex="12pt" style:font-weight-complex="normal"/>
    </style:style>
    <style:style style:name="P499" style:family="paragraph" style:parent-style-name="Standard" style:list-style-name="L9">
      <style:text-properties style:font-name="Arial" fo:font-size="12pt" fo:font-weight="normal" officeooo:rsid="00302308" officeooo:paragraph-rsid="00c6c34a" style:font-size-asian="12pt" style:font-weight-asian="normal" style:font-size-complex="12pt" style:font-weight-complex="normal"/>
    </style:style>
    <style:style style:name="P500" style:family="paragraph" style:parent-style-name="Standard" style:list-style-name="L9">
      <style:text-properties style:font-name="Arial" fo:font-size="12pt" fo:font-weight="normal" officeooo:rsid="0030e55b" officeooo:paragraph-rsid="00c6c34a" style:font-size-asian="12pt" style:font-weight-asian="normal" style:font-size-complex="12pt" style:font-weight-complex="normal"/>
    </style:style>
    <style:style style:name="P501" style:family="paragraph" style:parent-style-name="Standard" style:list-style-name="L12">
      <style:text-properties style:font-name="Arial" fo:font-size="12pt" fo:font-weight="normal" officeooo:rsid="00517d98" officeooo:paragraph-rsid="008a1c3b" style:font-size-asian="12pt" style:font-weight-asian="normal" style:font-size-complex="12pt" style:font-weight-complex="normal"/>
    </style:style>
    <style:style style:name="P502" style:family="paragraph" style:parent-style-name="Standard" style:list-style-name="L12">
      <style:text-properties style:font-name="Arial" fo:font-size="12pt" fo:font-weight="normal" officeooo:rsid="0053082b" officeooo:paragraph-rsid="00866c80" style:font-size-asian="12pt" style:font-weight-asian="normal" style:font-size-complex="12pt" style:font-weight-complex="normal"/>
    </style:style>
    <style:style style:name="P503" style:family="paragraph" style:parent-style-name="Standard" style:list-style-name="L12">
      <style:text-properties style:font-name="Arial" fo:font-size="12pt" fo:font-weight="normal" officeooo:rsid="0054696e" officeooo:paragraph-rsid="00866c80" style:font-size-asian="12pt" style:font-weight-asian="normal" style:font-size-complex="12pt" style:font-weight-complex="normal"/>
    </style:style>
    <style:style style:name="P504" style:family="paragraph" style:parent-style-name="Standard" style:list-style-name="L12">
      <style:text-properties style:font-name="Arial" fo:font-size="12pt" fo:font-weight="normal" officeooo:rsid="0058c046" officeooo:paragraph-rsid="00866c80" style:font-size-asian="12pt" style:font-weight-asian="normal" style:font-size-complex="12pt" style:font-weight-complex="normal"/>
    </style:style>
    <style:style style:name="P505" style:family="paragraph" style:parent-style-name="Standard" style:list-style-name="L12">
      <style:text-properties style:font-name="Arial" fo:font-size="12pt" fo:font-weight="normal" officeooo:rsid="005549e1" officeooo:paragraph-rsid="00866c80" style:font-size-asian="12pt" style:font-weight-asian="normal" style:font-size-complex="12pt" style:font-weight-complex="normal"/>
    </style:style>
    <style:style style:name="P506" style:family="paragraph" style:parent-style-name="Standard" style:list-style-name="L12">
      <style:text-properties style:font-name="Arial" fo:font-size="12pt" fo:font-weight="normal" officeooo:rsid="005549e1" officeooo:paragraph-rsid="008cdb52" style:font-size-asian="12pt" style:font-weight-asian="normal" style:font-size-complex="12pt" style:font-weight-complex="normal"/>
    </style:style>
    <style:style style:name="P507" style:family="paragraph" style:parent-style-name="Standard" style:list-style-name="L12">
      <style:text-properties style:font-name="Arial" fo:font-size="12pt" fo:font-weight="normal" officeooo:rsid="0058d2cf" officeooo:paragraph-rsid="008cdb52" style:font-size-asian="12pt" style:font-weight-asian="normal" style:font-size-complex="12pt" style:font-weight-complex="normal"/>
    </style:style>
    <style:style style:name="P508" style:family="paragraph" style:parent-style-name="Standard" style:list-style-name="L12">
      <style:text-properties style:font-name="Arial" fo:font-size="12pt" fo:font-weight="normal" officeooo:rsid="02089491" officeooo:paragraph-rsid="02089491" style:font-size-asian="12pt" style:font-weight-asian="normal" style:font-size-complex="12pt" style:font-weight-complex="normal"/>
    </style:style>
    <style:style style:name="P509" style:family="paragraph" style:parent-style-name="Standard" style:list-style-name="L11">
      <style:text-properties style:font-name="Arial" fo:font-size="12pt" style:text-underline-style="none" fo:font-weight="bold" officeooo:rsid="0048dbbc" officeooo:paragraph-rsid="015d032f" style:font-size-asian="12pt" style:font-weight-asian="bold" style:font-size-complex="12pt" style:font-weight-complex="bold"/>
    </style:style>
    <style:style style:name="P510" style:family="paragraph" style:parent-style-name="Standard" style:list-style-name="L11">
      <style:text-properties style:font-name="Arial" fo:font-size="12pt" style:text-underline-style="none" fo:font-weight="normal" officeooo:rsid="0048dbbc" officeooo:paragraph-rsid="015d032f" style:font-size-asian="12pt" style:font-weight-asian="normal" style:font-size-complex="12pt" style:font-weight-complex="normal"/>
    </style:style>
    <style:style style:name="P511" style:family="paragraph" style:parent-style-name="Standard" style:list-style-name="L11">
      <style:text-properties style:font-name="Arial" fo:font-size="12pt" style:text-underline-style="none" fo:font-weight="normal" officeooo:rsid="004ad454" officeooo:paragraph-rsid="015d032f" style:font-size-asian="12pt" style:font-weight-asian="normal" style:font-size-complex="12pt" style:font-weight-complex="normal"/>
    </style:style>
    <style:style style:name="P512" style:family="paragraph" style:parent-style-name="Standard" style:list-style-name="L11">
      <style:text-properties style:font-name="Arial" fo:font-size="12pt" style:text-underline-style="none" fo:font-weight="normal" officeooo:rsid="004ceb29" officeooo:paragraph-rsid="015d032f" style:font-size-asian="12pt" style:font-weight-asian="normal" style:font-size-complex="12pt" style:font-weight-complex="normal"/>
    </style:style>
    <style:style style:name="P513" style:family="paragraph" style:parent-style-name="Standard" style:list-style-name="L8"/>
    <style:style style:name="P514" style:family="paragraph" style:parent-style-name="Standard" style:list-style-name="L8">
      <style:text-properties officeooo:paragraph-rsid="00e3c41d"/>
    </style:style>
    <style:style style:name="P515" style:family="paragraph" style:parent-style-name="Standard" style:list-style-name="L9">
      <style:text-properties officeooo:paragraph-rsid="00fc3f1a"/>
    </style:style>
    <style:style style:name="P516" style:family="paragraph" style:parent-style-name="Standard" style:list-style-name="L12">
      <style:text-properties fo:font-size="16pt" fo:font-weight="normal" officeooo:rsid="0058d2cf" officeooo:paragraph-rsid="00866c80" style:font-size-asian="16pt" style:font-weight-asian="normal" style:font-size-complex="14pt" style:font-weight-complex="normal"/>
    </style:style>
    <style:style style:name="P517" style:family="paragraph" style:parent-style-name="Standard">
      <style:text-properties fo:font-size="14pt" fo:font-weight="bold" officeooo:paragraph-rsid="01f54bc6" style:font-size-asian="14pt" style:font-weight-asian="bold" style:font-size-complex="14pt" style:font-weight-complex="bold"/>
    </style:style>
    <style:style style:name="P518" style:family="paragraph" style:parent-style-name="Standard">
      <style:text-properties fo:font-size="14pt" fo:font-weight="bold" officeooo:paragraph-rsid="01f67e15" style:font-size-asian="14pt" style:font-weight-asian="bold" style:font-size-complex="14pt" style:font-weight-complex="bold"/>
    </style:style>
    <style:style style:name="P519" style:family="paragraph" style:parent-style-name="Standard">
      <style:text-properties officeooo:rsid="002972df" officeooo:paragraph-rsid="0122a708"/>
    </style:style>
    <style:style style:name="P520" style:family="paragraph" style:parent-style-name="Standard">
      <style:text-properties officeooo:paragraph-rsid="01f67e15"/>
    </style:style>
    <style:style style:name="P521" style:family="paragraph" style:parent-style-name="Standard">
      <style:text-properties officeooo:paragraph-rsid="01a7767b"/>
    </style:style>
    <style:style style:name="P522" style:family="paragraph" style:parent-style-name="Standard">
      <style:text-properties officeooo:rsid="01fa5a59" officeooo:paragraph-rsid="01fa5a59"/>
    </style:style>
    <style:style style:name="P523" style:family="paragraph" style:parent-style-name="Standard" style:master-page-name="Standard">
      <style:paragraph-properties fo:margin-top="0.005cm" fo:margin-bottom="0cm" loext:contextual-spacing="false" style:page-number="auto" fo:break-before="page"/>
      <style:text-properties fo:font-size="24.5pt" fo:font-weight="bold" officeooo:rsid="008fad47" officeooo:paragraph-rsid="0090e6ef" style:font-size-asian="24.5pt" style:font-weight-asian="bold"/>
    </style:style>
    <style:style style:name="P524" style:family="paragraph" style:parent-style-name="Standard" style:list-style-name="L1">
      <style:paragraph-properties fo:margin-top="0.005cm" fo:margin-bottom="0cm" loext:contextual-spacing="false"/>
      <style:text-properties style:font-name="Arial" fo:font-size="12pt" fo:font-weight="bold" officeooo:rsid="0090e6ef" officeooo:paragraph-rsid="0090e6ef" style:font-size-asian="10.5pt" style:font-weight-asian="bold" style:font-size-complex="12pt" style:font-weight-complex="bold"/>
    </style:style>
    <style:style style:name="P525" style:family="paragraph" style:parent-style-name="Standard" style:list-style-name="L1">
      <style:paragraph-properties fo:margin-top="0.005cm" fo:margin-bottom="0cm" loext:contextual-spacing="false"/>
      <style:text-properties style:font-name="Arial" fo:font-size="12pt" fo:font-weight="bold" officeooo:rsid="0090e6ef" officeooo:paragraph-rsid="00ac091d" style:font-size-asian="10.5pt" style:font-weight-asian="bold" style:font-size-complex="12pt" style:font-weight-complex="bold"/>
    </style:style>
    <style:style style:name="P526" style:family="paragraph" style:parent-style-name="Standard" style:list-style-name="L1">
      <style:paragraph-properties fo:margin-top="0.005cm" fo:margin-bottom="0cm" loext:contextual-spacing="false"/>
      <style:text-properties style:font-name="Arial" fo:font-size="12pt" fo:font-weight="bold" officeooo:rsid="0090e6ef" officeooo:paragraph-rsid="00988860" style:font-size-asian="10.5pt" style:font-weight-asian="bold" style:font-size-complex="12pt" style:font-weight-complex="bold"/>
    </style:style>
    <style:style style:name="P527" style:family="paragraph" style:parent-style-name="Standard" style:list-style-name="L1">
      <style:paragraph-properties fo:margin-top="0.005cm" fo:margin-bottom="0cm" loext:contextual-spacing="false"/>
      <style:text-properties style:font-name="Arial" fo:font-size="12pt" fo:font-weight="bold" officeooo:rsid="00988860" officeooo:paragraph-rsid="00a79c7d" style:font-size-asian="10.5pt" style:font-weight-asian="bold" style:font-size-complex="12pt" style:font-weight-complex="bold"/>
    </style:style>
    <style:style style:name="P528" style:family="paragraph" style:parent-style-name="Standard" style:list-style-name="L1">
      <style:paragraph-properties fo:margin-top="0.005cm" fo:margin-bottom="0cm" loext:contextual-spacing="false"/>
      <style:text-properties style:font-name="Arial" fo:font-size="12pt" fo:font-weight="bold" officeooo:rsid="0093dca5" officeooo:paragraph-rsid="00a8e333" style:font-size-asian="10.5pt" style:font-weight-asian="bold" style:font-size-complex="12pt" style:font-weight-complex="bold"/>
    </style:style>
    <style:style style:name="P529" style:family="paragraph" style:parent-style-name="Standard" style:list-style-name="L1">
      <style:paragraph-properties fo:margin-top="0.005cm" fo:margin-bottom="0cm" loext:contextual-spacing="false"/>
      <style:text-properties style:font-name="Arial" fo:font-size="12pt" fo:font-weight="bold" officeooo:rsid="00928a5f" officeooo:paragraph-rsid="00988860" style:font-size-asian="10.5pt" style:font-weight-asian="bold" style:font-size-complex="12pt" style:font-weight-complex="bold"/>
    </style:style>
    <style:style style:name="P530" style:family="paragraph" style:parent-style-name="Standard" style:list-style-name="L1">
      <style:paragraph-properties fo:margin-top="0.005cm" fo:margin-bottom="0cm" loext:contextual-spacing="false"/>
      <style:text-properties style:font-name="Arial" fo:font-size="12pt" fo:font-weight="bold" officeooo:rsid="00928a5f" officeooo:paragraph-rsid="00a30dd0" style:font-size-asian="10.5pt" style:font-weight-asian="bold" style:font-size-complex="12pt" style:font-weight-complex="bold"/>
    </style:style>
    <style:style style:name="P531" style:family="paragraph" style:parent-style-name="Standard" style:list-style-name="L1">
      <style:paragraph-properties fo:margin-top="0.005cm" fo:margin-bottom="0cm" loext:contextual-spacing="false"/>
      <style:text-properties style:font-name="Arial" fo:font-size="12pt" fo:font-weight="bold" officeooo:rsid="0091e7e8" officeooo:paragraph-rsid="0091e7e8" style:font-size-asian="10.5pt" style:font-weight-asian="bold" style:font-size-complex="12pt" style:font-weight-complex="bold"/>
    </style:style>
    <style:style style:name="P532" style:family="paragraph" style:parent-style-name="Standard" style:list-style-name="L1">
      <style:paragraph-properties fo:margin-top="0.005cm" fo:margin-bottom="0cm" loext:contextual-spacing="false"/>
      <style:text-properties style:font-name="Arial" fo:font-size="12pt" fo:font-weight="bold" officeooo:rsid="009d1855" officeooo:paragraph-rsid="009d1855" style:font-size-asian="10.5pt" style:font-weight-asian="bold" style:font-size-complex="12pt" style:font-weight-complex="bold"/>
    </style:style>
    <style:style style:name="P533" style:family="paragraph" style:parent-style-name="Standard" style:list-style-name="L1">
      <style:paragraph-properties fo:margin-top="0.005cm" fo:margin-bottom="0cm" loext:contextual-spacing="false"/>
      <style:text-properties style:font-name="Arial" fo:font-size="12pt" fo:font-weight="bold" officeooo:rsid="00ac9e7d" officeooo:paragraph-rsid="00ac9e7d" style:font-size-asian="10.5pt" style:font-weight-asian="bold" style:font-size-complex="12pt" style:font-weight-complex="bold"/>
    </style:style>
    <style:style style:name="P534" style:family="paragraph" style:parent-style-name="Standard" style:list-style-name="L1">
      <style:paragraph-properties fo:margin-top="0.005cm" fo:margin-bottom="0cm" loext:contextual-spacing="false"/>
      <style:text-properties style:font-name="Arial" fo:font-size="12pt" fo:font-weight="bold" officeooo:rsid="0090fd10" officeooo:paragraph-rsid="0090fd10" style:font-size-asian="10.5pt" style:font-weight-asian="bold" style:font-size-complex="12pt" style:font-weight-complex="bold"/>
    </style:style>
    <style:style style:name="P535" style:family="paragraph" style:parent-style-name="Standard" style:list-style-name="L1">
      <style:paragraph-properties fo:margin-top="0.005cm" fo:margin-bottom="0cm" loext:contextual-spacing="false"/>
      <style:text-properties fo:font-size="12pt" fo:font-weight="bold" officeooo:rsid="0090fd10" officeooo:paragraph-rsid="0090fd10" style:font-size-asian="10.5pt" style:font-weight-asian="bold" style:font-size-complex="12pt"/>
    </style:style>
    <style:style style:name="P536" style:family="paragraph" style:parent-style-name="Standard" style:list-style-name="L4">
      <style:paragraph-properties fo:margin-top="0.298cm" fo:margin-bottom="0cm" loext:contextual-spacing="false">
        <style:tab-stops>
          <style:tab-stop style:position="1.503cm"/>
          <style:tab-stop style:position="1.505cm"/>
        </style:tab-stops>
      </style:paragraph-properties>
      <style:text-properties fo:font-size="12pt" officeooo:paragraph-rsid="00da4d26" style:font-size-asian="12pt"/>
    </style:style>
    <style:style style:name="P537"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officeooo:paragraph-rsid="019e3b28"/>
    </style:style>
    <style:style style:name="P538" style:family="paragraph" style:parent-style-name="Standard">
      <style:paragraph-properties fo:margin-left="0cm" fo:margin-right="0cm" fo:margin-top="0.005cm" fo:margin-bottom="0cm" loext:contextual-spacing="false" fo:text-indent="0cm" style:auto-text-indent="false">
        <style:tab-stops>
          <style:tab-stop style:position="0.051cm"/>
        </style:tab-stops>
      </style:paragraph-properties>
      <style:text-properties fo:font-weight="bold" officeooo:rsid="0209b052" officeooo:paragraph-rsid="0209b052" style:font-weight-asian="bold" style:font-weight-complex="bold"/>
    </style:style>
    <style:style style:name="P539" style:family="paragraph" style:parent-style-name="Heading_20_2">
      <style:paragraph-properties fo:margin-left="0.233cm" fo:margin-right="0cm" fo:margin-top="0.388cm" fo:margin-bottom="0.009cm" loext:contextual-spacing="false" fo:text-indent="0cm" style:auto-text-indent="false">
        <style:tab-stops/>
      </style:paragraph-properties>
    </style:style>
    <style:style style:name="P540" style:family="paragraph" style:parent-style-name="Heading_20_2">
      <style:paragraph-properties fo:margin-left="0.183cm" fo:margin-right="0cm" fo:margin-top="0.002cm" fo:margin-bottom="0cm" loext:contextual-spacing="false" fo:text-indent="0cm" style:auto-text-indent="false">
        <style:tab-stops>
          <style:tab-stop style:position="1.067cm"/>
        </style:tab-stops>
      </style:paragraph-properties>
    </style:style>
    <style:style style:name="P541" style:family="paragraph" style:parent-style-name="Body_20_Text" style:master-page-name="Standard">
      <style:paragraph-properties fo:margin-top="0.007cm" fo:margin-bottom="0cm" loext:contextual-spacing="false" style:page-number="auto" fo:break-before="page"/>
      <style:text-properties style:font-name="Times New Roman" fo:font-size="9.5pt" style:font-size-asian="9.5pt"/>
    </style:style>
    <style:style style:name="P542" style:family="paragraph" style:parent-style-name="Body_20_Text" style:master-page-name="Standard">
      <style:paragraph-properties style:page-number="auto" fo:break-before="page"/>
      <style:text-properties style:font-name="Times New Roman" fo:font-size="10pt" style:font-size-asian="10pt"/>
    </style:style>
    <style:style style:name="P543" style:family="paragraph" style:parent-style-name="Body_20_Text" style:master-page-name="Standard">
      <style:paragraph-properties style:page-number="auto" fo:break-before="page"/>
      <style:text-properties fo:font-size="10pt" fo:font-weight="bold" style:font-size-asian="10pt" style:font-weight-asian="bold"/>
    </style:style>
    <style:style style:name="P544" style:family="paragraph" style:parent-style-name="Body_20_Text" style:list-style-name="L10">
      <style:paragraph-properties fo:margin-top="0.012cm" fo:margin-bottom="0cm" loext:contextual-spacing="false"/>
      <style:text-properties officeooo:paragraph-rsid="00c1abcc"/>
    </style:style>
    <style:style style:name="P545" style:family="paragraph" style:parent-style-name="Body_20_Text" style:list-style-name="L10">
      <style:paragraph-properties fo:margin-top="0.012cm" fo:margin-bottom="0cm" loext:contextual-spacing="false"/>
      <style:text-properties officeooo:paragraph-rsid="00c35704"/>
    </style:style>
    <style:style style:name="P546" style:family="paragraph" style:parent-style-name="Body_20_Text">
      <style:paragraph-properties fo:margin-top="0.009cm" fo:margin-bottom="0cm" loext:contextual-spacing="false"/>
      <style:text-properties fo:font-weight="bold" officeooo:paragraph-rsid="00fe359a" style:font-weight-asian="bold" style:font-size-complex="5pt"/>
    </style:style>
    <style:style style:name="P547" style:family="paragraph" style:parent-style-name="Body_20_Text">
      <style:paragraph-properties fo:margin-top="0.009cm" fo:margin-bottom="0cm" loext:contextual-spacing="false"/>
      <style:text-properties style:font-name="Arial" fo:font-size="16pt" fo:font-weight="bold" officeooo:rsid="0080165b" officeooo:paragraph-rsid="00fe359a" style:font-size-asian="16pt" style:font-weight-asian="bold" style:font-size-complex="16pt" style:font-weight-complex="bold"/>
    </style:style>
    <style:style style:name="P548"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49"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officeooo:paragraph-rsid="00722b01" style:font-name-asian="Calibri" style:font-size-asian="12pt" style:font-weight-asian="bold" style:font-name-complex="Calibri" style:font-size-complex="12pt" style:font-weight-complex="bold"/>
    </style:style>
    <style:style style:name="P550" style:family="paragraph" style:parent-style-name="Normal">
      <style:paragraph-properties fo:margin-left="0.18cm" fo:margin-right="0cm" fo:margin-top="0.065cm" fo:margin-bottom="0cm" loext:contextual-spacing="false"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style>
    <style:style style:name="P551" style:family="paragraph" style:parent-style-name="Normal">
      <style:paragraph-properties fo:margin-left="0.18cm" fo:margin-right="0cm" fo:text-indent="0cm" style:auto-text-indent="false">
        <style:tab-stops/>
      </style:paragraph-properties>
      <style:text-properties style:font-name="Calibri" fo:font-size="12pt" fo:font-weight="bold" style:font-name-asian="Calibri" style:font-size-asian="12pt" style:font-weight-asian="bold" style:font-name-complex="Calibri" style:font-size-complex="12pt" style:font-weight-complex="bold"/>
    </style:style>
    <style:style style:name="P552" style:family="paragraph" style:parent-style-name="Normal" style:list-style-name="L2">
      <style:paragraph-properties fo:margin-left="1.448cm" fo:margin-right="0.99cm" fo:margin-top="0.328cm" fo:margin-bottom="0cm" loext:contextual-spacing="false" fo:line-height="106%" fo:text-indent="0cm" style:auto-text-indent="false">
        <style:tab-stops>
          <style:tab-stop style:position="0cm"/>
          <style:tab-stop style:position="0.002cm"/>
        </style:tab-stops>
      </style:paragraph-properties>
      <style:text-properties officeooo:paragraph-rsid="00257e30"/>
    </style:style>
    <style:style style:name="P553" style:family="paragraph" style:parent-style-name="Normal" style:list-style-name="L2">
      <style:paragraph-properties fo:margin-left="1.448cm" fo:margin-right="0.796cm" fo:margin-top="0.007cm" fo:margin-bottom="0cm" loext:contextual-spacing="false" fo:line-height="106%" fo:text-indent="0cm" style:auto-text-indent="false">
        <style:tab-stops>
          <style:tab-stop style:position="0cm"/>
          <style:tab-stop style:position="0.002cm"/>
        </style:tab-stops>
      </style:paragraph-properties>
    </style:style>
    <style:style style:name="P554" style:family="paragraph" style:parent-style-name="Normal" style:list-style-name="L3">
      <style:paragraph-properties fo:margin-top="0.282cm" fo:margin-bottom="0cm" loext:contextual-spacing="false" fo:line-height="107%">
        <style:tab-stops>
          <style:tab-stop style:position="0.229cm"/>
        </style:tab-stops>
      </style:paragraph-properties>
      <style:text-properties officeooo:paragraph-rsid="002a65cb"/>
    </style:style>
    <style:style style:name="P555" style:family="paragraph" style:parent-style-name="Normal" style:list-style-name="L3">
      <style:paragraph-properties fo:margin-top="0.002cm" fo:margin-bottom="0cm" loext:contextual-spacing="false" fo:line-height="107%">
        <style:tab-stops>
          <style:tab-stop style:position="0.229cm"/>
        </style:tab-stops>
      </style:paragraph-properties>
    </style:style>
    <style:style style:name="P556" style:family="paragraph" style:parent-style-name="Normal" style:list-style-name="L5">
      <style:paragraph-properties fo:margin-top="0.298cm" fo:margin-bottom="0cm" loext:contextual-spacing="false">
        <style:tab-stops>
          <style:tab-stop style:position="1.503cm"/>
          <style:tab-stop style:position="1.505cm"/>
        </style:tab-stops>
      </style:paragraph-properties>
      <style:text-properties style:font-name="Arial" fo:font-weight="bold" officeooo:rsid="00e4cbe5" officeooo:paragraph-rsid="00e4cbe5" style:font-weight-asian="bold" style:font-weight-complex="bold"/>
    </style:style>
    <style:style style:name="P557" style:family="paragraph" style:parent-style-name="Table_20_Paragraph">
      <style:text-properties style:font-name="Times New Roman" fo:font-size="11pt" officeooo:rsid="001e4452" officeooo:paragraph-rsid="02019f1b" style:font-size-asian="9.60000038146973pt" style:font-size-complex="11pt"/>
    </style:style>
    <style:style style:name="P558" style:family="paragraph" style:parent-style-name="Table_20_Paragraph">
      <style:text-properties style:font-name="Times New Roman" fo:font-size="11pt" officeooo:rsid="001e4452" officeooo:paragraph-rsid="02029c17" style:font-size-asian="9.60000038146973pt" style:font-size-complex="11pt"/>
    </style:style>
    <style:style style:name="P559" style:family="paragraph" style:parent-style-name="Table_20_Paragraph">
      <style:text-properties style:font-name="Times New Roman" fo:font-size="10pt" officeooo:rsid="02042e02" officeooo:paragraph-rsid="02042e02" style:font-size-asian="10pt"/>
    </style:style>
    <style:style style:name="P560" style:family="paragraph" style:parent-style-name="Table_20_Paragraph">
      <style:text-properties style:font-name="Times New Roman" fo:font-size="10pt" officeooo:rsid="020809a6" officeooo:paragraph-rsid="020809a6" style:font-size-asian="10pt" style:font-size-complex="10pt"/>
    </style:style>
    <style:style style:name="P561" style:family="paragraph" style:parent-style-name="Table_20_Paragraph">
      <style:paragraph-properties fo:margin-left="0.189cm" fo:margin-right="0cm" fo:margin-top="0.208cm" fo:margin-bottom="0cm" loext:contextual-spacing="false" fo:text-indent="0cm" style:auto-text-indent="false">
        <style:tab-stops/>
      </style:paragraph-properties>
      <style:text-properties style:font-name="Arial" fo:font-size="8pt" officeooo:rsid="00300ff1" officeooo:paragraph-rsid="01f25d8b" style:font-size-asian="8pt" style:font-size-complex="8pt"/>
    </style:style>
    <style:style style:name="P562" style:family="paragraph" style:parent-style-name="Table_20_Paragraph">
      <style:paragraph-properties fo:margin-left="0.194cm" fo:margin-right="0cm" fo:margin-top="0.208cm" fo:margin-bottom="0cm" loext:contextual-spacing="false" fo:text-indent="0cm" style:auto-text-indent="false">
        <style:tab-stops/>
      </style:paragraph-properties>
      <style:text-properties style:font-name="Arial" fo:font-size="8pt" officeooo:rsid="00300ff1" officeooo:paragraph-rsid="01f25d8b" style:font-size-asian="8pt" style:font-size-complex="8pt"/>
    </style:style>
    <style:style style:name="P563" style:family="paragraph" style:parent-style-name="Table_20_Paragraph">
      <style:paragraph-properties fo:margin-left="0.686cm" fo:margin-right="0cm" fo:margin-top="0.191cm" fo:margin-bottom="0cm" loext:contextual-spacing="false" fo:text-indent="0cm" style:auto-text-indent="false">
        <style:tab-stops/>
      </style:paragraph-properties>
      <style:text-properties officeooo:paragraph-rsid="01f720d5"/>
    </style:style>
    <style:style style:name="P564" style:family="paragraph" style:parent-style-name="Table_20_Paragraph">
      <style:paragraph-properties fo:margin-left="0.686cm" fo:margin-right="0cm" fo:margin-top="0.222cm" fo:margin-bottom="0cm" loext:contextual-spacing="false" fo:text-indent="0cm" style:auto-text-indent="false">
        <style:tab-stops/>
      </style:paragraph-properties>
      <style:text-properties officeooo:paragraph-rsid="01f720d5"/>
    </style:style>
    <style:style style:name="P565" style:family="paragraph" style:parent-style-name="Table_20_Paragraph">
      <style:paragraph-properties fo:margin-top="0.009cm" fo:margin-bottom="0cm" loext:contextual-spacing="false"/>
      <style:text-properties style:font-name="Times New Roman" fo:font-size="13.5pt" style:font-size-asian="13.5pt"/>
    </style:style>
    <style:style style:name="P566" style:family="paragraph" style:parent-style-name="Table_20_Paragraph">
      <style:paragraph-properties fo:margin-left="0.125cm" fo:margin-right="0.266cm" fo:text-indent="0cm" style:auto-text-indent="false">
        <style:tab-stops/>
      </style:paragraph-properties>
      <style:text-properties officeooo:paragraph-rsid="01fc90e4"/>
    </style:style>
    <style:style style:name="P567" style:family="paragraph" style:parent-style-name="Table_20_Paragraph">
      <style:paragraph-properties fo:margin-left="0cm" fo:margin-right="3.533cm" fo:margin-top="0.039cm" fo:margin-bottom="0cm" loext:contextual-spacing="false" fo:line-height="0.808cm" fo:text-indent="0cm" style:auto-text-indent="false">
        <style:tab-stops>
          <style:tab-stop style:position="5.666cm"/>
        </style:tab-stops>
      </style:paragraph-properties>
      <style:text-properties fo:color="#000000" fo:font-size="10pt" style:font-size-asian="10pt"/>
    </style:style>
    <style:style style:name="P568" style:family="paragraph" style:parent-style-name="Table_20_Paragraph">
      <style:paragraph-properties fo:margin-left="0cm" fo:margin-right="3.533cm" fo:margin-top="0.039cm" fo:margin-bottom="0cm" loext:contextual-spacing="false" fo:line-height="0.808cm" fo:text-indent="0cm" style:auto-text-indent="false">
        <style:tab-stops>
          <style:tab-stop style:position="5.666cm"/>
        </style:tab-stops>
      </style:paragraph-properties>
      <style:text-properties officeooo:paragraph-rsid="01ffbbc8"/>
    </style:style>
    <style:style style:name="P569" style:family="paragraph" style:parent-style-name="Table_20_Paragraph">
      <style:paragraph-properties fo:margin-left="0.127cm" fo:margin-right="0cm" fo:margin-top="0.15cm" fo:margin-bottom="0cm" loext:contextual-spacing="false" fo:text-indent="0cm" style:auto-text-indent="false">
        <style:tab-stops/>
      </style:paragraph-properties>
      <style:text-properties fo:color="#000000" fo:font-size="10pt" officeooo:paragraph-rsid="01fd3721" style:font-size-asian="10pt"/>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officeooo:rsid="01eed6ac"/>
    </style:style>
    <style:style style:name="T4" style:family="text">
      <style:text-properties fo:font-size="10pt" fo:font-style="italic" fo:font-weight="bold" style:font-size-asian="10pt" style:font-style-asian="italic" style:font-weight-asian="bold"/>
    </style:style>
    <style:style style:name="T5" style:family="text">
      <style:text-properties fo:font-size="10pt" fo:font-style="italic" fo:font-weight="bold" officeooo:rsid="002555a5" style:font-size-asian="10pt" style:font-style-asian="italic" style:font-weight-asian="bold"/>
    </style:style>
    <style:style style:name="T6" style:family="text">
      <style:text-properties fo:font-size="10pt" style:font-size-asian="10pt"/>
    </style:style>
    <style:style style:name="T7" style:family="text">
      <style:text-properties fo:font-size="10pt" officeooo:rsid="01fb2b69" style:font-size-asian="10pt"/>
    </style:style>
    <style:style style:name="T8" style:family="text">
      <style:text-properties fo:font-size="10pt" fo:letter-spacing="-0.021cm" style:font-size-asian="10pt"/>
    </style:style>
    <style:style style:name="T9" style:family="text">
      <style:text-properties fo:color="#000000"/>
    </style:style>
    <style:style style:name="T10" style:family="text">
      <style:text-properties fo:color="#000000" fo:font-size="10pt" style:font-size-asian="10pt"/>
    </style:style>
    <style:style style:name="T11" style:family="text">
      <style:text-properties fo:color="#000000" fo:font-size="10pt" officeooo:rsid="004e03de" style:font-size-asian="10pt"/>
    </style:style>
    <style:style style:name="T12" style:family="text">
      <style:text-properties fo:color="#000000" fo:font-size="10pt" officeooo:rsid="01fa6e4c" style:font-size-asian="10pt"/>
    </style:style>
    <style:style style:name="T13" style:family="text">
      <style:text-properties fo:color="#000000" fo:font-size="10pt" officeooo:rsid="01fc90e4" style:font-size-asian="10pt"/>
    </style:style>
    <style:style style:name="T14" style:family="text">
      <style:text-properties fo:color="#000000" fo:font-size="10pt" officeooo:rsid="01ffbbc8" style:font-size-asian="10pt" style:font-size-complex="9pt"/>
    </style:style>
    <style:style style:name="T15" style:family="text">
      <style:text-properties fo:color="#000000" fo:font-size="10pt" fo:letter-spacing="-0.014cm" style:font-size-asian="10pt"/>
    </style:style>
    <style:style style:name="T16" style:family="text">
      <style:text-properties fo:color="#000000" fo:font-size="10pt" fo:letter-spacing="-0.005cm" style:font-size-asian="10pt"/>
    </style:style>
    <style:style style:name="T17" style:family="text">
      <style:text-properties fo:color="#000000" fo:font-size="10pt" fo:letter-spacing="-0.004cm" style:font-size-asian="10pt"/>
    </style:style>
    <style:style style:name="T18" style:family="text">
      <style:text-properties fo:color="#000000" fo:font-size="12pt" fo:font-weight="bold" style:font-size-asian="12pt" style:font-weight-asian="bold"/>
    </style:style>
    <style:style style:name="T19" style:family="text">
      <style:text-properties fo:color="#000000" style:font-name="NewsGotT"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20" style:family="text">
      <style:text-properties fo:color="#000000" style:font-name="NewsGotT" fo:font-size="8pt" style:font-name-asian="Times New Roman" style:font-size-asian="8pt" style:font-name-complex="Times New Roman" style:font-size-complex="8pt" style:language-complex="ar" style:country-complex="SA"/>
    </style:style>
    <style:style style:name="T21" style:family="text">
      <style:text-properties fo:color="#000000" style:font-name="NewsGotT" fo:font-size="8pt" officeooo:rsid="00ffb608" style:font-name-asian="Times New Roman" style:font-size-asian="8pt" style:font-name-complex="Times New Roman" style:font-size-complex="8pt" style:language-complex="ar" style:country-complex="SA"/>
    </style:style>
    <style:style style:name="T22" style:family="text">
      <style:text-properties fo:color="#000000" style:font-name="NewsGotT" fo:font-size="8pt" officeooo:rsid="00ffbdcc" style:font-name-asian="Times New Roman" style:font-size-asian="8pt" style:font-name-complex="Times New Roman" style:font-size-complex="8pt" style:language-complex="ar" style:country-complex="SA"/>
    </style:style>
    <style:style style:name="T23" style:family="text">
      <style:text-properties fo:color="#000000" style:font-name="NewsGotT" fo:font-size="8pt" officeooo:rsid="00fffd5e" style:font-name-asian="Times New Roman" style:font-size-asian="8pt" style:font-name-complex="Times New Roman" style:font-size-complex="8pt" style:language-complex="ar" style:country-complex="SA"/>
    </style:style>
    <style:style style:name="T24" style:family="text">
      <style:text-properties fo:color="#000000" style:font-name="NewsGotT" fo:font-size="8pt" officeooo:rsid="0100ca09" style:font-name-asian="Times New Roman" style:font-size-asian="8pt" style:font-name-complex="Times New Roman" style:font-size-complex="8pt" style:language-complex="ar" style:country-complex="SA"/>
    </style:style>
    <style:style style:name="T25" style:family="text">
      <style:text-properties fo:color="#000000" style:font-name="NewsGotT" fo:font-size="8pt" officeooo:rsid="010441e9" style:font-name-asian="Times New Roman" style:font-size-asian="8pt" style:font-name-complex="Times New Roman" style:font-size-complex="8pt" style:language-complex="ar" style:country-complex="SA"/>
    </style:style>
    <style:style style:name="T26" style:family="text">
      <style:text-properties fo:color="#000000" style:font-name="NewsGotT" fo:font-size="8pt" officeooo:rsid="0106503a" style:font-name-asian="Times New Roman" style:font-size-asian="8pt" style:font-name-complex="Times New Roman" style:font-size-complex="8pt" style:language-complex="ar" style:country-complex="SA"/>
    </style:style>
    <style:style style:name="T27" style:family="text">
      <style:text-properties fo:color="#000000" style:font-name="NewsGotT" fo:font-size="8pt" officeooo:rsid="01085fc2" style:font-name-asian="Times New Roman" style:font-size-asian="8pt" style:font-name-complex="Times New Roman" style:font-size-complex="8pt" style:language-complex="ar" style:country-complex="SA"/>
    </style:style>
    <style:style style:name="T28" style:family="text">
      <style:text-properties fo:color="#000000" style:font-name="NewsGotT" fo:font-size="8pt" officeooo:rsid="010b6a33" style:font-name-asian="Times New Roman" style:font-size-asian="8pt" style:font-name-complex="Times New Roman" style:font-size-complex="8pt" style:language-complex="ar" style:country-complex="SA"/>
    </style:style>
    <style:style style:name="T29" style:family="text">
      <style:text-properties fo:color="#000000" style:font-name="NewsGotT" fo:font-size="8pt" officeooo:rsid="010da96c" style:font-name-asian="Times New Roman" style:font-size-asian="8pt" style:font-name-complex="Times New Roman" style:font-size-complex="8pt" style:language-complex="ar" style:country-complex="SA"/>
    </style:style>
    <style:style style:name="T30" style:family="text">
      <style:text-properties fo:color="#000000" style:font-name="NewsGotT" fo:font-size="8pt" officeooo:rsid="01147e48" style:font-name-asian="Times New Roman" style:font-size-asian="8pt" style:font-name-complex="Times New Roman" style:font-size-complex="8pt" style:language-complex="ar" style:country-complex="SA"/>
    </style:style>
    <style:style style:name="T31" style:family="text">
      <style:text-properties fo:color="#000000" style:font-name="NewsGotT" fo:font-size="8pt" officeooo:rsid="01166e67" style:font-name-asian="Times New Roman" style:font-size-asian="8pt" style:font-name-complex="Times New Roman" style:font-size-complex="8pt" style:language-complex="ar" style:country-complex="SA"/>
    </style:style>
    <style:style style:name="T32" style:family="text">
      <style:text-properties fo:color="#000000" style:font-name="NewsGotT" fo:font-size="8pt" officeooo:rsid="0118032d" style:font-name-asian="Times New Roman" style:font-size-asian="8pt" style:font-name-complex="Times New Roman" style:font-size-complex="8pt" style:language-complex="ar" style:country-complex="SA"/>
    </style:style>
    <style:style style:name="T33" style:family="text">
      <style:text-properties fo:color="#000000" style:font-name="NewsGotT" fo:font-size="8pt" officeooo:rsid="016bf6fd" style:font-name-asian="Times New Roman" style:font-size-asian="8pt" style:font-name-complex="Times New Roman" style:font-size-complex="8pt" style:language-complex="ar" style:country-complex="SA"/>
    </style:style>
    <style:style style:name="T34" style:family="text">
      <style:text-properties fo:color="#000000" style:font-name="NewsGotT" fo:font-size="8pt" officeooo:rsid="016cf8b4" style:font-name-asian="Times New Roman" style:font-size-asian="8pt" style:font-name-complex="Times New Roman" style:font-size-complex="8pt" style:language-complex="ar" style:country-complex="SA"/>
    </style:style>
    <style:style style:name="T35" style:family="text">
      <style:text-properties fo:color="#000000" style:font-name="NewsGotT" fo:font-size="8pt" officeooo:rsid="016d763a" style:font-name-asian="Times New Roman" style:font-size-asian="8pt" style:font-name-complex="Times New Roman" style:font-size-complex="8pt" style:language-complex="ar" style:country-complex="SA"/>
    </style:style>
    <style:style style:name="T36" style:family="text">
      <style:text-properties fo:color="#000000" style:font-name="NewsGotT" fo:font-size="8pt" officeooo:rsid="01c6f9a6" style:font-name-asian="Times New Roman" style:font-size-asian="8pt" style:font-name-complex="Times New Roman" style:font-size-complex="8pt" style:language-complex="ar" style:country-complex="SA"/>
    </style:style>
    <style:style style:name="T37" style:family="text">
      <style:text-properties fo:color="#000000" style:font-name="NewsGotT" fo:font-size="8pt" officeooo:rsid="01c790d6" style:font-name-asian="Times New Roman" style:font-size-asian="8pt" style:font-name-complex="Times New Roman" style:font-size-complex="8pt" style:language-complex="ar" style:country-complex="SA"/>
    </style:style>
    <style:style style:name="T38" style:family="text">
      <style:text-properties fo:color="#000000" style:font-name="NewsGotT" fo:font-size="8pt" officeooo:rsid="01c7e36d" style:font-name-asian="Times New Roman" style:font-size-asian="8pt" style:font-name-complex="Times New Roman" style:font-size-complex="8pt" style:language-complex="ar" style:country-complex="SA"/>
    </style:style>
    <style:style style:name="T39" style:family="text">
      <style:text-properties fo:color="#000000" style:font-name="NewsGotT" fo:font-size="9pt" style:font-name-asian="Times New Roman" style:font-size-asian="9pt" style:font-name-complex="Times New Roman" style:font-size-complex="9pt" style:language-complex="ar" style:country-complex="SA"/>
    </style:style>
    <style:style style:name="T40" style:family="text">
      <style:text-properties fo:color="#000000" officeooo:rsid="004e03de"/>
    </style:style>
    <style:style style:name="T41" style:family="text">
      <style:text-properties fo:color="#000000" officeooo:rsid="005390fe"/>
    </style:style>
    <style:style style:name="T42" style:family="text">
      <style:text-properties fo:color="#000000" fo:font-size="9pt" officeooo:rsid="01ffbbc8" style:font-size-asian="7.84999990463257pt" style:font-size-complex="9pt"/>
    </style:style>
    <style:style style:name="T43" style:family="text">
      <style:text-properties fo:color="#000000" officeooo:rsid="0205771a"/>
    </style:style>
    <style:style style:name="T44" style:family="text">
      <style:text-properties fo:color="#0000cc"/>
    </style:style>
    <style:style style:name="T45" style:family="text">
      <style:text-properties fo:color="#0000cc" fo:font-size="12pt" fo:font-weight="bold" style:font-size-asian="12pt" style:font-weight-asian="bold"/>
    </style:style>
    <style:style style:name="T46" style:family="text">
      <style:text-properties fo:font-size="12pt" style:font-size-asian="12pt"/>
    </style:style>
    <style:style style:name="T47" style:family="text">
      <style:text-properties fo:font-size="12pt" officeooo:rsid="00cb7afc" style:font-size-asian="12pt"/>
    </style:style>
    <style:style style:name="T48" style:family="text">
      <style:text-properties fo:font-size="12pt" officeooo:rsid="00d0a70f" style:font-size-asian="12pt"/>
    </style:style>
    <style:style style:name="T49" style:family="text">
      <style:text-properties fo:font-size="12pt" officeooo:rsid="00f33b4d" style:font-size-asian="12pt"/>
    </style:style>
    <style:style style:name="T50" style:family="text">
      <style:text-properties fo:font-size="12pt" style:font-size-asian="12pt" style:font-size-complex="12pt"/>
    </style:style>
    <style:style style:name="T51" style:family="text">
      <style:text-properties fo:font-size="12pt" officeooo:rsid="01ee15d8" style:font-size-asian="12pt" style:font-size-complex="12pt"/>
    </style:style>
    <style:style style:name="T52" style:family="text">
      <style:text-properties fo:font-size="12pt" officeooo:rsid="01ef9db0" style:font-size-asian="12pt"/>
    </style:style>
    <style:style style:name="T53" style:family="text">
      <style:text-properties fo:font-size="12pt" fo:font-weight="bold" officeooo:rsid="008073ff" style:font-size-asian="12pt" style:font-weight-asian="bold" style:font-weight-complex="bold"/>
    </style:style>
    <style:style style:name="T54" style:family="text">
      <style:text-properties fo:font-size="12pt" fo:font-weight="bold" officeooo:rsid="001bf0be" style:font-size-asian="12pt" style:font-weight-asian="bold" style:font-weight-complex="bold"/>
    </style:style>
    <style:style style:name="T55" style:family="text">
      <style:text-properties fo:font-size="12pt" fo:font-weight="bold" officeooo:rsid="00d4454f" style:font-size-asian="12pt" style:font-weight-asian="bold" style:font-weight-complex="bold"/>
    </style:style>
    <style:style style:name="T56" style:family="text">
      <style:text-properties fo:font-size="12pt" fo:font-weight="bold" officeooo:rsid="00d5f022" style:font-size-asian="12pt" style:font-weight-asian="bold" style:font-weight-complex="bold"/>
    </style:style>
    <style:style style:name="T57" style:family="text">
      <style:text-properties fo:font-size="12pt" fo:font-weight="bold" style:font-size-asian="12pt" style:font-weight-asian="bold" style:font-size-complex="12pt" style:font-weight-complex="bold"/>
    </style:style>
    <style:style style:name="T58" style:family="text">
      <style:text-properties fo:font-size="12pt" fo:font-weight="bold" officeooo:rsid="007626d8" style:font-size-asian="12pt" style:font-weight-asian="bold" style:font-size-complex="12pt" style:font-weight-complex="bold"/>
    </style:style>
    <style:style style:name="T59" style:family="text">
      <style:text-properties fo:font-size="12pt" fo:font-weight="bold" officeooo:rsid="0076a7cf" style:font-size-asian="12pt" style:font-weight-asian="bold" style:font-size-complex="12pt" style:font-weight-complex="bold"/>
    </style:style>
    <style:style style:name="T60" style:family="text">
      <style:text-properties fo:font-size="12pt" fo:font-weight="bold" officeooo:rsid="00bec910" style:font-size-asian="12pt" style:font-weight-asian="bold" style:font-size-complex="12pt" style:font-weight-complex="bold"/>
    </style:style>
    <style:style style:name="T61" style:family="text">
      <style:text-properties fo:font-size="12pt" fo:letter-spacing="-0.007cm" fo:font-weight="bold" style:font-size-asian="12pt" style:font-weight-asian="bold" style:font-size-complex="12pt" style:font-weight-complex="bold"/>
    </style:style>
    <style:style style:name="T62" style:family="text">
      <style:text-properties fo:font-size="12pt" fo:letter-spacing="-0.007cm" fo:font-weight="bold" officeooo:rsid="007626d8" style:font-size-asian="12pt" style:font-weight-asian="bold" style:font-size-complex="12pt" style:font-weight-complex="bold"/>
    </style:style>
    <style:style style:name="T63" style:family="text">
      <style:text-properties fo:font-size="12pt" fo:font-weight="normal" style:font-size-asian="12pt" style:font-weight-asian="normal" style:font-weight-complex="normal"/>
    </style:style>
    <style:style style:name="T64" style:family="text">
      <style:text-properties fo:font-size="12pt" fo:font-weight="normal" officeooo:rsid="003e2430" style:font-size-asian="12pt" style:font-weight-asian="normal" style:font-weight-complex="normal"/>
    </style:style>
    <style:style style:name="T65" style:family="text">
      <style:text-properties fo:font-size="12pt" fo:font-weight="normal" officeooo:rsid="00e2bb44" style:font-size-asian="12pt" style:font-weight-asian="normal" style:font-weight-complex="normal"/>
    </style:style>
    <style:style style:name="T66" style:family="text">
      <style:text-properties fo:font-size="12pt" fo:font-weight="normal" officeooo:rsid="00e5f3ed" style:font-size-asian="12pt" style:font-weight-asian="normal" style:font-weight-complex="normal"/>
    </style:style>
    <style:style style:name="T67" style:family="text">
      <style:text-properties fo:font-size="12pt" fo:font-weight="normal" officeooo:rsid="00e72378" style:font-size-asian="12pt" style:font-weight-asian="normal" style:font-weight-complex="normal"/>
    </style:style>
    <style:style style:name="T68" style:family="text">
      <style:text-properties fo:font-size="12pt" officeooo:rsid="00c0ebb6" style:font-size-asian="10.5pt" style:font-size-complex="12pt"/>
    </style:style>
    <style:style style:name="T69" style:family="text">
      <style:text-properties fo:font-size="12pt" officeooo:rsid="00c1abcc" style:font-size-asian="10.5pt" style:font-size-complex="12pt"/>
    </style:style>
    <style:style style:name="T70" style:family="text">
      <style:text-properties fo:font-size="12pt" officeooo:rsid="00c35704" style:font-size-asian="10.5pt" style:font-size-complex="12pt"/>
    </style:style>
    <style:style style:name="T71" style:family="text">
      <style:text-properties fo:font-size="12pt" officeooo:rsid="00c50101" style:font-size-asian="10.5pt" style:font-size-complex="12pt"/>
    </style:style>
    <style:style style:name="T72" style:family="text">
      <style:text-properties fo:font-weight="bold" style:font-weight-asian="bold" style:font-weight-complex="bold"/>
    </style:style>
    <style:style style:name="T73" style:family="text">
      <style:text-properties fo:font-weight="bold" officeooo:rsid="0026aa13" style:font-weight-asian="bold" style:font-weight-complex="bold"/>
    </style:style>
    <style:style style:name="T74" style:family="text">
      <style:text-properties fo:letter-spacing="-0.005cm"/>
    </style:style>
    <style:style style:name="T75" style:family="text">
      <style:text-properties style:font-name="Calibri" fo:font-size="12pt" style:font-name-asian="Calibri" style:font-size-asian="12pt" style:font-name-complex="Calibri"/>
    </style:style>
    <style:style style:name="T76" style:family="text">
      <style:text-properties style:font-name="Calibri" fo:font-size="12pt" style:font-name-asian="Calibri" style:font-size-asian="12pt" style:font-name-complex="Calibri" style:font-size-complex="12pt"/>
    </style:style>
    <style:style style:name="T77" style:family="text">
      <style:text-properties style:font-name="Calibri" fo:font-size="12pt" officeooo:rsid="00287d5c" style:font-name-asian="Calibri" style:font-size-asian="12pt" style:font-name-complex="Calibri" style:font-size-complex="12pt"/>
    </style:style>
    <style:style style:name="T78" style:family="text">
      <style:text-properties style:font-name="Calibri" fo:font-size="12pt" officeooo:rsid="01a70464" style:font-name-asian="Calibri" style:font-size-asian="12pt" style:font-name-complex="Calibri" style:font-size-complex="12pt"/>
    </style:style>
    <style:style style:name="T79" style:family="text">
      <style:text-properties style:font-name="Calibri" fo:font-size="12pt" officeooo:rsid="01b7945d" style:font-name-asian="Calibri" style:font-size-asian="12pt" style:font-name-complex="Calibri" style:font-size-complex="12pt"/>
    </style:style>
    <style:style style:name="T80" style:family="text">
      <style:text-properties style:font-name="Calibri" fo:font-size="12pt" officeooo:rsid="01b83d70" style:font-name-asian="Calibri" style:font-size-asian="12pt" style:font-name-complex="Calibri" style:font-size-complex="12pt"/>
    </style:style>
    <style:style style:name="T81" style:family="text">
      <style:text-properties style:font-name="Calibri" fo:font-size="12pt" officeooo:rsid="01b98486" style:font-name-asian="Calibri" style:font-size-asian="12pt" style:font-name-complex="Calibri" style:font-size-complex="12pt"/>
    </style:style>
    <style:style style:name="T82" style:family="text">
      <style:text-properties style:font-name="Calibri" fo:font-size="12pt" officeooo:rsid="01bc8684" style:font-name-asian="Calibri" style:font-size-asian="12pt" style:font-name-complex="Calibri" style:font-size-complex="12pt"/>
    </style:style>
    <style:style style:name="T83" style:family="text">
      <style:text-properties style:font-name="Calibri" fo:font-size="12pt" fo:letter-spacing="-0.009cm" style:font-name-asian="Calibri" style:font-size-asian="12pt" style:font-name-complex="Calibri" style:font-size-complex="12pt"/>
    </style:style>
    <style:style style:name="T84" style:family="text">
      <style:text-properties style:font-name="Calibri" fo:font-size="12pt" fo:letter-spacing="-0.06cm" style:font-name-asian="Calibri" style:font-size-asian="12pt" style:font-name-complex="Calibri"/>
    </style:style>
    <style:style style:name="T85" style:family="text">
      <style:text-properties style:font-name="Calibri" fo:font-size="12pt" fo:letter-spacing="-0.023cm" style:font-name-asian="Calibri" style:font-size-asian="12pt" style:font-name-complex="Calibri"/>
    </style:style>
    <style:style style:name="T86" style:family="text">
      <style:text-properties style:font-name="Calibri" fo:font-size="12pt" fo:letter-spacing="-0.002cm" style:font-name-asian="Calibri" style:font-size-asian="12pt" style:font-name-complex="Calibri"/>
    </style:style>
    <style:style style:name="T87" style:family="text">
      <style:text-properties style:font-name="Calibri" fo:font-size="12pt" fo:letter-spacing="-0.064cm" style:font-name-asian="Calibri" style:font-size-asian="12pt" style:font-name-complex="Calibri"/>
    </style:style>
    <style:style style:name="T88" style:family="text">
      <style:text-properties style:font-name="Calibri" fo:font-size="12pt" fo:letter-spacing="-0.004cm" style:font-name-asian="Calibri" style:font-size-asian="12pt" style:font-name-complex="Calibri"/>
    </style:style>
    <style:style style:name="T89" style:family="text">
      <style:text-properties style:font-name="Calibri" fo:font-size="12pt" fo:letter-spacing="-0.007cm" style:font-name-asian="Calibri" style:font-size-asian="12pt" style:font-name-complex="Calibri" style:font-size-complex="12pt"/>
    </style:style>
    <style:style style:name="T90" style:family="text">
      <style:text-properties style:font-name="Calibri" fo:font-size="12pt" fo:letter-spacing="0.002cm" style:font-name-asian="Calibri" style:font-size-asian="12pt" style:font-name-complex="Calibri"/>
    </style:style>
    <style:style style:name="T91" style:family="text">
      <style:text-properties style:font-name="Calibri" style:font-name-asian="Calibri" style:font-name-complex="Calibri" style:font-size-complex="12pt"/>
    </style:style>
    <style:style style:name="T92" style:family="text">
      <style:text-properties fo:color="#ff0000" style:font-name="Calibri" fo:font-size="12pt" style:font-name-asian="Calibri" style:font-size-asian="12pt" style:font-name-complex="Calibri"/>
    </style:style>
    <style:style style:name="T93" style:family="text">
      <style:text-properties fo:color="#ff0000" style:font-name="Calibri" fo:font-size="12pt" officeooo:rsid="00604881" style:font-name-asian="Calibri" style:font-size-asian="12pt" style:font-name-complex="Calibri"/>
    </style:style>
    <style:style style:name="T94" style:family="text">
      <style:text-properties officeooo:rsid="001e4452"/>
    </style:style>
    <style:style style:name="T95" style:family="text">
      <style:text-properties officeooo:rsid="001e89a8"/>
    </style:style>
    <style:style style:name="T96" style:family="text">
      <style:text-properties officeooo:rsid="002c3187"/>
    </style:style>
    <style:style style:name="T97" style:family="text">
      <style:text-properties officeooo:rsid="003074a8"/>
    </style:style>
    <style:style style:name="T98" style:family="text">
      <style:text-properties style:font-name="Arial"/>
    </style:style>
    <style:style style:name="T99" style:family="text">
      <style:text-properties style:font-name="Arial" fo:font-size="12pt" style:font-size-asian="12pt"/>
    </style:style>
    <style:style style:name="T100" style:family="text">
      <style:text-properties style:font-name="Arial" fo:font-size="12pt" style:font-size-asian="12pt" style:font-size-complex="12pt"/>
    </style:style>
    <style:style style:name="T101" style:family="text">
      <style:text-properties style:font-name="Arial" fo:font-size="12pt" officeooo:rsid="0034ddb2" style:font-size-asian="12pt" style:font-size-complex="12pt"/>
    </style:style>
    <style:style style:name="T102" style:family="text">
      <style:text-properties style:font-name="Arial" fo:font-size="12pt" officeooo:rsid="00016af5" style:font-size-asian="12pt" style:font-size-complex="12pt"/>
    </style:style>
    <style:style style:name="T103" style:family="text">
      <style:text-properties style:font-name="Arial" fo:font-size="12pt" officeooo:rsid="0002473f" style:font-size-asian="12pt" style:font-size-complex="12pt"/>
    </style:style>
    <style:style style:name="T104" style:family="text">
      <style:text-properties style:font-name="Arial" fo:font-size="12pt" officeooo:rsid="00d31d79" style:font-size-asian="12pt" style:font-size-complex="12pt"/>
    </style:style>
    <style:style style:name="T105" style:family="text">
      <style:text-properties style:font-name="Arial" fo:font-size="12pt" officeooo:rsid="0077df8d" style:font-size-asian="12pt" style:font-size-complex="12pt"/>
    </style:style>
    <style:style style:name="T106" style:family="text">
      <style:text-properties style:font-name="Arial" fo:font-size="12pt" officeooo:rsid="0078a7fe" style:font-size-asian="12pt" style:font-size-complex="12pt"/>
    </style:style>
    <style:style style:name="T107" style:family="text">
      <style:text-properties style:font-name="Arial" fo:font-size="12pt" officeooo:rsid="007a1c38" style:font-size-asian="12pt" style:font-size-complex="12pt"/>
    </style:style>
    <style:style style:name="T108" style:family="text">
      <style:text-properties style:font-name="Arial" fo:font-size="12pt" officeooo:rsid="007dd303" style:font-size-asian="12pt" style:font-size-complex="12pt"/>
    </style:style>
    <style:style style:name="T109" style:family="text">
      <style:text-properties style:font-name="Arial" fo:font-size="12pt" officeooo:rsid="007f70fa" style:font-size-asian="12pt" style:font-size-complex="12pt"/>
    </style:style>
    <style:style style:name="T110" style:family="text">
      <style:text-properties style:font-name="Arial" fo:font-size="12pt" officeooo:rsid="007c12ce" style:font-size-asian="12pt" style:font-size-complex="12pt"/>
    </style:style>
    <style:style style:name="T111" style:family="text">
      <style:text-properties style:font-name="Arial" fo:font-size="12pt" officeooo:rsid="003e2430" style:font-size-asian="12pt" style:font-size-complex="12pt"/>
    </style:style>
    <style:style style:name="T112" style:family="text">
      <style:text-properties style:font-name="Arial" fo:font-size="12pt" officeooo:rsid="00dfe2d2" style:font-size-asian="12pt" style:font-size-complex="12pt"/>
    </style:style>
    <style:style style:name="T113" style:family="text">
      <style:text-properties style:font-name="Arial" fo:font-size="12pt" officeooo:rsid="00ea837e" style:font-size-asian="12pt" style:font-size-complex="12pt"/>
    </style:style>
    <style:style style:name="T114" style:family="text">
      <style:text-properties style:font-name="Arial" fo:font-size="12pt" officeooo:rsid="00ecee45" style:font-size-asian="12pt" style:font-size-complex="12pt"/>
    </style:style>
    <style:style style:name="T115" style:family="text">
      <style:text-properties style:font-name="Arial" fo:font-size="12pt" officeooo:rsid="00ee89f0" style:font-size-asian="12pt" style:font-size-complex="12pt"/>
    </style:style>
    <style:style style:name="T116" style:family="text">
      <style:text-properties style:font-name="Arial" fo:font-size="12pt" officeooo:rsid="00eec4ab" style:font-size-asian="12pt" style:font-size-complex="12pt"/>
    </style:style>
    <style:style style:name="T117" style:family="text">
      <style:text-properties style:font-name="Arial" fo:font-size="12pt" officeooo:rsid="00f06808" style:font-size-asian="12pt" style:font-size-complex="12pt"/>
    </style:style>
    <style:style style:name="T118" style:family="text">
      <style:text-properties style:font-name="Arial" fo:font-size="12pt" officeooo:rsid="00f33b4d" style:font-size-asian="12pt" style:font-size-complex="12pt"/>
    </style:style>
    <style:style style:name="T119" style:family="text">
      <style:text-properties style:font-name="Arial" fo:font-size="12pt" officeooo:rsid="01c3eb45" style:font-size-asian="12pt" style:font-size-complex="12pt"/>
    </style:style>
    <style:style style:name="T120" style:family="text">
      <style:text-properties style:font-name="Arial" fo:font-size="12pt" officeooo:rsid="003e2430" style:font-size-asian="12pt"/>
    </style:style>
    <style:style style:name="T121" style:family="text">
      <style:text-properties style:font-name="Arial" fo:font-size="12pt" officeooo:rsid="00d03dd0" style:font-size-asian="12pt"/>
    </style:style>
    <style:style style:name="T122" style:family="text">
      <style:text-properties style:font-name="Arial" fo:font-size="12pt" officeooo:rsid="00d31d79" style:font-size-asian="12pt"/>
    </style:style>
    <style:style style:name="T123" style:family="text">
      <style:text-properties style:font-name="Arial" fo:font-size="12pt" officeooo:rsid="00d68e9d" style:font-size-asian="12pt"/>
    </style:style>
    <style:style style:name="T124" style:family="text">
      <style:text-properties style:font-name="Arial" fo:font-size="12pt" officeooo:rsid="00d6d1f0" style:font-size-asian="12pt"/>
    </style:style>
    <style:style style:name="T125" style:family="text">
      <style:text-properties style:font-name="Arial" fo:font-size="12pt" officeooo:rsid="003bcd4d" style:font-size-asian="12pt"/>
    </style:style>
    <style:style style:name="T126" style:family="text">
      <style:text-properties style:font-name="Arial" fo:font-size="12pt" officeooo:rsid="0034e74e" style:font-size-asian="12pt"/>
    </style:style>
    <style:style style:name="T127" style:family="text">
      <style:text-properties style:font-name="Arial" fo:font-size="12pt" officeooo:rsid="003c2e66" style:font-size-asian="12pt"/>
    </style:style>
    <style:style style:name="T128" style:family="text">
      <style:text-properties style:font-name="Arial" fo:font-size="12pt" officeooo:rsid="00d0a5a4" style:font-size-asian="12pt"/>
    </style:style>
    <style:style style:name="T129" style:family="text">
      <style:text-properties style:font-name="Arial" fo:font-size="12pt" officeooo:rsid="003c37cc" style:font-size-asian="12pt"/>
    </style:style>
    <style:style style:name="T130" style:family="text">
      <style:text-properties style:font-name="Arial" fo:font-size="12pt" officeooo:rsid="00384fbb" style:font-size-asian="12pt"/>
    </style:style>
    <style:style style:name="T131" style:family="text">
      <style:text-properties style:font-name="Arial" fo:font-size="12pt" officeooo:rsid="00e13af4" style:font-size-asian="12pt"/>
    </style:style>
    <style:style style:name="T132" style:family="text">
      <style:text-properties style:font-name="Arial" fo:font-size="12pt" officeooo:rsid="00e72378" style:font-size-asian="12pt"/>
    </style:style>
    <style:style style:name="T133" style:family="text">
      <style:text-properties style:font-name="Arial" fo:font-size="12pt" officeooo:rsid="00e7b9fb" style:font-size-asian="12pt"/>
    </style:style>
    <style:style style:name="T134" style:family="text">
      <style:text-properties style:font-name="Arial" fo:font-size="12pt" officeooo:rsid="00e85d7c" style:font-size-asian="12pt"/>
    </style:style>
    <style:style style:name="T135" style:family="text">
      <style:text-properties style:font-name="Arial" fo:font-size="12pt" officeooo:rsid="011f6899" style:font-size-asian="12pt"/>
    </style:style>
    <style:style style:name="T136" style:family="text">
      <style:text-properties style:font-name="Arial" fo:font-size="12pt" officeooo:rsid="01be0988" style:font-size-asian="12pt"/>
    </style:style>
    <style:style style:name="T137" style:family="text">
      <style:text-properties style:font-name="Arial" fo:font-size="12pt" officeooo:rsid="01bf94a5" style:font-size-asian="12pt"/>
    </style:style>
    <style:style style:name="T138" style:family="text">
      <style:text-properties style:font-name="Arial" fo:font-size="12pt" officeooo:rsid="01c10542" style:font-size-asian="12pt"/>
    </style:style>
    <style:style style:name="T139" style:family="text">
      <style:text-properties style:font-name="Arial" fo:font-size="12pt" fo:font-weight="normal" officeooo:rsid="0032b9a4" style:font-size-asian="12pt" style:font-weight-asian="normal" style:font-size-complex="16pt" style:font-weight-complex="normal"/>
    </style:style>
    <style:style style:name="T140" style:family="text">
      <style:text-properties style:font-name="Arial" fo:font-size="12pt" fo:font-weight="normal" officeooo:rsid="00820e5e" style:font-size-asian="12pt" style:font-weight-asian="normal" style:font-weight-complex="normal"/>
    </style:style>
    <style:style style:name="T141" style:family="text">
      <style:text-properties style:font-name="Arial" fo:font-size="12pt" fo:font-weight="normal" officeooo:rsid="0083b7de" style:font-size-asian="12pt" style:font-weight-asian="normal" style:font-weight-complex="normal"/>
    </style:style>
    <style:style style:name="T142" style:family="text">
      <style:text-properties style:font-name="Arial" fo:font-size="12pt" fo:font-weight="normal" officeooo:rsid="0083e19b" style:font-size-asian="12pt" style:font-weight-asian="normal" style:font-weight-complex="normal"/>
    </style:style>
    <style:style style:name="T143" style:family="text">
      <style:text-properties style:font-name="Arial" fo:font-size="12pt" fo:font-weight="normal" officeooo:rsid="00e4cbe5" style:font-size-asian="12pt" style:font-weight-asian="normal" style:font-weight-complex="normal"/>
    </style:style>
    <style:style style:name="T144" style:family="text">
      <style:text-properties style:font-name="Arial" fo:font-size="12pt" fo:font-weight="normal" officeooo:rsid="003e2430" style:font-size-asian="12pt" style:font-weight-asian="normal" style:font-weight-complex="normal"/>
    </style:style>
    <style:style style:name="T145" style:family="text">
      <style:text-properties style:font-name="Arial" fo:font-size="12pt" fo:font-weight="normal" style:font-size-asian="12pt" style:font-weight-asian="normal" style:font-size-complex="12pt" style:font-weight-complex="normal"/>
    </style:style>
    <style:style style:name="T146" style:family="text">
      <style:text-properties style:font-name="Arial" fo:font-size="12pt" fo:font-weight="normal" officeooo:rsid="027cdef1" style:font-size-asian="12pt" style:font-weight-asian="normal" style:font-size-complex="12pt" style:font-weight-complex="normal"/>
    </style:style>
    <style:style style:name="T147" style:family="text">
      <style:text-properties style:font-name="Arial" fo:font-size="12pt" fo:font-weight="normal" officeooo:rsid="0031d030" style:font-size-asian="12pt" style:font-weight-asian="normal" style:font-size-complex="12pt" style:font-weight-complex="normal"/>
    </style:style>
    <style:style style:name="T148" style:family="text">
      <style:text-properties style:font-name="Arial" fo:font-size="12pt" fo:font-weight="normal" officeooo:rsid="005549e1" style:font-size-asian="12pt" style:font-weight-asian="normal" style:font-size-complex="12pt" style:font-weight-complex="normal"/>
    </style:style>
    <style:style style:name="T149" style:family="text">
      <style:text-properties style:font-name="Arial" fo:font-size="12pt" fo:font-weight="normal" officeooo:rsid="02089491" style:font-size-asian="12pt" style:font-weight-asian="normal" style:font-size-complex="12pt" style:font-weight-complex="normal"/>
    </style:style>
    <style:style style:name="T150" style:family="text">
      <style:text-properties style:font-name="Arial" fo:font-size="12pt" fo:font-weight="normal" officeooo:rsid="020ac679" style:font-size-asian="12pt" style:font-weight-asian="normal" style:font-size-complex="12pt" style:font-weight-complex="normal"/>
    </style:style>
    <style:style style:name="T151" style:family="text">
      <style:text-properties style:font-name="Arial" fo:font-size="12pt" fo:font-weight="normal" officeooo:rsid="020af119" style:font-size-asian="12pt" style:font-weight-asian="normal" style:font-size-complex="12pt" style:font-weight-complex="normal"/>
    </style:style>
    <style:style style:name="T152" style:family="text">
      <style:text-properties style:font-name="Arial" fo:font-size="12pt" fo:font-weight="normal" style:font-size-asian="10.5pt" style:font-weight-asian="normal" style:font-size-complex="12pt" style:font-weight-complex="normal"/>
    </style:style>
    <style:style style:name="T153" style:family="text">
      <style:text-properties style:font-name="Arial" fo:font-size="12pt" fo:font-weight="normal" officeooo:rsid="0191d6e8" style:font-size-asian="10.5pt" style:font-weight-asian="normal" style:font-size-complex="12pt" style:font-weight-complex="normal"/>
    </style:style>
    <style:style style:name="T154" style:family="text">
      <style:text-properties style:font-name="Arial" fo:font-size="12pt" fo:font-weight="normal" officeooo:rsid="019e3b28" style:font-size-asian="10.5pt" style:font-weight-asian="normal" style:font-size-complex="12pt" style:font-weight-complex="normal"/>
    </style:style>
    <style:style style:name="T155" style:family="text">
      <style:text-properties style:font-name="Arial" fo:font-size="12pt" fo:font-weight="bold" officeooo:rsid="009e7ebb" style:font-size-asian="10.5pt" style:font-weight-asian="bold" style:font-size-complex="12pt" style:font-weight-complex="bold"/>
    </style:style>
    <style:style style:name="T156" style:family="text">
      <style:text-properties style:font-name="Arial" fo:font-size="12pt" fo:font-weight="bold" officeooo:rsid="00c0ebb6" style:font-size-asian="10.5pt" style:font-weight-asian="bold" style:font-size-complex="12pt" style:font-weight-complex="bold"/>
    </style:style>
    <style:style style:name="T157" style:family="text">
      <style:text-properties style:font-name="Arial" fo:font-size="12pt" fo:font-weight="bold" style:font-size-asian="12pt" style:font-weight-asian="bold" style:font-size-complex="12pt" style:font-weight-complex="bold"/>
    </style:style>
    <style:style style:name="T158" style:family="text">
      <style:text-properties style:font-name="Arial" fo:font-size="12pt" fo:font-weight="bold" style:font-size-asian="12pt" style:font-weight-asian="bold" style:font-weight-complex="bold"/>
    </style:style>
    <style:style style:name="T159" style:family="text">
      <style:text-properties style:font-name="Arial" fo:font-size="12pt" fo:font-weight="bold" officeooo:rsid="0036105e" style:font-size-asian="12pt" style:font-weight-asian="bold" style:font-weight-complex="bold"/>
    </style:style>
    <style:style style:name="T160" style:family="text">
      <style:text-properties style:font-name="Arial" fo:font-size="12pt" fo:font-weight="bold" officeooo:rsid="003a4b28" style:font-size-asian="12pt" style:font-weight-asian="bold" style:font-weight-complex="bold"/>
    </style:style>
    <style:style style:name="T161" style:family="text">
      <style:text-properties style:font-name="Arial" fo:font-size="12pt" fo:font-weight="bold" officeooo:rsid="00d03dd0" style:font-size-asian="12pt" style:font-weight-asian="bold" style:font-weight-complex="bold"/>
    </style:style>
    <style:style style:name="T162" style:family="text">
      <style:text-properties style:font-name="Arial" fo:font-size="12pt" fo:font-weight="bold" officeooo:rsid="00dfe2d2" style:font-size-asian="12pt" style:font-weight-asian="bold" style:font-weight-complex="bold"/>
    </style:style>
    <style:style style:name="T163" style:family="text">
      <style:text-properties style:font-name="Arial" fo:font-size="12pt" fo:font-weight="bold" officeooo:rsid="00d0e9aa" style:font-size-asian="12pt" style:font-weight-asian="bold" style:font-weight-complex="bold"/>
    </style:style>
    <style:style style:name="T164" style:family="text">
      <style:text-properties style:font-name="Arial" fo:font-size="12pt" style:font-size-asian="10.5pt" style:font-size-complex="12pt"/>
    </style:style>
    <style:style style:name="T165" style:family="text">
      <style:text-properties style:font-name="Arial" fo:font-size="12pt" officeooo:rsid="019e3b28" style:font-size-asian="10.5pt" style:font-size-complex="12pt"/>
    </style:style>
    <style:style style:name="T166" style:family="text">
      <style:text-properties style:font-name="Arial" fo:font-size="16pt" officeooo:rsid="0042b9c5" style:font-size-asian="16pt" style:font-size-complex="16pt" style:font-weight-complex="bold"/>
    </style:style>
    <style:style style:name="T167" style:family="text">
      <style:text-properties style:font-name="Arial" fo:font-size="16pt" officeooo:rsid="004492d7" style:font-size-asian="16pt" style:font-size-complex="16pt" style:font-weight-complex="bold"/>
    </style:style>
    <style:style style:name="T168" style:family="text">
      <style:text-properties style:font-name="Arial" fo:font-size="16pt" fo:letter-spacing="-0.005cm" fo:font-weight="bold" style:font-size-asian="16pt" style:font-weight-asian="bold" style:font-size-complex="16pt" style:font-weight-complex="bold"/>
    </style:style>
    <style:style style:name="T169" style:family="text">
      <style:text-properties style:font-name="Arial" fo:font-size="16pt" fo:font-weight="bold" style:font-size-asian="16pt" style:font-weight-asian="bold" style:font-size-complex="16pt" style:font-weight-complex="bold"/>
    </style:style>
    <style:style style:name="T170" style:family="text">
      <style:text-properties style:font-name="Arial" fo:font-size="16pt" fo:font-weight="bold" officeooo:rsid="0041364f" style:font-size-asian="16pt" style:font-weight-asian="bold" style:font-size-complex="16pt" style:font-weight-complex="bold"/>
    </style:style>
    <style:style style:name="T171" style:family="text">
      <style:text-properties style:font-name="Arial" fo:font-size="16pt" fo:font-weight="bold" officeooo:rsid="0042b9c5" style:font-size-asian="16pt" style:font-weight-asian="bold" style:font-size-complex="16pt" style:font-weight-complex="bold"/>
    </style:style>
    <style:style style:name="T172" style:family="text">
      <style:text-properties style:font-name="Arial" fo:font-size="16pt" fo:font-weight="bold" officeooo:rsid="00442bee" style:font-size-asian="16pt" style:font-weight-asian="bold" style:font-size-complex="16pt" style:font-weight-complex="bold"/>
    </style:style>
    <style:style style:name="T173" style:family="text">
      <style:text-properties style:font-name="Arial" fo:font-size="16pt" fo:font-weight="bold" officeooo:rsid="0044d201" style:font-size-asian="16pt" style:font-weight-asian="bold" style:font-size-complex="16pt" style:font-weight-complex="bold"/>
    </style:style>
    <style:style style:name="T174" style:family="text">
      <style:text-properties style:font-name="Arial" fo:font-size="16pt" fo:font-weight="bold" officeooo:rsid="004492d7" style:font-size-asian="16pt" style:font-weight-asian="bold" style:font-size-complex="16pt" style:font-weight-complex="bold"/>
    </style:style>
    <style:style style:name="T175" style:family="text">
      <style:text-properties style:font-name="Arial" fo:font-size="16pt" fo:font-weight="bold" officeooo:rsid="0080165b" style:font-size-asian="16pt" style:font-weight-asian="bold" style:font-size-complex="16pt" style:font-weight-complex="bold"/>
    </style:style>
    <style:style style:name="T176" style:family="text">
      <style:text-properties style:font-name="Arial" fo:font-size="16pt" fo:font-weight="bold" officeooo:rsid="00af2c5a" style:font-size-asian="16pt" style:font-weight-asian="bold" style:font-size-complex="16pt" style:font-weight-complex="bold"/>
    </style:style>
    <style:style style:name="T177" style:family="text">
      <style:text-properties style:font-name="Arial" fo:font-size="16pt" fo:font-weight="bold" officeooo:rsid="009e7ebb" style:font-size-asian="16pt" style:font-weight-asian="bold" style:font-size-complex="16pt" style:font-weight-complex="bold"/>
    </style:style>
    <style:style style:name="T178" style:family="text">
      <style:text-properties style:font-name="Arial" fo:font-size="16pt" fo:font-weight="bold" officeooo:rsid="0090e6ef" style:font-size-asian="16pt" style:font-weight-asian="bold" style:font-size-complex="16pt" style:font-weight-complex="bold"/>
    </style:style>
    <style:style style:name="T179" style:family="text">
      <style:text-properties style:font-name="Arial" fo:font-size="16pt" fo:font-weight="bold" officeooo:rsid="00bc5382" style:font-size-asian="16pt" style:font-weight-asian="bold" style:font-size-complex="16pt" style:font-weight-complex="bold"/>
    </style:style>
    <style:style style:name="T180" style:family="text">
      <style:text-properties style:font-name="Arial" fo:font-size="16pt" fo:font-weight="bold" officeooo:rsid="011f846d" style:font-size-asian="16pt" style:font-weight-asian="bold" style:font-size-complex="16pt" style:font-weight-complex="bold"/>
    </style:style>
    <style:style style:name="T181" style:family="text">
      <style:text-properties style:font-name="Arial" fo:font-size="16pt" fo:font-weight="bold" officeooo:rsid="013c45de" style:font-size-asian="16pt" style:font-weight-asian="bold" style:font-size-complex="16pt" style:font-weight-complex="bold"/>
    </style:style>
    <style:style style:name="T182" style:family="text">
      <style:text-properties style:font-name="Arial" fo:font-size="16pt" fo:font-weight="bold" officeooo:rsid="008073ff" style:font-size-asian="16pt" style:font-weight-asian="bold" style:font-size-complex="16pt" style:font-weight-complex="bold"/>
    </style:style>
    <style:style style:name="T183" style:family="text">
      <style:text-properties style:font-name="Arial" fo:font-size="16pt" fo:font-weight="bold" officeooo:rsid="019ff826" style:font-size-asian="16pt" style:font-weight-asian="bold" style:font-size-complex="16pt" style:font-weight-complex="bold"/>
    </style:style>
    <style:style style:name="T184" style:family="text">
      <style:text-properties style:font-name="Arial" fo:font-size="16pt" fo:language="de" fo:country="AT" fo:font-weight="bold" officeooo:rsid="0044d201" style:font-name-asian="Times New Roman" style:font-size-asian="16pt" style:language-asian="de" style:country-asian="AT" style:font-weight-asian="bold" style:font-name-complex="Times New Roman" style:font-size-complex="16pt" style:font-weight-complex="bold"/>
    </style:style>
    <style:style style:name="T185" style:family="text">
      <style:text-properties style:font-name="Arial" fo:font-size="16pt" fo:language="de" fo:country="AT" fo:font-weight="bold" officeooo:rsid="019f0b26" style:font-name-asian="Times New Roman" style:font-size-asian="16pt" style:language-asian="de" style:country-asian="AT" style:font-weight-asian="bold" style:font-name-complex="Times New Roman" style:font-size-complex="16pt" style:font-weight-complex="bold"/>
    </style:style>
    <style:style style:name="T186" style:family="text">
      <style:text-properties style:font-name="Arial" fo:font-size="16pt" fo:language="de" fo:country="AT" fo:font-weight="bold" officeooo:rsid="0041364f" style:font-name-asian="Times New Roman" style:font-size-asian="16pt" style:language-asian="de" style:country-asian="AT" style:font-weight-asian="bold" style:font-name-complex="Times New Roman" style:font-size-complex="16pt" style:font-weight-complex="bold"/>
    </style:style>
    <style:style style:name="T187" style:family="text">
      <style:text-properties style:font-name="Arial" fo:font-size="16pt" fo:language="de" fo:country="AT" fo:font-weight="bold" officeooo:rsid="0042b9c5" style:font-name-asian="Times New Roman" style:font-size-asian="16pt" style:language-asian="de" style:country-asian="AT" style:font-weight-asian="bold" style:font-name-complex="Times New Roman" style:font-size-complex="16pt" style:font-weight-complex="bold"/>
    </style:style>
    <style:style style:name="T188" style:family="text">
      <style:text-properties style:font-name="Arial" style:font-weight-complex="bold"/>
    </style:style>
    <style:style style:name="T189" style:family="text">
      <style:text-properties style:font-name="Arial" officeooo:rsid="00916d49" style:font-weight-complex="bold"/>
    </style:style>
    <style:style style:name="T190" style:family="text">
      <style:text-properties style:font-name="Arial" officeooo:rsid="00c6e112" style:font-weight-complex="bold"/>
    </style:style>
    <style:style style:name="T191" style:family="text">
      <style:text-properties style:font-name="Arial" officeooo:rsid="00cad719" style:font-weight-complex="bold"/>
    </style:style>
    <style:style style:name="T192" style:family="text">
      <style:text-properties style:font-name="Arial" officeooo:rsid="01f6b69f" style:font-weight-complex="bold"/>
    </style:style>
    <style:style style:name="T193" style:family="text">
      <style:text-properties style:font-name="Arial" style:font-size-complex="12pt"/>
    </style:style>
    <style:style style:name="T194" style:family="text">
      <style:text-properties style:font-name="Arial" officeooo:rsid="00d31d79" style:font-size-complex="12pt"/>
    </style:style>
    <style:style style:name="T195" style:family="text">
      <style:text-properties style:font-name="Arial" officeooo:rsid="00da4d26" style:font-size-complex="12pt"/>
    </style:style>
    <style:style style:name="T196" style:family="text">
      <style:text-properties style:font-name="Arial" officeooo:rsid="0042b9c5"/>
    </style:style>
    <style:style style:name="T197" style:family="text">
      <style:text-properties style:font-name="Arial" fo:font-weight="normal" style:font-weight-asian="normal" style:font-weight-complex="normal"/>
    </style:style>
    <style:style style:name="T198" style:family="text">
      <style:text-properties style:font-name="Arial" fo:font-weight="normal" officeooo:rsid="01704516" style:font-weight-asian="normal" style:font-weight-complex="normal"/>
    </style:style>
    <style:style style:name="T199" style:family="text">
      <style:text-properties style:font-name="Arial" fo:font-weight="normal" officeooo:rsid="01786867" style:font-weight-asian="normal" style:font-weight-complex="normal"/>
    </style:style>
    <style:style style:name="T200" style:family="text">
      <style:text-properties style:font-name="Arial" fo:font-weight="normal" officeooo:rsid="01793497" style:font-weight-asian="normal" style:font-weight-complex="normal"/>
    </style:style>
    <style:style style:name="T201" style:family="text">
      <style:text-properties style:font-name="Arial" fo:font-weight="normal" officeooo:rsid="017c672c" style:font-weight-asian="normal" style:font-weight-complex="normal"/>
    </style:style>
    <style:style style:name="T202" style:family="text">
      <style:text-properties style:font-name="Arial" fo:font-weight="normal" officeooo:rsid="017c7dac" style:font-weight-asian="normal" style:font-weight-complex="normal"/>
    </style:style>
    <style:style style:name="T203" style:family="text">
      <style:text-properties style:font-name="Arial" fo:font-weight="normal" officeooo:rsid="017dadff" style:font-weight-asian="normal" style:font-weight-complex="normal"/>
    </style:style>
    <style:style style:name="T204" style:family="text">
      <style:text-properties style:font-name="Arial" fo:font-weight="normal" officeooo:rsid="017e90f4" style:font-weight-asian="normal" style:font-weight-complex="normal"/>
    </style:style>
    <style:style style:name="T205" style:family="text">
      <style:text-properties style:font-name="Arial" fo:font-weight="normal" officeooo:rsid="017f3bd7" style:font-weight-asian="normal" style:font-weight-complex="normal"/>
    </style:style>
    <style:style style:name="T206" style:family="text">
      <style:text-properties style:font-name="Arial" fo:font-weight="normal" officeooo:rsid="017f8ef4" style:font-weight-asian="normal" style:font-weight-complex="normal"/>
    </style:style>
    <style:style style:name="T207" style:family="text">
      <style:text-properties style:font-name="Arial" fo:font-weight="normal" officeooo:rsid="0182f913" style:font-weight-asian="normal" style:font-weight-complex="normal"/>
    </style:style>
    <style:style style:name="T208" style:family="text">
      <style:text-properties style:font-name="Arial" fo:font-weight="normal" officeooo:rsid="01834fff" style:font-weight-asian="normal" style:font-weight-complex="normal"/>
    </style:style>
    <style:style style:name="T209" style:family="text">
      <style:text-properties style:font-name="Arial" fo:font-weight="normal" officeooo:rsid="01863c18" style:font-weight-asian="normal" style:font-weight-complex="normal"/>
    </style:style>
    <style:style style:name="T210" style:family="text">
      <style:text-properties style:font-name="Arial" fo:font-weight="normal" officeooo:rsid="018665a0" style:font-weight-asian="normal" style:font-weight-complex="normal"/>
    </style:style>
    <style:style style:name="T211" style:family="text">
      <style:text-properties style:font-name="Arial" fo:font-weight="normal" officeooo:rsid="0191d6e8" style:font-weight-asian="normal" style:font-weight-complex="normal"/>
    </style:style>
    <style:style style:name="T212" style:family="text">
      <style:text-properties style:font-name="Arial" fo:font-weight="normal" officeooo:rsid="0199876d" style:font-weight-asian="normal" style:font-weight-complex="normal"/>
    </style:style>
    <style:style style:name="T213" style:family="text">
      <style:text-properties style:font-name="Arial" fo:font-weight="normal" officeooo:rsid="01e73c17" style:font-weight-asian="normal" style:font-weight-complex="normal"/>
    </style:style>
    <style:style style:name="T214" style:family="text">
      <style:text-properties style:font-name="Arial" fo:font-weight="normal" officeooo:rsid="01e74de2" style:font-weight-asian="normal" style:font-weight-complex="normal"/>
    </style:style>
    <style:style style:name="T215" style:family="text">
      <style:text-properties style:font-name="Arial" fo:font-weight="normal" officeooo:rsid="01e867d3" style:font-weight-asian="normal" style:font-weight-complex="normal"/>
    </style:style>
    <style:style style:name="T216" style:family="text">
      <style:text-properties style:font-name="Arial" fo:font-weight="normal" officeooo:rsid="0208f23c" style:font-weight-asian="normal" style:font-weight-complex="normal"/>
    </style:style>
    <style:style style:name="T217" style:family="text">
      <style:text-properties style:font-name="Arial" style:text-underline-style="none" officeooo:rsid="010c1121"/>
    </style:style>
    <style:style style:name="T218" style:family="text">
      <style:text-properties style:font-name="Arial" style:text-underline-style="none" fo:font-weight="normal" officeooo:rsid="010c1121" style:font-weight-asian="normal" style:font-weight-complex="normal"/>
    </style:style>
    <style:style style:name="T219" style:family="text">
      <style:text-properties style:font-name="Arial" style:text-underline-style="none" fo:font-weight="normal" officeooo:rsid="02848d9f" style:font-weight-asian="normal" style:font-weight-complex="normal"/>
    </style:style>
    <style:style style:name="T220" style:family="text">
      <style:text-properties style:font-name="Arial" style:text-underline-style="none" fo:font-weight="normal" officeooo:rsid="026ae3df" style:font-weight-asian="normal" style:font-weight-complex="normal"/>
    </style:style>
    <style:style style:name="T221" style:family="text">
      <style:text-properties style:font-name="Arial" officeooo:rsid="01793497"/>
    </style:style>
    <style:style style:name="T222" style:family="text">
      <style:text-properties style:font-name="Arial" officeooo:rsid="017a72f9"/>
    </style:style>
    <style:style style:name="T223" style:family="text">
      <style:text-properties style:font-name="Arial" officeooo:rsid="01834fff"/>
    </style:style>
    <style:style style:name="T224" style:family="text">
      <style:text-properties style:font-name="Arial" officeooo:rsid="01879bbd"/>
    </style:style>
    <style:style style:name="T225" style:family="text">
      <style:text-properties style:font-name="Arial" officeooo:rsid="019afd76"/>
    </style:style>
    <style:style style:name="T226" style:family="text">
      <style:text-properties style:font-name="Arial" fo:font-size="12.5pt" fo:letter-spacing="-0.012cm" fo:font-weight="bold" style:font-size-asian="12.5pt" style:font-weight-asian="bold"/>
    </style:style>
    <style:style style:name="T227" style:family="text">
      <style:text-properties style:font-name="Arial" fo:font-size="12.5pt" fo:letter-spacing="-0.011cm" fo:font-weight="bold" style:font-size-asian="12.5pt" style:font-weight-asian="bold"/>
    </style:style>
    <style:style style:name="T228" style:family="text">
      <style:text-properties style:font-name="Arial" fo:font-size="12.5pt" fo:letter-spacing="-0.007cm" fo:font-weight="bold" style:font-size-asian="12.5pt" style:font-weight-asian="bold"/>
    </style:style>
    <style:style style:name="T229" style:family="text">
      <style:text-properties style:font-name="Arial" fo:font-size="12.5pt" fo:letter-spacing="0.034cm" fo:font-weight="bold" style:font-size-asian="12.5pt" style:font-weight-asian="bold"/>
    </style:style>
    <style:style style:name="T230" style:family="text">
      <style:text-properties style:font-name="Arial" fo:font-size="12.5pt" fo:letter-spacing="-0.005cm" fo:font-weight="bold" style:font-size-asian="12.5pt" style:font-weight-asian="bold"/>
    </style:style>
    <style:style style:name="T231" style:family="text">
      <style:text-properties style:font-name="Arial" fo:font-size="12.5pt" fo:letter-spacing="0.035cm" fo:font-weight="bold" style:font-size-asian="12.5pt" style:font-weight-asian="bold"/>
    </style:style>
    <style:style style:name="T232" style:family="text">
      <style:text-properties style:font-name="Arial" fo:font-size="12.5pt" fo:letter-spacing="-0.009cm" fo:font-weight="bold" style:font-size-asian="12.5pt" style:font-weight-asian="bold"/>
    </style:style>
    <style:style style:name="T233" style:family="text">
      <style:text-properties style:font-name="Arial" fo:font-size="12.5pt" fo:letter-spacing="0.009cm" fo:font-weight="bold" style:font-size-asian="12.5pt" style:font-weight-asian="bold"/>
    </style:style>
    <style:style style:name="T234" style:family="text">
      <style:text-properties style:font-name="Arial" fo:font-size="9.5pt" fo:letter-spacing="-0.002cm" style:font-size-asian="9.5pt"/>
    </style:style>
    <style:style style:name="T235" style:family="text">
      <style:text-properties style:font-name="Arial" fo:font-size="9.5pt" fo:letter-spacing="-0.002cm" officeooo:rsid="01ef9db0" style:font-size-asian="9.5pt"/>
    </style:style>
    <style:style style:name="T236" style:family="text">
      <style:text-properties style:font-name="Arial" fo:font-size="9.5pt" fo:letter-spacing="-0.002cm" fo:font-weight="bold" style:font-size-asian="9.5pt" style:font-weight-asian="bold"/>
    </style:style>
    <style:style style:name="T237" style:family="text">
      <style:text-properties style:font-name="Arial" fo:font-size="9.5pt" fo:letter-spacing="0.035cm" style:font-size-asian="9.5pt" style:text-scale="102%"/>
    </style:style>
    <style:style style:name="T238" style:family="text">
      <style:text-properties style:font-name="Arial" fo:font-size="9.5pt" fo:letter-spacing="0.035cm" fo:font-weight="bold" style:font-size-asian="9.5pt" style:font-weight-asian="bold"/>
    </style:style>
    <style:style style:name="T239" style:family="text">
      <style:text-properties style:font-name="Arial" fo:font-size="9.5pt" fo:letter-spacing="-0.005cm" style:font-size-asian="9.5pt"/>
    </style:style>
    <style:style style:name="T240" style:family="text">
      <style:text-properties style:font-name="Arial" fo:font-size="9.5pt" fo:letter-spacing="-0.005cm" fo:font-weight="bold" style:font-size-asian="9.5pt" style:font-weight-asian="bold"/>
    </style:style>
    <style:style style:name="T241" style:family="text">
      <style:text-properties style:font-name="Arial" fo:font-size="9.5pt" fo:letter-spacing="0.041cm" style:font-size-asian="9.5pt"/>
    </style:style>
    <style:style style:name="T242" style:family="text">
      <style:text-properties style:font-name="Arial" fo:font-size="9.5pt" fo:letter-spacing="-0.004cm" fo:font-weight="bold" style:font-size-asian="9.5pt" style:font-weight-asian="bold"/>
    </style:style>
    <style:style style:name="T243" style:family="text">
      <style:text-properties style:font-name="Arial" fo:font-size="9.5pt" fo:letter-spacing="-0.004cm" fo:font-weight="bold" style:font-name-asian="Arial" style:font-size-asian="9.5pt" style:font-weight-asian="bold" style:font-name-complex="Arial" style:font-size-complex="9.5pt" style:font-weight-complex="bold"/>
    </style:style>
    <style:style style:name="T244" style:family="text">
      <style:text-properties style:font-name="Arial" fo:font-size="9.5pt" fo:letter-spacing="-0.007cm" fo:font-weight="bold" style:font-size-asian="9.5pt" style:font-weight-asian="bold"/>
    </style:style>
    <style:style style:name="T245" style:family="text">
      <style:text-properties style:font-name="Arial" fo:font-size="9.5pt" fo:letter-spacing="0.023cm" fo:font-weight="bold" style:font-size-asian="9.5pt" style:font-weight-asian="bold"/>
    </style:style>
    <style:style style:name="T246" style:family="text">
      <style:text-properties style:font-name="Arial" fo:font-size="9.5pt" fo:font-weight="bold" style:font-size-asian="9.5pt" style:font-weight-asian="bold"/>
    </style:style>
    <style:style style:name="T247" style:family="text">
      <style:text-properties style:font-name="Arial" fo:font-size="9.5pt" fo:font-weight="bold" style:font-name-asian="Arial" style:font-size-asian="9.5pt" style:font-weight-asian="bold" style:font-name-complex="Arial" style:font-size-complex="9.5pt" style:font-weight-complex="bold"/>
    </style:style>
    <style:style style:name="T248" style:family="text">
      <style:text-properties style:font-name="Arial" fo:font-size="9.5pt" fo:letter-spacing="0.025cm" fo:font-weight="bold" style:font-size-asian="9.5pt" style:font-weight-asian="bold"/>
    </style:style>
    <style:style style:name="T249" style:family="text">
      <style:text-properties style:font-name="Arial" fo:font-size="9.5pt" fo:letter-spacing="0.005cm" fo:font-weight="bold" style:font-size-asian="9.5pt" style:font-weight-asian="bold"/>
    </style:style>
    <style:style style:name="T250" style:family="text">
      <style:text-properties style:font-name="Arial" fo:font-size="9.5pt" fo:letter-spacing="0.053cm" fo:font-weight="bold" style:font-size-asian="9.5pt" style:font-weight-asian="bold"/>
    </style:style>
    <style:style style:name="T251" style:family="text">
      <style:text-properties style:font-name="Arial" fo:font-size="9.5pt" fo:letter-spacing="0.056cm" fo:font-weight="bold" style:font-size-asian="9.5pt" style:font-weight-asian="bold"/>
    </style:style>
    <style:style style:name="T252" style:family="text">
      <style:text-properties style:font-name="Arial" fo:font-size="9.5pt" fo:letter-spacing="0.065cm" fo:font-weight="bold" style:font-name-asian="Arial" style:font-size-asian="9.5pt" style:font-weight-asian="bold" style:font-name-complex="Arial" style:font-size-complex="9.5pt" style:font-weight-complex="bold"/>
    </style:style>
    <style:style style:name="T253" style:family="text">
      <style:text-properties style:font-name="Arial" fo:font-size="20pt" fo:letter-spacing="0.004cm" fo:font-weight="bold" style:font-size-asian="20pt" style:font-weight-asian="bold"/>
    </style:style>
    <style:style style:name="T254" style:family="text">
      <style:text-properties style:font-name="Arial" fo:font-size="10pt" style:font-name-asian="Arial" style:font-size-asian="10pt" style:font-name-complex="Arial" style:font-size-complex="10pt"/>
    </style:style>
    <style:style style:name="T255" style:family="text">
      <style:text-properties style:font-name="Arial" fo:font-size="9pt" fo:letter-spacing="0.005cm" style:font-name-asian="Arial" style:font-size-asian="9pt" style:font-name-complex="Arial" style:font-size-complex="9pt"/>
    </style:style>
    <style:style style:name="T256" style:family="text">
      <style:text-properties style:font-name="Arial" fo:font-size="9pt" fo:letter-spacing="0.002cm" officeooo:rsid="01f720d5" style:font-size-asian="9pt"/>
    </style:style>
    <style:style style:name="T257" style:family="text">
      <style:text-properties style:font-name="Arial" fo:font-size="9pt" fo:letter-spacing="0.002cm" style:font-name-asian="Arial" style:font-size-asian="9pt" style:font-name-complex="Arial" style:font-size-complex="9pt"/>
    </style:style>
    <style:style style:name="T258" style:family="text">
      <style:text-properties style:font-name="Arial" fo:font-size="9pt" fo:letter-spacing="0.002cm" officeooo:rsid="01f720d5" style:font-name-asian="Arial" style:font-size-asian="9pt" style:font-name-complex="Arial" style:font-size-complex="9pt"/>
    </style:style>
    <style:style style:name="T259" style:family="text">
      <style:text-properties style:font-name="Arial" fo:font-size="9pt" fo:letter-spacing="0.002cm" officeooo:rsid="01f8c20d" style:font-name-asian="Arial" style:font-size-asian="9pt" style:font-name-complex="Arial" style:font-size-complex="9pt"/>
    </style:style>
    <style:style style:name="T260" style:family="text">
      <style:text-properties style:font-name="Arial" fo:font-size="9pt" fo:letter-spacing="0.002cm" fo:font-weight="bold" style:font-name-asian="Arial" style:font-size-asian="9pt" style:font-weight-asian="bold" style:font-name-complex="Arial" style:font-size-complex="9pt" style:font-weight-complex="bold"/>
    </style:style>
    <style:style style:name="T261" style:family="text">
      <style:text-properties style:font-name="Arial" fo:font-size="9pt" fo:letter-spacing="0.002cm" fo:font-weight="bold" officeooo:rsid="01a95f22" style:font-name-asian="Arial" style:font-size-asian="9pt" style:font-weight-asian="bold" style:font-name-complex="Arial" style:font-size-complex="9pt" style:font-weight-complex="bold"/>
    </style:style>
    <style:style style:name="T262" style:family="text">
      <style:text-properties style:font-name="Arial" fo:font-size="9pt" fo:letter-spacing="0.002cm" fo:font-weight="bold" officeooo:rsid="01f9067f" style:font-name-asian="Arial" style:font-size-asian="9pt" style:font-weight-asian="bold" style:font-name-complex="Arial" style:font-size-complex="9pt" style:font-weight-complex="bold"/>
    </style:style>
    <style:style style:name="T263" style:family="text">
      <style:text-properties style:font-name="Arial" fo:font-size="9pt" fo:letter-spacing="0.002cm" fo:font-weight="normal" style:font-name-asian="Arial" style:font-size-asian="9pt" style:font-weight-asian="normal" style:font-name-complex="Arial" style:font-size-complex="9pt" style:font-weight-complex="normal"/>
    </style:style>
    <style:style style:name="T264" style:family="text">
      <style:text-properties style:font-name="Arial" fo:font-size="9pt" fo:letter-spacing="0.002cm" fo:font-weight="normal" officeooo:rsid="01f9067f" style:font-name-asian="Arial" style:font-size-asian="9pt" style:font-weight-asian="normal" style:font-name-complex="Arial" style:font-size-complex="9pt" style:font-weight-complex="normal"/>
    </style:style>
    <style:style style:name="T265" style:family="text">
      <style:text-properties style:font-name="Arial" fo:font-size="9pt" fo:letter-spacing="0.009cm" style:font-name-asian="Arial" style:font-size-asian="9pt" style:font-name-complex="Arial" style:font-size-complex="9pt"/>
    </style:style>
    <style:style style:name="T266" style:family="text">
      <style:text-properties style:font-name="Arial" fo:font-size="9pt" fo:letter-spacing="0.007cm" style:font-name-asian="Arial" style:font-size-asian="9pt" style:font-name-complex="Arial" style:font-size-complex="9pt"/>
    </style:style>
    <style:style style:name="T267" style:family="text">
      <style:text-properties style:font-name="Arial" fo:font-size="9pt" fo:letter-spacing="0.007cm" fo:font-weight="bold" style:font-name-asian="Arial" style:font-size-asian="9pt" style:font-weight-asian="bold" style:font-name-complex="Arial" style:font-size-complex="9pt" style:font-weight-complex="bold"/>
    </style:style>
    <style:style style:name="T268" style:family="text">
      <style:text-properties style:font-name="Arial" fo:font-size="9pt" fo:letter-spacing="0.007cm" fo:font-weight="normal" style:font-name-asian="Arial" style:font-size-asian="9pt" style:font-weight-asian="normal" style:font-name-complex="Arial" style:font-size-complex="9pt" style:font-weight-complex="normal"/>
    </style:style>
    <style:style style:name="T269" style:family="text">
      <style:text-properties style:font-name="Arial" fo:font-size="9pt" fo:letter-spacing="0.016cm" style:font-size-asian="9pt"/>
    </style:style>
    <style:style style:name="T270" style:family="text">
      <style:text-properties style:font-name="Arial" fo:font-size="9pt" fo:letter-spacing="0.012cm" style:font-size-asian="9pt"/>
    </style:style>
    <style:style style:name="T271" style:family="text">
      <style:text-properties style:font-name="Arial" fo:font-size="9pt" fo:letter-spacing="0.012cm" officeooo:rsid="01a95f22" style:font-size-asian="9pt"/>
    </style:style>
    <style:style style:name="T272" style:family="text">
      <style:text-properties style:font-name="Arial" fo:font-size="9pt" fo:letter-spacing="0.025cm" fo:font-weight="bold" style:font-name-asian="Arial" style:font-size-asian="9pt" style:font-weight-asian="bold" style:font-name-complex="Arial" style:font-size-complex="9pt" style:font-weight-complex="bold"/>
    </style:style>
    <style:style style:name="T273" style:family="text">
      <style:text-properties style:font-name="Arial" fo:font-size="9pt" fo:letter-spacing="0.051cm" fo:font-weight="bold" style:font-name-asian="Arial" style:font-size-asian="9pt" style:font-weight-asian="bold" style:font-name-complex="Arial" style:font-size-complex="9pt" style:font-weight-complex="bold"/>
    </style:style>
    <style:style style:name="T274" style:family="text">
      <style:text-properties style:font-name="Arial" fo:font-size="9pt" style:font-name-asian="Arial" style:font-size-asian="9pt" style:font-name-complex="Arial" style:font-size-complex="9pt"/>
    </style:style>
    <style:style style:name="T275" style:family="text">
      <style:text-properties style:font-name="Arial" fo:font-size="9pt" fo:letter-spacing="-0.009cm" style:font-size-asian="9pt"/>
    </style:style>
    <style:style style:name="T276" style:family="text">
      <style:text-properties style:font-name="Arial" fo:font-size="9pt" fo:letter-spacing="-0.009cm" fo:font-weight="bold" style:font-name-asian="Arial" style:font-size-asian="9pt" style:font-weight-asian="bold" style:font-name-complex="Arial" style:font-size-complex="9pt" style:font-weight-complex="bold"/>
    </style:style>
    <style:style style:name="T277" style:family="text">
      <style:text-properties style:font-name="Arial" fo:font-size="9pt" fo:letter-spacing="-0.005cm" fo:font-weight="bold" style:font-name-asian="Arial" style:font-size-asian="9pt" style:font-weight-asian="bold" style:font-name-complex="Arial" style:font-size-complex="9pt" style:font-weight-complex="bold"/>
    </style:style>
    <style:style style:name="T278" style:family="text">
      <style:text-properties style:font-name="Arial" fo:font-size="9pt" fo:letter-spacing="-0.011cm" fo:font-weight="bold" style:font-name-asian="Arial" style:font-size-asian="9pt" style:font-weight-asian="bold" style:font-name-complex="Arial" style:font-size-complex="9pt" style:font-weight-complex="bold"/>
    </style:style>
    <style:style style:name="T279" style:family="text">
      <style:text-properties style:font-name="Arial" fo:font-size="9pt" fo:font-weight="bold" style:font-name-asian="Arial" style:font-size-asian="9pt" style:font-weight-asian="bold" style:font-name-complex="Arial" style:font-size-complex="9pt" style:font-weight-complex="bold"/>
    </style:style>
    <style:style style:name="T280" style:family="text">
      <style:text-properties style:font-name="Arial" fo:font-size="9pt" fo:letter-spacing="0.058cm" fo:font-weight="bold" style:font-name-asian="Arial" style:font-size-asian="9pt" style:font-weight-asian="bold" style:font-name-complex="Arial" style:font-size-complex="9pt" style:font-weight-complex="bold"/>
    </style:style>
    <style:style style:name="T281" style:family="text">
      <style:text-properties style:font-name="Arial" fo:font-size="9pt" fo:letter-spacing="-0.019cm" fo:font-weight="bold" style:font-name-asian="Arial" style:font-size-asian="9pt" style:font-weight-asian="bold" style:font-name-complex="Arial" style:font-size-complex="9pt" style:font-weight-complex="bold"/>
    </style:style>
    <style:style style:name="T282" style:family="text">
      <style:text-properties style:font-name="Arial" fo:font-size="9pt" fo:letter-spacing="0.065cm" fo:font-weight="bold" style:font-name-asian="Arial" style:font-size-asian="9pt" style:font-weight-asian="bold" style:font-name-complex="Arial" style:font-size-complex="9pt" style:font-weight-complex="bold"/>
    </style:style>
    <style:style style:name="T283" style:family="text">
      <style:text-properties style:font-name="Arial" fo:font-size="9pt" fo:font-weight="normal" style:font-name-asian="Arial" style:font-size-asian="9pt" style:font-weight-asian="normal" style:font-name-complex="Arial" style:font-size-complex="9pt" style:font-weight-complex="normal"/>
    </style:style>
    <style:style style:name="T284" style:family="text">
      <style:text-properties officeooo:rsid="004e03de"/>
    </style:style>
    <style:style style:name="T285" style:family="text">
      <style:text-properties style:font-name="Times New Roman" fo:font-size="10pt" style:font-size-asian="10pt" style:font-size-complex="10pt"/>
    </style:style>
    <style:style style:name="T286" style:family="text">
      <style:text-properties style:font-name="Times New Roman" fo:font-size="10pt" officeooo:rsid="0207373c" style:font-size-asian="10pt" style:font-size-complex="10pt"/>
    </style:style>
    <style:style style:name="T287" style:family="text">
      <style:text-properties officeooo:rsid="0055aa11"/>
    </style:style>
    <style:style style:name="T288" style:family="text">
      <style:text-properties officeooo:rsid="0056ef54"/>
    </style:style>
    <style:style style:name="T289" style:family="text">
      <style:text-properties fo:font-weight="normal" style:font-weight-asian="normal" style:font-weight-complex="normal"/>
    </style:style>
    <style:style style:name="T290" style:family="text">
      <style:text-properties fo:font-weight="normal" officeooo:rsid="005b5f71" style:font-weight-asian="normal" style:font-weight-complex="normal"/>
    </style:style>
    <style:style style:name="T291" style:family="text">
      <style:text-properties fo:font-weight="normal" officeooo:rsid="005c99f3" style:font-weight-asian="normal" style:font-weight-complex="normal"/>
    </style:style>
    <style:style style:name="T292" style:family="text">
      <style:text-properties fo:font-weight="normal" officeooo:rsid="00123a5b" style:font-weight-asian="normal" style:font-weight-complex="normal"/>
    </style:style>
    <style:style style:name="T293" style:family="text">
      <style:text-properties fo:font-weight="normal" officeooo:rsid="0013bcc9" style:font-weight-asian="normal" style:font-weight-complex="normal"/>
    </style:style>
    <style:style style:name="T294" style:family="text">
      <style:text-properties fo:font-weight="normal" officeooo:rsid="0013aac9" style:font-weight-asian="normal" style:font-weight-complex="normal"/>
    </style:style>
    <style:style style:name="T295" style:family="text">
      <style:text-properties fo:font-weight="normal" officeooo:rsid="001863f9" style:font-weight-asian="normal" style:font-weight-complex="normal"/>
    </style:style>
    <style:style style:name="T296" style:family="text">
      <style:text-properties fo:font-weight="normal" officeooo:rsid="00108c48" style:font-weight-asian="normal" style:font-weight-complex="normal"/>
    </style:style>
    <style:style style:name="T297" style:family="text">
      <style:text-properties fo:font-weight="normal" officeooo:rsid="0019a1dd" style:font-weight-asian="normal" style:font-weight-complex="normal"/>
    </style:style>
    <style:style style:name="T298" style:family="text">
      <style:text-properties fo:font-weight="normal" officeooo:rsid="005849ab" style:font-weight-asian="normal" style:font-weight-complex="normal"/>
    </style:style>
    <style:style style:name="T299" style:family="text">
      <style:text-properties fo:font-weight="normal" officeooo:rsid="0058c046" style:font-weight-asian="normal" style:font-weight-complex="normal"/>
    </style:style>
    <style:style style:name="T300" style:family="text">
      <style:text-properties fo:font-weight="normal" officeooo:rsid="00b5fad0" style:font-weight-asian="normal" style:font-weight-complex="normal"/>
    </style:style>
    <style:style style:name="T301" style:family="text">
      <style:text-properties fo:font-weight="normal" officeooo:rsid="00b6c0ae" style:font-weight-asian="normal" style:font-weight-complex="normal"/>
    </style:style>
    <style:style style:name="T302" style:family="text">
      <style:text-properties fo:font-weight="normal" officeooo:rsid="011d6f0d" style:font-weight-asian="normal" style:font-weight-complex="normal"/>
    </style:style>
    <style:style style:name="T303" style:family="text">
      <style:text-properties fo:font-weight="normal" officeooo:rsid="01de7b9b" style:font-weight-asian="normal" style:font-weight-complex="normal"/>
    </style:style>
    <style:style style:name="T304" style:family="text">
      <style:text-properties fo:font-weight="normal" officeooo:rsid="027bfd8b" style:font-weight-asian="normal" style:font-weight-complex="normal"/>
    </style:style>
    <style:style style:name="T305" style:family="text">
      <style:text-properties fo:font-weight="normal" officeooo:rsid="0279602e" style:font-weight-asian="normal" style:font-weight-complex="normal"/>
    </style:style>
    <style:style style:name="T306" style:family="text">
      <style:text-properties fo:font-weight="normal" officeooo:rsid="003d0a0a" style:font-weight-asian="normal" style:font-weight-complex="normal"/>
    </style:style>
    <style:style style:name="T307" style:family="text">
      <style:text-properties fo:font-weight="normal" officeooo:rsid="016587b3" style:font-weight-asian="normal" style:font-weight-complex="normal"/>
    </style:style>
    <style:style style:name="T308" style:family="text">
      <style:text-properties fo:font-weight="normal" officeooo:rsid="0182f913" style:font-weight-asian="normal" style:font-weight-complex="normal"/>
    </style:style>
    <style:style style:name="T309" style:family="text">
      <style:text-properties fo:font-weight="normal" officeooo:rsid="01834fff" style:font-weight-asian="normal" style:font-weight-complex="normal"/>
    </style:style>
    <style:style style:name="T310" style:family="text">
      <style:text-properties fo:font-weight="normal" officeooo:rsid="017c672c" style:font-weight-asian="normal" style:font-weight-complex="normal"/>
    </style:style>
    <style:style style:name="T311" style:family="text">
      <style:text-properties fo:font-weight="normal" officeooo:rsid="0194f16c" style:font-weight-asian="normal" style:font-weight-complex="normal"/>
    </style:style>
    <style:style style:name="T312" style:family="text">
      <style:text-properties fo:font-weight="normal" officeooo:rsid="017c7dac" style:font-weight-asian="normal" style:font-weight-complex="normal"/>
    </style:style>
    <style:style style:name="T313" style:family="text">
      <style:text-properties fo:font-weight="normal" officeooo:rsid="017dadff" style:font-weight-asian="normal" style:font-weight-complex="normal"/>
    </style:style>
    <style:style style:name="T314" style:family="text">
      <style:text-properties fo:font-weight="normal" officeooo:rsid="01969c5f" style:font-weight-asian="normal" style:font-weight-complex="normal"/>
    </style:style>
    <style:style style:name="T315" style:family="text">
      <style:text-properties fo:font-weight="normal" officeooo:rsid="019762f6" style:font-weight-asian="normal" style:font-weight-complex="normal"/>
    </style:style>
    <style:style style:name="T316" style:family="text">
      <style:text-properties fo:font-weight="normal" officeooo:rsid="019b0ee6" style:font-weight-asian="normal" style:font-weight-complex="normal"/>
    </style:style>
    <style:style style:name="T317" style:family="text">
      <style:text-properties fo:font-weight="normal" officeooo:rsid="019cb833" style:font-weight-asian="normal" style:font-weight-complex="normal"/>
    </style:style>
    <style:style style:name="T318" style:family="text">
      <style:text-properties fo:font-weight="normal" officeooo:rsid="019cf13d" style:font-weight-asian="normal" style:font-weight-complex="normal"/>
    </style:style>
    <style:style style:name="T319" style:family="text">
      <style:text-properties fo:font-weight="normal" officeooo:rsid="019d40c7" style:font-weight-asian="normal" style:font-weight-complex="normal"/>
    </style:style>
    <style:style style:name="T320" style:family="text">
      <style:text-properties fo:font-weight="normal" officeooo:rsid="01ea1e5f" style:font-weight-asian="normal" style:font-weight-complex="normal"/>
    </style:style>
    <style:style style:name="T321" style:family="text">
      <style:text-properties officeooo:rsid="00016af5"/>
    </style:style>
    <style:style style:name="T322" style:family="text">
      <style:text-properties style:font-weight-complex="bold"/>
    </style:style>
    <style:style style:name="T323" style:family="text">
      <style:text-properties officeooo:rsid="00742c4e" style:font-weight-complex="bold"/>
    </style:style>
    <style:style style:name="T324" style:family="text">
      <style:text-properties officeooo:rsid="00bcf3d4" style:font-weight-complex="bold"/>
    </style:style>
    <style:style style:name="T325" style:family="text">
      <style:text-properties officeooo:rsid="006d73de"/>
    </style:style>
    <style:style style:name="T326" style:family="text">
      <style:text-properties officeooo:rsid="00722b01"/>
    </style:style>
    <style:style style:name="T327" style:family="text">
      <style:text-properties officeooo:rsid="00738324"/>
    </style:style>
    <style:style style:name="T328" style:family="text">
      <style:text-properties officeooo:rsid="00250c8f"/>
    </style:style>
    <style:style style:name="T329" style:family="text">
      <style:text-properties officeooo:rsid="0026aa13"/>
    </style:style>
    <style:style style:name="T330" style:family="text">
      <style:text-properties officeooo:rsid="00595d3a"/>
    </style:style>
    <style:style style:name="T331" style:family="text">
      <style:text-properties officeooo:rsid="0086a921"/>
    </style:style>
    <style:style style:name="T332" style:family="text">
      <style:text-properties officeooo:rsid="008795df"/>
    </style:style>
    <style:style style:name="T333" style:family="text">
      <style:text-properties officeooo:rsid="00882b9a"/>
    </style:style>
    <style:style style:name="T334" style:family="text">
      <style:text-properties officeooo:rsid="008a1c3b"/>
    </style:style>
    <style:style style:name="T335" style:family="text">
      <style:text-properties officeooo:rsid="009c38f3"/>
    </style:style>
    <style:style style:name="T336" style:family="text">
      <style:text-properties officeooo:rsid="009e7ebb"/>
    </style:style>
    <style:style style:name="T337" style:family="text">
      <style:text-properties officeooo:rsid="009fe097"/>
    </style:style>
    <style:style style:name="T338" style:family="text">
      <style:text-properties officeooo:rsid="00a098f4"/>
    </style:style>
    <style:style style:name="T339" style:family="text">
      <style:text-properties officeooo:rsid="00a19465"/>
    </style:style>
    <style:style style:name="T340" style:family="text">
      <style:text-properties officeooo:rsid="00b27684"/>
    </style:style>
    <style:style style:name="T341" style:family="text">
      <style:text-properties officeooo:rsid="00bc5382"/>
    </style:style>
    <style:style style:name="T342" style:family="text">
      <style:text-properties officeooo:rsid="00bcf3d4"/>
    </style:style>
    <style:style style:name="T343" style:family="text">
      <style:text-properties officeooo:rsid="00dbf6c0"/>
    </style:style>
    <style:style style:name="T344" style:family="text">
      <style:text-properties officeooo:rsid="00e157f7"/>
    </style:style>
    <style:style style:name="T345" style:family="text">
      <style:text-properties style:text-underline-style="none"/>
    </style:style>
    <style:style style:name="T346" style:family="text">
      <style:text-properties style:text-underline-style="none" fo:font-weight="normal" style:font-weight-asian="normal" style:font-weight-complex="normal"/>
    </style:style>
    <style:style style:name="T347" style:family="text">
      <style:text-properties style:text-underline-style="none" fo:font-weight="normal" officeooo:rsid="010c1121" style:font-weight-asian="normal" style:font-weight-complex="normal"/>
    </style:style>
    <style:style style:name="T348" style:family="text">
      <style:text-properties style:text-underline-style="none" fo:font-weight="normal" officeooo:rsid="02848d9f" style:font-weight-asian="normal" style:font-weight-complex="normal"/>
    </style:style>
    <style:style style:name="T349" style:family="text">
      <style:text-properties style:text-underline-style="none" fo:font-weight="normal" officeooo:rsid="026ae3df" style:font-weight-asian="normal" style:font-weight-complex="normal"/>
    </style:style>
    <style:style style:name="T350" style:family="text">
      <style:text-properties style:text-underline-style="none" fo:font-weight="normal" officeooo:rsid="006d7e0a" style:font-weight-asian="normal" style:font-weight-complex="normal"/>
    </style:style>
    <style:style style:name="T351" style:family="text">
      <style:text-properties style:text-underline-style="none" fo:font-weight="normal" officeooo:rsid="00a7ae9c" style:font-weight-asian="normal" style:font-weight-complex="normal"/>
    </style:style>
    <style:style style:name="T352" style:family="text">
      <style:text-properties style:text-underline-style="none" fo:font-weight="normal" officeooo:rsid="0261ac8c" style:font-weight-asian="normal" style:font-weight-complex="normal"/>
    </style:style>
    <style:style style:name="T353" style:family="text">
      <style:text-properties style:text-underline-style="none" fo:font-weight="normal" officeooo:rsid="01d261c9" style:font-weight-asian="normal" style:font-weight-complex="normal"/>
    </style:style>
    <style:style style:name="T354" style:family="text">
      <style:text-properties style:text-underline-style="none" fo:font-weight="normal" officeooo:rsid="01252e85" style:font-weight-asian="normal" style:font-weight-complex="normal"/>
    </style:style>
    <style:style style:name="T355" style:family="text">
      <style:text-properties style:text-underline-style="none" fo:font-weight="normal" officeooo:rsid="02736651" style:font-weight-asian="normal" style:font-weight-complex="normal"/>
    </style:style>
    <style:style style:name="T356" style:family="text">
      <style:text-properties style:text-underline-style="none" fo:font-weight="normal" officeooo:rsid="01dca5ad" style:font-weight-asian="normal" style:font-weight-complex="normal"/>
    </style:style>
    <style:style style:name="T357" style:family="text">
      <style:text-properties style:text-underline-style="none" fo:font-weight="normal" officeooo:rsid="02a7de1d" style:font-weight-asian="normal" style:font-weight-complex="normal"/>
    </style:style>
    <style:style style:name="T358" style:family="text">
      <style:text-properties style:text-underline-style="none" fo:font-weight="normal" officeooo:rsid="02763e3e" style:font-weight-asian="normal" style:font-weight-complex="normal"/>
    </style:style>
    <style:style style:name="T359" style:family="text">
      <style:text-properties style:text-underline-style="none" fo:font-weight="normal" officeooo:rsid="02a9c67e" style:font-weight-asian="normal" style:font-weight-complex="normal"/>
    </style:style>
    <style:style style:name="T360" style:family="text">
      <style:text-properties style:text-underline-style="none" fo:font-weight="normal" officeooo:rsid="01de7b9b" style:font-weight-asian="normal" style:font-weight-complex="normal"/>
    </style:style>
    <style:style style:name="T361" style:family="text">
      <style:text-properties style:text-underline-style="none" fo:font-weight="normal" officeooo:rsid="02777a3c" style:font-weight-asian="normal" style:font-weight-complex="normal"/>
    </style:style>
    <style:style style:name="T362" style:family="text">
      <style:text-properties style:text-underline-style="none" fo:font-weight="normal" officeooo:rsid="027bfd8b" style:font-weight-asian="normal" style:font-weight-complex="normal"/>
    </style:style>
    <style:style style:name="T363" style:family="text">
      <style:text-properties style:text-underline-style="none" fo:font-weight="normal" officeooo:rsid="0054994b" style:font-weight-asian="normal" style:font-weight-complex="normal"/>
    </style:style>
    <style:style style:name="T364" style:family="text">
      <style:text-properties style:text-underline-style="none" fo:font-weight="normal" officeooo:rsid="011c2b3d" style:font-weight-asian="normal" style:font-weight-complex="normal"/>
    </style:style>
    <style:style style:name="T365" style:family="text">
      <style:text-properties style:text-underline-style="none" fo:font-weight="normal" officeooo:rsid="0279602e" style:font-weight-asian="normal" style:font-weight-complex="normal"/>
    </style:style>
    <style:style style:name="T366" style:family="text">
      <style:text-properties style:text-underline-style="none" fo:font-weight="normal" officeooo:rsid="01855c1c" style:font-weight-asian="normal" style:font-weight-complex="normal"/>
    </style:style>
    <style:style style:name="T367" style:family="text">
      <style:text-properties style:text-underline-style="none" fo:font-weight="normal" officeooo:rsid="027ec3bd" style:font-weight-asian="normal" style:font-weight-complex="normal"/>
    </style:style>
    <style:style style:name="T368" style:family="text">
      <style:text-properties style:text-underline-style="none" fo:font-weight="normal" officeooo:rsid="012d5155" style:font-weight-asian="normal" style:font-weight-complex="normal"/>
    </style:style>
    <style:style style:name="T369" style:family="text">
      <style:text-properties style:text-underline-style="none" fo:font-weight="normal" officeooo:rsid="0136d5c5" style:font-weight-asian="normal" style:font-weight-complex="normal"/>
    </style:style>
    <style:style style:name="T370" style:family="text">
      <style:text-properties style:text-underline-style="none" fo:font-weight="normal" officeooo:rsid="0041f42b" style:font-weight-asian="normal" style:font-weight-complex="normal"/>
    </style:style>
    <style:style style:name="T371" style:family="text">
      <style:text-properties style:text-underline-style="none" fo:font-weight="normal" officeooo:rsid="015c82c9" style:font-weight-asian="normal" style:font-weight-complex="normal"/>
    </style:style>
    <style:style style:name="T372" style:family="text">
      <style:text-properties style:text-underline-style="none" fo:font-weight="normal" officeooo:rsid="00575b8e" style:font-weight-asian="normal" style:font-weight-complex="normal"/>
    </style:style>
    <style:style style:name="T373" style:family="text">
      <style:text-properties style:text-underline-style="none" fo:font-weight="normal" officeooo:rsid="01d0c91d" style:font-weight-asian="normal" style:font-weight-complex="normal"/>
    </style:style>
    <style:style style:name="T374" style:family="text">
      <style:text-properties style:text-underline-style="none" officeooo:rsid="010c1121"/>
    </style:style>
    <style:style style:name="T375" style:family="text">
      <style:text-properties style:text-underline-style="none" officeooo:rsid="006d7e0a"/>
    </style:style>
    <style:style style:name="T376" style:family="text">
      <style:text-properties style:text-underline-style="none" officeooo:rsid="00a7ae9c"/>
    </style:style>
    <style:style style:name="T377" style:family="text">
      <style:text-properties style:text-underline-style="none" officeooo:rsid="00d21c20"/>
    </style:style>
    <style:style style:name="T378" style:family="text">
      <style:text-properties style:text-underline-style="none" officeooo:rsid="0037d144"/>
    </style:style>
    <style:style style:name="T379" style:family="text">
      <style:text-properties style:text-underline-style="none" officeooo:rsid="0255dbb0"/>
    </style:style>
    <style:style style:name="T380" style:family="text">
      <style:text-properties style:text-underline-style="none" officeooo:rsid="00c27ae1"/>
    </style:style>
    <style:style style:name="T381" style:family="text">
      <style:text-properties style:text-underline-style="none" officeooo:rsid="025cc755"/>
    </style:style>
    <style:style style:name="T382" style:family="text">
      <style:text-properties style:text-underline-style="none" officeooo:rsid="0286b9fb"/>
    </style:style>
    <style:style style:name="T383" style:family="text">
      <style:text-properties style:text-underline-style="none" officeooo:rsid="02887598"/>
    </style:style>
    <style:style style:name="T384" style:family="text">
      <style:text-properties style:text-underline-style="none" officeooo:rsid="01c824f2"/>
    </style:style>
    <style:style style:name="T385" style:family="text">
      <style:text-properties style:text-underline-style="none" officeooo:rsid="01c990e0"/>
    </style:style>
    <style:style style:name="T386" style:family="text">
      <style:text-properties style:text-underline-style="none" officeooo:rsid="001bcb7c"/>
    </style:style>
    <style:style style:name="T387" style:family="text">
      <style:text-properties style:text-underline-style="none" officeooo:rsid="023cd41d"/>
    </style:style>
    <style:style style:name="T388" style:family="text">
      <style:text-properties style:text-underline-style="none" officeooo:rsid="00062e64"/>
    </style:style>
    <style:style style:name="T389" style:family="text">
      <style:text-properties style:text-underline-style="none" officeooo:rsid="0279602e"/>
    </style:style>
    <style:style style:name="T390" style:family="text">
      <style:text-properties style:text-underline-style="none" officeooo:rsid="02b218ea"/>
    </style:style>
    <style:style style:name="T391" style:family="text">
      <style:text-properties style:text-underline-style="none" officeooo:rsid="028a6796"/>
    </style:style>
    <style:style style:name="T392" style:family="text">
      <style:text-properties style:text-underline-style="none" officeooo:rsid="028bc83c"/>
    </style:style>
    <style:style style:name="T393" style:family="text">
      <style:text-properties style:text-underline-style="none" officeooo:rsid="0263b646"/>
    </style:style>
    <style:style style:name="T394" style:family="text">
      <style:text-properties style:text-underline-style="none" officeooo:rsid="028c7c3a"/>
    </style:style>
    <style:style style:name="T395" style:family="text">
      <style:text-properties style:text-underline-style="none" officeooo:rsid="0266181d"/>
    </style:style>
    <style:style style:name="T396" style:family="text">
      <style:text-properties style:text-underline-style="none" officeooo:rsid="00cafeb2"/>
    </style:style>
    <style:style style:name="T397" style:family="text">
      <style:text-properties style:text-underline-style="none" officeooo:rsid="028ff4b3"/>
    </style:style>
    <style:style style:name="T398" style:family="text">
      <style:text-properties style:text-underline-style="none" officeooo:rsid="0296a938"/>
    </style:style>
    <style:style style:name="T399" style:family="text">
      <style:text-properties style:text-underline-style="none" officeooo:rsid="029cb003"/>
    </style:style>
    <style:style style:name="T400" style:family="text">
      <style:text-properties style:text-underline-style="none" officeooo:rsid="025e213d"/>
    </style:style>
    <style:style style:name="T401" style:family="text">
      <style:text-properties style:text-underline-style="none" officeooo:rsid="00e41aee"/>
    </style:style>
    <style:style style:name="T402" style:family="text">
      <style:text-properties style:text-underline-style="none" officeooo:rsid="00e39407"/>
    </style:style>
    <style:style style:name="T403" style:family="text">
      <style:text-properties style:text-underline-style="none" officeooo:rsid="0297de89"/>
    </style:style>
    <style:style style:name="T404" style:family="text">
      <style:text-properties style:text-underline-style="none" officeooo:rsid="00cc218d"/>
    </style:style>
    <style:style style:name="T405" style:family="text">
      <style:text-properties style:text-underline-style="none" officeooo:rsid="00cd6e92"/>
    </style:style>
    <style:style style:name="T406" style:family="text">
      <style:text-properties style:text-underline-style="none" officeooo:rsid="00cecb3a"/>
    </style:style>
    <style:style style:name="T407" style:family="text">
      <style:text-properties style:text-underline-style="none" officeooo:rsid="00d05abf"/>
    </style:style>
    <style:style style:name="T408" style:family="text">
      <style:text-properties style:text-underline-style="none" officeooo:rsid="01cbd564"/>
    </style:style>
    <style:style style:name="T409" style:family="text">
      <style:text-properties style:text-underline-style="none" officeooo:rsid="00ba487b"/>
    </style:style>
    <style:style style:name="T410" style:family="text">
      <style:text-properties style:text-underline-style="none" officeooo:rsid="00f2515e"/>
    </style:style>
    <style:style style:name="T411" style:family="text">
      <style:text-properties style:text-underline-style="none" officeooo:rsid="00bf632b"/>
    </style:style>
    <style:style style:name="T412" style:family="text">
      <style:text-properties style:text-underline-style="none" officeooo:rsid="00ee725a"/>
    </style:style>
    <style:style style:name="T413" style:family="text">
      <style:text-properties style:text-underline-style="none" officeooo:rsid="00ef26bc"/>
    </style:style>
    <style:style style:name="T414" style:family="text">
      <style:text-properties style:text-underline-style="none" officeooo:rsid="00e24d9e"/>
    </style:style>
    <style:style style:name="T415" style:family="text">
      <style:text-properties style:text-underline-style="none" officeooo:rsid="00efe33d"/>
    </style:style>
    <style:style style:name="T416" style:family="text">
      <style:text-properties style:text-underline-style="none" officeooo:rsid="00ee21f6"/>
    </style:style>
    <style:style style:name="T417" style:family="text">
      <style:text-properties style:text-underline-style="none" officeooo:rsid="019b33f8"/>
    </style:style>
    <style:style style:name="T418" style:family="text">
      <style:text-properties style:text-underline-style="none" officeooo:rsid="013aa708"/>
    </style:style>
    <style:style style:name="T419" style:family="text">
      <style:text-properties style:text-underline-style="none" officeooo:rsid="00e90840"/>
    </style:style>
    <style:style style:name="T420" style:family="text">
      <style:text-properties style:text-underline-style="none" officeooo:rsid="00fc2b62"/>
    </style:style>
    <style:style style:name="T421" style:family="text">
      <style:text-properties style:text-underline-style="none" officeooo:rsid="027cdef1"/>
    </style:style>
    <style:style style:name="T422" style:family="text">
      <style:text-properties style:text-underline-style="none" officeooo:rsid="006163a4"/>
    </style:style>
    <style:style style:name="T423" style:family="text">
      <style:text-properties style:text-underline-style="none" officeooo:rsid="027d3731"/>
    </style:style>
    <style:style style:name="T424" style:family="text">
      <style:text-properties style:text-underline-style="none" officeooo:rsid="008c6558"/>
    </style:style>
    <style:style style:name="T425" style:family="text">
      <style:text-properties style:text-underline-style="none" officeooo:rsid="008d67b5"/>
    </style:style>
    <style:style style:name="T426" style:family="text">
      <style:text-properties style:text-underline-style="none" officeooo:rsid="008e432c"/>
    </style:style>
    <style:style style:name="T427" style:family="text">
      <style:text-properties style:text-underline-style="none" officeooo:rsid="00b2ffe8"/>
    </style:style>
    <style:style style:name="T428" style:family="text">
      <style:text-properties style:text-underline-style="none" officeooo:rsid="009edf15"/>
    </style:style>
    <style:style style:name="T429" style:family="text">
      <style:text-properties style:text-underline-style="none" officeooo:rsid="01a0f46c"/>
    </style:style>
    <style:style style:name="T430" style:family="text">
      <style:text-properties style:text-underline-style="none" officeooo:rsid="0136d5c5"/>
    </style:style>
    <style:style style:name="T431" style:family="text">
      <style:text-properties style:text-underline-style="none" officeooo:rsid="01372a40"/>
    </style:style>
    <style:style style:name="T432" style:family="text">
      <style:text-properties style:text-underline-style="none" officeooo:rsid="01240e81"/>
    </style:style>
    <style:style style:name="T433" style:family="text">
      <style:text-properties style:text-underline-style="none" officeooo:rsid="0125b081"/>
    </style:style>
    <style:style style:name="T434" style:family="text">
      <style:text-properties style:text-underline-style="none" officeooo:rsid="02063eef"/>
    </style:style>
    <style:style style:name="T435" style:family="text">
      <style:text-properties style:text-underline-style="none" officeooo:rsid="0142d3c3"/>
    </style:style>
    <style:style style:name="T436" style:family="text">
      <style:text-properties style:text-underline-style="none" officeooo:rsid="01aa7b4c"/>
    </style:style>
    <style:style style:name="T437" style:family="text">
      <style:text-properties style:text-underline-style="none" officeooo:rsid="01935782"/>
    </style:style>
    <style:style style:name="T438" style:family="text">
      <style:text-properties style:text-underline-style="none" officeooo:rsid="027e28ec"/>
    </style:style>
    <style:style style:name="T439" style:family="text">
      <style:text-properties style:text-underline-style="none" officeooo:rsid="016c684d"/>
    </style:style>
    <style:style style:name="T440" style:family="text">
      <style:text-properties style:text-underline-style="none" officeooo:rsid="008325b8"/>
    </style:style>
    <style:style style:name="T441" style:family="text">
      <style:text-properties style:text-underline-style="none" officeooo:rsid="02804da4"/>
    </style:style>
    <style:style style:name="T442" style:family="text">
      <style:text-properties style:text-underline-style="none" officeooo:rsid="012d5155"/>
    </style:style>
    <style:style style:name="T443" style:family="text">
      <style:text-properties style:text-underline-style="none" officeooo:rsid="016ce4bd"/>
    </style:style>
    <style:style style:name="T444" style:family="text">
      <style:text-properties style:text-underline-style="none" officeooo:rsid="013b0c88"/>
    </style:style>
    <style:style style:name="T445" style:family="text">
      <style:text-properties style:text-underline-style="none" officeooo:rsid="015cfc7e"/>
    </style:style>
    <style:style style:name="T446" style:family="text">
      <style:text-properties style:text-underline-style="none" officeooo:rsid="014f897c"/>
    </style:style>
    <style:style style:name="T447" style:family="text">
      <style:text-properties style:text-underline-style="none" officeooo:rsid="01257a47"/>
    </style:style>
    <style:style style:name="T448" style:family="text">
      <style:text-properties style:text-underline-style="none" officeooo:rsid="015daeb6"/>
    </style:style>
    <style:style style:name="T449" style:family="text">
      <style:text-properties style:text-underline-style="none" officeooo:rsid="021ed9e1"/>
    </style:style>
    <style:style style:name="T450" style:family="text">
      <style:text-properties style:text-underline-style="none" officeooo:rsid="0220bade"/>
    </style:style>
    <style:style style:name="T451" style:family="text">
      <style:text-properties style:text-underline-style="none" officeooo:rsid="024c8acc"/>
    </style:style>
    <style:style style:name="T452" style:family="text">
      <style:text-properties style:text-underline-style="none" officeooo:rsid="028f09d7"/>
    </style:style>
    <style:style style:name="T453" style:family="text">
      <style:text-properties style:text-underline-style="none" officeooo:rsid="028d9b3e"/>
    </style:style>
    <style:style style:name="T454" style:family="text">
      <style:text-properties style:text-underline-style="none" officeooo:rsid="012817a2"/>
    </style:style>
    <style:style style:name="T455" style:family="text">
      <style:text-properties style:text-underline-style="none" officeooo:rsid="01cd6a33"/>
    </style:style>
    <style:style style:name="T456" style:family="text">
      <style:text-properties style:text-underline-style="none" officeooo:rsid="025eff77"/>
    </style:style>
    <style:style style:name="T457" style:family="text">
      <style:text-properties style:text-underline-style="none" officeooo:rsid="0261ac8c"/>
    </style:style>
    <style:style style:name="T458" style:family="text">
      <style:text-properties style:text-underline-style="none" officeooo:rsid="01ce0273"/>
    </style:style>
    <style:style style:name="T459" style:family="text">
      <style:text-properties style:text-underline-style="none" officeooo:rsid="012cac4e"/>
    </style:style>
    <style:style style:name="T460" style:family="text">
      <style:text-properties style:text-underline-style="none" officeooo:rsid="027de993"/>
    </style:style>
    <style:style style:name="T461" style:family="text">
      <style:text-properties style:text-underline-style="none" officeooo:rsid="027ec3bd"/>
    </style:style>
    <style:style style:name="T462" style:family="text">
      <style:text-properties style:text-underline-style="none" officeooo:rsid="0134a0bc"/>
    </style:style>
    <style:style style:name="T463" style:family="text">
      <style:text-properties style:text-underline-style="none" officeooo:rsid="005603b8"/>
    </style:style>
    <style:style style:name="T464" style:family="text">
      <style:text-properties style:text-underline-style="none" officeooo:rsid="01381151"/>
    </style:style>
    <style:style style:name="T465" style:family="text">
      <style:text-properties style:text-underline-style="none" officeooo:rsid="0138e746"/>
    </style:style>
    <style:style style:name="T466" style:family="text">
      <style:text-properties style:text-underline-style="none" officeooo:rsid="013a9b29"/>
    </style:style>
    <style:style style:name="T467" style:family="text">
      <style:text-properties style:text-underline-style="none" officeooo:rsid="014934a1"/>
    </style:style>
    <style:style style:name="T468" style:family="text">
      <style:text-properties style:text-underline-style="none" officeooo:rsid="014f4f8d"/>
    </style:style>
    <style:style style:name="T469" style:family="text">
      <style:text-properties style:text-underline-style="none" officeooo:rsid="02a0bc2c"/>
    </style:style>
    <style:style style:name="T470" style:family="text">
      <style:text-properties style:text-underline-style="none" officeooo:rsid="01f67e15"/>
    </style:style>
    <style:style style:name="T471" style:family="text">
      <style:text-properties officeooo:rsid="000135eb"/>
    </style:style>
    <style:style style:name="T472" style:family="text">
      <style:text-properties officeooo:rsid="00062e64"/>
    </style:style>
    <style:style style:name="T473" style:family="text">
      <style:text-properties officeooo:rsid="0002d3be"/>
    </style:style>
    <style:style style:name="T474" style:family="text">
      <style:text-properties style:text-underline-style="solid" style:text-underline-width="auto" style:text-underline-color="font-color"/>
    </style:style>
    <style:style style:name="T475" style:family="text">
      <style:text-properties style:text-underline-style="solid" style:text-underline-width="auto" style:text-underline-color="font-color" officeooo:rsid="00062e64"/>
    </style:style>
    <style:style style:name="T476" style:family="text">
      <style:text-properties style:text-underline-style="solid" style:text-underline-width="auto" style:text-underline-color="font-color" officeooo:rsid="021c51c8"/>
    </style:style>
    <style:style style:name="T477" style:family="text">
      <style:text-properties style:text-underline-style="solid" style:text-underline-width="auto" style:text-underline-color="font-color" fo:font-weight="normal" officeooo:rsid="021c51c8" style:font-weight-asian="normal" style:font-weight-complex="normal"/>
    </style:style>
    <style:style style:name="T478" style:family="text">
      <style:text-properties style:text-underline-style="solid" style:text-underline-width="auto" style:text-underline-color="font-color" fo:font-weight="normal" officeooo:rsid="002972df" style:font-weight-asian="normal" style:font-weight-complex="normal"/>
    </style:style>
    <style:style style:name="T479" style:family="text">
      <style:text-properties style:text-underline-style="solid" style:text-underline-width="auto" style:text-underline-color="font-color" officeooo:rsid="002972df"/>
    </style:style>
    <style:style style:name="T480" style:family="text">
      <style:text-properties officeooo:rsid="022771c4"/>
    </style:style>
    <style:style style:name="T481" style:family="text">
      <style:text-properties officeooo:rsid="0229d138"/>
    </style:style>
    <style:style style:name="T482" style:family="text">
      <style:text-properties officeooo:rsid="022e31d3"/>
    </style:style>
    <style:style style:name="T483" style:family="text">
      <style:text-properties officeooo:rsid="023293d7"/>
    </style:style>
    <style:style style:name="T484" style:family="text">
      <style:text-properties officeooo:rsid="02235d7b"/>
    </style:style>
    <style:style style:name="T485" style:family="text">
      <style:text-properties officeooo:rsid="0246a987"/>
    </style:style>
    <style:style style:name="T486" style:family="text">
      <style:text-properties officeooo:rsid="022cd593"/>
    </style:style>
    <style:style style:name="T487" style:family="text">
      <style:text-properties officeooo:rsid="021c51c8"/>
    </style:style>
    <style:style style:name="T488" style:family="text">
      <style:text-properties officeooo:rsid="022dbe0f"/>
    </style:style>
    <style:style style:name="T489" style:family="text">
      <style:text-properties officeooo:rsid="021ed9e1"/>
    </style:style>
    <style:style style:name="T490" style:family="text">
      <style:text-properties officeooo:rsid="0230bbe8"/>
    </style:style>
    <style:style style:name="T491" style:family="text">
      <style:text-properties officeooo:rsid="02253b6b"/>
    </style:style>
    <style:style style:name="T492" style:family="text">
      <style:text-properties officeooo:rsid="021d09fc"/>
    </style:style>
    <style:style style:name="T493" style:family="text">
      <style:text-properties officeooo:rsid="02444952"/>
    </style:style>
    <style:style style:name="T494" style:family="text">
      <style:text-properties officeooo:rsid="0231a2b6"/>
    </style:style>
    <style:style style:name="T495" style:family="text">
      <style:text-properties officeooo:rsid="02486cdb"/>
    </style:style>
    <style:style style:name="T496" style:family="text">
      <style:text-properties officeooo:rsid="02350abb"/>
    </style:style>
    <style:style style:name="T497" style:family="text">
      <style:text-properties officeooo:rsid="02848d9f"/>
    </style:style>
    <style:style style:name="T498" style:family="text">
      <style:text-properties officeooo:rsid="002aa312"/>
    </style:style>
    <style:style style:name="T499" style:family="text">
      <style:text-properties officeooo:rsid="025ca652"/>
    </style:style>
    <style:style style:name="T500" style:family="text">
      <style:text-properties officeooo:rsid="01d50bde"/>
    </style:style>
    <style:style style:name="T501" style:family="text">
      <style:text-properties officeooo:rsid="0255dbb0"/>
    </style:style>
    <style:style style:name="T502" style:family="text">
      <style:text-properties officeooo:rsid="026b2efa"/>
    </style:style>
    <style:style style:name="T503" style:family="text">
      <style:text-properties officeooo:rsid="00393cab"/>
    </style:style>
    <style:style style:name="T504" style:family="text">
      <style:text-properties officeooo:rsid="0031d321"/>
    </style:style>
    <style:style style:name="T505" style:family="text">
      <style:text-properties officeooo:rsid="01bd1a64"/>
    </style:style>
    <style:style style:name="T506" style:family="text">
      <style:text-properties officeooo:rsid="01c3b4ea"/>
    </style:style>
    <style:style style:name="T507" style:family="text">
      <style:text-properties officeooo:rsid="026bb1ee"/>
    </style:style>
    <style:style style:name="T508" style:family="text">
      <style:text-properties officeooo:rsid="0037d144"/>
    </style:style>
    <style:style style:name="T509" style:family="text">
      <style:text-properties officeooo:rsid="01c22dc3"/>
    </style:style>
    <style:style style:name="T510" style:family="text">
      <style:text-properties officeooo:rsid="003abf9d"/>
    </style:style>
    <style:style style:name="T511" style:family="text">
      <style:text-properties officeooo:rsid="01cb30e5"/>
    </style:style>
    <style:style style:name="T512" style:family="text">
      <style:text-properties officeooo:rsid="01d01451"/>
    </style:style>
    <style:style style:name="T513" style:family="text">
      <style:text-properties officeooo:rsid="005603b8"/>
    </style:style>
    <style:style style:name="T514" style:family="text">
      <style:text-properties officeooo:rsid="002152e7"/>
    </style:style>
    <style:style style:name="T515" style:family="text">
      <style:text-properties officeooo:rsid="0057832b"/>
    </style:style>
    <style:style style:name="T516" style:family="text">
      <style:text-properties officeooo:rsid="029ed7d4"/>
    </style:style>
    <style:style style:name="T517" style:family="text">
      <style:text-properties officeooo:rsid="02a0bc2c"/>
    </style:style>
    <style:style style:name="T518" style:family="text">
      <style:text-properties officeooo:rsid="02958800"/>
    </style:style>
    <style:style style:name="T519" style:family="text">
      <style:text-properties officeooo:rsid="02736651"/>
    </style:style>
    <style:style style:name="T520" style:family="text">
      <style:text-properties officeooo:rsid="027cdef1"/>
    </style:style>
    <style:style style:name="T521" style:family="text">
      <style:text-properties officeooo:rsid="02aa90a1"/>
    </style:style>
    <style:style style:name="T522" style:family="text">
      <style:text-properties officeooo:rsid="0279602e"/>
    </style:style>
    <style:style style:name="T523" style:family="text">
      <style:text-properties officeooo:rsid="02b0d5f8"/>
    </style:style>
    <style:style style:name="T524" style:family="text">
      <style:text-properties officeooo:rsid="0285af5d"/>
    </style:style>
    <style:style style:name="T525" style:family="text">
      <style:text-properties officeooo:rsid="0286b9fb"/>
    </style:style>
    <style:style style:name="T526" style:family="text">
      <style:text-properties officeooo:rsid="02936aef"/>
    </style:style>
    <style:style style:name="T527" style:family="text">
      <style:text-properties officeooo:rsid="02956a86"/>
    </style:style>
    <style:style style:name="T528" style:family="text">
      <style:text-properties officeooo:rsid="0296a938"/>
    </style:style>
    <style:style style:name="T529" style:family="text">
      <style:text-properties fo:font-size="14pt" fo:font-weight="bold" style:font-size-asian="14pt" style:font-weight-asian="bold" style:font-size-complex="14pt" style:font-weight-complex="bold"/>
    </style:style>
    <style:style style:name="T530" style:family="text">
      <style:text-properties fo:font-size="14pt" fo:font-weight="bold" officeooo:rsid="00b41e59" style:font-size-asian="14pt" style:font-weight-asian="bold" style:font-size-complex="14pt" style:font-weight-complex="bold"/>
    </style:style>
    <style:style style:name="T531" style:family="text">
      <style:text-properties fo:font-size="14pt" fo:font-weight="bold" officeooo:rsid="002f0cc8" style:font-size-asian="14pt" style:font-weight-asian="bold" style:font-size-complex="14pt" style:font-weight-complex="bold"/>
    </style:style>
    <style:style style:name="T532" style:family="text">
      <style:text-properties fo:font-size="14pt" fo:font-weight="bold" officeooo:rsid="0123c046" style:font-size-asian="14pt" style:font-weight-asian="bold" style:font-size-complex="14pt" style:font-weight-complex="bold"/>
    </style:style>
    <style:style style:name="T533" style:family="text">
      <style:text-properties fo:font-size="14pt" fo:font-weight="bold" officeooo:rsid="014cd8ee" style:font-size-asian="14pt" style:font-weight-asian="bold" style:font-size-complex="14pt" style:font-weight-complex="bold"/>
    </style:style>
    <style:style style:name="T534" style:family="text">
      <style:text-properties fo:font-size="14pt" fo:font-weight="bold" officeooo:rsid="014d7bc7" style:font-size-asian="14pt" style:font-weight-asian="bold" style:font-size-complex="14pt" style:font-weight-complex="bold"/>
    </style:style>
    <style:style style:name="T535" style:family="text">
      <style:text-properties fo:font-size="14pt" fo:font-weight="bold" officeooo:rsid="0150c752" style:font-size-asian="14pt" style:font-weight-asian="bold" style:font-size-complex="14pt" style:font-weight-complex="bold"/>
    </style:style>
    <style:style style:name="T536" style:family="text">
      <style:text-properties fo:font-size="14pt" fo:font-weight="bold" officeooo:rsid="0154599b" style:font-size-asian="14pt" style:font-weight-asian="bold" style:font-size-complex="14pt" style:font-weight-complex="bold"/>
    </style:style>
    <style:style style:name="T537" style:family="text">
      <style:text-properties fo:font-size="14pt" fo:font-weight="bold" officeooo:rsid="01560f45" style:font-size-asian="14pt" style:font-weight-asian="bold" style:font-size-complex="14pt" style:font-weight-complex="bold"/>
    </style:style>
    <style:style style:name="T538" style:family="text">
      <style:text-properties fo:font-size="14pt" style:text-underline-style="none" fo:font-weight="bold" officeooo:rsid="005603b8" style:font-size-asian="14pt" style:font-weight-asian="bold" style:font-size-complex="14pt" style:font-weight-complex="bold"/>
    </style:style>
    <style:style style:name="T539" style:family="text">
      <style:text-properties fo:font-size="14pt" style:text-underline-style="none" fo:font-weight="bold" officeooo:rsid="012d5155" style:font-size-asian="14pt" style:font-weight-asian="bold" style:font-size-complex="14pt" style:font-weight-complex="bold"/>
    </style:style>
    <style:style style:name="T540" style:family="text">
      <style:text-properties fo:font-size="14pt" style:text-underline-style="none" fo:font-weight="bold" officeooo:rsid="0136d5c5" style:font-size-asian="14pt" style:font-weight-asian="bold" style:font-size-complex="14pt" style:font-weight-complex="bold"/>
    </style:style>
    <style:style style:name="T541" style:family="text">
      <style:text-properties fo:font-size="14pt" style:text-underline-style="none" fo:font-weight="bold" officeooo:rsid="0116a0f7" style:font-size-asian="14pt" style:font-weight-asian="bold" style:font-size-complex="14pt" style:font-weight-complex="bold"/>
    </style:style>
    <style:style style:name="T542" style:family="text">
      <style:text-properties fo:font-size="14pt" style:text-underline-style="none" fo:font-weight="bold" officeooo:rsid="0165ea8e" style:font-size-asian="14pt" style:font-weight-asian="bold" style:font-size-complex="14pt" style:font-weight-complex="bold"/>
    </style:style>
    <style:style style:name="T543" style:family="text">
      <style:text-properties fo:font-size="14pt" style:text-underline-style="none" fo:font-weight="bold" officeooo:rsid="014f897c" style:font-size-asian="14pt" style:font-weight-asian="bold" style:font-size-complex="14pt" style:font-weight-complex="bold"/>
    </style:style>
    <style:style style:name="T544" style:family="text">
      <style:text-properties fo:font-size="14pt" style:text-underline-style="none" fo:font-weight="bold" officeooo:rsid="015c1a8d" style:font-size-asian="14pt" style:font-weight-asian="bold" style:font-size-complex="14pt" style:font-weight-complex="bold"/>
    </style:style>
    <style:style style:name="T545" style:family="text">
      <style:text-properties fo:font-size="14pt" style:text-underline-style="none" fo:font-weight="bold" officeooo:rsid="02a0bc2c" style:font-size-asian="14pt" style:font-weight-asian="bold" style:font-size-complex="14pt" style:font-weight-complex="bold"/>
    </style:style>
    <style:style style:name="T546" style:family="text">
      <style:text-properties fo:font-size="14pt" style:text-underline-style="none" fo:font-weight="bold" officeooo:rsid="01f67e15" style:font-size-asian="14pt" style:font-weight-asian="bold" style:font-size-complex="14pt" style:font-weight-complex="bold"/>
    </style:style>
    <style:style style:name="T547" style:family="text">
      <style:text-properties officeooo:rsid="008325b8"/>
    </style:style>
    <style:style style:name="T548" style:family="text">
      <style:text-properties officeooo:rsid="00f2515e"/>
    </style:style>
    <style:style style:name="T549" style:family="text">
      <style:text-properties officeooo:rsid="00e53ec6"/>
    </style:style>
    <style:style style:name="T550" style:family="text">
      <style:text-properties officeooo:rsid="00e90840"/>
    </style:style>
    <style:style style:name="T551" style:family="text">
      <style:text-properties officeooo:rsid="00ea965b"/>
    </style:style>
    <style:style style:name="T552" style:family="text">
      <style:text-properties officeooo:rsid="00ed8d4e"/>
    </style:style>
    <style:style style:name="T553" style:family="text">
      <style:text-properties officeooo:rsid="01e4f42f"/>
    </style:style>
    <style:style style:name="T554" style:family="text">
      <style:text-properties officeooo:rsid="00fe20e4"/>
    </style:style>
    <style:style style:name="T555" style:family="text">
      <style:text-properties officeooo:rsid="00f425a0"/>
    </style:style>
    <style:style style:name="T556" style:family="text">
      <style:text-properties officeooo:rsid="00f52ac2"/>
    </style:style>
    <style:style style:name="T557" style:family="text">
      <style:text-properties officeooo:rsid="027de993"/>
    </style:style>
    <style:style style:name="T558" style:family="text">
      <style:text-properties officeooo:rsid="009cfa2b"/>
    </style:style>
    <style:style style:name="T559" style:family="text">
      <style:text-properties officeooo:rsid="027d3731"/>
    </style:style>
    <style:style style:name="T560" style:family="text">
      <style:text-properties officeooo:rsid="01a353a6"/>
    </style:style>
    <style:style style:name="T561" style:family="text">
      <style:text-properties officeooo:rsid="01a52644"/>
    </style:style>
    <style:style style:name="T562" style:family="text">
      <style:text-properties officeooo:rsid="010c1121"/>
    </style:style>
    <style:style style:name="T563" style:family="text">
      <style:text-properties officeooo:rsid="012daf4a"/>
    </style:style>
    <style:style style:name="T564" style:family="text">
      <style:text-properties officeooo:rsid="01372a40"/>
    </style:style>
    <style:style style:name="T565" style:family="text">
      <style:text-properties officeooo:rsid="01298f42"/>
    </style:style>
    <style:style style:name="T566" style:family="text">
      <style:text-properties officeooo:rsid="02063eef"/>
    </style:style>
    <style:style style:name="T567" style:family="text">
      <style:text-properties officeooo:rsid="0129ae00"/>
    </style:style>
    <style:style style:name="T568" style:family="text">
      <style:text-properties officeooo:rsid="014e3dad"/>
    </style:style>
    <style:style style:name="T569" style:family="text">
      <style:text-properties officeooo:rsid="012a8a11"/>
    </style:style>
    <style:style style:name="T570" style:family="text">
      <style:text-properties officeooo:rsid="01479d27"/>
    </style:style>
    <style:style style:name="T571" style:family="text">
      <style:text-properties officeooo:rsid="01475834"/>
    </style:style>
    <style:style style:name="T572" style:family="text">
      <style:text-properties officeooo:rsid="012bd732"/>
    </style:style>
    <style:style style:name="T573" style:family="text">
      <style:text-properties officeooo:rsid="01390b38"/>
    </style:style>
    <style:style style:name="T574" style:family="text">
      <style:text-properties officeooo:rsid="017872ab"/>
    </style:style>
    <style:style style:name="T575" style:family="text">
      <style:text-properties officeooo:rsid="02805959"/>
    </style:style>
    <style:style style:name="T576" style:family="text">
      <style:text-properties officeooo:rsid="018c7bce"/>
    </style:style>
    <style:style style:name="T577" style:family="text">
      <style:text-properties officeooo:rsid="0190cc17"/>
    </style:style>
    <style:style style:name="T578" style:family="text">
      <style:text-properties officeooo:rsid="0144c32e"/>
    </style:style>
    <style:style style:name="T579" style:family="text">
      <style:text-properties officeooo:rsid="027e28ec"/>
    </style:style>
    <style:style style:name="T580" style:family="text">
      <style:text-properties officeooo:rsid="027ec3bd"/>
    </style:style>
    <style:style style:name="T581" style:family="text">
      <style:text-properties officeooo:rsid="0185e46d"/>
    </style:style>
    <style:style style:name="T582" style:family="text">
      <style:text-properties officeooo:rsid="01aab61d"/>
    </style:style>
    <style:style style:name="T583" style:family="text">
      <style:text-properties officeooo:rsid="0193df8a"/>
    </style:style>
    <style:style style:name="T584" style:family="text">
      <style:text-properties officeooo:rsid="016c8f6e"/>
    </style:style>
    <style:style style:name="T585" style:family="text">
      <style:text-properties officeooo:rsid="01fc70c1"/>
    </style:style>
    <style:style style:name="T586" style:family="text">
      <style:text-properties officeooo:rsid="016ce4bd"/>
    </style:style>
    <style:style style:name="T587" style:family="text">
      <style:text-properties officeooo:rsid="01855c1c"/>
    </style:style>
    <style:style style:name="T588" style:family="text">
      <style:text-properties officeooo:rsid="01acace5"/>
    </style:style>
    <style:style style:name="T589" style:family="text">
      <style:text-properties officeooo:rsid="013b0c88"/>
    </style:style>
    <style:style style:name="T590" style:family="text">
      <style:text-properties officeooo:rsid="0158453c"/>
    </style:style>
    <style:style style:name="T591" style:family="text">
      <style:text-properties officeooo:rsid="02805f6a"/>
    </style:style>
    <style:style style:name="T592" style:family="text">
      <style:text-properties officeooo:rsid="018b716f"/>
    </style:style>
    <style:style style:name="T593" style:family="text">
      <style:text-properties officeooo:rsid="0280dbbd"/>
    </style:style>
    <style:style style:name="T594" style:family="text">
      <style:text-properties officeooo:rsid="028239bc"/>
    </style:style>
    <style:style style:name="T595" style:family="text">
      <style:text-properties officeooo:rsid="0182051d"/>
    </style:style>
    <style:style style:name="T596" style:family="text">
      <style:text-properties officeooo:rsid="015daeb6"/>
    </style:style>
    <style:style style:name="T597" style:family="text">
      <style:text-properties officeooo:rsid="01ad6bc1"/>
    </style:style>
    <style:style style:name="T598" style:family="text">
      <style:text-properties officeooo:rsid="0123c046"/>
    </style:style>
    <style:style style:name="T599" style:family="text">
      <style:text-properties officeooo:rsid="01252b86"/>
    </style:style>
    <style:style style:name="T600" style:family="text">
      <style:text-properties officeooo:rsid="01252e85"/>
    </style:style>
    <style:style style:name="T601" style:family="text">
      <style:text-properties officeooo:rsid="002972df"/>
    </style:style>
    <style:style style:name="T602" style:family="text">
      <style:text-properties officeooo:rsid="012817a2"/>
    </style:style>
    <style:style style:name="T603" style:family="text">
      <style:text-properties officeooo:rsid="012cac4e"/>
    </style:style>
    <style:style style:name="T604" style:family="text">
      <style:text-properties officeooo:rsid="012da87b"/>
    </style:style>
    <style:style style:name="T605" style:family="text">
      <style:text-properties officeooo:rsid="01328346"/>
    </style:style>
    <style:style style:name="T606" style:family="text">
      <style:text-properties officeooo:rsid="01347f52"/>
    </style:style>
    <style:style style:name="T607" style:family="text">
      <style:text-properties officeooo:rsid="01363c4c"/>
    </style:style>
    <style:style style:name="T608" style:family="text">
      <style:text-properties officeooo:rsid="01725d57"/>
    </style:style>
    <style:style style:name="T609" style:family="text">
      <style:text-properties officeooo:rsid="0136502d"/>
    </style:style>
    <style:style style:name="T610" style:family="text">
      <style:text-properties officeooo:rsid="01381151"/>
    </style:style>
    <style:style style:name="T611" style:family="text">
      <style:text-properties officeooo:rsid="0138e746"/>
    </style:style>
    <style:style style:name="T612" style:family="text">
      <style:text-properties officeooo:rsid="013a9b29"/>
    </style:style>
    <style:style style:name="T613" style:family="text">
      <style:text-properties officeooo:rsid="013dbf4d" style:font-size-asian="10.5pt"/>
    </style:style>
    <style:style style:name="T614" style:family="text">
      <style:text-properties officeooo:rsid="013f183e" style:font-size-asian="10.5pt"/>
    </style:style>
    <style:style style:name="T615" style:family="text">
      <style:text-properties officeooo:rsid="013fafdd" style:font-size-asian="10.5pt"/>
    </style:style>
    <style:style style:name="T616" style:family="text">
      <style:text-properties officeooo:rsid="0036912b"/>
    </style:style>
    <style:style style:name="T617" style:family="text">
      <style:text-properties officeooo:rsid="01416057"/>
    </style:style>
    <style:style style:name="T618" style:family="text">
      <style:text-properties officeooo:rsid="01421ab8"/>
    </style:style>
    <style:style style:name="T619" style:family="text">
      <style:text-properties officeooo:rsid="0157b6ea"/>
    </style:style>
    <style:style style:name="T620" style:family="text">
      <style:text-properties officeooo:rsid="01593b8d"/>
    </style:style>
    <style:style style:name="T621" style:family="text">
      <style:text-properties officeooo:rsid="005adf86"/>
    </style:style>
    <style:style style:name="T622" style:family="text">
      <style:text-properties officeooo:rsid="005d67cd"/>
    </style:style>
    <style:style style:name="T623" style:family="text">
      <style:text-properties officeooo:rsid="0064c22d"/>
    </style:style>
    <style:style style:name="T624" style:family="text">
      <style:text-properties officeooo:rsid="01606af8"/>
    </style:style>
    <style:style style:name="T625" style:family="text">
      <style:text-properties officeooo:rsid="016153f7"/>
    </style:style>
    <style:style style:name="T626" style:family="text">
      <style:text-properties style:font-name="Consolas"/>
    </style:style>
    <style:style style:name="T627" style:family="text">
      <style:text-properties style:font-name="Consolas" fo:font-size="10pt" fo:font-weight="normal" style:font-size-asian="10pt" style:font-weight-asian="normal" style:font-size-complex="10pt" style:font-weight-complex="normal"/>
    </style:style>
    <style:style style:name="T628" style:family="text">
      <style:text-properties style:font-name="Consolas" officeooo:rsid="018952aa"/>
    </style:style>
    <style:style style:name="T629" style:family="text">
      <style:text-properties style:font-name="Consolas" officeooo:rsid="018a57a2"/>
    </style:style>
    <style:style style:name="T630" style:family="text">
      <style:text-properties style:font-name="Consolas" officeooo:rsid="018be001"/>
    </style:style>
    <style:style style:name="T631" style:family="text">
      <style:text-properties style:font-name="Consolas" officeooo:rsid="018c43db"/>
    </style:style>
    <style:style style:name="T632" style:family="text">
      <style:text-properties style:font-name="Consolas" officeooo:rsid="018e3716"/>
    </style:style>
    <style:style style:name="T633" style:family="text">
      <style:text-properties officeooo:rsid="0193b12d"/>
    </style:style>
    <style:style style:name="T634" style:family="text">
      <style:text-properties officeooo:rsid="019418ef"/>
    </style:style>
    <style:style style:name="T635" style:family="text">
      <style:text-properties officeooo:rsid="01a197b3"/>
    </style:style>
    <style:style style:name="T636" style:family="text">
      <style:text-properties officeooo:rsid="01a31787"/>
    </style:style>
    <style:style style:name="T637" style:family="text">
      <style:text-properties officeooo:rsid="01a46169"/>
    </style:style>
    <style:style style:name="T638" style:family="text">
      <style:text-properties fo:font-variant="normal" fo:text-transform="none" fo:color="#555555" style:font-name="Roboto" fo:font-size="10.5pt" fo:letter-spacing="normal" fo:font-style="normal" fo:font-weight="normal"/>
    </style:style>
    <style:style style:name="T639" style:family="text">
      <style:text-properties officeooo:rsid="01a70464"/>
    </style:style>
    <style:style style:name="T640" style:family="text">
      <style:text-properties officeooo:rsid="01b17e4c"/>
    </style:style>
    <style:style style:name="T641" style:family="text">
      <style:text-properties officeooo:rsid="01bb5fd4"/>
    </style:style>
    <style:style style:name="T642" style:family="text">
      <style:text-properties officeooo:rsid="01bc8684"/>
    </style:style>
    <style:style style:name="T643" style:family="text">
      <style:text-properties officeooo:rsid="01c99363"/>
    </style:style>
    <style:style style:name="T644" style:family="text">
      <style:text-properties officeooo:rsid="01cb41ba"/>
    </style:style>
    <style:style style:name="T645" style:family="text">
      <style:text-properties officeooo:rsid="01ced467"/>
    </style:style>
    <style:style style:name="T646" style:family="text">
      <style:text-properties officeooo:rsid="01d4a597"/>
    </style:style>
    <style:style style:name="T647" style:family="text">
      <style:text-properties officeooo:rsid="01d96208"/>
    </style:style>
    <style:style style:name="T648" style:family="text">
      <style:text-properties officeooo:rsid="01e340cc"/>
    </style:style>
    <style:style style:name="T649" style:family="text">
      <style:text-properties officeooo:rsid="01e46001"/>
    </style:style>
    <style:style style:name="T650" style:family="text">
      <style:text-properties officeooo:rsid="01e60f20"/>
    </style:style>
    <style:style style:name="T651" style:family="text">
      <style:text-properties officeooo:rsid="01f25d8b"/>
    </style:style>
    <style:style style:name="T652" style:family="text">
      <style:text-properties fo:font-style="normal" officeooo:rsid="01f54bc6" style:font-style-asian="normal" style:font-style-complex="normal"/>
    </style:style>
    <style:style style:name="T653" style:family="text">
      <style:text-properties style:font-name="Arial" fo:font-size="9pt" fo:letter-spacing="0.004cm" fo:font-weight="normal" style:font-size-asian="9pt" style:font-weight-asian="normal" style:font-weight-complex="normal"/>
    </style:style>
    <style:style style:name="T654" style:family="text">
      <style:text-properties style:font-name="Arial" fo:font-size="9pt" fo:letter-spacing="0.004cm" fo:font-weight="normal" officeooo:rsid="01ed71d1" style:font-size-asian="9pt" style:font-weight-asian="normal" style:font-weight-complex="normal"/>
    </style:style>
    <style:style style:name="T655" style:family="text">
      <style:text-properties style:font-name="Arial" fo:font-size="9pt" fo:letter-spacing="0.011cm" fo:font-weight="normal" style:font-size-asian="9pt" style:font-weight-asian="normal" style:font-weight-complex="normal"/>
    </style:style>
    <style:style style:name="T656" style:family="text">
      <style:text-properties style:font-name="Arial" fo:font-size="9pt" fo:letter-spacing="0.002cm" fo:font-weight="normal" style:font-size-asian="9pt" style:font-weight-asian="normal" style:font-weight-complex="normal"/>
    </style:style>
    <style:style style:name="T657" style:family="text">
      <style:text-properties style:font-name="Arial" fo:font-size="9pt" fo:letter-spacing="0.002cm" fo:font-weight="normal" officeooo:rsid="01ed71d1" style:font-size-asian="9pt" style:font-weight-asian="normal" style:font-weight-complex="normal"/>
    </style:style>
    <style:style style:name="T658" style:family="text">
      <style:text-properties style:font-name="Arial" fo:font-size="9pt" fo:letter-spacing="0.009cm" fo:font-weight="normal" style:font-size-asian="9pt" style:font-weight-asian="normal" style:font-weight-complex="normal"/>
    </style:style>
    <style:style style:name="T659" style:family="text">
      <style:text-properties style:font-name="Arial" fo:font-size="9pt" fo:letter-spacing="0.009cm" fo:font-weight="normal" officeooo:rsid="01ed71d1" style:font-size-asian="9pt" style:font-weight-asian="normal" style:font-weight-complex="normal"/>
    </style:style>
    <style:style style:name="T660" style:family="text">
      <style:text-properties style:font-name="Arial" fo:font-size="9pt" fo:letter-spacing="0.081cm" fo:font-weight="normal" style:font-size-asian="9pt" style:font-weight-asian="normal" style:font-weight-complex="normal"/>
    </style:style>
    <style:style style:name="T661" style:family="text">
      <style:text-properties style:font-name="Arial" fo:font-size="9pt" fo:letter-spacing="0.005cm" fo:font-weight="normal" style:font-size-asian="9pt" style:font-weight-asian="normal" style:font-weight-complex="normal"/>
    </style:style>
    <style:style style:name="T662" style:family="text">
      <style:text-properties style:font-name="Arial" fo:font-size="9pt" fo:letter-spacing="0.007cm" fo:font-weight="normal" style:font-size-asian="9pt" style:font-weight-asian="normal" style:font-weight-complex="normal"/>
    </style:style>
    <style:style style:name="T663" style:family="text">
      <style:text-properties style:font-name="Arial" fo:font-size="9pt" fo:letter-spacing="0.016cm" fo:font-weight="normal" style:font-size-asian="9pt" style:font-weight-asian="normal" style:font-weight-complex="normal"/>
    </style:style>
    <style:style style:name="T664" style:family="text">
      <style:text-properties style:font-name="Arial" fo:font-size="9pt" fo:letter-spacing="0.035cm" fo:font-weight="normal" style:font-size-asian="9pt" style:font-weight-asian="normal" style:font-weight-complex="normal"/>
    </style:style>
    <style:style style:name="T665" style:family="text">
      <style:text-properties style:font-name="Arial" fo:font-size="9pt" fo:letter-spacing="0.014cm" fo:font-weight="normal" style:font-size-asian="9pt" style:font-weight-asian="normal" style:font-weight-complex="normal"/>
    </style:style>
    <style:style style:name="T666" style:family="text">
      <style:text-properties style:font-name="Arial" fo:font-size="9pt" fo:letter-spacing="0.018cm" fo:font-weight="normal" style:font-size-asian="9pt" style:font-weight-asian="normal" style:font-weight-complex="normal"/>
    </style:style>
    <style:style style:name="T667" style:family="text">
      <style:text-properties style:font-name="Arial" fo:font-size="9pt" fo:letter-spacing="0.064cm" fo:font-weight="normal" style:font-size-asian="9pt" style:font-weight-asian="normal" style:font-weight-complex="normal"/>
    </style:style>
    <style:style style:name="T668" style:family="text">
      <style:text-properties style:font-name="Arial" fo:font-size="9pt" fo:letter-spacing="0.012cm" fo:font-weight="normal" style:font-size-asian="9pt" style:font-weight-asian="normal" style:font-weight-complex="normal"/>
    </style:style>
    <style:style style:name="T669" style:family="text">
      <style:text-properties style:font-name="Arial" fo:font-size="9pt" fo:letter-spacing="0.025cm" fo:font-weight="normal" style:font-size-asian="9pt" style:font-weight-asian="normal" style:font-weight-complex="normal"/>
    </style:style>
    <style:style style:name="T670" style:family="text">
      <style:text-properties style:font-name="Arial" fo:font-size="9pt" fo:letter-spacing="0.074cm" fo:font-weight="normal" style:font-size-asian="9pt" style:font-weight-asian="normal" style:font-weight-complex="normal"/>
    </style:style>
    <style:style style:name="T671" style:family="text">
      <style:text-properties style:font-name="Arial" fo:font-size="9pt" fo:letter-spacing="0.034cm" fo:font-weight="normal" style:font-size-asian="9pt" style:font-weight-asian="normal" style:font-weight-complex="normal"/>
    </style:style>
    <style:style style:name="T672" style:family="text">
      <style:text-properties style:font-name="Arial" fo:font-size="9pt" fo:letter-spacing="0.03cm" fo:font-weight="normal" style:font-size-asian="9pt" style:font-weight-asian="normal" style:font-weight-complex="normal"/>
    </style:style>
    <style:style style:name="T673" style:family="text">
      <style:text-properties style:font-name="Arial" fo:font-size="9pt" fo:letter-spacing="0.051cm" fo:font-weight="normal" style:font-size-asian="9pt" style:font-weight-asian="normal" style:font-weight-complex="normal"/>
    </style:style>
    <style:style style:name="T674" style:family="text">
      <style:text-properties style:font-name="Arial" fo:font-size="9pt" fo:letter-spacing="0.019cm" fo:font-weight="normal" style:font-size-asian="9pt" style:font-weight-asian="normal" style:font-weight-complex="normal"/>
    </style:style>
    <style:style style:name="T675" style:family="text">
      <style:text-properties style:font-name="Arial" fo:font-size="9pt" fo:font-weight="normal" style:font-size-asian="9pt" style:font-weight-asian="normal" style:font-weight-complex="normal"/>
    </style:style>
    <style:style style:name="T676" style:family="text">
      <style:text-properties officeooo:rsid="01fd3721"/>
    </style:style>
    <style:style style:name="T677" style:family="text">
      <style:text-properties officeooo:rsid="02019f1b"/>
    </style:style>
    <style:style style:name="T678" style:family="text">
      <style:text-properties officeooo:rsid="02029c17"/>
    </style:style>
    <style:style style:name="T679" style:family="text">
      <style:text-properties officeooo:rsid="0205771a"/>
    </style:style>
    <style:style style:name="T680" style:family="text">
      <style:text-properties officeooo:rsid="02083814"/>
    </style:style>
    <style:style style:name="T681" style:family="text">
      <style:text-properties officeooo:rsid="02089491"/>
    </style:style>
    <style:style style:name="T682" style:family="text">
      <style:text-properties officeooo:rsid="02089f5a"/>
    </style:style>
    <style:style style:name="fr1" style:family="graphic" style:parent-style-name="Graphics">
      <style:graphic-properties style:wrap="none" style:vertical-pos="from-top" style:vertical-rel="paragraph" style:horizontal-pos="from-left" style:horizontal-rel="page" fo:background-color="transparent" draw:fill="none" draw:fill-color="#ffffff" draw:opacity="100%" fo:padding="0cm" fo:border="0.99pt solid #ffffff"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100%" fo:padding="0cm" fo:border="0.99pt solid #ffffff" style:writing-mode="lr-tb" draw:textarea-vertical-align="top"/>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draw:fill="none" draw:fill-color="#ffffff" fo:padding="0cm" fo:border="0.85pt solid #000000"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635cm" fo:margin-left="1.45cm"/>
        </style:list-level-properties>
        <style:text-properties style:font-name="Symbol"/>
      </text:list-level-style-bullet>
      <text:list-level-style-bullet text:level="2" text:style-name="WW_5f_CharLFO34LVL2" text:bullet-char="•">
        <style:list-level-properties text:list-level-position-and-space-mode="label-alignment">
          <style:list-level-label-alignment text:label-followed-by="listtab" fo:text-indent="-0.635cm" fo:margin-left="2.84cm"/>
        </style:list-level-properties>
      </text:list-level-style-bullet>
      <text:list-level-style-bullet text:level="3" text:style-name="WW_5f_CharLFO34LVL3" text:bullet-char="•">
        <style:list-level-properties text:list-level-position-and-space-mode="label-alignment">
          <style:list-level-label-alignment text:label-followed-by="listtab" fo:text-indent="-0.635cm" fo:margin-left="4.235cm"/>
        </style:list-level-properties>
      </text:list-level-style-bullet>
      <text:list-level-style-bullet text:level="4" text:style-name="WW_5f_CharLFO34LVL4" text:bullet-char="•">
        <style:list-level-properties text:list-level-position-and-space-mode="label-alignment">
          <style:list-level-label-alignment text:label-followed-by="listtab" fo:text-indent="-0.635cm" fo:margin-left="5.629cm"/>
        </style:list-level-properties>
      </text:list-level-style-bullet>
      <text:list-level-style-bullet text:level="5" text:style-name="WW_5f_CharLFO34LVL5" text:bullet-char="•">
        <style:list-level-properties text:list-level-position-and-space-mode="label-alignment">
          <style:list-level-label-alignment text:label-followed-by="listtab" fo:text-indent="-0.635cm" fo:margin-left="7.024cm"/>
        </style:list-level-properties>
      </text:list-level-style-bullet>
      <text:list-level-style-bullet text:level="6" text:style-name="WW_5f_CharLFO34LVL6" text:bullet-char="•">
        <style:list-level-properties text:list-level-position-and-space-mode="label-alignment">
          <style:list-level-label-alignment text:label-followed-by="listtab" fo:text-indent="-0.635cm" fo:margin-left="8.419cm"/>
        </style:list-level-properties>
      </text:list-level-style-bullet>
      <text:list-level-style-bullet text:level="7" text:style-name="WW_5f_CharLFO34LVL7" text:bullet-char="•">
        <style:list-level-properties text:list-level-position-and-space-mode="label-alignment">
          <style:list-level-label-alignment text:label-followed-by="listtab" fo:text-indent="-0.635cm" fo:margin-left="9.813cm"/>
        </style:list-level-properties>
      </text:list-level-style-bullet>
      <text:list-level-style-bullet text:level="8" text:style-name="WW_5f_CharLFO34LVL8" text:bullet-char="•">
        <style:list-level-properties text:list-level-position-and-space-mode="label-alignment">
          <style:list-level-label-alignment text:label-followed-by="listtab" fo:text-indent="-0.635cm" fo:margin-left="11.208cm"/>
        </style:list-level-properties>
      </text:list-level-style-bullet>
      <text:list-level-style-bullet text:level="9" text:style-name="WW_5f_CharLFO34LVL9" text:bullet-char="•">
        <style:list-level-properties text:list-level-position-and-space-mode="label-alignment">
          <style:list-level-label-alignment text:label-followed-by="listtab" fo:text-indent="-0.635cm" fo:margin-left="12.6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1"/>
      <table:table table:name="Table28" table:style-name="Table28">
        <table:table-column table:style-name="Table28.A"/>
        <table:table-column table:style-name="Table28.B"/>
        <table:table-row table:style-name="Table28.1">
          <table:table-cell table:style-name="Table28.A1" office:value-type="string">
            <text:p text:style-name="P23"/>
            <text:p text:style-name="P289">Título del proyecto</text:p>
          </table:table-cell>
          <table:table-cell table:style-name="Table28.A1" office:value-type="string">
            <text:p text:style-name="P23"/>
            <text:p text:style-name="P292">PINF<text:span text:style-name="T95">bet</text:span></text:p>
          </table:table-cell>
        </table:table-row>
        <table:table-row table:style-name="Table28.2">
          <table:table-cell table:style-name="Table28.A1" office:value-type="string">
            <text:p text:style-name="P290">Código del proyecto</text:p>
          </table:table-cell>
          <table:table-cell table:style-name="Table28.A1" office:value-type="string">
            <text:p text:style-name="P294">0<text:span text:style-name="T96">35</text:span></text:p>
          </table:table-cell>
        </table:table-row>
        <table:table-row table:style-name="Table28.3">
          <table:table-cell table:style-name="Table28.A1" office:value-type="string">
            <text:p text:style-name="P7"/>
            <text:p text:style-name="P286"/>
            <text:p text:style-name="P297"><text:span text:style-name="Default_20_Paragraph_20_Font"><text:span text:style-name="T6">Organización para quien se redacta</text:span></text:span><text:span text:style-name="Default_20_Paragraph_20_Font"><text:span text:style-name="T8"> </text:span></text:span><text:span text:style-name="Default_20_Paragraph_20_Font"><text:span text:style-name="T6">el proyecto</text:span></text:span></text:p>
          </table:table-cell>
          <table:table-cell table:style-name="Table28.A1" office:value-type="string">
            <text:p text:style-name="P293"/>
            <text:p text:style-name="P292">Cliente para quien se redacta el proyecto:</text:p>
            <text:p text:style-name="P293"/>
            <text:p text:style-name="P416"><text:span text:style-name="T284"><text:s/></text:span>Rioja del Río, Carlos</text:p>
          </table:table-cell>
        </table:table-row>
        <table:table-row table:style-name="Table28.4">
          <table:table-cell table:style-name="Table28.A1" office:value-type="string">
            <text:p text:style-name="P7"/>
            <text:p text:style-name="P285"/>
            <text:p text:style-name="P289">Suministrador</text:p>
          </table:table-cell>
          <table:table-cell table:style-name="Table28.A1" office:value-type="string">
            <text:p text:style-name="P298"/>
            <text:p text:style-name="P301"><text:span text:style-name="Default_20_Paragraph_20_Font"><text:span text:style-name="T11"><text:s/></text:span></text:span><text:span text:style-name="Default_20_Paragraph_20_Font"><text:span text:style-name="T10">Persona jurídica que ha recibido el encargo de la realización del</text:span></text:span><text:span text:style-name="Default_20_Paragraph_20_Font"><text:span text:style-name="T15"> </text:span></text:span><text:span text:style-name="Default_20_Paragraph_20_Font"><text:span text:style-name="T10">proyecto:</text:span></text:span></text:p>
            <text:p text:style-name="P301"><text:span text:style-name="Default_20_Paragraph_20_Font"><text:span text:style-name="T10"/></text:span></text:p>
            <text:p text:style-name="P301"><text:span text:style-name="Default_20_Paragraph_20_Font"><text:span text:style-name="T11"><text:s/></text:span></text:span><text:span text:style-name="Default_20_Paragraph_20_Font"><text:span text:style-name="T10">Rodríguez Raposo, Daniel.</text:span></text:span></text:p>
          </table:table-cell>
        </table:table-row>
        <table:table-row table:style-name="Table28.5">
          <table:table-cell table:style-name="Table28.A1" office:value-type="string">
            <text:p text:style-name="P7"/>
            <text:p text:style-name="P285"/>
            <text:p text:style-name="P289">Autor (es)</text:p>
          </table:table-cell>
          <table:table-cell table:style-name="Table28.A1" office:value-type="string">
            <text:p text:style-name="P6"><text:s/></text:p>
            <text:p text:style-name="P5"><text:span text:style-name="T284"><text:s/></text:span>Rosso Giner, Rafael (<text:span text:style-name="T94">Director </text:span>del Proyecto)</text:p>
            <text:p text:style-name="P4"/>
            <text:p text:style-name="P4"><text:span text:style-name="T284"><text:s/></text:span>Crespo Álvarez, Abdón<text:span text:style-name="T94">.</text:span></text:p>
            <text:p text:style-name="P4"/>
            <text:p text:style-name="P4"><text:span text:style-name="T284"><text:s/></text:span>Riqué Bermúdez, Borja Manuel<text:span text:style-name="T94">.</text:span></text:p>
            <text:p text:style-name="P4"/>
            <text:p text:style-name="P299"><text:span text:style-name="Default_20_Paragraph_20_Font"><text:span text:style-name="T40"><text:s/></text:span></text:span><text:span text:style-name="Default_20_Paragraph_20_Font"><text:span text:style-name="T9">Rodríguez Raposo, Daniel.</text:span></text:span></text:p>
            <text:p text:style-name="P299"><text:span text:style-name="Default_20_Paragraph_20_Font"><text:span text:style-name="T9"/></text:span></text:p>
          </table:table-cell>
        </table:table-row>
        <table:table-row table:style-name="Table28.1">
          <table:table-cell table:style-name="Table28.A1" office:value-type="string">
            <text:p text:style-name="P23"/>
            <text:p text:style-name="P289">Resumen</text:p>
          </table:table-cell>
          <table:table-cell table:style-name="Table28.A1" office:value-type="string">
            <text:p text:style-name="P558"><text:span text:style-name="T677"><text:s/></text:span></text:p>
            <text:p text:style-name="P558"><text:span text:style-name="T678"><text:s/></text:span>Aquí se encuentra toda la documentación general relativa al proyecto integrado de<text:span text:style-name="T677"> <text:s text:c="2"/></text:span></text:p>
            <text:p text:style-name="P557"><text:s/>la asignatura de Proyectos informáticos del grado en ingeniería informática de la</text:p>
            <text:p text:style-name="P557"><text:span text:style-name="T677"><text:s/></text:span>ESI del grupo 035. El proyecto PINFbet es un sistema de apuestas académicas.</text:p>
            <text:p text:style-name="P557"/>
          </table:table-cell>
        </table:table-row>
        <table:table-row table:style-name="Table28.7">
          <table:table-cell table:style-name="Table28.A1" office:value-type="string">
            <text:p text:style-name="P565"/>
            <text:p text:style-name="P566"><text:span text:style-name="Default_20_Paragraph_20_Font"><text:span text:style-name="T6">Duración estimada en </text:span></text:span><text:span text:style-name="Default_20_Paragraph_20_Font"><text:span text:style-name="T7">días</text:span></text:span><text:span text:style-name="Default_20_Paragraph_20_Font"><text:span text:style-name="T6">:</text:span></text:span><text:span text:style-name="Default_20_Paragraph_20_Font"><text:span text:style-name="T12"> 81</text:span></text:span><text:span text:style-name="Default_20_Paragraph_20_Font"><text:span text:style-name="T13"> (2 meses y 21 días trabajando con años comerciales)</text:span></text:span></text:p>
            <text:p text:style-name="P566"><text:span text:style-name="Default_20_Paragraph_20_Font"><text:span text:style-name="T13"/></text:span></text:p>
          </table:table-cell>
          <table:table-cell table:style-name="Table28.A1" office:value-type="string">
            <text:p text:style-name="P568"><text:span text:style-name="Default_20_Paragraph_20_Font"><text:span text:style-name="T42"><text:s/></text:span></text:span></text:p>
            <text:p text:style-name="P568"><text:span text:style-name="Default_20_Paragraph_20_Font"><text:span text:style-name="T42"><text:s text:c="2"/></text:span></text:span><text:span text:style-name="Default_20_Paragraph_20_Font"><text:span text:style-name="T14">F</text:span></text:span><text:span text:style-name="Default_20_Paragraph_20_Font"><text:span text:style-name="T10">echa</text:span></text:span><text:span text:style-name="Default_20_Paragraph_20_Font"><text:span text:style-name="T16"> </text:span></text:span><text:span text:style-name="Default_20_Paragraph_20_Font"><text:span text:style-name="T10">de</text:span></text:span><text:span text:style-name="Default_20_Paragraph_20_Font"><text:span text:style-name="T17"> </text:span></text:span><text:span text:style-name="Default_20_Paragraph_20_Font"><text:span text:style-name="T10">inicio:18/10/2020<text:tab/></text:span></text:span></text:p>
            <text:p text:style-name="P567"><text:span text:style-name="T676"><text:s text:c="2"/></text:span>Fecha de finalización: 7/01/2020</text:p>
          </table:table-cell>
        </table:table-row>
        <table:table-row table:style-name="Table28.8">
          <table:table-cell table:style-name="Table28.A1" office:value-type="string">
            <text:p text:style-name="P7"/>
            <text:p text:style-name="P291">Presupuesto y moneda</text:p>
          </table:table-cell>
          <table:table-cell table:style-name="Table28.A1" office:value-type="string">
            <text:p text:style-name="P295"/>
            <text:p text:style-name="P569">Importe total del proyecto<text:span text:style-name="T289">: </text:span><text:span text:style-name="Absatz-Standardschriftart"><text:span text:style-name="T263">1</text:span></text:span><text:span text:style-name="Absatz-Standardschriftart"><text:span text:style-name="T264">1</text:span></text:span><text:span text:style-name="Absatz-Standardschriftart"><text:span text:style-name="T263">.9</text:span></text:span><text:span text:style-name="Absatz-Standardschriftart"><text:span text:style-name="T264">23</text:span></text:span><text:span text:style-name="Absatz-Standardschriftart"><text:span text:style-name="T263">,00</text:span></text:span><text:span text:style-name="Absatz-Standardschriftart"><text:span text:style-name="T268"> </text:span></text:span><text:span text:style-name="Absatz-Standardschriftart"><text:span text:style-name="T283">€</text:span></text:span></text:p>
            <text:p text:style-name="P296"/>
            <text:p text:style-name="P3"/>
          </table:table-cell>
        </table:table-row>
      </table:table>
      <text:p text:style-name="P542"/>
      <text:h text:style-name="P539" text:outline-level="2"><text:span text:style-name="Default_20_Paragraph_20_Font"><text:span text:style-name="T9">ELABORADO POR</text:span></text:span><text:span text:style-name="Default_20_Paragraph_20_Font"><text:span text:style-name="T44">:</text:span></text:span></text:h>
      <table:table table:name="Table29" table:style-name="Table29">
        <table:table-column table:style-name="Table29.A"/>
        <table:table-column table:style-name="Table29.B"/>
        <table:table-row table:style-name="Table29.1">
          <table:table-cell table:style-name="Table29.A1" office:value-type="string">
            <text:p text:style-name="P311"/>
            <text:p text:style-name="P309">Nombre</text:p>
          </table:table-cell>
          <table:table-cell table:style-name="Table29.A1" office:value-type="string">
            <text:p text:style-name="P300"><text:span text:style-name="Default_20_Paragraph_20_Font"><text:span text:style-name="T43"><text:s/></text:span></text:span><text:span text:style-name="Default_20_Paragraph_20_Font"><text:span text:style-name="T9">Rodríguez Raposo, Daniel.</text:span></text:span></text:p>
          </table:table-cell>
        </table:table-row>
        <table:table-row table:style-name="Table29.2">
          <table:table-cell table:style-name="Table29.A1" office:value-type="string">
            <text:p text:style-name="P24"/>
            <text:p text:style-name="P310">Fecha</text:p>
          </table:table-cell>
          <table:table-cell table:style-name="Table29.A1" office:value-type="string">
            <text:p text:style-name="P14"><text:span text:style-name="T679"><text:s/></text:span>25/11/2020.</text:p>
          </table:table-cell>
        </table:table-row>
      </table:table>
      <text:p text:style-name="P273"/>
      <text:p text:style-name="P273"/>
      <text:p text:style-name="P306"><text:span text:style-name="Default_20_Paragraph_20_Font"><text:span text:style-name="T18">REVISADO POR</text:span></text:span><text:span text:style-name="Default_20_Paragraph_20_Font"><text:span text:style-name="T45">:</text:span></text:span></text:p>
      <table:table table:name="Table30" table:style-name="Table30">
        <table:table-column table:style-name="Table30.A"/>
        <table:table-column table:style-name="Table30.B"/>
        <table:table-row table:style-name="Table30.1">
          <table:table-cell table:style-name="Table30.A1" office:value-type="string">
            <text:p text:style-name="P287"/>
            <text:p text:style-name="P310">Nombre</text:p>
          </table:table-cell>
          <table:table-cell table:style-name="Table30.A1" office:value-type="string">
            <text:p text:style-name="P12"><text:s/>Crespo Álvarez, Abdón.</text:p>
          </table:table-cell>
        </table:table-row>
        <table:table-row table:style-name="Table30.2">
          <table:table-cell table:style-name="Table30.A1" office:value-type="string">
            <text:p text:style-name="P24"/>
            <text:p text:style-name="P310">Fecha</text:p>
          </table:table-cell>
          <table:table-cell table:style-name="Table30.A1" office:value-type="string">
            <text:p text:style-name="P14"><text:span text:style-name="T679"><text:s/></text:span>14/12/2020.</text:p>
          </table:table-cell>
        </table:table-row>
      </table:table>
      <text:p text:style-name="P273"/>
      <text:p text:style-name="P273"/>
      <text:p text:style-name="P306"><text:span text:style-name="Default_20_Paragraph_20_Font"><text:span text:style-name="T18">APROBADO POR</text:span></text:span><text:span text:style-name="Default_20_Paragraph_20_Font"><text:span text:style-name="T45">:</text:span></text:span></text:p>
      <table:table table:name="Table31" table:style-name="Table31">
        <table:table-column table:style-name="Table31.A"/>
        <table:table-column table:style-name="Table31.B"/>
        <table:table-row table:style-name="Table31.1">
          <table:table-cell table:style-name="Table31.A1" office:value-type="string">
            <text:p text:style-name="P287"/>
            <text:p text:style-name="P310">Nombre</text:p>
          </table:table-cell>
          <table:table-cell table:style-name="Table31.A1" office:value-type="string">
            <text:p text:style-name="P13"><text:span text:style-name="T679"><text:s/></text:span>Rosso Giner, Rafael.</text:p>
          </table:table-cell>
        </table:table-row>
        <table:table-row table:style-name="Table31.2">
          <table:table-cell table:style-name="Table31.A1" office:value-type="string">
            <text:p text:style-name="P24"/>
            <text:p text:style-name="P310">Fecha</text:p>
          </table:table-cell>
          <table:table-cell table:style-name="Table31.A1" office:value-type="string">
            <text:p text:style-name="P559"><text:span text:style-name="T679"><text:s/></text:span>03 / 01 / 2020</text:p>
          </table:table-cell>
        </table:table-row>
      </table:table>
      <text:p text:style-name="P543"/>
      <text:p text:style-name="P307">FICHA DEL DOCUMENTO</text:p>
      <text:p text:style-name="P315"/>
      <table:table table:name="Table32" table:style-name="Table32">
        <table:table-column table:style-name="Table32.A"/>
        <table:table-column table:style-name="Table32.B"/>
        <table:table-row table:style-name="Table32.1">
          <table:table-cell table:style-name="Table32.A1" office:value-type="string">
            <text:p text:style-name="P312"/>
            <text:p text:style-name="P316">AUTOR:</text:p>
          </table:table-cell>
          <table:table-cell table:style-name="Table32.A1" office:value-type="string">
            <text:p text:style-name="P300"><text:span text:style-name="Default_20_Paragraph_20_Font"><text:span text:style-name="T9"/></text:span></text:p>
            <text:p text:style-name="P300"><text:span text:style-name="Default_20_Paragraph_20_Font"><text:span text:style-name="T41"><text:s/></text:span></text:span><text:span text:style-name="Default_20_Paragraph_20_Font"><text:span text:style-name="T9">Rodríguez Raposo, Daniel.</text:span></text:span></text:p>
          </table:table-cell>
        </table:table-row>
        <table:table-row table:style-name="Table32.2">
          <table:table-cell table:style-name="Table32.A1" office:value-type="string">
            <text:p text:style-name="P312"/>
            <text:p text:style-name="P316">RESPONSABLE:</text:p>
          </table:table-cell>
          <table:table-cell table:style-name="Table32.A1" office:value-type="string">
            <text:p text:style-name="P300"><text:span text:style-name="Default_20_Paragraph_20_Font"><text:span text:style-name="T9"/></text:span></text:p>
            <text:p text:style-name="P300"><text:span text:style-name="Default_20_Paragraph_20_Font"><text:span text:style-name="T41"><text:s/></text:span></text:span><text:span text:style-name="Default_20_Paragraph_20_Font"><text:span text:style-name="T9">Rodríguez Raposo, Daniel.</text:span></text:span></text:p>
          </table:table-cell>
        </table:table-row>
        <table:table-row table:style-name="Table32.2">
          <table:table-cell table:style-name="Table32.A1" office:value-type="string">
            <text:p text:style-name="P312"/>
            <text:p text:style-name="P316">PROYECTO:</text:p>
          </table:table-cell>
          <table:table-cell table:style-name="Table32.A1" office:value-type="string">
            <text:p text:style-name="P312"/>
            <text:p text:style-name="P417"><text:s/><text:span text:style-name="T285">PINF</text:span><text:span text:style-name="T286">bet</text:span></text:p>
          </table:table-cell>
        </table:table-row>
        <table:table-row table:style-name="Table32.1">
          <table:table-cell table:style-name="Table32.A1" office:value-type="string">
            <text:p text:style-name="P312"/>
            <text:p text:style-name="P316">LUGAR DE REALIZACIÓN:</text:p>
          </table:table-cell>
          <table:table-cell table:style-name="Table32.A1" office:value-type="string">
            <text:p text:style-name="P16"><text:s/></text:p>
            <text:p text:style-name="P16"><text:s/>Domicilio personal (debido a la situación sanitaria de la COVID-19).</text:p>
          </table:table-cell>
        </table:table-row>
        <table:table-row table:style-name="Table32.5">
          <table:table-cell table:style-name="Table32.A1" office:value-type="string">
            <text:p text:style-name="P313"/>
            <text:p text:style-name="P316">NOMBRE DEL DOCUMENTO:</text:p>
          </table:table-cell>
          <table:table-cell table:style-name="Table32.A1" office:value-type="string">
            <text:p text:style-name="P9"/>
            <text:p text:style-name="P17"><text:s/>Documentación del proyecto PINFbet.</text:p>
          </table:table-cell>
        </table:table-row>
        <table:table-row table:style-name="Table32.6">
          <table:table-cell table:style-name="Table32.A1" office:value-type="string">
            <text:p text:style-name="P312"/>
            <text:p text:style-name="P316">CÓDIGO<text:span text:style-name="T287"> DEL PROYECTO</text:span>:</text:p>
          </table:table-cell>
          <table:table-cell table:style-name="Table32.A1" office:value-type="string">
            <text:p text:style-name="P10"/>
            <text:p text:style-name="P15"><text:span text:style-name="T288"><text:s/></text:span>035</text:p>
          </table:table-cell>
        </table:table-row>
        <table:table-row table:style-name="Table32.2">
          <table:table-cell table:style-name="Table32.A1" office:value-type="string">
            <text:p text:style-name="P288"/>
            <text:p text:style-name="P316">APROBACIÓN:</text:p>
          </table:table-cell>
          <table:table-cell table:style-name="Table32.A1" office:value-type="string">
            <text:p text:style-name="P11"/>
            <text:p text:style-name="P560">Aprobado.</text:p>
          </table:table-cell>
        </table:table-row>
      </table:table>
      <text:p text:style-name="P273"/>
      <text:p text:style-name="P284"/>
      <text:p text:style-name="P308">CONTROL DE VERSIONES</text:p>
      <text:p text:style-name="P25"/>
      <table:table table:name="Table33" table:style-name="Table33">
        <table:table-column table:style-name="Table33.A"/>
        <table:table-column table:style-name="Table33.B"/>
        <table:table-row table:style-name="Table33.1">
          <table:table-cell table:style-name="Table33.A1" office:value-type="string">
            <text:p text:style-name="P319">Versión</text:p>
          </table:table-cell>
          <table:table-cell table:style-name="Table33.A1" office:value-type="string">
            <text:p text:style-name="P320">Descripción del cambio</text:p>
          </table:table-cell>
        </table:table-row>
        <table:table-row table:style-name="Table33.2">
          <table:table-cell table:style-name="Table33.A1" office:value-type="string">
            <text:p text:style-name="P321">V1.0</text:p>
          </table:table-cell>
          <table:table-cell table:style-name="Table33.A1" office:value-type="string">
            <text:p text:style-name="P317">Versión inicial de la plantilla</text:p>
          </table:table-cell>
        </table:table-row>
        <table:table-row table:style-name="Table33.1">
          <table:table-cell table:style-name="Table33.A1" office:value-type="string">
            <text:p text:style-name="P322">V1.5</text:p>
          </table:table-cell>
          <table:table-cell table:style-name="Table33.A1" office:value-type="string">
            <text:p text:style-name="P318">Revisión de los índices<text:span text:style-name="T97">, </text:span>del formato general del documento<text:span text:style-name="T97"> y de los contenidos del mismo.</text:span></text:p>
          </table:table-cell>
        </table:table-row>
        <table:table-row table:style-name="Table33.1">
          <table:table-cell table:style-name="Table33.A1" office:value-type="string">
            <text:p text:style-name="P561">V1.<text:span text:style-name="T651">7</text:span></text:p>
          </table:table-cell>
          <table:table-cell table:style-name="Table33.A1" office:value-type="string">
            <text:p text:style-name="P562">Revisión<text:span text:style-name="T651"> final</text:span> <text:span text:style-name="T651">y cambios menores correctores.</text:span></text:p>
          </table:table-cell>
        </table:table-row>
      </table:table>
      <text:p text:style-name="P272"/>
      <text:p text:style-name="P351"><draw:frame draw:style-name="fr1" draw:name="Text Box 121" text:anchor-type="paragraph" svg:x="16.771cm" svg:y="0.041cm" svg:width="2.279cm" style:rel-width="scale" svg:height="0.31cm" style:rel-height="scale" draw:z-index="42"><draw:text-box><text:p text:style-name="P324"/></draw:text-box></draw:frame><draw:frame draw:style-name="fr1" draw:name="Text Box 82" text:anchor-type="paragraph" svg:x="20.135cm" svg:y="0.804cm" svg:width="0.125cm" style:rel-width="scale" svg:height="0.672cm" style:rel-height="scale" draw:z-index="43"><draw:text-box><text:p text:style-name="P325"/></draw:text-box></draw:frame><draw:frame draw:style-name="fr1" draw:name="Text Box 141" text:anchor-type="paragraph" svg:x="20.168cm" svg:y="1.651cm" svg:width="0.125cm" style:rel-width="scale" svg:height="0.536cm" style:rel-height="scale" draw:z-index="41"><draw:text-box><text:p text:style-name="P323"/></draw:text-box></draw:frame><draw:frame draw:style-name="fr2" draw:name="Text Box 151" text:anchor-type="paragraph" svg:x="-0.702cm" svg:y="0.041cm" svg:width="17.103cm" style:rel-width="scale" svg:height="1.326cm" style:rel-height="scale" draw:z-index="40"><draw:text-box><text:p text:style-name="P415"/></draw:text-box></draw:frame></text:p>
      <text:p text:style-name="P351"/>
      <text:p text:style-name="P351"/>
      <text:p text:style-name="P523"><text:span text:style-name="T167">Indice</text:span><text:span text:style-name="T166">.</text:span></text:p>
      <text:list xml:id="list3226774831" text:style-name="L1">
        <text:list-item>
          <text:p text:style-name="P524">Introducción.</text:p>
        </text:list-item>
        <text:list-item>
          <text:p text:style-name="P525">Objeto del proyecto.</text:p>
        </text:list-item>
        <text:list-item>
          <text:p text:style-name="P527">Explicaci<text:span text:style-name="T338">ó</text:span>n <text:span text:style-name="T337">del</text:span> documento.</text:p>
        </text:list-item>
        <text:list-item>
          <text:p text:style-name="P526">Descripción de la situación actual<text:span text:style-name="T336">, estudio de alternativas y viabilidad</text:span>.</text:p>
        </text:list-item>
        <text:list-item>
          <text:p text:style-name="P528">Descripción de la solución propue<text:span text:style-name="T335">s</text:span>ta.</text:p>
        </text:list-item>
        <text:list-item>
          <text:p text:style-name="P524">Normas y referencias.</text:p>
        </text:list-item>
        <text:list-item>
          <text:p text:style-name="P529"><text:span text:style-name="T339">Planificación</text:span>.</text:p>
        </text:list-item>
        <text:list-item>
          <text:p text:style-name="P530">Análisis de riesgos.</text:p>
        </text:list-item>
        <text:list-item>
          <text:p text:style-name="P535"><text:span text:style-name="T188">Requisitos iniciales</text:span><text:span text:style-name="T189">.</text:span></text:p>
        </text:list-item>
        <text:list-item>
          <text:p text:style-name="P531">Especificaciones del sistema.</text:p>
        </text:list-item>
        <text:list-item>
          <text:p text:style-name="P532">Diseño.</text:p>
        </text:list-item>
        <text:list-item>
          <text:p text:style-name="P533">Implementación.</text:p>
        </text:list-item>
        <text:list-item>
          <text:p text:style-name="P533">Pruebas.</text:p>
        </text:list-item>
        <text:list-item>
          <text:p text:style-name="P534">Presupuesto.</text:p>
        </text:list-item>
        <text:list-item>
          <text:p text:style-name="P524">Anexos.</text:p>
        </text:list-item>
      </text:list>
      <text:p text:style-name="P351"/>
      <text:p text:style-name="P354"><text:span text:style-name="T174">1</text:span><text:span text:style-name="T170">. </text:span><text:span text:style-name="T174">Introducción</text:span><text:span text:style-name="T171">.</text:span></text:p>
      <text:p text:style-name="P331"/>
      <text:p text:style-name="P29">Este documento contiene toda la documentación e información sobre el proyecto PINFBET de PROPINF. <text:span text:style-name="T321">El objetivo de PINFBET es establecerse como un servicio de apuestas sobre las calificaciones académicas del alumnado del grado en ingeniería informática de la ESI.</text:span></text:p>
      <text:p text:style-name="P29"/>
      <text:p text:style-name="P30">En este documento podrá encontrar todo lo relacionado con dicho proyecto: objeto del mismo, descripción del estado actual, términos de condiciones de uso y política de privacidad y protección de datos de la aplicación... </text:p>
      <text:p text:style-name="P30"/>
      <text:p text:style-name="P250"><text:span text:style-name="T102">También puede encontrar referencias a todos los métodos, herramientas, modelos, métricas y prototipos usados durante el desarrollo del proyecto PINFBET</text:span><text:span text:style-name="T103">, los requisitos iniciales del mismo, el estudio realizado de alternativas y viabilidad, descripción de la solución propuesta, análisis de riesgos para el proyecto, organización y gestión de éste, especificaciones del sistema (que incluye la especificación de requisitos funcionales y no funcionales), el presupuesto del proyecto, casos de uso... Es decir, todo lo necesario para documentarse sobre el proyecto en cuestión.</text:span></text:p>
      <text:p text:style-name="P250"><text:soft-page-break/><text:span text:style-name="T174">2</text:span><text:span text:style-name="T170">. </text:span><text:span text:style-name="T174">Objeto del proyecto</text:span><text:span text:style-name="T171">.</text:span></text:p>
      <text:p text:style-name="P274"/>
      <text:p text:style-name="P102"><text:span text:style-name="T289">El objetivo de éste proyecto PINF</text:span><text:span text:style-name="T290">bet</text:span><text:span text:style-name="T289"> consiste en crear un servicio de apuestas académicas en el grado de ingeniería informática de la ESI</text:span><text:span text:style-name="T290">.</text:span></text:p>
      <text:p text:style-name="P119"/>
      <text:p text:style-name="P106"><text:span text:style-name="T289">La motivación que ha impulsado a PROPINF a llevar a cabo la realización de este proyecto es el descubrimiento de este mercado de apuestas en el ámbito universitario en el cual se ve una oportunidad de asentarse en él como principal referencia de sistema de apuestas del tipo académico </text:span><text:span text:style-name="T291">en el grado de ingeniería informática de la Escuela superior de ingenieria de la UCA.</text:span></text:p>
      <text:p text:style-name="P145"/>
      <text:p text:style-name="P243">3. Explicación del documento.</text:p>
      <text:p text:style-name="P154"/>
      <text:p text:style-name="P154">El documento se descompone en las siguientes partes:</text:p>
      <text:p text:style-name="P246"/>
      <text:p text:style-name="P279"><text:span text:style-name="T176">4</text:span><text:span text:style-name="T169">. Descripción de la situación actual</text:span><text:span text:style-name="T176">,</text:span><text:span text:style-name="T155"> </text:span><text:span text:style-name="T177">estudio de alternativas y viabilidad</text:span><text:span text:style-name="T178">.</text:span></text:p>
      <text:p text:style-name="P276"/>
      <text:p text:style-name="P277">4.1 Situación actual.</text:p>
      <text:p text:style-name="P114">En EEUU, un casino electrónico permite a los estudiantes de las universidades de Nueva York y Pensilvania apostar por las futuras notas que éstos van a obtener. El sistema también se expande hasta llegar a alcancar a otros 30 centros superiores repartidos por EEUU.</text:p>
      <text:p text:style-name="P114"/>
      <text:p text:style-name="P115">Básicamente, cuanta más nota saque el estudiante sobre el objetivo que se ha marcado, más dinero ganará. No obstante, si no consigue alcanzar dicho objetivo, lo pierde todo en esa apuesta.</text:p>
      <text:p text:style-name="P115"/>
      <text:p text:style-name="P103"><text:span text:style-name="T289">El portal de apuestas, Ultrinsic, a pesar de que su supuesto twitter oficial lleva sin publicar mensajes desde 2014 y que el enlace hacia la página no funciona, supone que, antes de la creación de este proyecto en 2020, ya hubo al menos un proyecto precursor con ideas similares a las de este proyecto</text:span><text:span text:style-name="T292">, con la</text:span><text:span text:style-name="T293">s</text:span><text:span text:style-name="T292"> diferencia</text:span><text:span text:style-name="T293">s</text:span><text:span text:style-name="T294"> clave</text:span><text:span text:style-name="T292"> de que PINFBET no usa dinero real, mientras que Ultrinsic sí</text:span><text:span text:style-name="T293"> y PINFBET solo se centra en el grado en ingeniería informática de la ESI y Ultrinsic alcanza varios centros superiores de enseñanza en EEUU</text:span><text:span text:style-name="T292">.</text:span></text:p>
      <text:p text:style-name="P104"><text:soft-page-break/><text:span text:style-name="T292">A</text:span><text:span text:style-name="T289">unque al parecer se podía acceder al portal de apuestas dando tus credenciales de acceso a tu cuenta de la universidad, lo que produjo cierto revuelo</text:span><text:span text:style-name="T295">, llegando algunas universidades a que adviertieran a los estudiantes sobre que no se registraran en </text:span><text:span text:style-name="T296">Ultrinsic</text:span><text:span text:style-name="T295">.</text:span><text:span text:style-name="T297"> PINFBET no comete este error tan grave para la seguridad de las cuentas académicas de los usuarios.</text:span></text:p>
      <text:p text:style-name="P117"/>
      <text:p text:style-name="P105">Referencias<text:span text:style-name="T325"> sobre Ultrinsic para más información</text:span>:</text:p>
      <text:p text:style-name="P116">https://www.fastcompany.com/1679910/gamble-your-grades-ultrinsic-website</text:p>
      <text:p text:style-name="P116">https://elpais.com/sociedad/2010/08/15/actualidad/1281823201_850215.html</text:p>
      <text:p text:style-name="P116">http://www.pokergurublog.com/content/bet-your-college-grades</text:p>
      <text:p text:style-name="P116">https://www.404techsupport.com/2010/09/29/colleges-warn-students-should-avoid-ultrinsic-com-and-betting-on-their-grades/</text:p>
      <text:p text:style-name="P116"/>
      <text:p text:style-name="P107">4.2 <text:span text:style-name="T340">Estudio de alternativas.</text:span></text:p>
      <text:p text:style-name="P146"/>
      <text:p text:style-name="P147">Se consideró al principio del proyecto el usar Trello en vez de Asana como herramienta para las fases de planificación y seguimiento y control del proyecto, debido a que proporcionaba una interfaz sencilla con tarjetas y tareas con las cuales realizar dichas fases. Sin embargo, se acabó usando Asana, dado que proporcionaba todo lo que ya tenía Trello y además nos posibilitaba el uso de diagramas de Gantt, lo cual era más sencillo y claro a la hora de modificarlo que las tarjetas que solo ofrecía Trello.</text:p>
      <text:p text:style-name="P148"/>
      <text:p text:style-name="P149">En cuanto a la aplicación móvil, se propuso usar el motor Unreal Engine como alternativa a Unity, pero dado a que Unity posee una interfaz más sencilla de manejar que Unreal Engine y, además, no necesitábamos la potencia gráfica que ofrece Unreal Engine para l versión móvil de PINFbet, decidimos, finalmente, optar por desarrollar la aplicación con el motor Unity.</text:p>
      <text:p text:style-name="P149"/>
      <text:p text:style-name="P108"><text:span text:style-name="T289">En cuanto al servidor, se propuso el realizar las gestión de los datos de los usuarios mediante ficheros JSON pero, dada la complejidad y la poca escalabilidad que tenía esta alternativa se decidió usar una base de datos con MySQL, ya que entonces todas las actualizaciones de datos de los usuarios se reducían a usar </text:span><text:span text:style-name="T300">consultas sencillas de SQL</text:span><text:span text:style-name="T301">.</text:span></text:p>
      <text:p text:style-name="P150"/>
      <text:p text:style-name="P109"/>
      <text:p text:style-name="P109"/>
      <text:p text:style-name="P109"/>
      <text:p text:style-name="P109"/>
      <text:p text:style-name="P109"><text:soft-page-break/>4.3 Estudio de viabilidad.</text:p>
      <text:p text:style-name="P151">Dado que el entorno en el cual se desenvuelve este proyecto es uno académico y teórico, no hay estudio de viabilidad alguno.</text:p>
      <text:p text:style-name="P152"/>
      <text:p text:style-name="P110"><text:span text:style-name="T289">En el caso en el que hubiera tal estudio, se debería comprobar si merece la pena el desarrollo del proyecto en función de lo que se ha invertido en él. Es decir, ver si el proyecto al finalizar generará beneficio o no (si lo que aportará el proyecto será mayor que lo que ha costado</text:span><text:span text:style-name="T302"> llevarlo a cabo</text:span><text:span text:style-name="T289">).</text:span></text:p>
      <text:p text:style-name="P150"/>
      <text:p text:style-name="P244">5. Descripción de la solución propuesta.</text:p>
      <text:p text:style-name="P155"/>
      <text:p text:style-name="P156">La solución propuesta consiste en implementar un sistema de apuestas académicas con un sistema social y un ranking en el cual los usuarios del grado en ingeniería informática de la ESI apuesten sobre qué notas van a sacar en el curso actual.</text:p>
      <text:p text:style-name="P275"/>
      <text:p text:style-name="P353"><text:span text:style-name="T179">6</text:span><text:span text:style-name="T170">.</text:span><text:span text:style-name="T174"> Normas y referencias</text:span><text:span text:style-name="T171">.</text:span></text:p>
      <text:p text:style-name="P350"/>
      <text:h text:style-name="P540" text:outline-level="2"><text:span text:style-name="T341">6</text:span>.1 Disposiciones legales y normas<text:span text:style-name="Default_20_Paragraph_20_Font"><text:span text:style-name="T74"> </text:span></text:span>aplicadas<text:span text:style-name="T327">.</text:span></text:h>
      <text:p text:style-name="P25"/>
      <text:h text:style-name="P549" text:outline-level="1"><text:span text:style-name="T341">6.1.1 </text:span>Términos y condiciones<text:span text:style-name="T326">. Condiciones de uso de la aplicación móvil, servicios y contenidos.</text:span></text:h>
      <text:p text:style-name="P337"><text:span text:style-name="Default_20_Paragraph_20_Font"><text:span text:style-name="T76">El primer paso para poder realizar apuestas en PINF</text:span></text:span><text:span text:style-name="Default_20_Paragraph_20_Font"><text:span text:style-name="T80">bet</text:span></text:span><text:span text:style-name="Default_20_Paragraph_20_Font"><text:span text:style-name="T76"> es crear una cuenta de usuario</text:span></text:span><text:span text:style-name="Default_20_Paragraph_20_Font"><text:span text:style-name="T91">.</text:span></text:span></text:p>
      <text:p text:style-name="P339"><text:span text:style-name="Default_20_Paragraph_20_Font"><text:span text:style-name="T76">Con el acceso a y/o uso de PINF</text:span></text:span><text:span text:style-name="Default_20_Paragraph_20_Font"><text:span text:style-name="T80">bet</text:span></text:span><text:span text:style-name="Default_20_Paragraph_20_Font"><text:span text:style-name="T76">, el usuario se compromete a utilizar la</text:span></text:span><text:span text:style-name="Default_20_Paragraph_20_Font"><text:span text:style-name="T79"> aplicación móvil </text:span></text:span><text:span text:style-name="Default_20_Paragraph_20_Font"><text:span text:style-name="T76">y sus servicios y contenidos sin contravenir la legislación vigente, la buena fe, la moral, los usos generalmente aceptados y el orden público. Asimismo, queda prohibido, el uso de la </text:span></text:span><text:span text:style-name="Default_20_Paragraph_20_Font"><text:span text:style-name="T79">aplicación </text:span></text:span><text:span text:style-name="Default_20_Paragraph_20_Font"><text:span text:style-name="T76">con fines ilícitos o lesivos contra PINF</text:span></text:span><text:span text:style-name="Default_20_Paragraph_20_Font"><text:span text:style-name="T80">bet</text:span></text:span><text:span text:style-name="Default_20_Paragraph_20_Font"><text:span text:style-name="T76"> o cualquier tercero, o que, de cualquier forma, puedan causar perjuicio o impedir el normal funcionamiento del </text:span></text:span><text:span text:style-name="Default_20_Paragraph_20_Font"><text:span text:style-name="T80">servicio</text:span></text:span><text:span text:style-name="Default_20_Paragraph_20_Font"><text:span text:style-name="T76">, así como la transmisión o envío a través de la </text:span></text:span><text:span text:style-name="Default_20_Paragraph_20_Font"><text:span text:style-name="T81">aplicación</text:span></text:span><text:span text:style-name="Default_20_Paragraph_20_Font"><text:span text:style-name="T76"> de cualquier contenido ilegal o ilícito, mensajes, virus informáticos, etc., que en algún modo afecten o violen los derechos de PINF</text:span></text:span><text:span text:style-name="Default_20_Paragraph_20_Font"><text:span text:style-name="T80">bet</text:span></text:span><text:span text:style-name="Default_20_Paragraph_20_Font"><text:span text:style-name="T76"> o de terceros. </text:span></text:span></text:p>
      <text:p text:style-name="P338"><text:span text:style-name="Default_20_Paragraph_20_Font"><text:span text:style-name="T76"/></text:span></text:p>
      <text:p text:style-name="P338"><text:span text:style-name="Default_20_Paragraph_20_Font"><text:span text:style-name="T76"/></text:span></text:p>
      <text:p text:style-name="P338"><text:span text:style-name="Default_20_Paragraph_20_Font"><text:span text:style-name="T76"/></text:span></text:p>
      <text:p text:style-name="P338"><text:soft-page-break/><text:span text:style-name="Default_20_Paragraph_20_Font"><text:span text:style-name="T76">Respecto de los contenidos (informaciones, textos, gráficos y/o imagen, fotografías, diseños,</text:span></text:span><text:span text:style-name="Default_20_Paragraph_20_Font"><text:span text:style-name="T83"> </text:span></text:span><text:span text:style-name="Default_20_Paragraph_20_Font"><text:span text:style-name="T76">etc)</text:span></text:span><text:span text:style-name="Default_20_Paragraph_20_Font"><text:span text:style-name="T77"> s</text:span></text:span><text:span text:style-name="T76">e prohíbe:</text:span></text:p>
      <text:list xml:id="list1677220027" text:style-name="L2">
        <text:list-item>
          <text:p text:style-name="P552"><text:span text:style-name="Default_20_Paragraph_20_Font"><text:span text:style-name="T75">Su reproducción, distribución o modificación, a menos que se cuente con</text:span></text:span><text:span text:style-name="Default_20_Paragraph_20_Font"><text:span text:style-name="T84"> </text:span></text:span><text:span text:style-name="Default_20_Paragraph_20_Font"><text:span text:style-name="T75">la autorización de sus legítimos titulares o resulte legalmente</text:span></text:span><text:span text:style-name="Default_20_Paragraph_20_Font"><text:span text:style-name="T85"> </text:span></text:span><text:span text:style-name="Default_20_Paragraph_20_Font"><text:span text:style-name="T75">permitido.</text:span></text:span></text:p>
        </text:list-item>
        <text:list-item>
          <text:p text:style-name="P552"><text:span text:style-name="Default_20_Paragraph_20_Font"><text:span text:style-name="T75">Cualquier vulneración de los derechos de PINFBET o de los legítimos titulares sobre los</text:span></text:span><text:span text:style-name="Default_20_Paragraph_20_Font"><text:span text:style-name="T86"> </text:span></text:span><text:span text:style-name="Default_20_Paragraph_20_Font"><text:span text:style-name="T75">mismos.</text:span></text:span></text:p>
        </text:list-item>
        <text:list-item>
          <text:p text:style-name="P553"><text:span text:style-name="Default_20_Paragraph_20_Font"><text:span text:style-name="T75">Su utilización para todo tipo de fines comerciales o publicitarios, distintos</text:span></text:span><text:span text:style-name="Default_20_Paragraph_20_Font"><text:span text:style-name="T87"> </text:span></text:span><text:span text:style-name="Default_20_Paragraph_20_Font"><text:span text:style-name="T75">de los estrictamente</text:span></text:span><text:span text:style-name="Default_20_Paragraph_20_Font"><text:span text:style-name="T88"> </text:span></text:span><text:span text:style-name="Default_20_Paragraph_20_Font"><text:span text:style-name="T75">permitidos.</text:span></text:span></text:p>
        </text:list-item>
        <text:list-item>
          <text:p text:style-name="P553"><text:span text:style-name="Default_20_Paragraph_20_Font"><text:span text:style-name="T92">*LA UTILIZACION </text:span></text:span><text:span text:style-name="Default_20_Paragraph_20_Font"><text:span text:style-name="T93">E INTRODUCCIÓN </text:span></text:span><text:span text:style-name="Default_20_Paragraph_20_Font"><text:span text:style-name="T92">DE DATOS NO VERDADEROS.</text:span></text:span></text:p>
        </text:list-item>
      </text:list>
      <text:p text:style-name="P328"/>
      <text:h text:style-name="P551" text:outline-level="1"><text:span text:style-name="T342">6.1.2 </text:span>Política de privacidad y protección de datos<text:span text:style-name="T327">.</text:span></text:h>
      <text:p text:style-name="P341"><text:span text:style-name="Default_20_Paragraph_20_Font"><text:span text:style-name="T76">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text:span text:style-name="Default_20_Paragraph_20_Font"><text:span text:style-name="T89"> </text:span></text:span><text:span text:style-name="Default_20_Paragraph_20_Font"><text:span text:style-name="T76">usuario.</text:span></text:span></text:p>
      <text:p text:style-name="P326"><text:span text:style-name="Default_20_Paragraph_20_Font"><text:span text:style-name="T76"/></text:span></text:p>
      <text:p text:style-name="P468"><text:span text:style-name="Default_20_Paragraph_20_Font"><text:span text:style-name="T76">El usuario podrá ejercitar los derechos de acceso, rectificación, cancelación y oposición, respecto de sus datos personales, dirigiéndose por escrito a la siguiente dirección</text:span></text:span><text:span text:style-name="Default_20_Paragraph_20_Font"><text:span text:style-name="T78"> de correo electrónico</text:span></text:span><text:span text:style-name="Default_20_Paragraph_20_Font"><text:span text:style-name="T76">: </text:span></text:span></text:p>
      <text:p text:style-name="P330"><text:span text:style-name="T639"><text:s text:c="2"/></text:span><text:span text:style-name="T46">PROPINF</text:span><text:span text:style-name="T52">035</text:span><text:span text:style-name="T46">@gmail.com</text:span></text:p>
      <text:p text:style-name="P330"/>
      <text:p text:style-name="P330"/>
      <text:p text:style-name="P418"><text:soft-page-break/>El Responsable del Fichero se compromete a tratar los datos de carácter personal de los</text:p>
      <text:p text:style-name="P418">Usuarios de conformidad con lo establecido en la normativa aplicable y, en particular:</text:p>
      <text:list xml:id="list927561622" text:style-name="L3">
        <text:list-item>
          <text:p text:style-name="P554"><text:span text:style-name="Default_20_Paragraph_20_Font"><text:span text:style-name="T75">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text:span text:style-name="Default_20_Paragraph_20_Font"><text:span text:style-name="T90"> </text:span></text:span><text:span text:style-name="Default_20_Paragraph_20_Font"><text:span text:style-name="T75">aplicables.</text:span></text:span></text:p>
        </text:list-item>
        <text:list-item>
          <text:p text:style-name="P555"><text:span text:style-name="Default_20_Paragraph_20_Font"><text:span text:style-name="T75">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text:span text:style-name="Default_20_Paragraph_20_Font"><text:span text:style-name="T86"> </text:span></text:span><text:span text:style-name="Default_20_Paragraph_20_Font"><text:span text:style-name="T75">Datos.</text:span></text:span></text:p>
        </text:list-item>
      </text:list>
      <text:p text:style-name="P342">Toda la información facilitada por el usuario deberá ser veraz. El usuario se compromete a mantener los datos proporcionados al Responsable del Fichero debidamente actualizados, siendo responsable de la falta de veracidad, inexactitud, falta de vigencia y autenticidad de los datos facilitados.</text:p>
      <text:p text:style-name="P343">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329"/>
      <text:h text:style-name="P550" text:outline-level="1"><text:span text:style-name="T324">6</text:span><text:span text:style-name="T323">.1.3 </text:span><text:span text:style-name="T322">Responsabilidad del usuario por daños y perjuicios</text:span><text:span text:style-name="T323">.</text:span></text:h>
      <text:h text:style-name="P548" text:outline-level="1"/>
      <text:p text:style-name="P340">El uso de<text:span text:style-name="T641"> la aplicación</text:span> se realizará bajo la única y exclusiva responsabilidad del Usuario. Dicha responsabilidad se extenderá al uso, por parte del usuario o de cualquier tercero, de cualquier contraseña o similares asignadas para el acceso a <text:span text:style-name="T641">la aplicación</text:span> o a cualesquiera de sus servicios. Sin perjuicio de lo anterior, PINFBET, se reserva el derecho a denegar o suspender en cualquier <text:soft-page-break/>momento y sin necesidad de aviso previo, el acceso a<text:span text:style-name="T642"> la aplicación</text:span> a aquellos usuarios que incumplan las condiciones de uso.</text:p>
      <text:p text:style-name="P420"><text:span text:style-name="T76">PINFBET podrá modificar unilateralmente y sin previo aviso, siempre que lo considere oportuno, la estructura y diseño de</text:span><text:span text:style-name="T82"> la aplicación</text:span><text:span text:style-name="T76">, así como modificar o eliminar, los servicios, los contenidos y las condiciones de acceso y/o uso de</text:span><text:bookmark text:name="_bookmark10"/><text:bookmark text:name="5.3._Métodos,_Herramientas,_Modelos,_Mét"/><text:span text:style-name="T82"> la aplicación</text:span><text:span text:style-name="T76">.</text:span></text:p>
      <text:p text:style-name="P419"><text:span text:style-name="T60">6</text:span><text:span text:style-name="T57">.2 </text:span><text:span text:style-name="T58">Refere</text:span><text:span text:style-name="T59">n</text:span><text:span text:style-name="T58">c</text:span><text:span text:style-name="T59">i</text:span><text:span text:style-name="T58">as a m</text:span><text:span text:style-name="T57">étodos, </text:span><text:span text:style-name="T58">h</text:span><text:span text:style-name="T57">erramientas, </text:span><text:span text:style-name="T58">m</text:span><text:span text:style-name="T57">odelos, </text:span><text:span text:style-name="T58">m</text:span><text:span text:style-name="T57">étricas y</text:span><text:span text:style-name="Default_20_Paragraph_20_Font"><text:span text:style-name="T61"> </text:span></text:span><text:span text:style-name="Default_20_Paragraph_20_Font"><text:span text:style-name="T62">p</text:span></text:span><text:span text:style-name="T57">rototipos</text:span><text:span text:style-name="T58">.</text:span></text:p>
      <text:p text:style-name="P283"/>
      <text:p text:style-name="Standard"><text:span text:style-name="Default_20_Paragraph_20_Font"><text:span text:style-name="T100">Asana (planificación y seguimiento del proyecto, calendario de tareas del proyecto, diagramas de Gantt...).</text:span></text:span></text:p>
      <text:p text:style-name="Standard"><text:a xlink:type="simple" xlink:href="https://asana.com/" text:style-name="Internet_20_link" text:visited-style-name="Visited_20_Internet_20_Link"><text:span text:style-name="Default_20_Paragraph_20_Font"><text:span text:style-name="T100">https://asana.com/</text:span></text:span></text:a><text:span text:style-name="Default_20_Paragraph_20_Font"><text:span text:style-name="T100"> </text:span></text:span></text:p>
      <text:p text:style-name="Standard"><text:span text:style-name="Default_20_Paragraph_20_Font"><text:span text:style-name="T100"/></text:span></text:p>
      <text:p text:style-name="P251"><text:span text:style-name="Default_20_Paragraph_20_Font"><text:span text:style-name="T105">Discord (plataforma de comunicación mediante chat de texto y reuniones de voz y vídeo usada tanto para las reuniones debido a la situación sanitaria actual como para la coordinación entre los miembros del equipo de trabajo).</text:span></text:span></text:p>
      <text:p text:style-name="P251"><text:a xlink:type="simple" xlink:href="https://discord.com/" text:style-name="Internet_20_link" text:visited-style-name="Visited_20_Internet_20_Link"><text:span text:style-name="Default_20_Paragraph_20_Font"><text:span text:style-name="T105">https://discord.com/</text:span></text:span></text:a><text:span text:style-name="Default_20_Paragraph_20_Font"><text:span text:style-name="T105"> </text:span></text:span></text:p>
      <text:p text:style-name="P252"><text:span text:style-name="Default_20_Paragraph_20_Font"><text:span text:style-name="T106"/></text:span></text:p>
      <text:p text:style-name="P252"><text:span text:style-name="Default_20_Paragraph_20_Font"><text:span text:style-name="T106">Unity (motor de videojuegos multiplataforma que </text:span></text:span><text:span text:style-name="Default_20_Paragraph_20_Font"><text:span text:style-name="T107">posibilita la creación de scripts en el lenguaje C# para los desarrolladores de aplicaciones y luego traduce a C++ para una mayor eficiencia, ofreciendo una interfaz sencilla para el diseño de aplicaciones).</text:span></text:span></text:p>
      <text:p text:style-name="P252"><text:a xlink:type="simple" xlink:href="https://unity.com/" text:style-name="Internet_20_link" text:visited-style-name="Visited_20_Internet_20_Link"><text:span text:style-name="Default_20_Paragraph_20_Font"><text:span text:style-name="T107">https://unity.com/</text:span></text:span></text:a><text:span text:style-name="Default_20_Paragraph_20_Font"><text:span text:style-name="T107"> </text:span></text:span></text:p>
      <text:p text:style-name="P252"><text:span text:style-name="Default_20_Paragraph_20_Font"><text:span text:style-name="T107"/></text:span></text:p>
      <text:p text:style-name="P254"><text:span text:style-name="Default_20_Paragraph_20_Font"><text:span text:style-name="T108">Visual Studio (IDE de desarrollo con extensión de integración con el motor Unity usado para la creación de scripts</text:span></text:span><text:span text:style-name="Default_20_Paragraph_20_Font"><text:span text:style-name="T109">, depuración de los mismos y análisis del rendimiento de los mismos</text:span></text:span><text:span text:style-name="Default_20_Paragraph_20_Font"><text:span text:style-name="T108">).</text:span></text:span></text:p>
      <text:p text:style-name="P254"><text:a xlink:type="simple" xlink:href="https://visualstudio.microsoft.com/" text:style-name="Internet_20_link" text:visited-style-name="Visited_20_Internet_20_Link"><text:span text:style-name="Default_20_Paragraph_20_Font"><text:span text:style-name="T108">https://visualstudio.microsoft.com/</text:span></text:span></text:a><text:span text:style-name="Default_20_Paragraph_20_Font"><text:span text:style-name="T108"> </text:span></text:span></text:p>
      <text:p text:style-name="P252"><text:span text:style-name="Default_20_Paragraph_20_Font"><text:span text:style-name="T107"/></text:span></text:p>
      <text:p text:style-name="P253"><text:span text:style-name="Default_20_Paragraph_20_Font"><text:span text:style-name="T110">GitHub (repositorio online usado para almacenar, organizar y distribuir entre todos los miembros del equipo de una forma sencilla y transparente todos los documentos generados por el proyecto).</text:span></text:span></text:p>
      <text:p text:style-name="P253"><text:a xlink:type="simple" xlink:href="https://github.com/" text:style-name="Internet_20_link" text:visited-style-name="Visited_20_Internet_20_Link"><text:span text:style-name="Default_20_Paragraph_20_Font"><text:span text:style-name="T110">https://github.com/</text:span></text:span></text:a><text:span text:style-name="Default_20_Paragraph_20_Font"><text:span text:style-name="T110"> </text:span></text:span></text:p>
      <text:p text:style-name="P253"><text:span text:style-name="Default_20_Paragraph_20_Font"><text:span text:style-name="T110"/></text:span></text:p>
      <text:p text:style-name="P352"><text:span text:style-name="Default_20_Paragraph_20_Font"><text:span text:style-name="T50">Presupuesto generado con Contasimple</text:span></text:span><text:span text:style-name="Default_20_Paragraph_20_Font"><text:span text:style-name="T51">.</text:span></text:span></text:p>
      <text:p text:style-name="P352"><text:a xlink:type="simple" xlink:href="https://www.contasimple.com/" text:style-name="Internet_20_link" text:visited-style-name="Visited_20_Internet_20_Link"><text:span text:style-name="Default_20_Paragraph_20_Font"><text:span text:style-name="T50">https://www.contasimple.com/</text:span></text:span></text:a><text:span text:style-name="Default_20_Paragraph_20_Font"><text:span text:style-name="T50"> </text:span></text:span></text:p>
      <text:p text:style-name="P259"/>
      <text:p text:style-name="P245"/>
      <text:p text:style-name="P245"><text:soft-page-break/>7. Planificación.</text:p>
      <text:p text:style-name="P245"/>
      <text:p text:style-name="P355"><text:span text:style-name="T190">7</text:span><text:span text:style-name="T188">.1 </text:span><text:span text:style-name="T192">Organización del e</text:span><text:span text:style-name="T191">quipo</text:span><text:span text:style-name="T188">.</text:span></text:p>
      <text:p text:style-name="P349">Tras las reuniones iniciales hemos adoptado las siguientes medidas para la organización y gestión del proyecto.</text:p>
      <text:p text:style-name="P349">Para la organización del proyecto vamos a utilizar la aplicación web Asana.</text:p>
      <text:p text:style-name="P349">Nuestro equipo se compone de los siguientes integrantes:</text:p>
      <text:list xml:id="list4160712738" text:style-name="L4">
        <text:list-item>
          <text:p text:style-name="P536"><text:span text:style-name="Default_20_Paragraph_20_Font"><text:span text:style-name="T193">Rafael Rosso Giner</text:span></text:span><text:span text:style-name="Default_20_Paragraph_20_Font"><text:span text:style-name="T195"> (director de proyecto)</text:span></text:span><text:span text:style-name="Default_20_Paragraph_20_Font"><text:span text:style-name="T194">.</text:span></text:span></text:p>
        </text:list-item>
        <text:list-item>
          <text:p text:style-name="P478"><text:span text:style-name="Default_20_Paragraph_20_Font"><text:span text:style-name="T100">Daniel Rodríguez Raposo</text:span></text:span><text:span text:style-name="Default_20_Paragraph_20_Font"><text:span text:style-name="T104">.</text:span></text:span></text:p>
        </text:list-item>
        <text:list-item>
          <text:p text:style-name="P478"><text:span text:style-name="Default_20_Paragraph_20_Font"><text:span text:style-name="T100">Borja Manuel Riqué Bermúdez</text:span></text:span><text:span text:style-name="Default_20_Paragraph_20_Font"><text:span text:style-name="T104">.</text:span></text:span></text:p>
        </text:list-item>
        <text:list-item>
          <text:p text:style-name="P478"><text:span text:style-name="Default_20_Paragraph_20_Font"><text:span text:style-name="T100">Abdón Crespo Álvare</text:span></text:span><text:span text:style-name="Default_20_Paragraph_20_Font"><text:span text:style-name="T104">z</text:span></text:span><text:span text:style-name="Default_20_Paragraph_20_Font"><text:span text:style-name="T101">.</text:span></text:span></text:p>
        </text:list-item>
      </text:list>
      <text:p text:style-name="P348">7.2 Secciones del proyecto.</text:p>
      <text:p text:style-name="P347"><text:span text:style-name="T46">Se divide el proyecto en </text:span><text:span text:style-name="T48">cuatro</text:span><text:span text:style-name="T46"> </text:span><text:span text:style-name="T47">secciones</text:span><text:span text:style-name="T46">:</text:span></text:p>
      <text:list xml:id="list194216963" text:style-name="L5">
        <text:list-item>
          <text:p text:style-name="P556"><text:span text:style-name="T46">Planificación</text:span><text:span text:style-name="T49"> y gestión</text:span><text:span text:style-name="T46">.</text:span><text:span text:style-name="T63"><text:line-break/></text:span><text:span text:style-name="Default_20_Paragraph_20_Font"><text:span text:style-name="T63">R</text:span></text:span><text:span text:style-name="Default_20_Paragraph_20_Font"><text:span text:style-name="T64">ealización</text:span></text:span><text:span text:style-name="Default_20_Paragraph_20_Font"><text:span text:style-name="T65"> del diagrama de Gantt</text:span></text:span><text:span text:style-name="Default_20_Paragraph_20_Font"><text:span text:style-name="T63">, </text:span></text:span><text:span text:style-name="Default_20_Paragraph_20_Font"><text:span text:style-name="T67">del </text:span></text:span><text:span text:style-name="Default_20_Paragraph_20_Font"><text:span text:style-name="T63">análisis de riesgos </text:span></text:span><text:span text:style-name="Default_20_Paragraph_20_Font"><text:span text:style-name="T64">y de los </text:span></text:span><text:span text:style-name="Default_20_Paragraph_20_Font"><text:span text:style-name="T63">de presupuestos</text:span></text:span><text:span text:style-name="Default_20_Paragraph_20_Font"><text:span text:style-name="T66">.</text:span></text:span></text:p>
        </text:list-item>
      </text:list>
      <text:list xml:id="list323318209" text:style-name="L6">
        <text:list-header>
          <text:p text:style-name="P481"/>
        </text:list-header>
      </text:list>
      <text:list xml:id="list1640112964" text:style-name="L7">
        <text:list-item>
          <text:p text:style-name="P484"><text:span text:style-name="Default_20_Paragraph_20_Font"><text:span text:style-name="T344">Análisis y </text:span></text:span>Diseño.</text:p>
          <text:p text:style-name="P483"><text:span text:style-name="Default_20_Paragraph_20_Font"><text:span text:style-name="T143">R</text:span></text:span><text:span text:style-name="Default_20_Paragraph_20_Font"><text:span text:style-name="T144">ealización </text:span></text:span><text:span text:style-name="Default_20_Paragraph_20_Font"><text:span text:style-name="T120">de</text:span></text:span><text:span text:style-name="Default_20_Paragraph_20_Font"><text:span text:style-name="T121"> los casos de uso</text:span></text:span><text:span text:style-name="Default_20_Paragraph_20_Font"><text:span text:style-name="T122"> </text:span></text:span><text:span text:style-name="Default_20_Paragraph_20_Font"><text:span text:style-name="T132">del </text:span></text:span><text:span text:style-name="Default_20_Paragraph_20_Font"><text:span text:style-name="T122">diseño de l</text:span></text:span><text:span text:style-name="Default_20_Paragraph_20_Font"><text:span text:style-name="T123">os datos de los usuarios y diseño de interfaz</text:span></text:span><text:span text:style-name="Default_20_Paragraph_20_Font"><text:span text:style-name="T124"> en las aplicaci</text:span></text:span><text:span text:style-name="Default_20_Paragraph_20_Font"><text:span text:style-name="T136">ón</text:span></text:span><text:span text:style-name="Default_20_Paragraph_20_Font"><text:span text:style-name="T137"> móvil</text:span></text:span><text:span text:style-name="Default_20_Paragraph_20_Font"><text:span text:style-name="T123">.</text:span></text:span></text:p>
          <text:p text:style-name="P482"><text:span text:style-name="Default_20_Paragraph_20_Font"><text:span text:style-name="T123"/></text:span></text:p>
        </text:list-item>
      </text:list>
      <text:list xml:id="list1180748218" text:style-name="L8">
        <text:list-item>
          <text:p text:style-name="P513"><text:span text:style-name="Default_20_Paragraph_20_Font"><text:span text:style-name="T159">A</text:span></text:span><text:span text:style-name="Default_20_Paragraph_20_Font"><text:span text:style-name="T158">plicación </text:span></text:span><text:span text:style-name="Default_20_Paragraph_20_Font"><text:span text:style-name="T160">móvil</text:span></text:span><text:span text:style-name="Default_20_Paragraph_20_Font"><text:span text:style-name="T161">.<text:line-break/></text:span></text:span><text:span text:style-name="Default_20_Paragraph_20_Font"><text:span text:style-name="T125">I</text:span></text:span><text:span text:style-name="Default_20_Paragraph_20_Font"><text:span text:style-name="T126">mplementar la funcionalidad deseada</text:span></text:span><text:span text:style-name="Default_20_Paragraph_20_Font"><text:span text:style-name="T125"> para elaborar una aplicación para móviles que cubra la mayor cantidad de sistemas operativos dentro de lo posible</text:span></text:span><text:span text:style-name="Default_20_Paragraph_20_Font"><text:span text:style-name="T133"> y que sea ligera y eficiente</text:span></text:span><text:span text:style-name="Default_20_Paragraph_20_Font"><text:span text:style-name="T134"> para dichos dispositivos</text:span></text:span><text:span text:style-name="Default_20_Paragraph_20_Font"><text:span text:style-name="T99">.</text:span></text:span></text:p>
        </text:list-item>
      </text:list>
      <text:p text:style-name="Standard"><text:span text:style-name="Default_20_Paragraph_20_Font"><text:span text:style-name="T127"/></text:span></text:p>
      <text:list xml:id="list113027209719717" text:continue-numbering="true" text:style-name="L8">
        <text:list-item>
          <text:p text:style-name="P513"><text:span text:style-name="Default_20_Paragraph_20_Font"><text:span text:style-name="T158">Servidor</text:span></text:span><text:span text:style-name="Default_20_Paragraph_20_Font"><text:span text:style-name="T161">.<text:line-break/></text:span></text:span><text:span text:style-name="Default_20_Paragraph_20_Font"><text:span text:style-name="T99">Hacer la interfaz de peticiones</text:span></text:span><text:span text:style-name="Default_20_Paragraph_20_Font"><text:span text:style-name="T128"> entre el servidor</text:span></text:span><text:span text:style-name="Default_20_Paragraph_20_Font"><text:span text:style-name="T129"> </text:span></text:span><text:span text:style-name="Default_20_Paragraph_20_Font"><text:span text:style-name="T128">y</text:span></text:span><text:span text:style-name="Default_20_Paragraph_20_Font"><text:span text:style-name="T129"> la aplicaci</text:span></text:span><text:span text:style-name="Default_20_Paragraph_20_Font"><text:span text:style-name="T138">ón</text:span></text:span><text:span text:style-name="Default_20_Paragraph_20_Font"><text:span text:style-name="T129"> móvil</text:span></text:span><text:span text:style-name="Default_20_Paragraph_20_Font"><text:span text:style-name="T138"> </text:span></text:span><text:span text:style-name="Default_20_Paragraph_20_Font"><text:span text:style-name="T130">y almacenar los datos de los usuarios</text:span></text:span><text:span text:style-name="Default_20_Paragraph_20_Font"><text:span text:style-name="T129"> de PINFbet</text:span></text:span><text:span text:style-name="Default_20_Paragraph_20_Font"><text:span text:style-name="T130">.</text:span></text:span></text:p>
          <text:p text:style-name="P513"><text:span text:style-name="Default_20_Paragraph_20_Font"><text:span text:style-name="T130"/></text:span></text:p>
          <text:p text:style-name="P514"><text:span text:style-name="Default_20_Paragraph_20_Font"><text:span text:style-name="T162"/></text:span></text:p>
          <text:p text:style-name="P514"><text:span text:style-name="Default_20_Paragraph_20_Font"><text:span text:style-name="T162"/></text:span></text:p>
        </text:list-item>
        <text:list-item>
          <text:p text:style-name="P514"><text:soft-page-break/><text:span text:style-name="Default_20_Paragraph_20_Font"><text:span text:style-name="T162">A</text:span></text:span><text:span text:style-name="Default_20_Paragraph_20_Font"><text:span text:style-name="T163">suntos legales</text:span></text:span><text:span text:style-name="Default_20_Paragraph_20_Font"><text:span text:style-name="T161">.<text:line-break/></text:span></text:span><text:span text:style-name="Default_20_Paragraph_20_Font"><text:span text:style-name="T99">Confección del documento de políticas de uso</text:span></text:span><text:span text:style-name="Default_20_Paragraph_20_Font"><text:span text:style-name="T131">, del contrato de responsabilidad del usuario, de la política de privacidad</text:span></text:span><text:span text:style-name="Default_20_Paragraph_20_Font"><text:span text:style-name="T135"> y protección de datos</text:span></text:span><text:span text:style-name="Default_20_Paragraph_20_Font"><text:span text:style-name="T131">. </text:span></text:span></text:p>
        </text:list-item>
      </text:list>
      <text:p text:style-name="P345"><text:span text:style-name="Default_20_Paragraph_20_Font"><text:span text:style-name="T157"/></text:span></text:p>
      <text:p text:style-name="Standard"><text:span text:style-name="Default_20_Paragraph_20_Font"><text:span text:style-name="T157">7.3 División del trabajo.</text:span></text:span></text:p>
      <text:p text:style-name="P28"><text:span text:style-name="T343">Cada integrante se ocupará de lo siguiente</text:span>:</text:p>
      <text:p text:style-name="P28"/>
      <text:list xml:id="list113026383327292" text:continue-list="list4160712738" text:style-name="L4">
        <text:list-item>
          <text:p text:style-name="P477"><text:span text:style-name="Default_20_Paragraph_20_Font"><text:span text:style-name="T100">Rafael Rosso Giner</text:span></text:span><text:span text:style-name="Default_20_Paragraph_20_Font"><text:span text:style-name="T112">.</text:span></text:span></text:p>
          <text:list>
            <text:list-item>
              <text:p text:style-name="P479"><text:span text:style-name="Default_20_Paragraph_20_Font"><text:span text:style-name="T112">Servidor</text:span></text:span><text:span text:style-name="Default_20_Paragraph_20_Font"><text:span text:style-name="T116">, análisis y diseño</text:span></text:span><text:span text:style-name="Default_20_Paragraph_20_Font"><text:span text:style-name="T112">.</text:span></text:span></text:p>
            </text:list-item>
          </text:list>
        </text:list-item>
        <text:list-item>
          <text:p text:style-name="P477"><text:span text:style-name="Default_20_Paragraph_20_Font"><text:span text:style-name="T100">Daniel Rodríguez Raposo</text:span></text:span><text:span text:style-name="Default_20_Paragraph_20_Font"><text:span text:style-name="T104">.</text:span></text:span></text:p>
          <text:list>
            <text:list-item>
              <text:p text:style-name="P479"><text:span text:style-name="Default_20_Paragraph_20_Font"><text:span text:style-name="T113">Planificación</text:span></text:span><text:span text:style-name="Default_20_Paragraph_20_Font"><text:span text:style-name="T118"> y gestión</text:span></text:span><text:span text:style-name="Default_20_Paragraph_20_Font"><text:span text:style-name="T114">, asuntos legales</text:span></text:span><text:span text:style-name="Default_20_Paragraph_20_Font"><text:span text:style-name="T112">.</text:span></text:span></text:p>
            </text:list-item>
          </text:list>
        </text:list-item>
        <text:list-item>
          <text:p text:style-name="P477"><text:span text:style-name="Default_20_Paragraph_20_Font"><text:span text:style-name="T100">Borja Manuel Riqué Bermúdez</text:span></text:span><text:span text:style-name="Default_20_Paragraph_20_Font"><text:span text:style-name="T104">.</text:span></text:span></text:p>
          <text:list>
            <text:list-item>
              <text:p text:style-name="P479"><text:span text:style-name="Default_20_Paragraph_20_Font"><text:span text:style-name="T112">Aplicación </text:span></text:span><text:span text:style-name="Default_20_Paragraph_20_Font"><text:span text:style-name="T119">móvil</text:span></text:span><text:span text:style-name="Default_20_Paragraph_20_Font"><text:span text:style-name="T112">.</text:span></text:span></text:p>
            </text:list-item>
          </text:list>
        </text:list-item>
        <text:list-item>
          <text:p text:style-name="P480"><text:span text:style-name="Default_20_Paragraph_20_Font"><text:span text:style-name="T100">Abdón Crespo Álvare</text:span></text:span><text:span text:style-name="Default_20_Paragraph_20_Font"><text:span text:style-name="T104">z</text:span></text:span><text:span text:style-name="Default_20_Paragraph_20_Font"><text:span text:style-name="T101">.</text:span></text:span></text:p>
          <text:list>
            <text:list-item>
              <text:p text:style-name="P479"><text:span text:style-name="Default_20_Paragraph_20_Font"><text:span text:style-name="T112">Aplicación móvil</text:span></text:span><text:span text:style-name="Default_20_Paragraph_20_Font"><text:span text:style-name="T115">, análisis y diseño.</text:span></text:span></text:p>
            </text:list-item>
          </text:list>
        </text:list-item>
      </text:list>
      <text:p text:style-name="P255"><text:span text:style-name="Default_20_Paragraph_20_Font"><text:span text:style-name="T115"/></text:span></text:p>
      <text:p text:style-name="P256"><text:span text:style-name="Default_20_Paragraph_20_Font"><text:span text:style-name="T117">Además,</text:span></text:span><text:span text:style-name="Default_20_Paragraph_20_Font"><text:span text:style-name="T111"> todos los miembros del equipo </text:span></text:span><text:span text:style-name="Default_20_Paragraph_20_Font"><text:span text:style-name="T117">realizarán y </text:span></text:span><text:span text:style-name="Default_20_Paragraph_20_Font"><text:span text:style-name="T111">aporta</text:span></text:span><text:span text:style-name="Default_20_Paragraph_20_Font"><text:span text:style-name="T117">rán</text:span></text:span><text:span text:style-name="Default_20_Paragraph_20_Font"><text:span text:style-name="T111"> documentación de cada una de sus partes de las cuales son responsables.</text:span></text:span></text:p>
      <text:p text:style-name="P28"/>
      <text:p text:style-name="P345"><text:span text:style-name="Default_20_Paragraph_20_Font"><text:span text:style-name="T55">7</text:span></text:span><text:span text:style-name="Default_20_Paragraph_20_Font"><text:span text:style-name="T53">.</text:span></text:span><text:span text:style-name="Default_20_Paragraph_20_Font"><text:span text:style-name="T56">4</text:span></text:span><text:span text:style-name="Default_20_Paragraph_20_Font"><text:span text:style-name="T53"> </text:span></text:span><text:span text:style-name="Default_20_Paragraph_20_Font"><text:span text:style-name="T54">Directrices sobre la organización y gestión del proyecto.</text:span></text:span></text:p>
      <text:p text:style-name="P260"/>
      <text:list xml:id="list275755672" text:style-name="L9">
        <text:list-item>
          <text:p text:style-name="P486">Usar canal de comunicación habilitado en la aplicación Discord para informar acerca de cualquier error, problema, circunstancia, dificultad o duda acerca de la organización y gestión del proyecto, sobre la división de trabajo realizada, o sobre algún aspecto en concreto de la parte del proyecto asignada.</text:p>
        </text:list-item>
      </text:list>
      <text:p text:style-name="P487"/>
      <text:list xml:id="list113027498171422" text:continue-numbering="true" text:style-name="L9">
        <text:list-item>
          <text:p text:style-name="P488">Usar Asana como referencia a toda la planificación del proyecto de forma gráfica. Cada individuo del equipo está obligado a añadir y actualizar de forma correcta todos los aspectos de planificación sobre la parte asignada a éste. En caso de que varios individuos del equipo estén asignados a una misma parte del proyecto PINFBET, deberán ponerse de acuerdo (y notificarlo en el canal de comunicación mencionado anteriormente en la zona indicada en la aplicación) sobre quién va a ser el responsable de mantener la información relativa a la planificación de dicha sección del proyecto.</text:p>
        </text:list-item>
      </text:list>
      <text:p text:style-name="P489"/>
      <text:p text:style-name="P489"/>
      <text:list xml:id="list113026892914240" text:continue-numbering="true" text:style-name="L9">
        <text:list-item>
          <text:p text:style-name="P490"><text:soft-page-break/>Semanalmente se deben actualizar los contenidos sobre todas y cada una de las secciones en las que se divide el proyecto en GitHub, de forma que se tenga una traza sobre la progresión en todos los aspectos del proyecto. No importa si es solo texto o solo código, lo que importa es que cada versión del fichero se suba con un número de versión identificativo para así no sobreescribir los antiguos ficheros y poder tener una traza en caso de que surjan problemas como errores, falta de consistencia, pérdida de información o progreso...</text:p>
        </text:list-item>
      </text:list>
      <text:p text:style-name="P121"/>
      <text:list xml:id="list113026249655430" text:continue-numbering="true" text:style-name="L9">
        <text:list-item>
          <text:p text:style-name="P491">También es recomendable que cada individuo del equipo realice al menos una copia de seguridad en un dispositivo seguro y distinto al que usan para trabajar. Así se reduce el riesgo de perder progreso en el proyecto por, por ejemplo, fallos en el disco duro de los equipos usados para trabajar, caída de GitHub o Discord, eliminación consciente o inconscientemente del progreso efectuado en GitHub o Discord relacionado con el proyecto...</text:p>
          <text:p text:style-name="P491"/>
        </text:list-item>
        <text:list-item>
          <text:p text:style-name="P492">Si por algún motivo tiene que compartir un documento no muy pesado con algún otro integrante del equipo, puede usar Discord para compartir dicho archivo. Pero esto es una situación excepcional, lo normal será que todo individuo del proyecto acceda a <text:span text:style-name="T328">los documentos relacionados con el proyecto a través del repositorio de GitHub,</text:span></text:p>
          <text:p text:style-name="P492"/>
        </text:list-item>
        <text:list-item>
          <text:p text:style-name="P493">Todos los individuos que estén en la sección del proyecto encargada sobre la aplicación móvil de PINFBET deberán tener una cuenta de Unity creada para acceder al motor sobre el cual se realizará dicha aplicación y deberán realizar todos sus cambios en el proyecto compartido mediante Collaborate.</text:p>
          <text:p text:style-name="P493">En caso de duda, póngase en contacto con Abdón Crespo Álvarez.</text:p>
        </text:list-item>
      </text:list>
      <text:p text:style-name="P153"/>
      <text:list xml:id="list113025997983812" text:continue-numbering="true" text:style-name="L9">
        <text:list-item>
          <text:p text:style-name="P493">En el caso de que varios <text:span text:style-name="T329">individuos tengan que modificar los mismos ficheros relacionados con el proyecto, deberán notificar previamente por el canal de comunicación de Discord qué partes concretas de esos ficheros se le han asignado y deberá estár marcado en el documento de edición (</text:span><text:span text:style-name="T73">importante: </text:span><text:span text:style-name="T329">no en la versión final de dicho documento) qué parte corresponde a quién. El acuerdo sobre la división de trabajo deberá realizarse mediante reunión en el canal de voz y vídeo de Discord habilitado para ello.</text:span></text:p>
        </text:list-item>
      </text:list>
      <text:p text:style-name="P153"/>
      <text:p text:style-name="P153"/>
      <text:p text:style-name="P153"/>
      <text:list xml:id="list113026946234869" text:continue-numbering="true" text:style-name="L9">
        <text:list-item>
          <text:p text:style-name="P495"><text:soft-page-break/>Todas las reuniones sobre el proyecto (de seguimiento, de planificación, de votación, iniciales, finales, de discusión sobre un tema en particular...) deben realizarse a través del canal de voz y vídeo habilitado en Discord. Por tanto, todos los integrantes del equipo, dado que deben participar en dichas reuniones, deben tener una cuenta de Discord creada y unida al servidor habilitado para este proyecto.</text:p>
        </text:list-item>
      </text:list>
      <text:p text:style-name="P122"/>
      <text:list xml:id="list113027040871020" text:continue-numbering="true" text:style-name="L9">
        <text:list-item>
          <text:p text:style-name="P496">El responsable de las reuniones deberá encargarse de proponer la fecha y el contenido de la reunión de forma oficial, aunque los distintos miembros del equipo pueden ofrecerle recomendaciones.</text:p>
          <text:p text:style-name="P497">El responsable será elegido en la primera reunión que se haga, que tendrá una fecha puesta en común por todos los miembros del equipo por el canal de texto de Discord habilitado para ello.</text:p>
        </text:list-item>
      </text:list>
      <text:p text:style-name="P123"/>
      <text:list xml:id="list113026616702805" text:continue-numbering="true" text:style-name="L9">
        <text:list-item>
          <text:p text:style-name="P498">En caso de presentación en clase sobre el proyecto, se deberá saber (con fecha límite el día antes de la presentación) quiénes van a realizar y cuál será el contenido del proyecto expuesto durante dicha presentación. El objetivo de esta regla es asegurarse de que el contenido y la presentación en sí misma estén presentables el día clave.</text:p>
          <text:p text:style-name="P498"/>
        </text:list-item>
        <text:list-item>
          <text:p text:style-name="P499">Todos los cambios en la planificación del proyecto deberán ser notificados mediante el canal de texto de Discord habilitado para ello. En caso de desacuerdo sobre dichos cambios el responsable de reuniones deberá organizar una reunión sobre este asunto.</text:p>
        </text:list-item>
      </text:list>
      <text:p text:style-name="P124"/>
      <text:list xml:id="list113026809418088" text:continue-numbering="true" text:style-name="L9">
        <text:list-item>
          <text:p text:style-name="P500">Todos los entregables del proyecto deben pasar una revisión por los individuos designados mediante votación en la reunión que trate este asunto para realizar las comprobaciones que se requieran para verificar la calidad y aprobar la entrega de estos documentos.</text:p>
          <text:p text:style-name="P500"/>
        </text:list-item>
        <text:list-item>
          <text:p text:style-name="P515"><text:span text:style-name="Default_20_Paragraph_20_Font"><text:span text:style-name="T147">Debido a la situación de emergencia sanitaria global por el COVID-19, todas las reuniones se realizarán de forma no presencial mediante el canal de voz y vídeo de Discord y bajo ningún concepto estarán permitidas las reuniones presenciales. El trabajo de cada individuo deberá realizarse en su domicilio y todos los individuos deberán seguir todas y cada una de las recomendaciones del ministerio de sanidad en caso de que no haya otra alternativa que exponerse a la enfermedad debido a cualquier motivo de peso justificable.</text:span></text:span></text:p>
        </text:list-item>
      </text:list>
      <text:p text:style-name="P346"><text:soft-page-break/><text:span text:style-name="Default_20_Paragraph_20_Font"><text:span text:style-name="T140">En caso de cualquier discrepancia, problema, imprevisto, incompatibilidad o cualquier otro impedimento que ponga en incumplimiento alguna de las directrices especificadas anteriormente o impida el cumplimiento adecuado de las mismas deberá ponerse en contacto inmediatamente con el director del proyecto mediante la información de contacto proporcionada </text:span></text:span><text:span text:style-name="Default_20_Paragraph_20_Font"><text:span text:style-name="T141">en el servidor de Discord proporcionado para el proyecto PINFbet y, en caso de no tener acceso de dicho servidor, deberá recurrir a la forma de contacto proporcionada a través del Campus Virtual de la UCA</text:span></text:span><text:span text:style-name="Default_20_Paragraph_20_Font"><text:span text:style-name="T142"> mediante los mensajes en el campus virtual especificado para la asignatura de Proyectos Informáticos</text:span></text:span><text:span text:style-name="Default_20_Paragraph_20_Font"><text:span text:style-name="T141">.</text:span></text:span></text:p>
      <text:p text:style-name="P346"><text:span text:style-name="Default_20_Paragraph_20_Font"><text:span text:style-name="T141"/></text:span></text:p>
      <text:p text:style-name="P396"><text:span text:style-name="T175">8</text:span><text:span text:style-name="T170">. </text:span><text:span text:style-name="T172">Análisis de riesgos</text:span><text:span text:style-name="T171">.</text:span></text:p>
      <text:p text:style-name="P412"/>
      <text:p text:style-name="P303">INVENTARIO DE RIESGOS</text:p>
      <text:p text:style-name="P305">Ordenado en orden descendente según el impacto en el proyecto.</text:p>
      <text:p text:style-name="P33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334"><text:span text:style-name="Default_20_Paragraph_20_Font"><text:span text:style-name="T19">Riesgo / Problema</text:span></text:span></text:p>
          </table:table-cell>
          <table:covered-table-cell/>
          <table:covered-table-cell/>
          <table:covered-table-cell/>
          <table:covered-table-cell/>
        </table:table-row>
        <table:table-row table:style-name="Table1.1">
          <table:table-cell table:style-name="Table1.A1" office:value-type="string">
            <text:p text:style-name="P334"><text:span text:style-name="Default_20_Paragraph_20_Font"><text:span text:style-name="T19">Código</text:span></text:span></text:p>
          </table:table-cell>
          <table:table-cell table:style-name="Table1.A1" office:value-type="string">
            <text:p text:style-name="P334"><text:span text:style-name="Default_20_Paragraph_20_Font"><text:span text:style-name="T19">Descripción</text:span></text:span></text:p>
          </table:table-cell>
          <table:table-cell table:style-name="Table1.A1" office:value-type="string">
            <text:p text:style-name="P334"><text:span text:style-name="Default_20_Paragraph_20_Font"><text:span text:style-name="T19">Impacto (*)</text:span></text:span></text:p>
          </table:table-cell>
          <table:table-cell table:style-name="Table1.A1" office:value-type="string">
            <text:p text:style-name="P334"><text:span text:style-name="Default_20_Paragraph_20_Font"><text:span text:style-name="T19">Probabilidad</text:span></text:span></text:p>
          </table:table-cell>
          <table:table-cell table:style-name="Table1.A1" office:value-type="string">
            <text:p text:style-name="P334"><text:span text:style-name="Default_20_Paragraph_20_Font"><text:span text:style-name="T19">Fecha Detección</text:span></text:span></text:p>
          </table:table-cell>
        </table:table-row>
        <table:table-row table:style-name="Table1.1">
          <table:table-cell table:style-name="Table1.A3" office:value-type="string">
            <text:p text:style-name="P421"><text:span text:style-name="Default_20_Paragraph_20_Font"><text:span text:style-name="T21">R1</text:span></text:span></text:p>
          </table:table-cell>
          <table:table-cell table:style-name="Table1.B3" office:value-type="string">
            <text:p text:style-name="P426"><text:span text:style-name="Default_20_Paragraph_20_Font"><text:span text:style-name="T20">Pérdidas de los equipos informáticos debido a desastres naturales.</text:span></text:span></text:p>
          </table:table-cell>
          <table:table-cell table:style-name="Table1.C3" office:value-type="string">
            <text:p text:style-name="P334"><text:span text:style-name="Default_20_Paragraph_20_Font"><text:span text:style-name="T20">ALTO</text:span></text:span></text:p>
          </table:table-cell>
          <table:table-cell table:style-name="Table1.D3" office:value-type="string">
            <text:p text:style-name="P334"><text:span text:style-name="Default_20_Paragraph_20_Font"><text:span text:style-name="T33">(0.4) </text:span></text:span><text:span text:style-name="Default_20_Paragraph_20_Font"><text:span text:style-name="T20">Muy Baja</text:span></text:span></text:p>
          </table:table-cell>
          <table:table-cell table:style-name="Table1.E3" office:value-type="string">
            <text:p text:style-name="P334"><text:span text:style-name="Default_20_Paragraph_20_Font"><text:span text:style-name="T20">17/11/2020</text:span></text:span></text:p>
          </table:table-cell>
        </table:table-row>
        <table:table-row table:style-name="Table1.1">
          <table:table-cell table:style-name="Table1.A4" office:value-type="string">
            <text:p text:style-name="P421"><text:span text:style-name="Default_20_Paragraph_20_Font"><text:span text:style-name="T21">R2</text:span></text:span></text:p>
          </table:table-cell>
          <table:table-cell table:style-name="Table1.B4" office:value-type="string">
            <text:p text:style-name="P426"><text:span text:style-name="Default_20_Paragraph_20_Font"><text:span text:style-name="T20">Pérdida de información debido a un</text:span></text:span><text:span text:style-name="Default_20_Paragraph_20_Font"><text:span text:style-name="T22"> ataque</text:span></text:span><text:span text:style-name="Default_20_Paragraph_20_Font"><text:span text:style-name="T20"> de ransomware en nuestro sistema</text:span></text:span><text:span text:style-name="Default_20_Paragraph_20_Font"><text:span text:style-name="T31">.</text:span></text:span></text:p>
          </table:table-cell>
          <table:table-cell table:style-name="Table1.C4" office:value-type="string">
            <text:p text:style-name="P334"><text:span text:style-name="Default_20_Paragraph_20_Font"><text:span text:style-name="T20">ALTO</text:span></text:span></text:p>
          </table:table-cell>
          <table:table-cell table:style-name="Table1.D4" office:value-type="string">
            <text:p text:style-name="P334"><text:span text:style-name="Default_20_Paragraph_20_Font"><text:span text:style-name="T33">(0.10) </text:span></text:span><text:span text:style-name="Default_20_Paragraph_20_Font"><text:span text:style-name="T20">Baja</text:span></text:span></text:p>
          </table:table-cell>
          <table:table-cell table:style-name="Table1.E4" office:value-type="string">
            <text:p text:style-name="P334"><text:span text:style-name="Default_20_Paragraph_20_Font"><text:span text:style-name="T20">17/11/2020</text:span></text:span></text:p>
          </table:table-cell>
        </table:table-row>
        <table:table-row table:style-name="Table1.1">
          <table:table-cell table:style-name="Table1.A5" office:value-type="string">
            <text:p text:style-name="P421"><text:span text:style-name="Default_20_Paragraph_20_Font"><text:span text:style-name="T21">R</text:span></text:span><text:span text:style-name="Default_20_Paragraph_20_Font"><text:span text:style-name="T36">3</text:span></text:span></text:p>
          </table:table-cell>
          <table:table-cell table:style-name="Table1.B5" office:value-type="string">
            <text:p text:style-name="P426"><text:span text:style-name="Default_20_Paragraph_20_Font"><text:span text:style-name="T20">Debido a la imposibilidad de la herramienta o desconocimiento de su implementación no es posible que </text:span></text:span><text:span text:style-name="Default_20_Paragraph_20_Font"><text:span text:style-name="T25">la aplicación móvil</text:span></text:span><text:span text:style-name="Default_20_Paragraph_20_Font"><text:span text:style-name="T20"> se comunique correctamente con la API del serv</text:span></text:span><text:span text:style-name="Default_20_Paragraph_20_Font"><text:span text:style-name="T21">idor</text:span></text:span><text:span text:style-name="Default_20_Paragraph_20_Font"><text:span text:style-name="T20">.</text:span></text:span></text:p>
          </table:table-cell>
          <table:table-cell table:style-name="Table1.C5" office:value-type="string">
            <text:p text:style-name="P334"><text:span text:style-name="Default_20_Paragraph_20_Font"><text:span text:style-name="T20">MEDIO</text:span></text:span></text:p>
          </table:table-cell>
          <table:table-cell table:style-name="Table1.D5" office:value-type="string">
            <text:p text:style-name="P334"><text:span text:style-name="Default_20_Paragraph_20_Font"><text:span text:style-name="T33">(0.17) </text:span></text:span><text:span text:style-name="Default_20_Paragraph_20_Font"><text:span text:style-name="T20">Baja</text:span></text:span></text:p>
          </table:table-cell>
          <table:table-cell table:style-name="Table1.E5" office:value-type="string">
            <text:p text:style-name="P334"><text:span text:style-name="Default_20_Paragraph_20_Font"><text:span text:style-name="T20">5/11/2020</text:span></text:span></text:p>
          </table:table-cell>
        </table:table-row>
        <table:table-row table:style-name="Table1.1">
          <table:table-cell table:style-name="Table1.A6" office:value-type="string">
            <text:p text:style-name="P421"><text:span text:style-name="Default_20_Paragraph_20_Font"><text:span text:style-name="T21">R</text:span></text:span><text:span text:style-name="Default_20_Paragraph_20_Font"><text:span text:style-name="T36">4</text:span></text:span></text:p>
          </table:table-cell>
          <table:table-cell table:style-name="Table1.B6" office:value-type="string">
            <text:p text:style-name="P426"><text:span text:style-name="Default_20_Paragraph_20_Font"><text:span text:style-name="T20">Nueva carga excesiva de trabajo no prevista o espontánea</text:span></text:span><text:span text:style-name="Default_20_Paragraph_20_Font"><text:span text:style-name="T26"> que altere la planificación</text:span></text:span><text:span text:style-name="Default_20_Paragraph_20_Font"><text:span text:style-name="T20">.</text:span></text:span></text:p>
          </table:table-cell>
          <table:table-cell table:style-name="Table1.C6" office:value-type="string">
            <text:p text:style-name="P335"><text:span text:style-name="Default_20_Paragraph_20_Font"><text:span text:style-name="T26">MEDIO</text:span></text:span></text:p>
          </table:table-cell>
          <table:table-cell table:style-name="Table1.D6" office:value-type="string">
            <text:p text:style-name="P334"><text:span text:style-name="Default_20_Paragraph_20_Font"><text:span text:style-name="T34">(0.59) </text:span></text:span><text:span text:style-name="Default_20_Paragraph_20_Font"><text:span text:style-name="T35">Alta</text:span></text:span></text:p>
          </table:table-cell>
          <table:table-cell table:style-name="Table1.E6" office:value-type="string">
            <text:p text:style-name="P334"><text:span text:style-name="Default_20_Paragraph_20_Font"><text:span text:style-name="T20">21/10/2020</text:span></text:span></text:p>
          </table:table-cell>
        </table:table-row>
      </table:table>
      <text:p text:style-name="P303"/>
      <text:p text:style-name="P303"/>
      <text:p text:style-name="P303"/>
      <text:p text:style-name="P303"/>
      <text:p text:style-name="P303"/>
      <text:p text:style-name="P303"/>
      <text:p text:style-name="P303"/>
      <text:p text:style-name="P303"/>
      <text:p text:style-name="P303"/>
      <text:p text:style-name="P303"/>
      <text:p text:style-name="P303"><text:soft-page-break/>ACTIVIDADES A EJECUTAR</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34"><text:span text:style-name="Default_20_Paragraph_20_Font"><text:span text:style-name="T19">Actividades a Ejecutar</text:span></text:span></text:p>
          </table:table-cell>
          <table:covered-table-cell/>
          <table:covered-table-cell/>
        </table:table-row>
        <table:table-row table:style-name="Table2.1">
          <table:table-cell table:style-name="Table2.A1" office:value-type="string">
            <text:p text:style-name="P334"><text:span text:style-name="Default_20_Paragraph_20_Font"><text:span text:style-name="T19">Código </text:span></text:span></text:p>
          </table:table-cell>
          <table:table-cell table:style-name="Table2.A1" office:value-type="string">
            <text:p text:style-name="P334"><text:span text:style-name="Default_20_Paragraph_20_Font"><text:span text:style-name="T19">Actividad</text:span></text:span></text:p>
          </table:table-cell>
          <table:table-cell table:style-name="Table2.A1" office:value-type="string">
            <text:p text:style-name="P334"><text:span text:style-name="Default_20_Paragraph_20_Font"><text:span text:style-name="T19">Descripción</text:span></text:span></text:p>
          </table:table-cell>
        </table:table-row>
        <table:table-row table:style-name="Table2.1">
          <table:table-cell table:style-name="Table2.A3" office:value-type="string">
            <text:p text:style-name="P421"><text:span text:style-name="Default_20_Paragraph_20_Font"><text:span text:style-name="T21">R1</text:span></text:span></text:p>
          </table:table-cell>
          <table:table-cell table:style-name="Table2.B3" office:value-type="string">
            <text:p text:style-name="P327"><text:span text:style-name="Default_20_Paragraph_20_Font"><text:span text:style-name="T20">Sustitución de equipos</text:span></text:span></text:p>
          </table:table-cell>
          <table:table-cell table:style-name="Table2.C3" office:value-type="string">
            <text:p text:style-name="P327"><text:span text:style-name="Default_20_Paragraph_20_Font"><text:span text:style-name="T20">Se solicitará, si es posible la compra o sustitución temporal de equipos nuevos de forma inmediata. A fin de poder continuar con la planificación con la menor cantidad de retrasos posible.</text:span></text:span></text:p>
          </table:table-cell>
        </table:table-row>
        <table:table-row table:style-name="Table2.1">
          <table:table-cell table:style-name="Table2.A4" office:value-type="string">
            <text:p text:style-name="P421"><text:span text:style-name="Default_20_Paragraph_20_Font"><text:span text:style-name="T21">R2</text:span></text:span></text:p>
          </table:table-cell>
          <table:table-cell table:style-name="Table2.B4" office:value-type="string">
            <text:p text:style-name="P327"><text:span text:style-name="Default_20_Paragraph_20_Font"><text:span text:style-name="T20">Copias de Seguridad</text:span></text:span></text:p>
          </table:table-cell>
          <table:table-cell table:style-name="Table2.C4" office:value-type="string">
            <text:p text:style-name="P327"><text:span text:style-name="Default_20_Paragraph_20_Font"><text:span text:style-name="T20">Se realizarán copias de seguridad de forma iterativa a fin de que pueda recuperarse el progreso perdido ante cualquier situación inesperada.</text:span></text:span></text:p>
          </table:table-cell>
        </table:table-row>
        <table:table-row table:style-name="Table2.1">
          <table:table-cell table:style-name="Table2.A5" office:value-type="string">
            <text:p text:style-name="P422"><text:span text:style-name="Default_20_Paragraph_20_Font"><text:span text:style-name="T24">R</text:span></text:span><text:span text:style-name="Default_20_Paragraph_20_Font"><text:span text:style-name="T37">3</text:span></text:span></text:p>
          </table:table-cell>
          <table:table-cell table:style-name="Table2.B5" office:value-type="string">
            <text:p text:style-name="P327"><text:span text:style-name="Default_20_Paragraph_20_Font"><text:span text:style-name="T20">Emplear otro sistema de comunicación.</text:span></text:span></text:p>
          </table:table-cell>
          <table:table-cell table:style-name="Table2.C5" office:value-type="string">
            <text:p text:style-name="P327"><text:span text:style-name="Default_20_Paragraph_20_Font"><text:span text:style-name="T20">Se intentará buscar un método de comunicación alternativo</text:span></text:span><text:span text:style-name="Default_20_Paragraph_20_Font"><text:span text:style-name="T23">, organizando</text:span></text:span><text:span text:style-name="Default_20_Paragraph_20_Font"><text:span text:style-name="T32"> en el proceso</text:span></text:span><text:span text:style-name="Default_20_Paragraph_20_Font"><text:span text:style-name="T23"> una reunión de emergencia.</text:span></text:span></text:p>
          </table:table-cell>
        </table:table-row>
        <table:table-row table:style-name="Table2.1">
          <table:table-cell table:style-name="Table2.A6" office:value-type="string">
            <text:p text:style-name="P423"><text:span text:style-name="Default_20_Paragraph_20_Font"><text:span text:style-name="T27">R</text:span></text:span><text:span text:style-name="Default_20_Paragraph_20_Font"><text:span text:style-name="T37">4</text:span></text:span></text:p>
          </table:table-cell>
          <table:table-cell table:style-name="Table2.B6" office:value-type="string">
            <text:p text:style-name="P327"><text:span text:style-name="Default_20_Paragraph_20_Font"><text:span text:style-name="T20">Reorganización del proyecto</text:span></text:span></text:p>
          </table:table-cell>
          <table:table-cell table:style-name="Table2.C6" office:value-type="string">
            <text:p text:style-name="P327"><text:span text:style-name="Default_20_Paragraph_20_Font"><text:span text:style-name="T20">Se llevará a cabo una reunión de emergencia para la reorganización de las tareas restantes junto a la inclusión de las nuevas.</text:span></text:span></text:p>
          </table:table-cell>
        </table:table-row>
      </table:table>
      <text:p text:style-name="P304"/>
      <text:p text:style-name="P303">RECURSOS NECESARIO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7"><text:span text:style-name="Default_20_Paragraph_20_Font"><text:span text:style-name="T19">Código</text:span></text:span></text:p>
          </table:table-cell>
          <table:table-cell table:style-name="Table3.A1" office:value-type="string">
            <text:p text:style-name="P427"><text:span text:style-name="Default_20_Paragraph_20_Font"><text:span text:style-name="T19">Actividad</text:span></text:span></text:p>
          </table:table-cell>
          <table:table-cell table:style-name="Table3.A1" office:value-type="string">
            <text:p text:style-name="P427"><text:span text:style-name="Default_20_Paragraph_20_Font"><text:span text:style-name="T19">Recursos</text:span></text:span></text:p>
          </table:table-cell>
        </table:table-row>
        <table:table-row table:style-name="Table3.1">
          <table:table-cell table:style-name="Table3.A2" office:value-type="string">
            <text:p text:style-name="P336"><text:span text:style-name="Default_20_Paragraph_20_Font"><text:span text:style-name="T28">R1</text:span></text:span></text:p>
          </table:table-cell>
          <table:table-cell table:style-name="Table3.B2" office:value-type="string">
            <text:p text:style-name="P327"><text:span text:style-name="Default_20_Paragraph_20_Font"><text:span text:style-name="T20">Sustitución de equipos</text:span></text:span></text:p>
          </table:table-cell>
          <table:table-cell table:style-name="Table3.C2" office:value-type="string">
            <text:p text:style-name="P327"><text:span text:style-name="Default_20_Paragraph_20_Font"><text:span text:style-name="T39">Económicos para la sustitución de los equipos y personal para recuperar los datos y poner a punto los sistemas.</text:span></text:span></text:p>
          </table:table-cell>
        </table:table-row>
        <table:table-row table:style-name="Table3.1">
          <table:table-cell table:style-name="Table3.A3" office:value-type="string">
            <text:p text:style-name="P336"><text:span text:style-name="Default_20_Paragraph_20_Font"><text:span text:style-name="T28">R2</text:span></text:span></text:p>
          </table:table-cell>
          <table:table-cell table:style-name="Table3.B3" office:value-type="string">
            <text:p text:style-name="P327"><text:span text:style-name="Default_20_Paragraph_20_Font"><text:span text:style-name="T20">Copias de Seguridad</text:span></text:span></text:p>
          </table:table-cell>
          <table:table-cell table:style-name="Table3.C3" office:value-type="string">
            <text:p text:style-name="P327"><text:span text:style-name="Default_20_Paragraph_20_Font"><text:span text:style-name="T39">Recursos electrónicos para almacenamiento y distribución de las copias de seguridad en un entorno seguro y fiable.</text:span></text:span></text:p>
          </table:table-cell>
        </table:table-row>
        <table:table-row table:style-name="Table3.1">
          <table:table-cell table:style-name="Table3.A4" office:value-type="string">
            <text:p text:style-name="P424"><text:span text:style-name="Default_20_Paragraph_20_Font"><text:span text:style-name="T30"><text:s/></text:span></text:span><text:span text:style-name="Default_20_Paragraph_20_Font"><text:span text:style-name="T28">R</text:span></text:span><text:span text:style-name="Default_20_Paragraph_20_Font"><text:span text:style-name="T38">3</text:span></text:span></text:p>
          </table:table-cell>
          <table:table-cell table:style-name="Table3.B4" office:value-type="string">
            <text:p text:style-name="P327"><text:span text:style-name="Default_20_Paragraph_20_Font"><text:span text:style-name="T20">Emplear otro sistema de comunicación.</text:span></text:span></text:p>
          </table:table-cell>
          <table:table-cell table:style-name="Table3.C4" office:value-type="string">
            <text:p text:style-name="P327"><text:span text:style-name="Default_20_Paragraph_20_Font"><text:span text:style-name="T39">Personal para la investigación de métodos alternativos.</text:span></text:span></text:p>
          </table:table-cell>
        </table:table-row>
        <table:table-row table:style-name="Table3.1">
          <table:table-cell table:style-name="Table3.A5" office:value-type="string">
            <text:p text:style-name="P425"><text:span text:style-name="Default_20_Paragraph_20_Font"><text:span text:style-name="T30"><text:s/></text:span></text:span><text:span text:style-name="Default_20_Paragraph_20_Font"><text:span text:style-name="T29">R</text:span></text:span><text:span text:style-name="Default_20_Paragraph_20_Font"><text:span text:style-name="T38">4</text:span></text:span></text:p>
          </table:table-cell>
          <table:table-cell table:style-name="Table3.B5" office:value-type="string">
            <text:p text:style-name="P327"><text:span text:style-name="Default_20_Paragraph_20_Font"><text:span text:style-name="T20">Reorganización del proyecto</text:span></text:span></text:p>
          </table:table-cell>
          <table:table-cell table:style-name="Table3.C5" office:value-type="string">
            <text:p text:style-name="P327"><text:span text:style-name="Default_20_Paragraph_20_Font"><text:span text:style-name="T39">Personal de análisis para <text:s/>la reestructuración general del proyecto.</text:span></text:span></text:p>
          </table:table-cell>
        </table:table-row>
      </table:table>
      <text:p text:style-name="P547"/>
      <text:p text:style-name="P356"><text:span text:style-name="T180">9</text:span><text:span text:style-name="T170">. </text:span><text:span text:style-name="T172">Requisitos iniciales</text:span><text:span text:style-name="T171">.</text:span></text:p>
      <text:p text:style-name="P356"><text:span text:style-name="Default_20_Paragraph_20_Font"><text:span text:style-name="T156"/></text:span></text:p>
      <text:list xml:id="list2134701999" text:style-name="L10">
        <text:list-item>
          <text:p text:style-name="P544"><text:span text:style-name="Default_20_Paragraph_20_Font"><text:span text:style-name="T69">I</text:span></text:span><text:span text:style-name="Default_20_Paragraph_20_Font"><text:span text:style-name="T68">mplementar un sistema de apuestas académicas (con una moneda inventada sin valor económico real)</text:span></text:span><text:span text:style-name="Default_20_Paragraph_20_Font"><text:span text:style-name="T70"> entre usuarios del grado en ingeniería informática de la ESI.</text:span></text:span></text:p>
        </text:list-item>
        <text:list-item>
          <text:p text:style-name="P545"><text:span text:style-name="Default_20_Paragraph_20_Font"><text:span text:style-name="T70">Elaborar un sistema social en el que los usuarios de PINFbet se comuniquen a través de un chat y puedan mandarse solicitudes de amistad.</text:span></text:span></text:p>
        </text:list-item>
        <text:list-item>
          <text:p text:style-name="P545"><text:span text:style-name="Default_20_Paragraph_20_Font"><text:span text:style-name="T70">Hacer posible que un usuario pueda apostar sobre sus notas y sobre las de sus amigos.</text:span></text:span></text:p>
        </text:list-item>
        <text:list-item>
          <text:p text:style-name="P545"><text:span text:style-name="Default_20_Paragraph_20_Font"><text:span text:style-name="T70">El usuario subirá sus notas del curso pasado a PINFbet para recibir en base a éstas una determinada cantidad de PINFcoins</text:span></text:span><text:span text:style-name="Default_20_Paragraph_20_Font"><text:span text:style-name="T71">, la moneda de PINFbet</text:span></text:span><text:span text:style-name="Default_20_Paragraph_20_Font"><text:span text:style-name="T70">.</text:span></text:span></text:p>
        </text:list-item>
      </text:list>
      <text:p text:style-name="P395"><text:span text:style-name="Default_20_Paragraph_20_Font"><text:span text:style-name="T139"/></text:span></text:p>
      <text:p text:style-name="P344"><text:soft-page-break/><text:span text:style-name="T173">10</text:span><text:span text:style-name="T170">. </text:span><text:span text:style-name="T169">Especificaciones del</text:span><text:span text:style-name="Default_20_Paragraph_20_Font"><text:span text:style-name="T168"> </text:span></text:span><text:span text:style-name="T169">sistema</text:span><text:span text:style-name="T170">.</text:span></text:p>
      <text:p text:style-name="P302"/>
      <text:p text:style-name="P280">10.1 Requisitos funcionales.</text:p>
      <text:p text:style-name="P282"/>
      <text:p text:style-name="P261"><text:span text:style-name="T598">10.1.1 </text:span>Caso de Uso: <text:span text:style-name="T471">Registro del usuario (CU_1).</text:span></text:p>
      <text:p text:style-name="P247"/>
      <text:p text:style-name="P238">Descripción<text:span text:style-name="T472">.</text:span></text:p>
      <text:p text:style-name="P31"><text:span text:style-name="T473">Registrar a un nuevo usuario en el sistema de PINFbet</text:span>. </text:p>
      <text:p text:style-name="P31"/>
      <text:p text:style-name="P238">Actores<text:span text:style-name="T472">.</text:span></text:p>
      <text:p text:style-name="P32">El usuario que desea registrarse.</text:p>
      <text:p text:style-name="P31"><text:s/></text:p>
      <text:p text:style-name="P31"><text:span text:style-name="T474">Precondiciones</text:span><text:span text:style-name="T475">.</text:span></text:p>
      <text:p text:style-name="P31"/>
      <text:p text:style-name="P231">Postcondiciones<text:span text:style-name="T472">.</text:span></text:p>
      <text:p text:style-name="P33">El usuario es registrado en el sistema.</text:p>
      <text:p text:style-name="P31"/>
      <text:p text:style-name="P157"><text:span text:style-name="T476">E</text:span><text:span text:style-name="T474">scenario principal.</text:span></text:p>
      <text:p text:style-name="P158">1. El sistema inicializa los campos "Nombre" y "Contraseña" respectivamente con <text:span text:style-name="T480">el siguiente texto: "Nombre" y "Contraseña".</text:span></text:p>
      <text:p text:style-name="P159"><text:span text:style-name="T481">2</text:span>. El sistema muestra al usuario<text:span text:style-name="T482"> los campos: </text:span>"<text:span text:style-name="T480">N</text:span>ombre" y "<text:span text:style-name="T480">C</text:span>ontraseña"<text:span text:style-name="T483"> con sus respectivos valores.</text:span></text:p>
      <text:p text:style-name="P157"><text:span text:style-name="T481">3</text:span>. El usuario <text:span text:style-name="T480">modifica los campos "Nombre" y "Contraseña" para introducir su nombre y su contraseña.</text:span></text:p>
      <text:p text:style-name="P157"><text:span text:style-name="T481">4</text:span>. El sistema comprueba que <text:span text:style-name="T484">los campos mencionados tienen valores correctos.</text:span></text:p>
      <text:p text:style-name="P157"><text:span text:style-name="T481">5</text:span>. El sistema muestra al usuario el contrato de responsabilidad.</text:p>
      <text:p text:style-name="P157"><text:span text:style-name="T481">6.</text:span> El usuario acepta el contrato de responsabilidad<text:span text:style-name="T485"> seleccionado la opción "Confirmar"</text:span>.</text:p>
      <text:p text:style-name="P157"><text:span text:style-name="T481">7</text:span>. El sistema envía al servidor de PINFbet una petición para crear un nuevo usuario en el sistema, enviándole al mismo el nombre y la contraseña introducidos por el usuario.</text:p>
      <text:p text:style-name="P157"><text:span text:style-name="T481">8</text:span>. El sistema informa al usuario de que el registro se ha realizado satisfactoriamente.</text:p>
      <text:p text:style-name="P160">9. El sistema inicia la sesión del usuario con la cuenta que acaba de crear.</text:p>
      <text:p text:style-name="P157"/>
      <text:p text:style-name="P231">Extensiones.</text:p>
      <text:p text:style-name="P157"><text:span text:style-name="T486">4</text:span>a. Nombre no disponible.</text:p>
      <text:p text:style-name="P157"><text:span text:style-name="T487"><text:tab/></text:span>1. El sistema comprueba que el nombre introducido por el usuario no está <text:span text:style-name="T599"><text:tab/></text:span>disponible, <text:span text:style-name="T599">i</text:span>nforma al<text:span text:style-name="T487"> </text:span>usuario del error y le solicita que introduzca un nuevo nombre <text:soft-page-break/><text:span text:style-name="T599"><text:tab/></text:span>(paso <text:span text:style-name="T488">2</text:span>).</text:p>
      <text:p text:style-name="P157"/>
      <text:p text:style-name="P157"><text:span text:style-name="T486">4b</text:span>. Contraseña demasiado corta.</text:p>
      <text:p text:style-name="P157"><text:span text:style-name="T489"><text:tab/></text:span>1. El sistema comprueba que la contraseña introducida por el usuario no tiene <text:span text:style-name="T599"><text:tab/></text:span>mínimo 8 carácteres, informa al usuario del error y le solicita que introduzca una <text:span text:style-name="T599"><text:tab/></text:span>nueva contraseña<text:span text:style-name="T618"> </text:span>(paso<text:span text:style-name="T490"> 2</text:span>).</text:p>
      <text:p text:style-name="P157"/>
      <text:p text:style-name="P157"><text:span text:style-name="T486">4c</text:span>. Error de conexión al comprobar<text:span text:style-name="T491"> datos</text:span>.</text:p>
      <text:p text:style-name="P157"><text:span text:style-name="T492"><text:tab/></text:span>1. El sistema informa al <text:span text:style-name="T493">usuario</text:span> de que se ha producido un error de conexión a la <text:span text:style-name="T599"><text:tab/></text:span>hora de comunicarse con el servidor PINFbet<text:span text:style-name="T494"> e</text:span> informa de ello al usuario<text:span text:style-name="T494"> (paso 2)</text:span>.</text:p>
      <text:p text:style-name="P157"/>
      <text:p text:style-name="P161">5-<text:span text:style-name="T495">6</text:span>a. Volver a modificar los datos de la cuenta.</text:p>
      <text:p text:style-name="P161"><text:tab/>1. El usuarios selecciona la opción "Atrás" </text:p>
      <text:p text:style-name="P161"><text:span text:style-name="T496"><text:tab/>2. El sistema vuelve a mostrar los campos "Nombre" y "Contraseña" </text:span>(paso 2).</text:p>
      <text:p text:style-name="P157"/>
      <text:p text:style-name="P157">7a. Error de conexión con el servidor.</text:p>
      <text:p text:style-name="P157"><text:span text:style-name="T489"><text:tab/></text:span>1. El sistema informa al cliente de que se ha producido un error de conexión a la <text:span text:style-name="T599"><text:tab/></text:span>hora de comunicarse con el servidor PINFbet para registrar al usuario e informa a <text:span text:style-name="T599"><text:tab/></text:span>éste de ello<text:span text:style-name="T617"> (paso 2)</text:span>.</text:p>
      <text:p text:style-name="P157"/>
      <text:p text:style-name="P157">*a. Cancelar registro.</text:p>
      <text:p text:style-name="P157"><text:span text:style-name="T489"><text:tab/></text:span>1. El usuario selecciona la opción "Cancelar" de la pantalla de registro.</text:p>
      <text:p text:style-name="P157"><text:span text:style-name="T489"><text:tab/></text:span>2. El sistema cancela el registro del usuario.</text:p>
      <text:p text:style-name="P31"><text:span text:style-name="T449"><text:tab/></text:span><text:span text:style-name="T345">3. Se </text:span><text:span text:style-name="T450">muestra al usuario el menú </text:span><text:span text:style-name="T451">de inicio de sesión</text:span><text:span text:style-name="T450">.</text:span></text:p>
      <text:p text:style-name="P162"/>
      <text:p text:style-name="P163"><text:span text:style-name="T497">*b</text:span>. <text:span text:style-name="T497">Inicio de sesión del</text:span> usuario.</text:p>
      <text:p text:style-name="P163"><text:tab/>1. El usuario selecciona la opción "<text:span text:style-name="T497">Log in</text:span>".</text:p>
      <text:p text:style-name="P235"><text:span text:style-name="T374"><text:tab/></text:span><text:span text:style-name="T347">2. </text:span><text:span text:style-name="T348">Se cancela el registro y se inicializa el menú de inicio de sesión</text:span><text:span text:style-name="T349">.</text:span></text:p>
      <text:p text:style-name="P519"/>
      <text:p text:style-name="P517"><text:span text:style-name="T598">10.1.2 </text:span>Caso de Uso: <text:span text:style-name="T498">Inicio de sesión en el sistema (CU_</text:span><text:span text:style-name="T652">2</text:span><text:span text:style-name="T498">).</text:span></text:p>
      <text:p text:style-name="P261"/>
      <text:p text:style-name="P238">Descripción<text:span text:style-name="T472">.</text:span></text:p>
      <text:p text:style-name="P31"><text:span text:style-name="T498">Iniciar la sesión de un usuario en el sistema de PINFbet</text:span>. </text:p>
      <text:p text:style-name="P31"/>
      <text:p text:style-name="P238">Actores<text:span text:style-name="T472">.</text:span></text:p>
      <text:p text:style-name="P32">El usuario que desea <text:span text:style-name="T498">iniciar su sesión</text:span>.</text:p>
      <text:p text:style-name="P31"><text:soft-page-break/><text:s/></text:p>
      <text:p text:style-name="P31"><text:span text:style-name="T474">Precondiciones</text:span><text:span text:style-name="T475">.</text:span></text:p>
      <text:p text:style-name="P31"/>
      <text:p text:style-name="P231">Postcondiciones<text:span text:style-name="T472">.</text:span></text:p>
      <text:p text:style-name="P33">El usuario <text:span text:style-name="T498">inicia su sesión</text:span> en el sistema.</text:p>
      <text:p text:style-name="P231"/>
      <text:p text:style-name="P231">Escenario principal.</text:p>
      <text:p text:style-name="P158">1. El sistema inicializa los campos "Nombre" y "Contraseña" respectivamente con <text:span text:style-name="T480">el siguiente texto: "Nombre" y "Contraseña".</text:span></text:p>
      <text:p text:style-name="P159"><text:span text:style-name="T481">2</text:span>. El sistema muestra al usuario<text:span text:style-name="T482"> los campos: </text:span>"<text:span text:style-name="T480">N</text:span>ombre" y "<text:span text:style-name="T480">C</text:span>ontraseña"<text:span text:style-name="T483"> con sus respectivos valores.</text:span></text:p>
      <text:p text:style-name="P164"><text:span text:style-name="T481">3</text:span>. El usuario <text:span text:style-name="T480">modifica los campos "Nombre" y "Contraseña" para introducir su nombre y su contraseña.</text:span></text:p>
      <text:p text:style-name="P165"><text:span text:style-name="T481">4</text:span>. El sistema comprueba que <text:span text:style-name="T484">los campos mencionados corresponden a una cuenta registrada.</text:span></text:p>
      <text:p text:style-name="P34">5. El sistema inicia la sesión del usuario.</text:p>
      <text:p text:style-name="P34">6. El sistema comprueba que el usuario ya ha <text:span text:style-name="T499">introducido las notas</text:span> del curso anterior.</text:p>
      <text:p text:style-name="P35">7. El sistema comprueba que el usuario ya ha especificado las asignaturas de las que está matriculado.</text:p>
      <text:p text:style-name="P36"><text:span text:style-name="T500">8.</text:span> <text:span text:style-name="T375">El sistema comprueba todas las apuestas </text:span><text:span text:style-name="T376">que han </text:span><text:span text:style-name="T375">finalizad</text:span><text:span text:style-name="T376">o</text:span><text:span text:style-name="T375"> del usuario y aplica el resultado de éstas</text:span><text:span text:style-name="T377"> a su cantidad actual de PINFcoins</text:span><text:span text:style-name="T375">.</text:span></text:p>
      <text:p text:style-name="P37"/>
      <text:p text:style-name="P231">Extensiones.</text:p>
      <text:p text:style-name="P166"><text:span text:style-name="T501">4</text:span>a. Nombre de usuario inexistente.</text:p>
      <text:p text:style-name="P166"><text:tab/>1. El sistema detecta que no existe cuenta con el nombre de usuario introducido en <text:span text:style-name="T600"><text:tab/></text:span>PINFbet, informa al usuario del error y le solicita que introduzca un nuevo nombre <text:span text:style-name="T600"><text:tab/></text:span>(paso<text:span text:style-name="T502"> 2</text:span>).</text:p>
      <text:p text:style-name="P166"/>
      <text:p text:style-name="P38"><text:span text:style-name="T378">4</text:span><text:span text:style-name="T379">b</text:span><text:span text:style-name="T345">. </text:span><text:span text:style-name="T378">Contraseña</text:span><text:span text:style-name="T345"> </text:span><text:span text:style-name="T378">incorrecta</text:span><text:span text:style-name="T345">.</text:span></text:p>
      <text:p text:style-name="P166"><text:tab/>1. El sistema detecta que <text:span text:style-name="T503">la</text:span> <text:span text:style-name="T503">contraseña introducida no coincide con la de la </text:span>cuenta <text:span text:style-name="T600"><text:tab/>especificada <text:tab/></text:span>con el nombre de usuario introducido, informa al usuario del error y le <text:span text:style-name="T600"><text:tab/></text:span>solicita que introduzca <text:span text:style-name="T503">de</text:span> nuevo <text:span text:style-name="T503">la contraseña</text:span> (paso<text:span text:style-name="T502"> 2</text:span>).</text:p>
      <text:p text:style-name="P166"/>
      <text:p text:style-name="P39"><text:span text:style-name="T501">4c</text:span>. Error de conexión<text:span text:style-name="T504"> al comprobar el nombre</text:span>.</text:p>
      <text:p text:style-name="P39"><text:tab/>1. El sistema informa al cliente de que se ha producido un error de conexión a la <text:span text:style-name="T600"><text:tab/></text:span>hora de comunicarse con el servidor PINFbet<text:span text:style-name="T505"> para comprobar el nombre <text:tab/>introducido e informa al usuario de ello</text:span>.</text:p>
      <text:p text:style-name="P40"><text:soft-page-break/><text:tab/><text:span text:style-name="T506">2</text:span>. El usuario introduce otro nombre de usuario (paso <text:span text:style-name="T507">2</text:span>).</text:p>
      <text:p text:style-name="P166"/>
      <text:p text:style-name="P39"><text:span text:style-name="T508">4b</text:span>. Error de conexión<text:span text:style-name="T504"> al comprobar la contraseña</text:span>.</text:p>
      <text:p text:style-name="P39"><text:tab/>1. El sistema informa al cliente de que se ha producido un error de conexión a la <text:span text:style-name="T600"><text:tab/></text:span>hora de comunicarse con el servidor PINFbet<text:span text:style-name="T509"> para comprobar la contraseña e <text:tab/>informa al usuario de ello</text:span>.</text:p>
      <text:p text:style-name="P40"><text:tab/><text:span text:style-name="T506">2</text:span>. El usuario introduce otr<text:span text:style-name="T510">a contraseña</text:span> (paso <text:span text:style-name="T507">2</text:span>).</text:p>
      <text:p text:style-name="P194"/>
      <text:p text:style-name="P125"><text:span text:style-name="T345">6a.</text:span><text:span text:style-name="T380"> </text:span><text:span text:style-name="T381">Notas</text:span><text:span text:style-name="T380"> del curso anterior no subid</text:span><text:span text:style-name="T381">as</text:span><text:span text:style-name="T380">.</text:span></text:p>
      <text:p text:style-name="P126"><text:span text:style-name="T380"><text:tab/></text:span><text:span text:style-name="T382">1. Include </text:span><text:span text:style-name="T383">S</text:span><text:span text:style-name="T382">ubir notas.</text:span></text:p>
      <text:p text:style-name="P127"><text:span text:style-name="T382"><text:tab/></text:span><text:span text:style-name="T345">2. Volver al paso 6.</text:span></text:p>
      <text:p text:style-name="P195"/>
      <text:p text:style-name="P128"><text:span text:style-name="T345">6b</text:span><text:span text:style-name="T384">. </text:span><text:span text:style-name="T385">Error de conexión al comprobar el expediente.</text:span></text:p>
      <text:p text:style-name="P196"><text:tab/>1. El sistema un error de conexión a la hora de comprobar si el usuario ha subido el <text:span text:style-name="T600"><text:tab/></text:span>expediente del curso anterior e informa al usuario de ello<text:span text:style-name="T511"> (paso 2).</text:span></text:p>
      <text:p text:style-name="P197"/>
      <text:p text:style-name="P198">7a. Asignaturas matriculadas no especificadas.</text:p>
      <text:p text:style-name="P199"><text:tab/>1. Include Especificar asignaturas matriculadas.</text:p>
      <text:p text:style-name="P199"><text:tab/>2. Volver al paso 7.</text:p>
      <text:p text:style-name="P194"/>
      <text:p text:style-name="P129"><text:span text:style-name="T386">7</text:span><text:span text:style-name="T345">b. Error de conexión al comprobar las asignaturas.</text:span></text:p>
      <text:p text:style-name="P200"><text:tab/>1. El sistema detecta un error de conexión a la hora de comprobar si el usuario ya <text:span text:style-name="T600"><text:tab/></text:span>especificó todas las asignaturas en las que está matriculado e informa a éste de <text:span text:style-name="T600"><text:tab/></text:span>ello<text:span text:style-name="T512"> (paso 2).</text:span></text:p>
      <text:p text:style-name="P201"/>
      <text:p text:style-name="P130"><text:span text:style-name="T345">8a. Error de conexión al </text:span><text:span text:style-name="T375">compr</text:span><text:span text:style-name="T345">obar</text:span><text:span text:style-name="T375"> todas las apuestas </text:span><text:span text:style-name="T376">que han </text:span><text:span text:style-name="T375">finalizad</text:span><text:span text:style-name="T376">o</text:span><text:span text:style-name="T345">.</text:span></text:p>
      <text:p text:style-name="P41"><text:span text:style-name="T346"><text:tab/>1. El sistema detecta un error de conexión a la hora de comprobar </text:span><text:span text:style-name="T350">las apuestas </text:span><text:span text:style-name="T354"><text:tab/></text:span><text:span text:style-name="T351">que han </text:span><text:span text:style-name="T350">finalizad</text:span><text:span text:style-name="T351">o</text:span><text:span text:style-name="T350"> del usuario</text:span><text:span text:style-name="T346"> e informa a éste de ello</text:span><text:span text:style-name="T352"> </text:span><text:span text:style-name="T346">(paso</text:span><text:span text:style-name="T352"> 2</text:span><text:span text:style-name="T353">)</text:span><text:span text:style-name="T346">.</text:span></text:p>
      <text:p text:style-name="P201"/>
      <text:p text:style-name="P42">*a. Cancelar <text:span text:style-name="T513">inicio de sesión</text:span>.</text:p>
      <text:p text:style-name="P42"><text:tab/>1. El <text:span text:style-name="T514">usuario</text:span> selecciona la opción "Cancelar".</text:p>
      <text:p text:style-name="P42"><text:tab/>2. El sistema cancela el <text:span text:style-name="T515">inicio de sesión</text:span>.</text:p>
      <text:p text:style-name="P43"><text:tab/><text:span text:style-name="T374">3. Se inicializa el </text:span><text:span text:style-name="T387">menú de inicio de la aplicación</text:span><text:span text:style-name="T374">.</text:span></text:p>
      <text:p text:style-name="P167"/>
      <text:p text:style-name="P163"><text:span text:style-name="T497">*b</text:span>. Registro de usuario.</text:p>
      <text:p text:style-name="P163"><text:tab/>1. El usuario selecciona la opción "<text:span text:style-name="T516">Sign in</text:span>".</text:p>
      <text:p text:style-name="P257"><text:span text:style-name="T217"><text:tab/></text:span><text:span text:style-name="T218">2. </text:span><text:span text:style-name="T219">Se cancela el inicio de sesión y se inicializa el menú de registro del usuario</text:span><text:span text:style-name="T220">.</text:span></text:p>
      <text:p text:style-name="P217"><text:soft-page-break/></text:p>
      <text:p text:style-name="P517"><text:span text:style-name="T598">10.1.3 </text:span>Caso de Uso: <text:span text:style-name="T517">Ver ranking (CU_3).</text:span></text:p>
      <text:p text:style-name="P111"/>
      <text:p text:style-name="P238">Descripción<text:span text:style-name="T472">.</text:span></text:p>
      <text:p text:style-name="P44">Un usuario comprueba los 30 usuarios con más PINFcoins de PINFbet.</text:p>
      <text:p text:style-name="P31"/>
      <text:p text:style-name="P238">Actores<text:span text:style-name="T472">.</text:span></text:p>
      <text:p text:style-name="P32">El usuario<text:span text:style-name="T518">.</text:span></text:p>
      <text:p text:style-name="P31"><text:s/></text:p>
      <text:p text:style-name="P31"><text:span text:style-name="T474">Precondiciones</text:span><text:span text:style-name="T475">.</text:span></text:p>
      <text:p text:style-name="P45"><text:span text:style-name="T388">E</text:span><text:span text:style-name="T345">l usuario ha iniciado sesión.</text:span></text:p>
      <text:p text:style-name="P31"/>
      <text:p text:style-name="P31"><text:span text:style-name="T474">Postcondiciones</text:span><text:span text:style-name="T475">.</text:span></text:p>
      <text:p text:style-name="P46"><text:span text:style-name="T388">E</text:span><text:span text:style-name="T345">l usuario obtiene una lista de los 30 usuarios con más PINFcoins de PINFbet.</text:span></text:p>
      <text:p text:style-name="P33"/>
      <text:p text:style-name="P47"><text:span text:style-name="T477">E</text:span><text:span text:style-name="T478">scenario principal.</text:span></text:p>
      <text:p text:style-name="P47"><text:span text:style-name="T355">1</text:span><text:span text:style-name="T346">. </text:span><text:span text:style-name="T356">El sistema muestra al usuario el ranking de usuarios </text:span><text:span text:style-name="T357">con los </text:span><text:span text:style-name="T358">30 primeros usuarios</text:span><text:span text:style-name="T359"> con más PINFcoins de PINFbet</text:span><text:span text:style-name="T346">.</text:span></text:p>
      <text:p text:style-name="P48"><text:span text:style-name="T355">2</text:span><text:span text:style-name="T360">. El usuario selecciona la opción "Atrás" </text:span><text:span text:style-name="T361">y se inicializa el menú principal del usuario con la sesión iniciada</text:span><text:span text:style-name="T360">.</text:span></text:p>
      <text:p text:style-name="P202"/>
      <text:p text:style-name="P232"><text:span text:style-name="T303">E</text:span><text:span text:style-name="T289">xtensiones.</text:span></text:p>
      <text:p text:style-name="P203"><text:span text:style-name="T519">1</text:span>a. Error de conexión a la hora de mostrar el ranking.</text:p>
      <text:p text:style-name="P264"><text:span text:style-name="T145"><text:tab/>1. El sistema detecta un error de conexión a la hora de mostrar al usuario el <text:tab/><text:tab/><text:tab/><text:tab/>ranking</text:span><text:span text:style-name="T146">,</text:span><text:span text:style-name="T145"> informa a éste de ello</text:span><text:span text:style-name="T146"> e inicializa el menú del usuario</text:span><text:span text:style-name="T145">.</text:span></text:p>
      <text:p text:style-name="P518"><text:span text:style-name="T598">10.1.4 </text:span>Caso de Uso: <text:span text:style-name="T521">Eliminar cuenta (CU_4).</text:span></text:p>
      <text:p text:style-name="P261"/>
      <text:p text:style-name="P238">Descripción<text:span text:style-name="T472">.</text:span></text:p>
      <text:p text:style-name="P44">Un usuario decide borrar su cuenta en PINFbet.</text:p>
      <text:p text:style-name="P31"/>
      <text:p text:style-name="P238">Actores<text:span text:style-name="T472">.</text:span></text:p>
      <text:p text:style-name="P32">El usuario<text:span text:style-name="T518">.</text:span></text:p>
      <text:p text:style-name="P31"><text:s/></text:p>
      <text:p text:style-name="P31"><text:span text:style-name="T474">Precondiciones</text:span><text:span text:style-name="T475">.</text:span></text:p>
      <text:p text:style-name="P45"><text:span text:style-name="T388">E</text:span><text:span text:style-name="T345">l usuario ha iniciado sesión.</text:span></text:p>
      <text:p text:style-name="P31"/>
      <text:p text:style-name="P31"><text:soft-page-break/><text:span text:style-name="T474">Postcondiciones</text:span><text:span text:style-name="T475">.</text:span></text:p>
      <text:p text:style-name="P168">La cuenta del usuario es borrada de PINFbet.</text:p>
      <text:p text:style-name="P33"/>
      <text:p text:style-name="P169"><text:span text:style-name="T477">E</text:span><text:span text:style-name="T478">scenario principal.</text:span></text:p>
      <text:p text:style-name="P170"><text:span text:style-name="T522">1</text:span>. El sistema pregunta al usuario de si está seguro de que quiere borrar su cuenta, advirtiéndole <text:tab/>de que no se podrá recuperar la cuenta una vez borrada.</text:p>
      <text:p text:style-name="P170"><text:span text:style-name="T522">2</text:span>. El usuario selecciona la opción "Sí".</text:p>
      <text:p text:style-name="P49"><text:span text:style-name="T389">3</text:span><text:span text:style-name="T345">. El sistema borra la cuenta del usuario.</text:span></text:p>
      <text:p text:style-name="P49"><text:span text:style-name="T389">4</text:span><text:span text:style-name="T345">. El sistema inicializa el</text:span><text:span text:style-name="T346"> </text:span><text:span text:style-name="T362">m</text:span><text:span text:style-name="T363">enú de inicio</text:span><text:span text:style-name="T362"> de sesión</text:span><text:span text:style-name="T346">.</text:span></text:p>
      <text:p text:style-name="P204"/>
      <text:p text:style-name="P233"><text:span text:style-name="T289">Extension</text:span><text:span text:style-name="T304">es.</text:span></text:p>
      <text:p text:style-name="P171"><text:span text:style-name="T305">2</text:span><text:span text:style-name="T304">a. El usuario no quiere borrar la cuenta.</text:span></text:p>
      <text:p text:style-name="P205"><text:tab/>1. El usuario selecciona la opción "No".</text:p>
      <text:p text:style-name="P205"><text:tab/>2. El sistema inicializa el menú de usuario.</text:p>
      <text:p text:style-name="P172"><text:span text:style-name="T522">3</text:span>a. Error de conexión al borrar la cuenta.</text:p>
      <text:p text:style-name="P172"><text:tab/>1. El sistema detecta un error de conexión a la hora de borrar la cuenta del <text:tab/><text:tab/>usuario<text:span text:style-name="T520">,</text:span> informa a éste de ello<text:span text:style-name="T520"> e inicializa el menú del usuario</text:span>.</text:p>
      <text:p text:style-name="P263"/>
      <text:p text:style-name="P263"/>
      <text:p text:style-name="P263"/>
      <text:p text:style-name="P263"/>
      <text:p text:style-name="P263"/>
      <text:p text:style-name="P263"/>
      <text:p text:style-name="P263"/>
      <text:p text:style-name="P263"/>
      <text:p text:style-name="P518"><text:span text:style-name="T598">10.1.5 </text:span>Caso de Uso: <text:span text:style-name="T523">Cerrar sesión (CU_5).</text:span></text:p>
      <text:p text:style-name="P261"/>
      <text:p text:style-name="P238">Descripción<text:span text:style-name="T472">.</text:span></text:p>
      <text:p text:style-name="P44">Un usuario cierra su sesión en PINFbet.</text:p>
      <text:p text:style-name="P31"/>
      <text:p text:style-name="P238">Actores<text:span text:style-name="T472">.</text:span></text:p>
      <text:p text:style-name="P32">El usuario<text:span text:style-name="T518">.</text:span></text:p>
      <text:p text:style-name="P31"><text:s/></text:p>
      <text:p text:style-name="P31"><text:span text:style-name="T474">Precondiciones</text:span><text:span text:style-name="T475">.</text:span></text:p>
      <text:p text:style-name="P45"><text:span text:style-name="T388">E</text:span><text:span text:style-name="T345">l usuario ha iniciado sesión.</text:span></text:p>
      <text:p text:style-name="P31"/>
      <text:p text:style-name="P31"><text:span text:style-name="T474">Postcondiciones</text:span><text:span text:style-name="T475">.</text:span></text:p>
      <text:p text:style-name="P46"><text:soft-page-break/><text:span text:style-name="T388">E</text:span><text:span text:style-name="T345">l usuario </text:span><text:span text:style-name="T390">finaliza su sesión</text:span><text:span text:style-name="T345">.</text:span></text:p>
      <text:p text:style-name="P33"/>
      <text:p text:style-name="P169"><text:span text:style-name="T477">E</text:span><text:span text:style-name="T478">scenario principal.</text:span></text:p>
      <text:p text:style-name="P47"><text:span text:style-name="T389">1. El usuario selecciona la o</text:span><text:span text:style-name="T345">pción "</text:span><text:span text:style-name="T389">Cerrar sesión</text:span><text:span text:style-name="T345">".</text:span></text:p>
      <text:p text:style-name="P47"><text:span text:style-name="T346">2. El sistema </text:span><text:span text:style-name="T364">cierra su sesión</text:span><text:span text:style-name="T365"> y inicializa el menú de inicio de sesión.</text:span></text:p>
      <text:p text:style-name="P261"/>
      <text:p text:style-name="P518"><text:span text:style-name="T598">10.1.6 </text:span>Caso de Uso: <text:span text:style-name="T524">Subir notas (CU_6).</text:span></text:p>
      <text:p text:style-name="P261"/>
      <text:p text:style-name="P238">Descripción<text:span text:style-name="T472">.</text:span></text:p>
      <text:p text:style-name="P31"><text:span text:style-name="T525">Un usuario sube sus notas del año pasado.</text:span> </text:p>
      <text:p text:style-name="P31"/>
      <text:p text:style-name="P238">Actores<text:span text:style-name="T472">.</text:span></text:p>
      <text:p text:style-name="P32">El usuario<text:span text:style-name="T518">.</text:span></text:p>
      <text:p text:style-name="P31"><text:s/></text:p>
      <text:p text:style-name="P31"><text:span text:style-name="T474">Precondiciones</text:span><text:span text:style-name="T475">.</text:span></text:p>
      <text:p text:style-name="P95"><text:span text:style-name="T345">El sistema detecta que, a la hora de iniciar sesión, el usuario no tiene subidas las notas del año pasado</text:span><text:span text:style-name="T467">.</text:span></text:p>
      <text:p text:style-name="P31"/>
      <text:p text:style-name="P231">Postcondiciones<text:span text:style-name="T472">.</text:span></text:p>
      <text:p text:style-name="P50">Las notas del usuario del curso pasado quedan registradas en PINFbet<text:span text:style-name="T526"> y se otorga al usuario las PINFcoins correspondientes a las notas introducidas</text:span>.</text:p>
      <text:p text:style-name="P33"/>
      <text:p text:style-name="P33"/>
      <text:p text:style-name="P33"/>
      <text:p text:style-name="P31"><text:span text:style-name="T476">E</text:span><text:span text:style-name="T479">scenario principal.</text:span></text:p>
      <text:p text:style-name="P131"><text:span text:style-name="T391">1</text:span><text:span text:style-name="T345">. El sistema muestra al usuario una lista de todas las asignaturas</text:span><text:span text:style-name="T392"> y sus notas correspondientes</text:span><text:span text:style-name="T393"> e informa al usuario de que las notas van del 0 al 10</text:span><text:span text:style-name="T394"> y que un -1 significa que no se cursó dicha asignatura</text:span><text:span text:style-name="T393">.</text:span><text:span text:style-name="T392"> Las notas están inicializadas a -1.</text:span><text:span text:style-name="T394"> </text:span></text:p>
      <text:p text:style-name="P131"><text:span text:style-name="T391">2</text:span><text:span text:style-name="T345">. El usuario selecciona una de las asignaturas de la lista</text:span><text:span text:style-name="T395"> e introduce una nota</text:span><text:span text:style-name="T396">.</text:span></text:p>
      <text:p text:style-name="P132"><text:span text:style-name="T391">3</text:span><text:span text:style-name="T345">. El sistema comprueba que la nota es válida.</text:span></text:p>
      <text:p text:style-name="P218">4. Volver al paso 2 hasta que el usuario seleccione la opción Confirmar.</text:p>
      <text:p text:style-name="P206"><text:span text:style-name="T601">5</text:span>. El sistema otorga al usuario las PINFcoins equivalentes a las notas sacadas el año pasado.</text:p>
      <text:p text:style-name="P207"/>
      <text:p text:style-name="P239"><text:span text:style-name="T601">E</text:span>xtensiones.</text:p>
      <text:p text:style-name="P208">3a. Nota no válida.</text:p>
      <text:p text:style-name="P240"><text:soft-page-break/><text:span text:style-name="T345"><text:tab/>1. El sistema detecta que la nota introducida no es válida, no </text:span><text:span text:style-name="T452">modifca la nota de </text:span><text:span text:style-name="T454"><text:tab/></text:span><text:span text:style-name="T452">esa asignatura</text:span><text:span text:style-name="T345"> e informa al usuario de</text:span><text:span text:style-name="T452">l error</text:span><text:span text:style-name="T453"> (paso 1)</text:span><text:span text:style-name="T345">.</text:span></text:p>
      <text:p text:style-name="P208"/>
      <text:p text:style-name="P209">5a. Error de conexión al otorgar las PINFcoins.</text:p>
      <text:p text:style-name="P209"><text:tab/>1. El sistema detecta que no se puede comunicar con el servidor de PINFbet e <text:span text:style-name="T602"><text:tab/></text:span>informa al usuario de ello (paso 2).</text:p>
      <text:p text:style-name="P262"/>
      <text:p text:style-name="P518"><text:span text:style-name="T598">10.1.7 </text:span>Caso de Uso: <text:span text:style-name="T397">Especificar asignaturas matriculadas</text:span><text:span text:style-name="T469"> (CU_</text:span><text:span text:style-name="T470">7</text:span><text:span text:style-name="T469">)</text:span><text:span text:style-name="T498">.</text:span></text:p>
      <text:p text:style-name="P261"/>
      <text:p text:style-name="P238">Descripción<text:span text:style-name="T472">.</text:span></text:p>
      <text:p text:style-name="P50">El usuario <text:span text:style-name="T527">especifica las asignaturas en las que está matriculado este año.</text:span></text:p>
      <text:p text:style-name="P31"/>
      <text:p text:style-name="P238">Actores<text:span text:style-name="T472">.</text:span></text:p>
      <text:p text:style-name="P32">El usuario.</text:p>
      <text:p text:style-name="P31"><text:s/></text:p>
      <text:p text:style-name="P31"><text:span text:style-name="T474">Precondiciones</text:span><text:span text:style-name="T475">.</text:span></text:p>
      <text:p text:style-name="P96"><text:span text:style-name="T388">E</text:span><text:span text:style-name="T345">l sistema detecta que, a la hora de iniciar su sesión, el usuario no ha especificado de qué asignaturas está matriculado.</text:span></text:p>
      <text:p text:style-name="P31"/>
      <text:p text:style-name="P231">Postcondiciones<text:span text:style-name="T472">.</text:span></text:p>
      <text:p text:style-name="P51">El servidor almacena las asignaturas en las que el usuario está matriculado este año.</text:p>
      <text:p text:style-name="P231"/>
      <text:p text:style-name="P231"/>
      <text:p text:style-name="P231"/>
      <text:p text:style-name="P240">Escenario principal.</text:p>
      <text:p text:style-name="P131"><text:span text:style-name="T398">1</text:span><text:span text:style-name="T345">. El sistema muestra al usuario una lista de todas las asignaturas en las que es posible</text:span><text:span text:style-name="T399"> </text:span><text:span text:style-name="T400">matricularse</text:span><text:span text:style-name="T401">,</text:span><text:span text:style-name="T402"> mostrando </text:span><text:span text:style-name="T401">si están ya marcadas o no</text:span><text:span text:style-name="T345">.</text:span><text:span text:style-name="T403"> Por defecto ninguna está marcada.</text:span></text:p>
      <text:p text:style-name="P131"><text:span text:style-name="T398">2</text:span><text:span text:style-name="T345">. El usuario selecciona una de las asignaturas de la lista</text:span><text:span text:style-name="T396">.</text:span></text:p>
      <text:p text:style-name="P133"><text:span text:style-name="T398">3</text:span><text:span text:style-name="T404">. El sistema marca esa asignatura seleccionada si no lo estaba y le quita la marca si la tenía.</text:span></text:p>
      <text:p text:style-name="P210"><text:span text:style-name="T528">4</text:span>. Volver al paso 2 hasta que el usuario seleccione la opción "Confirmar".</text:p>
      <text:p text:style-name="P134"><text:span text:style-name="T398">5</text:span><text:span text:style-name="T405">. </text:span><text:span text:style-name="T406">El sistema almacena en el servidor todas las </text:span><text:span text:style-name="T407">asignaturas</text:span><text:span text:style-name="T406"> marcadas de la lista como asignaturas en las cuales se ha matriculado el usuario.</text:span></text:p>
      <text:p text:style-name="P211"/>
      <text:p text:style-name="P241">Extensiones.</text:p>
      <text:p text:style-name="P134"><text:span text:style-name="T398">5</text:span><text:span text:style-name="T408">a. Error de conexión al registrar las asignaturas.</text:span></text:p>
      <text:p text:style-name="P242"><text:soft-page-break/><text:span text:style-name="T345"><text:tab/>1. El sistema detecta un error de conexión a la hora de almacenar el en servidor <text:tab/><text:tab/>todas las asignaturas en las que se ha matriculado el usuario e informa a éste de <text:tab/>ello</text:span><text:span text:style-name="T400"> </text:span><text:span text:style-name="T455">(paso</text:span><text:span text:style-name="T456"> </text:span><text:span text:style-name="T457">2</text:span><text:span text:style-name="T400">)</text:span><text:span text:style-name="T458">.</text:span></text:p>
      <text:p text:style-name="P261"/>
      <text:p text:style-name="P520"><text:span text:style-name="T532">10.1</text:span><text:span text:style-name="T533">.8 </text:span><text:span text:style-name="T529">Caso de Uso: </text:span><text:span text:style-name="T530">Realizar</text:span><text:span text:style-name="T538"> apuesta</text:span><text:span text:style-name="T545"> (CU_</text:span><text:span text:style-name="T546">8</text:span><text:span text:style-name="T545">)</text:span><text:span text:style-name="T531">.</text:span></text:p>
      <text:p text:style-name="P261"/>
      <text:p text:style-name="P238">Descripción<text:span text:style-name="T472">.</text:span></text:p>
      <text:p text:style-name="P52">El usuario realiza una apuesta sobre las calificaciones de asignaturas en las que está matriculado o en las que está matriculado un amigo del usuario.</text:p>
      <text:p text:style-name="P31"/>
      <text:p text:style-name="P238">Actores<text:span text:style-name="T472">.</text:span></text:p>
      <text:p text:style-name="P32">El usuario que <text:span text:style-name="T547">desea realizar la apuesta.</text:span></text:p>
      <text:p text:style-name="P31"><text:s/></text:p>
      <text:p text:style-name="P31"><text:span text:style-name="T474">Precondiciones</text:span><text:span text:style-name="T475">.</text:span></text:p>
      <text:p text:style-name="P97"><text:span text:style-name="T388">E</text:span><text:span text:style-name="T345">l usuario ha iniciado sesión.</text:span></text:p>
      <text:p text:style-name="P31"/>
      <text:p text:style-name="P31"><text:span text:style-name="T474">Postcondiciones</text:span><text:span text:style-name="T475">.</text:span></text:p>
      <text:p text:style-name="P53"><text:span text:style-name="T388">E</text:span><text:span text:style-name="T345">l usuario </text:span><text:span text:style-name="T409">realiza una nueva apuesta.</text:span></text:p>
      <text:p text:style-name="P31"/>
      <text:p text:style-name="P231">Escenario principal.</text:p>
      <text:p text:style-name="P173">1. El sistema muestra al usuario una lista de posibles usuarios sobre los que apostar (él mismo o sus amigos).</text:p>
      <text:p text:style-name="P54"><text:span text:style-name="T410">2</text:span><text:span text:style-name="T345">. </text:span><text:span text:style-name="T411">El usuario selecciona</text:span><text:span text:style-name="T412"> sobre quién apostará</text:span><text:span text:style-name="T410"> de la lista</text:span><text:span text:style-name="T413">.</text:span></text:p>
      <text:p text:style-name="P193"/>
      <text:p text:style-name="P55"><text:span text:style-name="T410">3</text:span><text:span text:style-name="T345">. El sistema muestra al usuario una lista con las </text:span><text:span text:style-name="T414">asignaturas en las que está matriculado</text:span><text:span text:style-name="T415"> el usuario sobre el que se está apostando</text:span><text:span text:style-name="T402">, mostrando </text:span><text:span text:style-name="T401">si están ya marcadas o no</text:span><text:span text:style-name="T414">.</text:span></text:p>
      <text:p text:style-name="P56"><text:span text:style-name="T410">4</text:span><text:span text:style-name="T345">. El usuario </text:span><text:span text:style-name="T415">que desea hacer la apuesta </text:span><text:span text:style-name="T345">selecciona una asignatura de la lista.</text:span></text:p>
      <text:p text:style-name="P174"><text:span text:style-name="T548">5</text:span>. El sistema marca esa asignatura si no estaba antes marcada o le quita la marca si ya estaba marcada antes.</text:p>
      <text:p text:style-name="P175"><text:span text:style-name="T548">6</text:span>. Volver al paso<text:span text:style-name="T549"> 3 hasta que el usuario seleccione la opción "Confirmar asignaturas".</text:span></text:p>
      <text:p text:style-name="P176"><text:span text:style-name="T548">7</text:span>. El sistema muestra al usuario una lista de las asignaturas <text:span text:style-name="T550">marcadas por él</text:span>.</text:p>
      <text:p text:style-name="P177"><text:span text:style-name="T548">8</text:span>. El usuario selecciona una asignatura de la lista e introduce la nota final esperada.</text:p>
      <text:p text:style-name="P177"><text:span text:style-name="T548">9</text:span>. El sistema comprueba que la nota final introducida es válida (mayor o igual que 0 y menor o igual que 10)<text:span text:style-name="T551">.</text:span></text:p>
      <text:p text:style-name="P178"><text:span text:style-name="T548">10</text:span>. Volver al paso <text:span text:style-name="T548">7</text:span> hasta que el usuario seleccione la opción "Confirmar<text:span text:style-name="T552"> notas</text:span>".</text:p>
      <text:p text:style-name="P179">1<text:span text:style-name="T548">1</text:span>. El usuario introduce la cantidad de PINFcoins que desea apostar.</text:p>
      <text:p text:style-name="P179"><text:soft-page-break/>1<text:span text:style-name="T548">2</text:span>. El sistema comprueba que el usuario dispone de PINFcoins suficientes para realizar la apuesta.</text:p>
      <text:p text:style-name="P31"><text:span text:style-name="T416">1</text:span><text:span text:style-name="T410">3</text:span><text:span text:style-name="T416">. El sistema crea la apuesta</text:span><text:span text:style-name="T417"> e informa al usuario de que se ha creado existosamente</text:span><text:span text:style-name="T416">.</text:span></text:p>
      <text:p text:style-name="P57"><text:span text:style-name="T416">1</text:span><text:span text:style-name="T345">4. </text:span><text:span text:style-name="T418">El sistema inicializa el caso de uso </text:span><text:span text:style-name="T374">Menú principal usuario</text:span><text:span text:style-name="T418">.</text:span></text:p>
      <text:p text:style-name="P231"/>
      <text:p text:style-name="P231">Extensiones.</text:p>
      <text:p text:style-name="P58">3-6a. Volver a seleccionar usuario <text:span text:style-name="T553">sobre el que se</text:span> apuesta.</text:p>
      <text:p text:style-name="P58"><text:tab/>1. El usuario selecciona la opción "<text:span text:style-name="T520">Atrás</text:span>" (paso 1).</text:p>
      <text:p text:style-name="P58"/>
      <text:p text:style-name="P58"><text:span text:style-name="T554">7</text:span>-<text:span text:style-name="T554">10</text:span>a. Volver a seleccionar <text:span text:style-name="T554">las asignaturas</text:span>.</text:p>
      <text:p text:style-name="P58"><text:tab/>1. El usuario selecciona la opción "<text:span text:style-name="T520">Atrás</text:span>" (paso <text:span text:style-name="T554">3</text:span>).</text:p>
      <text:p text:style-name="P42"/>
      <text:p text:style-name="P59">9a. Nota no válida.</text:p>
      <text:p text:style-name="P59"><text:tab/>1. <text:span text:style-name="T419">El sistema comprueba que la nota final introducida</text:span><text:span text:style-name="T345"> no</text:span><text:span text:style-name="T419"> es válida</text:span><text:span text:style-name="T345">, informa al </text:span><text:span text:style-name="T459"><text:tab/></text:span><text:span text:style-name="T345">usuario de ello y le solicita que de nuevo seleccione la nota y introduzca una nota </text:span><text:span text:style-name="T459"><text:tab/></text:span><text:span text:style-name="T345">(paso 7).</text:span></text:p>
      <text:p text:style-name="P180"/>
      <text:p text:style-name="P181">11a. Volver a introducir las notas finales.</text:p>
      <text:p text:style-name="P60"><text:span text:style-name="T345"><text:tab/></text:span><text:span text:style-name="T420">1. El usuario selecciona la opción " </text:span><text:span text:style-name="T421">Atrás</text:span><text:span text:style-name="T420">" (paso </text:span><text:span text:style-name="T345">7</text:span><text:span text:style-name="T420">).</text:span></text:p>
      <text:p text:style-name="P180"/>
      <text:p text:style-name="P182">12a. Cantidad de PINFcoins insuficiente.</text:p>
      <text:p text:style-name="P61"><text:span text:style-name="T345"><text:tab/>1. </text:span><text:span text:style-name="T416">El sistema comprueba que el usuario </text:span><text:span text:style-name="T345">no </text:span><text:span text:style-name="T416">dispone de PINFcoins suficientes para </text:span><text:span text:style-name="T459"><text:tab/></text:span><text:span text:style-name="T416">realizar la apuesta</text:span><text:span text:style-name="T345">, informa al usuario del error y le solicita que introduzca una </text:span><text:span text:style-name="T459"><text:tab/></text:span><text:span text:style-name="T345">nueva cantidad de PINFcoins a apostar (paso 11).</text:span></text:p>
      <text:p text:style-name="P182"/>
      <text:p text:style-name="P183">13a. Error de conexión al crear la apuesta.</text:p>
      <text:p text:style-name="P62"><text:span text:style-name="T345"><text:tab/>1. Se produce un error de conexión con el servidor de PINFbet para crear la nueva </text:span><text:span text:style-name="T459"><text:tab/></text:span><text:span text:style-name="T345">apuesta, el sistema informa al usuario de ello</text:span><text:span text:style-name="T421"> e inicializa el menú principal del </text:span><text:span text:style-name="T459"><text:tab/></text:span><text:span text:style-name="T421">usuario.</text:span></text:p>
      <text:p text:style-name="P42"/>
      <text:p text:style-name="P42">*a. Cancelar <text:span text:style-name="T555">creación de apuesta</text:span>.</text:p>
      <text:p text:style-name="P42"><text:tab/>1. El <text:span text:style-name="T514">usuario</text:span> selecciona la opción "Cancelar".</text:p>
      <text:p text:style-name="P42"><text:tab/>2. El sistema cancela <text:span text:style-name="T556">la creación de la apuesta</text:span>.</text:p>
      <text:p text:style-name="P63"><text:span text:style-name="T422"><text:tab/></text:span><text:span text:style-name="T345">3. Se inicializa el </text:span><text:span text:style-name="T423">m</text:span><text:span text:style-name="T345">enú principal</text:span><text:span text:style-name="T423"> del</text:span><text:span text:style-name="T345"> usuario.</text:span></text:p>
      <text:p text:style-name="P265"/>
      <text:p text:style-name="P520"><text:span text:style-name="T532">10.1</text:span><text:span text:style-name="T534">.9 </text:span><text:span text:style-name="T529">Caso de Uso: </text:span><text:span text:style-name="T538">Comprobar apuestas</text:span><text:span text:style-name="T545"> (CU_</text:span><text:span text:style-name="T546">9</text:span><text:span text:style-name="T545">)</text:span><text:span text:style-name="T531">.</text:span></text:p>
      <text:p text:style-name="P261"><text:soft-page-break/></text:p>
      <text:p text:style-name="P238">Descripción<text:span text:style-name="T472">.</text:span></text:p>
      <text:p text:style-name="P52">El usuario comprueba toda las apuestas que ha realizado y que todavía no se han terminado.</text:p>
      <text:p text:style-name="P31"/>
      <text:p text:style-name="P238">Actores<text:span text:style-name="T472">.</text:span></text:p>
      <text:p text:style-name="P32">El usuario que <text:span text:style-name="T547">desea comprobar sus apuestas realizadas</text:span>.</text:p>
      <text:p text:style-name="P31"><text:s/></text:p>
      <text:p text:style-name="P98"><text:span text:style-name="T474">Precondiciones</text:span><text:span text:style-name="T475">.</text:span></text:p>
      <text:p text:style-name="P98"><text:span text:style-name="T388">E</text:span><text:span text:style-name="T468">l usuario ha iniciado sesión.</text:span></text:p>
      <text:p text:style-name="P31"/>
      <text:p text:style-name="P31"><text:span text:style-name="T474">Postcondiciones</text:span><text:span text:style-name="T475">.</text:span></text:p>
      <text:p text:style-name="P53"><text:span text:style-name="T388">E</text:span><text:span text:style-name="T345">l usuario </text:span><text:span text:style-name="T424">comprueba sus apuestas y puede que elimine apuesta</text:span><text:span text:style-name="T425">s suyas, con una penalización en sus PINFcoins en el último caso.</text:span></text:p>
      <text:p text:style-name="P31"/>
      <text:p text:style-name="P231">Escenario principal.</text:p>
      <text:p text:style-name="P54"><text:span text:style-name="T345">1. </text:span><text:span text:style-name="T426">El sistema muestra al usuario una lista de todas las apuestas que ha realizado y que todavía no han finalizado.</text:span></text:p>
      <text:p text:style-name="P184">2. El usuario selecciona una de las apuestas.</text:p>
      <text:p text:style-name="P64"><text:span text:style-name="T345">3. El sistema muestra al usuario la información relativa a </text:span><text:span text:style-name="T427">la</text:span><text:span text:style-name="T345"> apuesta</text:span><text:span text:style-name="T428"> seleccionada</text:span><text:span text:style-name="T345">.</text:span></text:p>
      <text:p text:style-name="P64"><text:span text:style-name="T345">4. El usuario selecciona la opción "</text:span><text:span text:style-name="T429">Apuestas</text:span><text:span text:style-name="T345">".</text:span></text:p>
      <text:p text:style-name="P185">5. Se vuelve al paso 1.</text:p>
      <text:p text:style-name="P37"/>
      <text:p text:style-name="P37"/>
      <text:p text:style-name="P37"/>
      <text:p text:style-name="P231">Extensiones.</text:p>
      <text:p text:style-name="P186">1a. Error de conexión al obtener las apuestas.</text:p>
      <text:p text:style-name="P186"><text:tab/>1. El sistema detecta un error de conexión al obtener la lista de apuestas realizadas <text:span text:style-name="T603"><text:tab/></text:span>y no finalizadas del usuario<text:span text:style-name="T557">,</text:span> informa a éste de ello<text:span text:style-name="T557"> e inicializa el menú principal del <text:tab/>usuario</text:span>.</text:p>
      <text:p text:style-name="P157"/>
      <text:p text:style-name="P65">4a. El usuario selecciona la opción "Eliminar apuesta".</text:p>
      <text:p text:style-name="P65"><text:tab/><text:span text:style-name="T604">1</text:span>. El sistema elimina la apuesta<text:span text:style-name="T558"> seleccionada (paso 1)</text:span>.</text:p>
      <text:p text:style-name="P66"><text:tab/><text:tab/><text:span text:style-name="T604">1</text:span>a. Error de conexión para eliminar la apuesta.</text:p>
      <text:p text:style-name="P67"><text:tab/><text:tab/><text:tab/>1. El sistema detecta un error de conexión con el servidor para <text:span text:style-name="T603"><text:tab/><text:tab/><text:tab/><text:tab/></text:span>eliminar la apuesta<text:span text:style-name="T559">,</text:span> informa de ello al usuario<text:span text:style-name="T423"> e inicializa el menú </text:span><text:span text:style-name="T459"><text:tab/><text:tab/><text:tab/><text:tab/></text:span><text:span text:style-name="T423">principal del usuario.</text:span></text:p>
      <text:p text:style-name="P68"><text:soft-page-break/></text:p>
      <text:p text:style-name="P42"><text:span text:style-name="T560">*</text:span>a. <text:span text:style-name="T561">Dejar de comprobar</text:span>.</text:p>
      <text:p text:style-name="P42"><text:tab/>1. El <text:span text:style-name="T514">usuario</text:span> selecciona la opción "<text:span text:style-name="T423">Atrás</text:span>".</text:p>
      <text:p text:style-name="P43"><text:tab/><text:span text:style-name="T562">2</text:span><text:span text:style-name="T374">. Se inicializa el </text:span><text:span text:style-name="T423">m</text:span><text:span text:style-name="T374">enú principal</text:span><text:span text:style-name="T423"> del</text:span><text:span text:style-name="T374"> usuario.</text:span></text:p>
      <text:p text:style-name="P261"/>
      <text:p text:style-name="P520"><text:span text:style-name="T532">10.1</text:span><text:span text:style-name="T535">.10 </text:span><text:span text:style-name="T529">Caso de Uso: </text:span><text:span text:style-name="T539">Gestionar solicitud</text:span><text:span text:style-name="T540">es</text:span><text:span text:style-name="T539"> de amistad</text:span><text:span text:style-name="T545"> (CU_</text:span><text:span text:style-name="T546">10</text:span><text:span text:style-name="T545">)</text:span><text:span text:style-name="T541">.</text:span></text:p>
      <text:p text:style-name="P261"/>
      <text:p text:style-name="P238">Descripción<text:span text:style-name="T472">.</text:span></text:p>
      <text:p text:style-name="P52">El usuario <text:span text:style-name="T563">gestiona las solicitudes de amistad.</text:span></text:p>
      <text:p text:style-name="P31"/>
      <text:p text:style-name="P238">Actores<text:span text:style-name="T472">.</text:span></text:p>
      <text:p text:style-name="P32">El usuario que <text:span text:style-name="T547">desea gestionar las solicitudes de amistad.</text:span></text:p>
      <text:p text:style-name="P31"><text:s/></text:p>
      <text:p text:style-name="P31"><text:span text:style-name="T474">Precondiciones</text:span><text:span text:style-name="T475">.</text:span></text:p>
      <text:p text:style-name="P99"><text:span text:style-name="T388">E</text:span><text:span text:style-name="T345">l usuario ha iniciado sesión.</text:span></text:p>
      <text:p text:style-name="P31"/>
      <text:p text:style-name="P31"><text:span text:style-name="T474">Postcondiciones</text:span><text:span text:style-name="T475">.</text:span></text:p>
      <text:p text:style-name="P69"><text:span text:style-name="T430">E</text:span><text:span text:style-name="T345">l usuario gestiona </text:span><text:span text:style-name="T430">sus solicitudes de amistad que ha enviado y que ha recibido</text:span><text:span text:style-name="T345">.</text:span></text:p>
      <text:p text:style-name="P31"/>
      <text:p text:style-name="P231">Escenario principal.</text:p>
      <text:p text:style-name="P234"><text:span text:style-name="T431">1</text:span><text:span text:style-name="T345">. </text:span><text:span text:style-name="T432">El sistema muestra al usuario una lista de</text:span><text:span text:style-name="T433"> todas las solicitudes de amistad pendientes</text:span><text:span text:style-name="T432">.</text:span></text:p>
      <text:p text:style-name="P70"><text:span text:style-name="T564">2</text:span>. <text:span text:style-name="T565">El usuario selecciona una solicitud de amistad que le ha enviado otro usuario.</text:span></text:p>
      <text:p text:style-name="P71"><text:span text:style-name="T564">3</text:span>. El usuario acepta la solicitud de amistad.</text:p>
      <text:p text:style-name="P71"/>
      <text:p text:style-name="P71"><text:span text:style-name="T564">4</text:span>. El sistema registra que este usuario y el que envió la solicitud son ahora amigos<text:span text:style-name="T566"> y borra la solicitud en el receptor y en el emisor.</text:span></text:p>
      <text:p text:style-name="P71"><text:tab/><text:span text:style-name="T564">4</text:span>a. Error de conexión al registrar <text:span text:style-name="T567">a </text:span>los nuevos amigos<text:span text:style-name="T568"> o borrar las solicitudes</text:span>.</text:p>
      <text:p text:style-name="P71"><text:tab/><text:tab/><text:span text:style-name="T569">1. El sistema detecta un error de conexión con el servidor de PINFbet a la <text:tab/><text:tab/>hora de registrar a los nuevos amigos o borrar las solicitudes e informa al <text:tab/><text:tab/><text:tab/>usuario de ello (paso 1).</text:span></text:p>
      <text:p text:style-name="P72"><text:span text:style-name="T434">5</text:span><text:span text:style-name="T345">. Volver al paso 1</text:span><text:span text:style-name="T435">.</text:span></text:p>
      <text:p text:style-name="P187"/>
      <text:p text:style-name="P231">Extensiones.</text:p>
      <text:p text:style-name="P188">1a. Error de conexión al obtener la lista de solicitudes.</text:p>
      <text:p text:style-name="P188"><text:tab/>1. El sistema detecta un error a la hora de obtener la lista de solicitudes de amistad<text:span text:style-name="T605"> <text:tab/></text:span>pendientes del usuario<text:span text:style-name="T559">,</text:span> informa a éste de ello<text:span text:style-name="T606"> e inicializa el menú principal del </text:span><text:soft-page-break/><text:span text:style-name="T606"><text:tab/>usuario</text:span>.</text:p>
      <text:p text:style-name="P188"/>
      <text:p text:style-name="P189">2<text:span text:style-name="T570">a</text:span>. Solicitudes enviadas por el usuario.</text:p>
      <text:p text:style-name="P189"><text:tab/>1. El usuario selecciona una solicitud que él mismo ha enviado a otro usuario.</text:p>
      <text:p text:style-name="P189"><text:tab/>2. El usuario selecciona la opción "Borrar".</text:p>
      <text:p text:style-name="P189"><text:tab/>3. El sistema borra esa solicitud de la cuenta del emisor y del receptor<text:span text:style-name="T571"> (paso 1).</text:span></text:p>
      <text:p text:style-name="P190"><text:tab/><text:tab/>3a<text:span text:style-name="T572">. Error de conexión al borrar la solicitud.</text:span></text:p>
      <text:p text:style-name="P73"><text:tab/><text:tab/><text:span text:style-name="T573"><text:tab/></text:span>1. El sistema <text:span text:style-name="T569">detecta un error de conexión con el servido</text:span>r <text:span text:style-name="T574">a la hora de <text:tab/><text:tab/><text:tab/>borrar la solicitud </text:span>e informa al usuario de ello<text:span text:style-name="T575"> </text:span><text:span text:style-name="T460">e inicializa el menú </text:span><text:span text:style-name="T462"><text:tab/><text:tab/><text:tab/><text:tab/></text:span><text:span text:style-name="T460">principal del usuario</text:span><text:span text:style-name="T461">.</text:span></text:p>
      <text:p text:style-name="P74"/>
      <text:p text:style-name="P74">2b. Crear solicitud.</text:p>
      <text:p text:style-name="P74"><text:tab/>1. El usuario selecciona la opción "Nueva solicitud".</text:p>
      <text:p text:style-name="P75"><text:tab/>2. Include (Crear solicitud).</text:p>
      <text:p text:style-name="P76"/>
      <text:p text:style-name="P76"><text:span text:style-name="T564">3</text:span>a. Rechazar la solicitud de amistad.</text:p>
      <text:p text:style-name="P76"><text:tab/>1. El usuario <text:span text:style-name="T576">selecciona la opción "Rechazar".</text:span></text:p>
      <text:p text:style-name="P76"><text:tab/>2. El sistema borra la solicitud de amistad (paso 1).</text:p>
      <text:p text:style-name="P76"><text:tab/><text:span text:style-name="T573"><text:tab/>2</text:span>a. <text:span text:style-name="T565">Error de conexión al borrar la solicitud.</text:span></text:p>
      <text:p text:style-name="P73"><text:tab/><text:tab/><text:span text:style-name="T573"><text:tab/></text:span>1. El sistema <text:span text:style-name="T569">detecta un error de conexión con el servido</text:span>r<text:span text:style-name="T577"> a la hora de <text:tab/><text:tab/><text:tab/>rechazar la solicitud</text:span> e informa al usuario de ello<text:span text:style-name="T607"> (paso 1)</text:span>.</text:p>
      <text:p text:style-name="P73"/>
      <text:p text:style-name="P73"/>
      <text:p text:style-name="P73"/>
      <text:p text:style-name="P73"/>
      <text:p text:style-name="P77"><text:span text:style-name="T578">3</text:span>-4a. Volver a lista.</text:p>
      <text:p text:style-name="P77"><text:tab/>1. El usuario selecciona la opción "<text:span text:style-name="T579">Atrás</text:span>"(paso 1).</text:p>
      <text:p text:style-name="P31"/>
      <text:p text:style-name="P78">*a.<text:span text:style-name="T418"> Volver al menú </text:span><text:span text:style-name="T436">social</text:span><text:span text:style-name="T418">.</text:span></text:p>
      <text:p text:style-name="P191"><text:tab/>1. El usuario selecciona la opción "<text:span text:style-name="T580">Social</text:span>".</text:p>
      <text:p text:style-name="P191"><text:tab/>2. El sistema inicializa el <text:span text:style-name="T579">m</text:span>enú <text:span text:style-name="T581">social</text:span>.</text:p>
      <text:p text:style-name="P191"/>
      <text:p text:style-name="P78">*<text:span text:style-name="T582">b</text:span>.<text:span text:style-name="T418"> Volver al menú</text:span><text:span text:style-name="T437"> inicial del usuario</text:span><text:span text:style-name="T418">.</text:span></text:p>
      <text:p text:style-name="P191"><text:tab/>1. El usuario selecciona la opción "<text:span text:style-name="T583">Inicio</text:span>".</text:p>
      <text:p text:style-name="P79"><text:span text:style-name="T345"><text:tab/>2. El sistema inicializa el</text:span><text:span text:style-name="T438"> m</text:span><text:span text:style-name="T374">enú principal </text:span><text:span text:style-name="T438">del </text:span><text:span text:style-name="T374">usuario</text:span><text:span text:style-name="T345">.</text:span></text:p>
      <text:p text:style-name="P258"/>
      <text:p text:style-name="P520"><text:span text:style-name="T532">10.1</text:span><text:span text:style-name="T536">.11 </text:span><text:span text:style-name="T529">Caso de Uso: </text:span><text:span text:style-name="T542">Crear solicitud</text:span><text:span text:style-name="T545"> (CU_</text:span><text:span text:style-name="T546">11</text:span><text:span text:style-name="T545">)</text:span></text:p>
      <text:p text:style-name="P261"><text:soft-page-break/></text:p>
      <text:p text:style-name="P238">Descripción<text:span text:style-name="T472">.</text:span></text:p>
      <text:p text:style-name="P82">Crear una nueva solicitud de amistad.</text:p>
      <text:p text:style-name="P31"/>
      <text:p text:style-name="P238">Actores<text:span text:style-name="T472">.</text:span></text:p>
      <text:p text:style-name="P32">El usuario que <text:span text:style-name="T547">desea crear una nueva solicitud de amistad.</text:span></text:p>
      <text:p text:style-name="P31"><text:s/></text:p>
      <text:p text:style-name="P31"><text:span text:style-name="T474">Precondiciones</text:span><text:span text:style-name="T475">.</text:span></text:p>
      <text:p text:style-name="P100"><text:span text:style-name="T388">E</text:span><text:span text:style-name="T345">l usuario ha iniciado sesión.</text:span></text:p>
      <text:p text:style-name="P31"/>
      <text:p text:style-name="P31"><text:span text:style-name="T474">Postcondiciones</text:span><text:span text:style-name="T475">.</text:span></text:p>
      <text:p text:style-name="P32"><text:span text:style-name="T345">El usuari</text:span><text:span text:style-name="T439">o</text:span><text:span text:style-name="T440"> cre</text:span><text:span text:style-name="T439">a</text:span><text:span text:style-name="T440"> una nueva solicitud de amistad.</text:span></text:p>
      <text:p text:style-name="P31"/>
      <text:p text:style-name="P231">Escenario principal.</text:p>
      <text:p text:style-name="P74"><text:tab/><text:span text:style-name="T584">1</text:span>. El usuario introduce el nombre del usuario al cual desea enviar una solicitud de <text:span text:style-name="T609"><text:tab/></text:span>amistad.</text:p>
      <text:p text:style-name="P74"><text:tab/><text:span text:style-name="T584">2</text:span>. El sistema comprueba que dicho usuario existe.</text:p>
      <text:p text:style-name="P135"><text:span text:style-name="T435"><text:tab/></text:span><text:span text:style-name="T441">3</text:span><text:span text:style-name="T435">. El sistema registra la nueva solicitud y la envía a dicho usuario.</text:span></text:p>
      <text:p text:style-name="P136"><text:span text:style-name="T435"><text:tab/></text:span><text:span text:style-name="T441">4</text:span><text:span text:style-name="T345">. El sistema informa al usuario de que se ha creado la solicitud exitosamente.</text:span></text:p>
      <text:p text:style-name="P137"><text:span text:style-name="T435"><text:tab/></text:span><text:span text:style-name="T441">5</text:span><text:span text:style-name="T345">. Inicializar el caso de uso </text:span><text:span text:style-name="T442">Gestionar solicitud</text:span><text:span text:style-name="T430">es</text:span><text:span text:style-name="T442"> de amistad</text:span><text:span text:style-name="T443">.</text:span></text:p>
      <text:p text:style-name="P187"/>
      <text:p text:style-name="P187"/>
      <text:p text:style-name="P187"/>
      <text:p text:style-name="P187"/>
      <text:p text:style-name="P231">Extensiones.</text:p>
      <text:p text:style-name="P80"><text:span text:style-name="T584">2</text:span>a. Usuario inexistente.</text:p>
      <text:p text:style-name="P80"><text:tab/>1. El sistema comprueba que el usuario especificado por el nombre introducido <text:tab/><text:tab/>no existe, informa al usuario que introdujo el nombre de ello y le solicita que <text:tab/><text:tab/>introduzca otro nombre (paso <text:span text:style-name="T585">1</text:span>).</text:p>
      <text:p text:style-name="P80"/>
      <text:p text:style-name="P81">4a. Error de conexión al crear la solicitud.</text:p>
      <text:p text:style-name="P31"><text:span text:style-name="T608"><text:tab/>1. El sistema detecta un error de conexión con el servidor a la hora de crear la <text:tab/>solicitud, informa al usuario de ello </text:span><text:span text:style-name="T460">e inicializa el menú principal del usuario</text:span><text:span text:style-name="T461">.</text:span></text:p>
      <text:p text:style-name="P83"/>
      <text:p text:style-name="P83">*a. Volver a la lista de solicitudes.</text:p>
      <text:p text:style-name="P83"><text:tab/>1<text:span text:style-name="T346">. El usuario selecciona la opción "</text:span><text:span text:style-name="T366">L</text:span><text:span text:style-name="T346">ista".</text:span></text:p>
      <text:p text:style-name="P83"><text:span text:style-name="T346"><text:tab/>2. El sistema inicializa el </text:span><text:span text:style-name="T367">c</text:span><text:span text:style-name="T346">aso de uso </text:span><text:span text:style-name="T368">Gestionar solicitud</text:span><text:span text:style-name="T369">es</text:span><text:span text:style-name="T368"> de amistad</text:span><text:span text:style-name="T346">.</text:span></text:p>
      <text:p text:style-name="P31"><text:soft-page-break/></text:p>
      <text:p text:style-name="P78">*<text:span text:style-name="T586">b</text:span>.<text:span text:style-name="T418"> Volver al menú de amigos.</text:span></text:p>
      <text:p text:style-name="P191"><text:tab/>1. El usuario selecciona la opción "<text:span text:style-name="T581">Social</text:span>".</text:p>
      <text:p text:style-name="P191"><text:tab/>2. El sistema inicializa el caso de uso Menú <text:span text:style-name="T587">social</text:span>.</text:p>
      <text:p text:style-name="P68"/>
      <text:p text:style-name="P78">*<text:span text:style-name="T588">c</text:span>.<text:span text:style-name="T418"> Volver al menú</text:span><text:span text:style-name="T437"> inicial del usuario</text:span><text:span text:style-name="T418">.</text:span></text:p>
      <text:p text:style-name="P191"><text:tab/>1. El usuario selecciona la opción "<text:span text:style-name="T583">Inicio</text:span>".</text:p>
      <text:p text:style-name="P79"><text:span text:style-name="T345"><text:tab/>2. El sistema inicializa el caso de uso </text:span><text:span text:style-name="T374">Menú principal usuario</text:span><text:span text:style-name="T345">.</text:span></text:p>
      <text:p text:style-name="P261"/>
      <text:p text:style-name="P520"><text:span text:style-name="T532">10.1</text:span><text:span text:style-name="T537">.12 </text:span><text:span text:style-name="T529">Caso de Uso: </text:span><text:span text:style-name="T543">Gestionar amigos</text:span><text:span text:style-name="T544"> e interactuar</text:span><text:span text:style-name="T545"> (CU_</text:span><text:span text:style-name="T546">12</text:span><text:span text:style-name="T545">)</text:span></text:p>
      <text:p text:style-name="P111"/>
      <text:p text:style-name="P238">Descripción<text:span text:style-name="T472">.</text:span></text:p>
      <text:p text:style-name="P32">El usuario<text:span text:style-name="T589"> gestiona sus amigos e interactúa con ellos.</text:span></text:p>
      <text:p text:style-name="P31"/>
      <text:p text:style-name="P238">Actores<text:span text:style-name="T472">.</text:span></text:p>
      <text:p text:style-name="P32">El usuario<text:span text:style-name="T589"> que</text:span> <text:span text:style-name="T589">desea gestionar sus amigos e interactuar con ellos.</text:span></text:p>
      <text:p text:style-name="P31"><text:s/></text:p>
      <text:p text:style-name="P31"><text:span text:style-name="T474">Precondiciones</text:span><text:span text:style-name="T475">.</text:span></text:p>
      <text:p text:style-name="P101"><text:span text:style-name="T388">E</text:span><text:span text:style-name="T345">l usuario ha iniciado sesión.</text:span></text:p>
      <text:p text:style-name="P31"/>
      <text:p text:style-name="P31"><text:span text:style-name="T474">Postcondiciones</text:span><text:span text:style-name="T475">.</text:span></text:p>
      <text:p text:style-name="P32"><text:span text:style-name="T444">El usuario gestiona sus amigos e interact</text:span><text:span text:style-name="T445">úa </text:span><text:span text:style-name="T444">con ellos.</text:span></text:p>
      <text:p text:style-name="P192"/>
      <text:p text:style-name="P231">Escenario principal.</text:p>
      <text:p text:style-name="P54"><text:span text:style-name="T446">1</text:span><text:span text:style-name="T345">. </text:span><text:span text:style-name="T432">El sistema muestra al usuario una lista de todos sus amigos</text:span><text:span text:style-name="T433"> (marcando los amigos que han enviado mensajes sin leer)</text:span><text:span text:style-name="T432">.</text:span></text:p>
      <text:p text:style-name="P84"><text:span text:style-name="T446">2</text:span><text:span text:style-name="T345">. El usuario selecciona un amigo de la lista.</text:span></text:p>
      <text:p text:style-name="P84"><text:span text:style-name="T446">3</text:span><text:span text:style-name="T345">. El usuario selecciona la opción "Chat".</text:span></text:p>
      <text:p text:style-name="P84"><text:span text:style-name="T446">4</text:span><text:span text:style-name="T345">. El sistema muestra al usuario el chat que tiene con ese amigo seleccionado.</text:span></text:p>
      <text:p text:style-name="P85"><text:span text:style-name="T446">5</text:span><text:span text:style-name="T345">. </text:span><text:span text:style-name="T447">El usuario escribe un mensaje en el chat.</text:span></text:p>
      <text:p text:style-name="P86"><text:span text:style-name="T446">6</text:span><text:span text:style-name="T345">. El sistema envía dicho mensaje al amigo del usuario.</text:span></text:p>
      <text:p text:style-name="P87"><text:span text:style-name="T446">7</text:span><text:span text:style-name="T345">. Volver al paso 4.</text:span></text:p>
      <text:p text:style-name="P138"><text:span text:style-name="T446">8</text:span><text:span text:style-name="T463">. Volver al paso 1.</text:span></text:p>
      <text:p text:style-name="P187"/>
      <text:p text:style-name="P231">Extensiones.</text:p>
      <text:p text:style-name="P88"><text:span text:style-name="T590">1</text:span>a. Error de conexión al mostrar la lista.</text:p>
      <text:p text:style-name="P88"><text:soft-page-break/><text:tab/>1. El sistema detecta un error de conexión a la hora de obtener la lista de amigos y <text:span text:style-name="T610"><text:tab/></text:span>solicitudes de amistad del usuario<text:span text:style-name="T591">, </text:span>informa a éste de ello<text:span text:style-name="T591"> </text:span><text:span text:style-name="T460">e inicializa el menú </text:span><text:span text:style-name="T464"><text:tab/></text:span><text:span text:style-name="T460">principal del usuario</text:span><text:span text:style-name="T461">.</text:span></text:p>
      <text:p text:style-name="P89"/>
      <text:p text:style-name="P89">3a. Borrar amigo.</text:p>
      <text:p text:style-name="P89"><text:tab/>1. El usuario selecciona la opción "Borrar".</text:p>
      <text:p text:style-name="P89"><text:tab/>2. El sistema registra que éste usuario y el amigo seleccionado de la lista ya no son <text:span text:style-name="T610"><text:tab/></text:span>amigos (paso 1).</text:p>
      <text:p text:style-name="P89"><text:tab/><text:span text:style-name="T610"><text:tab/></text:span>2a. Error de conexión al borrar <text:span text:style-name="T592">al </text:span>amigo.</text:p>
      <text:p text:style-name="P89"><text:tab/><text:tab/><text:tab/>1. El sistema detecta un error de conexión con el servidor a la hora de <text:span text:style-name="T610"><text:tab/><text:tab/><text:tab/></text:span>registra<text:span text:style-name="T610">r </text:span>que éste usuario y el amigo seleccionado de la lista ya no <text:span text:style-name="T610"><text:tab/><text:tab/><text:tab/><text:tab/></text:span>son amigos<text:span text:style-name="T593">,</text:span> informa al usuario de ello<text:span text:style-name="T608"> </text:span><text:span text:style-name="T460">e inicializa el menú principal </text:span><text:span text:style-name="T464"><text:tab/><text:tab/><text:tab/><text:tab/></text:span><text:span text:style-name="T460">del usuario</text:span><text:span text:style-name="T461">.</text:span></text:p>
      <text:p text:style-name="P89"/>
      <text:p text:style-name="P90">4a. Error de conexión al obtener el chat.</text:p>
      <text:p text:style-name="P90"><text:tab/>1. El sistema detecta un error de conexión con el servidor para obtener el chat <text:span text:style-name="T611"><text:tab/></text:span>entre el usuario y el amigo seleccionado por el mismo<text:span text:style-name="T593">,</text:span> informa al usuario de ello<text:span text:style-name="T608"> </text:span><text:span text:style-name="T460">e </text:span><text:span text:style-name="T465"><text:tab/></text:span><text:span text:style-name="T460">inicializa el menú principal del usuario</text:span><text:span text:style-name="T461">.</text:span></text:p>
      <text:p text:style-name="P91"/>
      <text:p text:style-name="P92">6a. Error de conexión al enviar el mensaje.</text:p>
      <text:p text:style-name="P92"><text:tab/>1. El sistema detecta un error de conexión con el servidor a la hora de enviar un <text:span text:style-name="T612"><text:tab/></text:span>mensaje al amigo del usuario<text:span text:style-name="T594">,</text:span> informa a dicho usuario del error<text:span text:style-name="T608"> </text:span><text:span text:style-name="T460">e inicializa el menú </text:span><text:span text:style-name="T466"><text:tab/></text:span><text:span text:style-name="T460">principal del usuario</text:span>.</text:p>
      <text:p text:style-name="P89"/>
      <text:p text:style-name="P93">3-<text:span text:style-name="T595">7a. Volver a la lista.</text:span></text:p>
      <text:p text:style-name="P94"><text:tab/>1. El usuario selecciona la opción "Lista" (paso 1).</text:p>
      <text:p text:style-name="P31"/>
      <text:p text:style-name="P78">*a.<text:span text:style-name="T418"> Volver al menú </text:span><text:span text:style-name="T448">social</text:span><text:span text:style-name="T418">.</text:span></text:p>
      <text:p text:style-name="P191"><text:tab/>1. El usuario selecciona la opción "<text:span text:style-name="T581">Social</text:span>".</text:p>
      <text:p text:style-name="P191"><text:tab/>2. El sistema inicializa el caso de uso Menú <text:span text:style-name="T596">social</text:span>.</text:p>
      <text:p text:style-name="P191"/>
      <text:p text:style-name="P78">*<text:span text:style-name="T597">b</text:span>.<text:span text:style-name="T418"> Volver al menú</text:span><text:span text:style-name="T437"> inicial del usuario</text:span><text:span text:style-name="T418">.</text:span></text:p>
      <text:p text:style-name="P191"><text:tab/>1. El usuario selecciona la opción "<text:span text:style-name="T583">Inicio</text:span>".</text:p>
      <text:p text:style-name="P112"><text:span text:style-name="T346"><text:tab/>2. El sistema inicializa el caso de uso </text:span><text:span text:style-name="T347">Menú principal usuario</text:span><text:span text:style-name="T346">.</text:span></text:p>
      <text:p text:style-name="P278"/>
      <text:p text:style-name="P281">10.2 Requisitos no funcionales.</text:p>
      <text:p text:style-name="P358"/>
      <text:p text:style-name="P220"><text:soft-page-break/><text:span text:style-name="T613">10.2</text:span><text:span text:style-name="T614">.1 </text:span>Rendimiento.</text:p>
      <text:p text:style-name="P140"><text:span text:style-name="T643">L</text:span>a aplicación móvil no debería tardar más de 2 segundos en responder. Téngase en cuenta que en algunos casos estos dependerá de la conexión a internet del usuario. Dichos casos se excluyen de esta restricción, dado que dependen de lo que el usuario tenga contratado<text:span text:style-name="T619"> y eso está fuera del alcance de PROPINF y de PINFbet</text:span>.</text:p>
      <text:p text:style-name="P139"/>
      <text:p text:style-name="P221"><text:span text:style-name="T613">10.2</text:span><text:span text:style-name="T614">.2 </text:span>Eficiencia.</text:p>
      <text:p text:style-name="P139"/>
      <text:p text:style-name="P140">En la aplicación de móvil, dada la plataforma a la cual se dirige, no debe<text:span text:style-name="T620"> tener un </text:span>consumo energético<text:span text:style-name="T620"> elevado</text:span> y<text:span text:style-name="T620">, además,</text:span> las aplicaciones de móviles siempre deben ser ligeras en coste computacional para los dispositivos de este tipo.</text:p>
      <text:p text:style-name="P139"/>
      <text:p text:style-name="P222"><text:span text:style-name="T613">10.2</text:span><text:span text:style-name="T615">.3 </text:span>Documentación.</text:p>
      <text:p text:style-name="P141">Cualquier código producido en cualquier lenguaje debe ser documentado de forma que se sepa leyendo dicha documentación qué es lo que hace cada función.</text:p>
      <text:p text:style-name="P141"/>
      <text:p text:style-name="P223"><text:span text:style-name="T613">10.2</text:span><text:span text:style-name="T615">.4 </text:span>Portabilidad.</text:p>
      <text:p text:style-name="P142">La aplicación móvil debe funcionar en Android<text:span text:style-name="T644"> y en iOS</text:span> en la última versión actualizada.</text:p>
      <text:p text:style-name="P142"/>
      <text:p text:style-name="P224"><text:span text:style-name="T613">10.2</text:span><text:span text:style-name="T615">.5 </text:span>Seguridad.</text:p>
      <text:p text:style-name="P113"><text:span text:style-name="T289">Las contraseñas se deben almacenar en el servidor cifradas con un método irreversible, esto es, que no se pueden descifrar, solo </text:span><text:span text:style-name="T306">pueden ser </text:span><text:span text:style-name="T289">cifra</text:span><text:span text:style-name="T306">das</text:span><text:span text:style-name="T289">.</text:span></text:p>
      <text:p text:style-name="P143"/>
      <text:p text:style-name="P144">Las contraseñás se transmitirán entre cliente y servidor y viceversa cifradas.</text:p>
      <text:p text:style-name="P144"/>
      <text:p text:style-name="P225"><text:span text:style-name="T613">10.2</text:span><text:span text:style-name="T615">.6 </text:span>Reusabilidad.</text:p>
      <text:p text:style-name="P236"><text:span text:style-name="T346">Todo código escrito para el proyecto, dentro de la medida de lo posible, deberá ser reusable para futuros proyectos</text:span><text:span text:style-name="T371"> de PROPINF</text:span><text:span text:style-name="T370"> que estén o no relacionados con PINF</text:span><text:span text:style-name="T373">bet</text:span><text:span text:style-name="T370">.</text:span></text:p>
      <text:p text:style-name="P212"/>
      <text:p text:style-name="P226"><text:span text:style-name="T613">10.2</text:span><text:span text:style-name="T615">.7 </text:span><text:span text:style-name="T616">U</text:span>sabilidad.</text:p>
      <text:p text:style-name="P367">El usuario debe realizar, en la medida de lo posible, la menor cantidad de selecciones disponibles para acceder, de forma lógica y organizada, a todas las funcionalidades<text:span text:style-name="T645"> de la aplicación</text:span>.</text:p>
      <text:p text:style-name="P391"/>
      <text:p text:style-name="P394"><text:span text:style-name="T173">11</text:span><text:span text:style-name="T170">. </text:span><text:span text:style-name="T181">Diseño</text:span><text:span text:style-name="T171">.</text:span></text:p>
      <text:p text:style-name="P392"/>
      <text:p text:style-name="P397"><text:soft-page-break/><text:span text:style-name="T196">1</text:span><text:span text:style-name="T98">1. 1 Diseño de interfaz.</text:span></text:p>
      <text:p text:style-name="P213">En base a los <text:span text:style-name="T621">requisitos recogidos y</text:span> descritos anteriormente en los apartados previos a éste, tenemos principalmente, los siguientes menús<text:span text:style-name="T622"> en el sistema.</text:span></text:p>
      <text:p text:style-name="P227"/>
      <text:list xml:id="list939610728" text:style-name="L11">
        <text:list-item>
          <text:p text:style-name="P509">Menú de inicio de sesión.</text:p>
          <text:list>
            <text:list-item>
              <text:p text:style-name="P510">El usuario puede iniciar sesión o ir hacia el menú de registro. A partir de aquí el usuario subirá sus notas del año pasado si no las ha subido y especificará sus asignaturas que cursará este año si no las ha especificado.</text:p>
            </text:list-item>
          </text:list>
          <text:p text:style-name="P510"/>
        </text:list-item>
        <text:list-item>
          <text:p text:style-name="P509">Menú de registro<text:span text:style-name="T623">.</text:span></text:p>
          <text:list>
            <text:list-item>
              <text:p text:style-name="P510">El usuario puede registrarse en PINF<text:span text:style-name="T646">bet</text:span> o ir hacia el menú de inicio de sesión.</text:p>
            </text:list-item>
          </text:list>
        </text:list-item>
      </text:list>
      <text:p text:style-name="P219"/>
      <text:list xml:id="list113025725412854" text:continue-numbering="true" text:style-name="L11">
        <text:list-item>
          <text:p text:style-name="P509">Menú de usuario.</text:p>
          <text:list>
            <text:list-item>
              <text:p text:style-name="P511">Desde aquí el usuario puede crear, comprobar y eliminar apuestas, ver el top 30 de usuarios, eliminar su cuenta, cerrar su sesión, mandar solicitudes de amistad a otros usuarios, chatear con usuarios (chat asíncrono), gestionar las amistades que tiene y borrarlas en caso de que así lo desee.</text:p>
              <text:p text:style-name="P511"/>
            </text:list-item>
            <text:list-item>
              <text:p text:style-name="P512">Todas las peticiones que sean necesarias serán manejadas por el servidor, que contendrá los datos de los usuarios con las medidas de seguridad especificadas anteriormente.</text:p>
            </text:list-item>
          </text:list>
        </text:list-item>
      </text:list>
      <text:p text:style-name="P228"/>
      <text:p text:style-name="P215">El usuario interactuará con el sistema mediante los siguientes elementos.</text:p>
      <text:p text:style-name="P215"/>
      <text:p text:style-name="P215">Para seleccionar opciones, usará botones en la interfaz (botón Confirmar, Atrás, Log in, Sign in, Log out...)</text:p>
      <text:p text:style-name="P215">Para introducir datos más complejos (como números y texto), el usuario los introducirá a través de campos de entrada (input field).</text:p>
      <text:p text:style-name="P215"/>
      <text:p text:style-name="P216"/>
      <text:p text:style-name="P216"/>
      <text:p text:style-name="P216"/>
      <text:p text:style-name="P216">Para ver los contenidos de una lista o el contenido del contrato de responsabilidad, el usuario dispondrá de una barra de desplazamiento para ir navegando por los contenidos de la lista<text:span text:style-name="T640"> o podrá también tener botones para navegar por estas listas</text:span>.</text:p>
      <text:p text:style-name="P216"/>
      <text:p text:style-name="P237"><text:span text:style-name="T346">Para acceder a un elemento concreto de la lista, el usuario solamente tendrá que hacer </text:span><text:soft-page-break/><text:span text:style-name="T346">click o tocarlo en la pantalla del móvil</text:span><text:span text:style-name="T372">, si es que se pueden hacer operaciones con el elemento seleccionado (por ejemplo, no se puede hacer ninguna operación con un nombre de usuario en el ranking que se muestre, luego seleccionarlo no mostrará ninguna opción).</text:span></text:p>
      <text:p text:style-name="P214"/>
      <text:p text:style-name="P230"><text:span text:style-name="T624">11. 2 </text:span>Diseño de datos.</text:p>
      <text:p text:style-name="P229">PONER DEFINICION DE DATOS DE RAFA.</text:p>
      <text:p text:style-name="P371"/>
      <text:p text:style-name="P369">11.3 Diseño de la comunicación servidor - <text:span text:style-name="T647">a</text:span>plicación móv<text:span text:style-name="T625">il.</text:span></text:p>
      <text:p text:style-name="P368">El servidor se comunicará con la aplicación móvil y viceversa enviando datos en formato JSON.</text:p>
      <text:p text:style-name="P368"/>
      <text:p text:style-name="P370"><text:span text:style-name="T289">Para el caso especial de las contraseñas, debido a la seguridad que deben tener, según los requisitos recogidos, </text:span><text:span text:style-name="T307">se cifrarán antes de ser enviadas por la red desde la aplicación al servidor.</text:span></text:p>
      <text:p text:style-name="P392"/>
      <text:p text:style-name="P411"><text:span text:style-name="T171">1</text:span><text:span text:style-name="T169">2. Implementación.</text:span></text:p>
      <text:p text:style-name="P374"/>
      <text:p text:style-name="P363">12.1 Aplicación móvil.</text:p>
      <text:p text:style-name="P398"><text:span text:style-name="T197">La aplicación móvil será creada mediante el uso del motor Unity y el lenguaje de programación C#, junto con el uso de la librería que proporciona Unity en su motor y su integración con el mencionado lenguaje y el uso de Visual Studio como IDE para desarrollar el código de los ficheros de</text:span><text:span text:style-name="T198"> código</text:span><text:span text:style-name="T197"> C#.</text:span></text:p>
      <text:p text:style-name="P375"/>
      <text:p text:style-name="P399"><text:span text:style-name="T197">El código se agrupará en los siguientes ficheros .cs: </text:span><text:span text:style-name="T98">FICHEROS RAFA</text:span></text:p>
      <text:p text:style-name="P375"/>
      <text:p text:style-name="P364">12.2 Servidor.</text:p>
      <text:p text:style-name="P376">El servidor usará una base de datos implementada en MySQL y tendrá una interfaz de peticiones HTTP con los métodos GET, PUT, POST y DELETE con la cual se comunicará con la aplicación móvil.</text:p>
      <text:p text:style-name="P376"/>
      <text:p text:style-name="P376"/>
      <text:p text:style-name="P393">13. Pruebas.</text:p>
      <text:p text:style-name="P377"/>
      <text:p text:style-name="P365">13.1 Pruebas de requisitos funcionales.</text:p>
      <text:p text:style-name="P400"><text:span text:style-name="T197">Prueba de caja negra aplicable a</text:span><text:span text:style-name="T215"> la</text:span><text:span text:style-name="T197"> aplicación móvil y </text:span><text:span text:style-name="T215">al </text:span><text:span text:style-name="T197">servidor</text:span><text:span text:style-name="T215">. </text:span><text:span text:style-name="T202">Esta es una prueba </text:span><text:soft-page-break/><text:span text:style-name="T202">general sobre todo el sistema PINFbet.</text:span></text:p>
      <text:p text:style-name="P378"/>
      <text:p text:style-name="P400"><text:span text:style-name="T197">Consiste en</text:span><text:span text:style-name="T199">, usando los casos de uso recogidos y documentados, realizar todas las posibles combinaciones de escenarios de cada caso de uso.</text:span></text:p>
      <text:p text:style-name="P379"><text:span text:style-name="T648">P</text:span>or ejemplo, en el caso de uso de registrar un usuario, habría que probar que en todos los casos y escenarios previstos en la descripción del caso de uso<text:span text:style-name="T649"> tanto</text:span> la aplicación móvil <text:span text:style-name="T649">como</text:span> el servidor actúan de la manera esperada<text:span text:style-name="T650">.</text:span></text:p>
      <text:p text:style-name="P379"/>
      <text:p text:style-name="P379">Esta es una prueba exhaustiva cuya aplicación debe ser formal y sistemática para asegurar la correcta ejecución del sistema en todos los escenarios de ejecución previstos.</text:p>
      <text:p text:style-name="P379"/>
      <text:p text:style-name="P402"><text:span text:style-name="T197">Se deberá comprobar también que el contenido de la base de datos del servidor va cambiando de forma consistente con los escenarios de los casos de uso ejecutados</text:span><text:span text:style-name="T200">.</text:span></text:p>
      <text:p text:style-name="P380"/>
      <text:p text:style-name="P406"><text:span text:style-name="T200">S</text:span><text:span text:style-name="T197">e deberá proporcionar un entregable en el que se incluyan todas las inconsistencias con los casos de uso que se hayan encontrado, indicando el caso de uso afectado, si afecta al escenario principal del mismo o a una extensión, proceso seguido para encontrar el fallo, sección de código acotada donde parezca que esté el error (opcional) y este entregable deberá ser enviado al repositorio de GitHub habilitado para este proyecto.</text:span><text:span text:style-name="T209"> </text:span></text:p>
      <text:p text:style-name="P406"><text:span text:style-name="T209">Se podrá usar una tabla para </text:span><text:span text:style-name="T210">realizar el documentos</text:span><text:span text:style-name="T209"> o cualquier otro formato lógico y legible.</text:span></text:p>
      <text:p text:style-name="P380"/>
      <text:p text:style-name="P403"><text:span text:style-name="T221">1</text:span><text:span text:style-name="T98">3.2</text:span><text:span text:style-name="T222"> Pruebas de comunicación.</text:span></text:p>
      <text:p text:style-name="P401"><text:span text:style-name="T201">Prueba de caja </text:span><text:span text:style-name="T216">negra</text:span><text:span text:style-name="T201"> aplicable a</text:span><text:span text:style-name="T214"> la</text:span><text:span text:style-name="T201"> aplicación móvil y </text:span><text:span text:style-name="T214">al </text:span><text:span text:style-name="T201">servidor</text:span><text:span text:style-name="T213">.</text:span><text:span text:style-name="T202"> Es</text:span><text:span text:style-name="T203">ta prueba está más centrada en la comunicación con el servidor</text:span><text:span text:style-name="T204"> y sobre su correción y </text:span><text:span text:style-name="T205">rendimiento</text:span><text:span text:style-name="T203">.</text:span></text:p>
      <text:p text:style-name="P381"/>
      <text:p text:style-name="P404"><text:span text:style-name="T201">C</text:span><text:span text:style-name="T197">onsiste en </text:span><text:span text:style-name="T206">ir ejecutando casos de uso que impliquen comunicación con el servidor y tomar tiempos </text:span><text:span text:style-name="T207">en la parte del código exclusivamente relacionada con el intercambio de información con el servidor e ir evaluando la respuesta del mismo (ver si el resultado devuelto, si lo hay, es el esperado o que el cambio realizado en la base de datos sea consistente con lo que se ha mandado al servidor).</text:span></text:p>
      <text:p text:style-name="P382"/>
      <text:p text:style-name="P405"><text:span text:style-name="T207">S</text:span><text:span text:style-name="T197">e deberá proporcionar un entregable</text:span><text:span text:style-name="T208"> con el siguiente modelo de tabla.</text:span></text:p>
      <table:table table:name="Table4" table:style-name="Table4">
        <table:table-column table:style-name="Table4.A"/>
        <table:table-column table:style-name="Table4.B"/>
        <table:table-column table:style-name="Table4.C"/>
        <table:table-row>
          <table:table-cell table:style-name="Table4.A1" office:value-type="string">
            <text:p text:style-name="P467">Nombre funciones implicadas<text:span text:style-name="T633">, indicando la primera y la última instrucción de la sección sobre </text:span><text:soft-page-break/><text:span text:style-name="T633">la que se ha tomado tiempos.</text:span></text:p>
          </table:table-cell>
          <table:table-cell table:style-name="Table4.A1" office:value-type="string">
            <text:p text:style-name="P466">Indicar si el resultado fue esperado o no.</text:p>
          </table:table-cell>
          <table:table-cell table:style-name="Table4.C1" office:value-type="string">
            <text:p text:style-name="P466">Tiempo total transcurrido entre el envío de la petición al servidor y la recepción de la <text:soft-page-break/>respuesta o la efectuación del cambio en la base de datos.</text:p>
          </table:table-cell>
        </table:table-row>
        <table:table-row>
          <table:table-cell table:style-name="Table4.A2" office:value-type="string">
            <text:p text:style-name="P467">Prototipo de las funciones implicadas<text:span text:style-name="T634"> junto con la primera y la última instrucción de la sección.</text:span></text:p>
          </table:table-cell>
          <table:table-cell table:style-name="Table4.A2" office:value-type="string">
            <text:p text:style-name="P466">Sí o no.</text:p>
          </table:table-cell>
          <table:table-cell table:style-name="Table4.C2" office:value-type="string">
            <text:p text:style-name="P466">Tiempo total transcurrido en nanosegundos.</text:p>
          </table:table-cell>
        </table:table-row>
      </table:table>
      <text:p text:style-name="P405"/>
      <text:p text:style-name="P409"><text:span text:style-name="T197">Para la aplicación móvil, podrá usar el siguiente fragmento de código en C#</text:span><text:span text:style-name="T212">.</text:span></text:p>
      <text:p text:style-name="P383"/>
      <text:p text:style-name="P414"><text:span text:style-name="Source_20_Text"><text:span text:style-name="T627">using System.Diagnostics;</text:span></text:span></text:p>
      <text:p text:style-name="Preformatted_20_Text"><text:span text:style-name="Source_20_Text"><text:span text:style-name="T626">// </text:span></text:span><text:span text:style-name="Source_20_Text"><text:span text:style-name="T629">Otras dependencias</text:span></text:span><text:span text:style-name="Source_20_Text"><text:span text:style-name="T630"> del </text:span></text:span><text:span text:style-name="Source_20_Text"><text:span text:style-name="T631">código</text:span></text:span><text:span text:style-name="Source_20_Text"><text:span text:style-name="T632">.</text:span></text:span></text:p>
      <text:p text:style-name="P428"/>
      <text:p text:style-name="Preformatted_20_Text"><text:span text:style-name="Source_20_Text"><text:span text:style-name="T626">Stopwatch sw = new Stopwatch();</text:span></text:span></text:p>
      <text:p text:style-name="P428"/>
      <text:p text:style-name="Preformatted_20_Text"><text:span text:style-name="Source_20_Text"><text:span text:style-name="T626">sw.Start();</text:span></text:span></text:p>
      <text:p text:style-name="P428"/>
      <text:p text:style-name="Preformatted_20_Text"><text:span text:style-name="Source_20_Text"><text:span text:style-name="T626">// </text:span></text:span><text:span text:style-name="Source_20_Text"><text:span text:style-name="T629">Sección del código sobre la que tomar tiempos.</text:span></text:span></text:p>
      <text:p text:style-name="P428"/>
      <text:p text:style-name="Preformatted_20_Text"><text:span text:style-name="Source_20_Text"><text:span text:style-name="T626">sw.Stop();</text:span></text:span></text:p>
      <text:p text:style-name="P428"/>
      <text:p text:style-name="P429"><text:span text:style-name="Source_20_Text"><text:span text:style-name="T626">Console.WriteLine("</text:span></text:span><text:span text:style-name="Source_20_Text"><text:span text:style-name="T628">Tiempo transcurrido</text:span></text:span><text:span text:style-name="Source_20_Text"><text:span text:style-name="T626">={0}",sw.Elapsed);</text:span></text:span></text:p>
      <text:p text:style-name="P383"/>
      <text:p text:style-name="P384"/>
      <text:p text:style-name="P366"/>
      <text:p text:style-name="P366"/>
      <text:p text:style-name="P366"/>
      <text:p text:style-name="P366"/>
      <text:p text:style-name="P366"/>
      <text:p text:style-name="P407"><text:span text:style-name="T223">13</text:span><text:span text:style-name="T98">.3 Prueba de rendimiento</text:span><text:span text:style-name="T224"> en móviles</text:span><text:span text:style-name="T98">.</text:span></text:p>
      <text:p text:style-name="P360"><text:span text:style-name="T310">Prueba de caja </text:span><text:span text:style-name="T311">blanca</text:span><text:span text:style-name="T310"> aplicable a</text:span><text:span text:style-name="T314"> la</text:span><text:span text:style-name="T310"> aplicación móvil</text:span><text:span text:style-name="T314">.</text:span><text:span text:style-name="T312"> Es</text:span><text:span text:style-name="T313">ta prueba está más centrada </text:span><text:span text:style-name="T315">en el rendimiento de PINFbet en móviles a través de la aplicación desarrollada específicamente para este tipo de dispositivos</text:span><text:span text:style-name="T313">.</text:span></text:p>
      <text:p text:style-name="P385"/>
      <text:p text:style-name="P362"><text:span text:style-name="T313">C</text:span><text:span text:style-name="T289">onsiste en ir ejecutando la función que contenga la sección sobre la que le interese tomar tiempos y tomar tiempos solo en la sección mencionada.</text:span></text:p>
      <text:p text:style-name="P387"/>
      <text:p text:style-name="P388"><text:soft-page-break/>Los datos de entrada pueden ser válidos o no, pero se recomienda que lo sean, dado que esta prueba se centra en si la sección de código cumple el requisito no funcional de rendimiento, no si es correcta o no en base a los requisitos funcionales a cumplir.</text:p>
      <text:p text:style-name="P372"/>
      <text:p text:style-name="P359"><text:span text:style-name="T308">S</text:span><text:span text:style-name="T289">e deberá proporcionar un entregable</text:span><text:span text:style-name="T309"> con el siguiente modelo de tabla.</text:span></text:p>
      <table:table table:name="Table5" table:style-name="Table5">
        <table:table-column table:style-name="Table5.A"/>
        <table:table-column table:style-name="Table5.B"/>
        <table:table-row>
          <table:table-cell table:style-name="Table5.A1" office:value-type="string">
            <text:p text:style-name="P467">Nombre funciones implicadas<text:span text:style-name="T633">, indicando la primera y la última instrucción de la sección sobre la que se ha tomado tiempos.</text:span></text:p>
          </table:table-cell>
          <table:table-cell table:style-name="Table5.B1" office:value-type="string">
            <text:p text:style-name="P467">Tiempo total transcurrido entre el envío de la petición al servidor y la recepción de la respuesta o la efectuación del cambio en la base de datos.</text:p>
          </table:table-cell>
        </table:table-row>
        <table:table-row>
          <table:table-cell table:style-name="Table5.A2" office:value-type="string">
            <text:p text:style-name="P467">Prototipo de las funciones implicadas<text:span text:style-name="T634"> junto con la primera y la última instrucción de la sección.</text:span></text:p>
          </table:table-cell>
          <table:table-cell table:style-name="Table5.B2" office:value-type="string">
            <text:p text:style-name="P467">Tiempo total transcurrido en nanosegundos.</text:p>
          </table:table-cell>
        </table:table-row>
      </table:table>
      <text:p text:style-name="P373"/>
      <text:p text:style-name="P410"><text:span text:style-name="T197">Para la aplicación móvil, podrá usar </text:span><text:span text:style-name="T211">el mismo fragmento de código en C# usado en el apartado 13.2.</text:span></text:p>
      <text:p text:style-name="P389"/>
      <text:p text:style-name="P408"><text:span text:style-name="T223">13</text:span><text:span text:style-name="T98">.3 Prueba de </text:span><text:span text:style-name="T225">correción</text:span><text:span text:style-name="T98">.</text:span></text:p>
      <text:p text:style-name="P361"><text:span text:style-name="T313">Prueba de caja negra aplicable a</text:span><text:span text:style-name="T316"> la </text:span><text:span text:style-name="T313">aplicación móvil</text:span><text:span text:style-name="T320"> y</text:span><text:span text:style-name="T316"> al</text:span><text:span text:style-name="T313"> servido</text:span><text:span text:style-name="T320">r</text:span><text:span text:style-name="T313">.</text:span><text:span text:style-name="T312"> Esta es una prueba </text:span><text:span text:style-name="T316">concreta</text:span><text:span text:style-name="T312"> </text:span><text:span text:style-name="T316">sobre</text:span><text:span text:style-name="T317"> la correción y el cumplimiento de los requisitos funcionales</text:span><text:span text:style-name="T318"> de</text:span><text:span text:style-name="T316"> </text:span><text:span text:style-name="T319">la </text:span><text:span text:style-name="T316">sección de la implementación del sistema de PINFbet</text:span><text:span text:style-name="T319"> sobre la que le interese hacer la prueba</text:span><text:span text:style-name="T312">.</text:span></text:p>
      <text:p text:style-name="P386"/>
      <text:p text:style-name="P537"><text:span text:style-name="T153">C</text:span><text:span text:style-name="T154">onsiste en hacer la misma prueba que en el apartado 13.1 con la diferencia de que solo debe centrarse en los casos de uso que involucran a una determinada función y solo deberá recoger las inconsistencias que se produzcan en ésta. Es decir, solo deberá recoger los casos en que la salida no era la esperada.</text:span></text:p>
      <text:p text:style-name="P537"><text:span text:style-name="T154"/></text:p>
      <text:p text:style-name="P538"><text:span text:style-name="T165">1</text:span><text:span text:style-name="T164">3.4 Nota.</text:span></text:p>
      <text:p text:style-name="P538"><text:span text:style-name="T152">Para la realización de estas pruebas puede usar los códigos asociados a cada caso de uso que corresponden en el documento </text:span><text:span text:style-name="T148">Código app móvil.pd</text:span><text:span text:style-name="T149">f</text:span><text:span text:style-name="T145"> con las funciones implicadas en dichos casos de uso.</text:span></text:p>
      <text:p text:style-name="P538"><text:span text:style-name="T145">Esto le facilitará el identificar qué funciones y métodos están relacionados con</text:span><text:span text:style-name="T150"> </text:span><text:span text:style-name="T151">cada</text:span><text:span text:style-name="T145"> caso de uso.</text:span></text:p>
      <text:p text:style-name="P390"/>
      <text:p text:style-name="P413"><text:span text:style-name="Absatz-Standardschriftart"><text:span text:style-name="T184">1</text:span></text:span><text:span text:style-name="Absatz-Standardschriftart"><text:span text:style-name="T185">4</text:span></text:span><text:span text:style-name="Absatz-Standardschriftart"><text:span text:style-name="T186">. </text:span></text:span><text:span text:style-name="Absatz-Standardschriftart"><text:span text:style-name="T184">Presupuesto</text:span></text:span><text:span text:style-name="Absatz-Standardschriftart"><text:span text:style-name="T187">.</text:span></text:span></text:p>
      <text:p text:style-name="P470"/>
      <table:table table:name="Table6" table:style-name="Table6">
        <table:table-column table:style-name="Table6.A"/>
        <table:table-column table:style-name="Table6.B"/>
        <table:table-row table:style-name="Table6.1">
          <table:table-cell table:style-name="Table6.A1" office:value-type="string">
            <text:p text:style-name="P430"><text:span text:style-name="Absatz-Standardschriftart"><text:span text:style-name="T226">PROPINF</text:span></text:span></text:p>
          </table:table-cell>
          <table:table-cell table:style-name="Table6.A1" office:value-type="string">
            <text:p text:style-name="P431"><text:span text:style-name="Absatz-Standardschriftart"><text:span text:style-name="T227">18/10/2020</text:span></text:span></text:p>
          </table:table-cell>
        </table:table-row>
        <text:soft-page-break/>
        <table:table-row table:style-name="Table6.2">
          <table:table-cell table:style-name="Table6.A1" office:value-type="string">
            <text:p text:style-name="P432"><text:span text:style-name="Absatz-Standardschriftart"><text:span text:style-name="T234">España</text:span></text:span><text:span text:style-name="Absatz-Standardschriftart"><text:span text:style-name="T237"> </text:span></text:span><text:span text:style-name="Absatz-Standardschriftart"><text:span text:style-name="T234">PROPINF</text:span></text:span><text:span text:style-name="Absatz-Standardschriftart"><text:span text:style-name="T235">035</text:span></text:span><text:span text:style-name="Absatz-Standardschriftart"><text:span text:style-name="T234">@gmail.com</text:span></text:span><text:span text:style-name="Absatz-Standardschriftart"><text:span text:style-name="T237"> </text:span></text:span><text:span text:style-name="Absatz-Standardschriftart"><text:span text:style-name="T239">NIF:</text:span></text:span><text:span text:style-name="Absatz-Standardschriftart"><text:span text:style-name="T241"> </text:span></text:span><text:span text:style-name="Absatz-Standardschriftart"><text:span text:style-name="T239">49569743M</text:span></text:span></text:p>
          </table:table-cell>
          <table:table-cell table:style-name="Table6.A1" office:value-type="string">
            <text:p text:style-name="P266"/>
          </table:table-cell>
        </table:table-row>
      </table:table>
      <text:p text:style-name="P471"><text:span text:style-name="Absatz-Standardschriftart"><text:span text:style-name="T253">PRESUPUESTO</text:span></text:span></text:p>
      <text:p text:style-name="P469"><text:span text:style-name="Absatz-Standardschriftart"><text:span text:style-name="T228">Número</text:span></text:span><text:span text:style-name="Absatz-Standardschriftart"><text:span text:style-name="T229"> </text:span></text:span><text:span text:style-name="Absatz-Standardschriftart"><text:span text:style-name="T230">de</text:span></text:span><text:span text:style-name="Absatz-Standardschriftart"><text:span text:style-name="T231"> </text:span></text:span><text:span text:style-name="Absatz-Standardschriftart"><text:span text:style-name="T232">presupuesto:</text:span></text:span><text:span text:style-name="Absatz-Standardschriftart"><text:span text:style-name="T231"> </text:span></text:span><text:span text:style-name="Absatz-Standardschriftart"><text:span text:style-name="T228">2020-2021</text:span></text:span></text:p>
      <text:p text:style-name="P314"/>
      <text:p text:style-name="P472"><text:span text:style-name="Absatz-Standardschriftart"><text:span text:style-name="T254"><draw:frame draw:style-name="fr3" draw:name="Text Box 2" text:anchor-type="as-char" svg:y="0cm" svg:width="18.124cm" style:rel-width="scale" svg:height="2.547cm" style:rel-height="scale" draw:z-index="44"><draw:text-box><text:p text:style-name="P473"><text:span text:style-name="Absatz-Standardschriftart"><text:span text:style-name="T232">Carlos</text:span></text:span><text:span text:style-name="Absatz-Standardschriftart"><text:span text:style-name="T233"> </text:span></text:span><text:span text:style-name="Absatz-Standardschriftart"><text:span text:style-name="T232">Rioja</text:span></text:span><text:span text:style-name="Absatz-Standardschriftart"><text:span text:style-name="T233"> </text:span></text:span><text:span text:style-name="Absatz-Standardschriftart"><text:span text:style-name="T228">del</text:span></text:span><text:span text:style-name="Absatz-Standardschriftart"><text:span text:style-name="T233"> </text:span></text:span><text:span text:style-name="Absatz-Standardschriftart"><text:span text:style-name="T228">Río</text:span></text:span></text:p><text:p text:style-name="P474"><text:span text:style-name="Absatz-Standardschriftart"><text:span text:style-name="T638">carlos.rioja@uca.es</text:span></text:span><text:span text:style-name="Absatz-Standardschriftart"> </text:span></text:p></draw:text-box></draw:frame></text:span></text:span></text:p>
      <text:p text:style-name="P248"/>
      <text:p text:style-name="P2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row table:style-name="Table7.1">
          <table:table-cell table:style-name="Table7.A1" office:value-type="string">
            <text:p text:style-name="P433"><text:span text:style-name="Absatz-Standardschriftart"><text:span text:style-name="T244">CONCEPTO</text:span></text:span></text:p>
          </table:table-cell>
          <table:table-cell table:style-name="Table7.A1" office:value-type="string">
            <text:p text:style-name="P436"><text:span text:style-name="Absatz-Standardschriftart"><text:span text:style-name="T236">UDS.</text:span></text:span></text:p>
          </table:table-cell>
          <table:table-cell table:style-name="Table7.A1" office:value-type="string">
            <text:p text:style-name="P437"><text:span text:style-name="Absatz-Standardschriftart"><text:span text:style-name="T240">BASE</text:span></text:span><text:span text:style-name="Absatz-Standardschriftart"><text:span text:style-name="T245"> </text:span></text:span><text:span text:style-name="Absatz-Standardschriftart"><text:span text:style-name="T240">UD.</text:span></text:span></text:p>
          </table:table-cell>
          <table:table-cell table:style-name="Table7.A1" office:value-type="string">
            <text:p text:style-name="P438"><text:span text:style-name="Absatz-Standardschriftart"><text:span text:style-name="T242">BASE</text:span></text:span><text:span text:style-name="Absatz-Standardschriftart"><text:span text:style-name="T238"> </text:span></text:span><text:span text:style-name="Absatz-Standardschriftart"><text:span text:style-name="T242">TOTAL</text:span></text:span></text:p>
          </table:table-cell>
          <table:table-cell table:style-name="Table7.A1" office:value-type="string">
            <text:p text:style-name="P439"><text:span text:style-name="Absatz-Standardschriftart"><text:span text:style-name="T246">%</text:span></text:span><text:span text:style-name="Absatz-Standardschriftart"><text:span text:style-name="T248"> </text:span></text:span><text:span text:style-name="Absatz-Standardschriftart"><text:span text:style-name="T246">I.V.A.</text:span></text:span></text:p>
          </table:table-cell>
          <table:table-cell table:style-name="Table7.A1" office:value-type="string">
            <text:p text:style-name="P440"><text:span text:style-name="Absatz-Standardschriftart"><text:span text:style-name="T249">I.V.A.</text:span></text:span></text:p>
          </table:table-cell>
        </table:table-row>
        <table:table-row table:style-name="Table7.2">
          <table:table-cell table:style-name="Table7.A2" office:value-type="string">
            <text:p text:style-name="P434"><text:span text:style-name="Absatz-Standardschriftart"><text:span text:style-name="T653">Programador</text:span></text:span><text:span text:style-name="Absatz-Standardschriftart"><text:span text:style-name="T654"> 1</text:span></text:span><text:span text:style-name="Absatz-Standardschriftart"><text:span text:style-name="T655"> </text:span></text:span><text:span text:style-name="Absatz-Standardschriftart"><text:span text:style-name="T653">junior</text:span></text:span><text:span text:style-name="Absatz-Standardschriftart"><text:span text:style-name="T655"> </text:span></text:span><text:span text:style-name="Absatz-Standardschriftart"><text:span text:style-name="T653">aplicación</text:span></text:span></text:p>
            <text:p text:style-name="P475"><text:span text:style-name="Absatz-Standardschriftart"><text:span text:style-name="T656">Luz</text:span></text:span><text:span text:style-name="Absatz-Standardschriftart"><text:span text:style-name="T658"> </text:span></text:span><text:span text:style-name="Absatz-Standardschriftart"><text:span text:style-name="T656">programador</text:span></text:span><text:span text:style-name="Absatz-Standardschriftart"><text:span text:style-name="T658"> </text:span></text:span><text:span text:style-name="Absatz-Standardschriftart"><text:span text:style-name="T659">1 j</text:span></text:span><text:span text:style-name="Absatz-Standardschriftart"><text:span text:style-name="T656">unior</text:span></text:span><text:span text:style-name="Absatz-Standardschriftart"><text:span text:style-name="T658"> </text:span></text:span><text:span text:style-name="Absatz-Standardschriftart"><text:span text:style-name="T656">aplicación</text:span></text:span><text:span text:style-name="Absatz-Standardschriftart"><text:span text:style-name="T660"> </text:span></text:span><text:span text:style-name="Absatz-Standardschriftart"><text:span text:style-name="T653">Programador</text:span></text:span><text:span text:style-name="Absatz-Standardschriftart"><text:span text:style-name="T654"> 2</text:span></text:span><text:span text:style-name="Absatz-Standardschriftart"><text:span text:style-name="T655"> </text:span></text:span><text:span text:style-name="Absatz-Standardschriftart"><text:span text:style-name="T653">junior</text:span></text:span><text:span text:style-name="Absatz-Standardschriftart"><text:span text:style-name="T655"> </text:span></text:span><text:span text:style-name="Absatz-Standardschriftart"><text:span text:style-name="T656">aplicación</text:span></text:span></text:p>
            <text:p text:style-name="P476"><text:span text:style-name="Absatz-Standardschriftart"><text:span text:style-name="T656">Luz</text:span></text:span><text:span text:style-name="Absatz-Standardschriftart"><text:span text:style-name="T658"> </text:span></text:span><text:span text:style-name="Absatz-Standardschriftart"><text:span text:style-name="T656">programador</text:span></text:span><text:span text:style-name="Absatz-Standardschriftart"><text:span text:style-name="T657"> 2</text:span></text:span><text:span text:style-name="Absatz-Standardschriftart"><text:span text:style-name="T658"> </text:span></text:span><text:span text:style-name="Absatz-Standardschriftart"><text:span text:style-name="T656">junior aplicación </text:span></text:span><text:span text:style-name="Absatz-Standardschriftart"><text:span text:style-name="T653">Programador</text:span></text:span><text:span text:style-name="Absatz-Standardschriftart"><text:span text:style-name="T658"> </text:span></text:span><text:span text:style-name="Absatz-Standardschriftart"><text:span text:style-name="T653">junior</text:span></text:span><text:span text:style-name="Absatz-Standardschriftart"><text:span text:style-name="T658"> </text:span></text:span><text:span text:style-name="Absatz-Standardschriftart"><text:span text:style-name="T661">servidor</text:span></text:span></text:p>
            <text:p text:style-name="P435"><text:span text:style-name="Absatz-Standardschriftart"><text:span text:style-name="T656">Luz</text:span></text:span><text:span text:style-name="Absatz-Standardschriftart"><text:span text:style-name="T662"> </text:span></text:span><text:span text:style-name="Absatz-Standardschriftart"><text:span text:style-name="T656">programador</text:span></text:span><text:span text:style-name="Absatz-Standardschriftart"><text:span text:style-name="T662"> </text:span></text:span><text:span text:style-name="Absatz-Standardschriftart"><text:span text:style-name="T656">junior</text:span></text:span><text:span text:style-name="Absatz-Standardschriftart"><text:span text:style-name="T662"> </text:span></text:span><text:span text:style-name="Absatz-Standardschriftart"><text:span text:style-name="T653">servidor</text:span></text:span></text:p>
            <text:p text:style-name="P441"><text:span text:style-name="Absatz-Standardschriftart"><text:span text:style-name="T663">Programador</text:span></text:span><text:span text:style-name="Absatz-Standardschriftart"><text:span text:style-name="T664"> </text:span></text:span><text:span text:style-name="Absatz-Standardschriftart"><text:span text:style-name="T665">junior</text:span></text:span><text:span text:style-name="Absatz-Standardschriftart"><text:span text:style-name="T664"> </text:span></text:span><text:span text:style-name="Absatz-Standardschriftart"><text:span text:style-name="T663">planificación</text:span></text:span><text:span text:style-name="Absatz-Standardschriftart"><text:span text:style-name="T664"> </text:span></text:span><text:span text:style-name="Absatz-Standardschriftart"><text:span text:style-name="T675">y</text:span></text:span><text:span text:style-name="Absatz-Standardschriftart"><text:span text:style-name="T664"> </text:span></text:span><text:span text:style-name="Absatz-Standardschriftart"><text:span text:style-name="T666">asuntos</text:span></text:span><text:span text:style-name="Absatz-Standardschriftart"><text:span text:style-name="T667"> </text:span></text:span><text:span text:style-name="Absatz-Standardschriftart"><text:span text:style-name="T668">legales</text:span></text:span></text:p>
            <text:p text:style-name="P442"><text:span text:style-name="Absatz-Standardschriftart"><text:span text:style-name="T669">Luz</text:span></text:span><text:span text:style-name="Absatz-Standardschriftart"><text:span text:style-name="T670"> </text:span></text:span><text:span text:style-name="Absatz-Standardschriftart"><text:span text:style-name="T671">programador</text:span></text:span><text:span text:style-name="Absatz-Standardschriftart"><text:span text:style-name="T670"> </text:span></text:span><text:span text:style-name="Absatz-Standardschriftart"><text:span text:style-name="T672">junior</text:span></text:span><text:span text:style-name="Absatz-Standardschriftart"><text:span text:style-name="T670"> </text:span></text:span><text:span text:style-name="Absatz-Standardschriftart"><text:span text:style-name="T671">planificación</text:span></text:span><text:span text:style-name="Absatz-Standardschriftart"><text:span text:style-name="T670"> </text:span></text:span><text:span text:style-name="Absatz-Standardschriftart"><text:span text:style-name="T675">y</text:span></text:span><text:span text:style-name="Absatz-Standardschriftart"><text:span text:style-name="T673"> </text:span></text:span><text:span text:style-name="Absatz-Standardschriftart"><text:span text:style-name="T655">asun</text:span></text:span><text:span text:style-name="Absatz-Standardschriftart"><text:span text:style-name="T658">t</text:span></text:span><text:span text:style-name="Absatz-Standardschriftart"><text:span text:style-name="T655">o</text:span></text:span><text:span text:style-name="Absatz-Standardschriftart"><text:span text:style-name="T675">s</text:span></text:span><text:span text:style-name="Absatz-Standardschriftart"><text:span text:style-name="T674"> </text:span></text:span><text:span text:style-name="Absatz-Standardschriftart"><text:span text:style-name="T655">legales</text:span></text:span></text:p>
          </table:table-cell>
          <table:table-cell table:style-name="Table7.B2" office:value-type="string">
            <text:p text:style-name="P443"><text:span text:style-name="Absatz-Standardschriftart"><text:span text:style-name="T269">74</text:span></text:span></text:p>
            <text:p text:style-name="P563"><text:span text:style-name="Absatz-Standardschriftart"><text:span text:style-name="T256">3</text:span></text:span></text:p>
            <text:p text:style-name="P444"><text:span text:style-name="Absatz-Standardschriftart"><text:span text:style-name="T269">65</text:span></text:span></text:p>
            <text:p text:style-name="P563"><text:span text:style-name="Absatz-Standardschriftart"><text:span text:style-name="T256">3</text:span></text:span></text:p>
            <text:p text:style-name="P444"><text:span text:style-name="Absatz-Standardschriftart"><text:span text:style-name="T269">73</text:span></text:span></text:p>
            <text:p text:style-name="P563"><text:span text:style-name="Absatz-Standardschriftart"><text:span text:style-name="T256">3</text:span></text:span></text:p>
            <text:p text:style-name="P444"><text:span text:style-name="Absatz-Standardschriftart"><text:span text:style-name="T269">70</text:span></text:span></text:p>
            <text:p text:style-name="P18"/>
            <text:p text:style-name="P564"><text:span text:style-name="Absatz-Standardschriftart"><text:span text:style-name="T256">3</text:span></text:span></text:p>
          </table:table-cell>
          <table:table-cell table:style-name="Table7.C2" office:value-type="string">
            <text:p text:style-name="P445"><text:span text:style-name="Absatz-Standardschriftart"><text:span text:style-name="T257">20,00</text:span></text:span><text:span text:style-name="Absatz-Standardschriftart"><text:span text:style-name="T266"> </text:span></text:span><text:span text:style-name="Absatz-Standardschriftart"><text:span text:style-name="T274">€</text:span></text:span></text:p>
            <text:p text:style-name="P447"><text:span text:style-name="Absatz-Standardschriftart"><text:span text:style-name="T257">500,00</text:span></text:span><text:span text:style-name="Absatz-Standardschriftart"><text:span text:style-name="T265"> </text:span></text:span><text:span text:style-name="Absatz-Standardschriftart"><text:span text:style-name="T274">€</text:span></text:span></text:p>
            <text:p text:style-name="P446"><text:span text:style-name="Absatz-Standardschriftart"><text:span text:style-name="T257">21,00</text:span></text:span><text:span text:style-name="Absatz-Standardschriftart"><text:span text:style-name="T266"> </text:span></text:span><text:span text:style-name="Absatz-Standardschriftart"><text:span text:style-name="T274">€</text:span></text:span></text:p>
            <text:p text:style-name="P447"><text:span text:style-name="Absatz-Standardschriftart"><text:span text:style-name="T257">490,00</text:span></text:span><text:span text:style-name="Absatz-Standardschriftart"><text:span text:style-name="T265"> </text:span></text:span><text:span text:style-name="Absatz-Standardschriftart"><text:span text:style-name="T274">€</text:span></text:span></text:p>
            <text:p text:style-name="P446"><text:span text:style-name="Absatz-Standardschriftart"><text:span text:style-name="T257">22,00</text:span></text:span><text:span text:style-name="Absatz-Standardschriftart"><text:span text:style-name="T266"> </text:span></text:span><text:span text:style-name="Absatz-Standardschriftart"><text:span text:style-name="T274">€</text:span></text:span></text:p>
            <text:p text:style-name="P447"><text:span text:style-name="Absatz-Standardschriftart"><text:span text:style-name="T257">514,00</text:span></text:span><text:span text:style-name="Absatz-Standardschriftart"><text:span text:style-name="T265"> </text:span></text:span><text:span text:style-name="Absatz-Standardschriftart"><text:span text:style-name="T274">€</text:span></text:span></text:p>
            <text:p text:style-name="P446"><text:span text:style-name="Absatz-Standardschriftart"><text:span text:style-name="T257">20,00</text:span></text:span><text:span text:style-name="Absatz-Standardschriftart"><text:span text:style-name="T266"> </text:span></text:span><text:span text:style-name="Absatz-Standardschriftart"><text:span text:style-name="T274">€</text:span></text:span></text:p>
            <text:p text:style-name="P18"/>
            <text:p text:style-name="P448"><text:span text:style-name="Absatz-Standardschriftart"><text:span text:style-name="T257">520,00</text:span></text:span><text:span text:style-name="Absatz-Standardschriftart"><text:span text:style-name="T265"> </text:span></text:span><text:span text:style-name="Absatz-Standardschriftart"><text:span text:style-name="T274">€</text:span></text:span></text:p>
          </table:table-cell>
          <table:table-cell table:style-name="Table7.D2" office:value-type="string">
            <text:p text:style-name="P449"><text:span text:style-name="Absatz-Standardschriftart"><text:span text:style-name="T257">1.480,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text:span></text:span><text:span text:style-name="Absatz-Standardschriftart"><text:span text:style-name="T258">500</text:span></text:span><text:span text:style-name="Absatz-Standardschriftart"><text:span text:style-name="T257">,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365,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text:span></text:span><text:span text:style-name="Absatz-Standardschriftart"><text:span text:style-name="T258">470</text:span></text:span><text:span text:style-name="Absatz-Standardschriftart"><text:span text:style-name="T257">,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606,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text:span></text:span><text:span text:style-name="Absatz-Standardschriftart"><text:span text:style-name="T258">542</text:span></text:span><text:span text:style-name="Absatz-Standardschriftart"><text:span text:style-name="T257">,00</text:span></text:span><text:span text:style-name="Absatz-Standardschriftart"><text:span text:style-name="T266"> </text:span></text:span><text:span text:style-name="Absatz-Standardschriftart"><text:span text:style-name="T274">€</text:span></text:span></text:p>
            <text:p text:style-name="P450"><text:span text:style-name="Absatz-Standardschriftart"><text:span text:style-name="T257">1.400,00</text:span></text:span><text:span text:style-name="Absatz-Standardschriftart"><text:span text:style-name="T266"> </text:span></text:span><text:span text:style-name="Absatz-Standardschriftart"><text:span text:style-name="T274">€</text:span></text:span></text:p>
            <text:p text:style-name="P18"/>
            <text:p text:style-name="P451"><text:span text:style-name="Absatz-Standardschriftart"><text:span text:style-name="T257">1.</text:span></text:span><text:span text:style-name="Absatz-Standardschriftart"><text:span text:style-name="T259">560</text:span></text:span><text:span text:style-name="Absatz-Standardschriftart"><text:span text:style-name="T257">,00</text:span></text:span><text:span text:style-name="Absatz-Standardschriftart"><text:span text:style-name="T266"> </text:span></text:span><text:span text:style-name="Absatz-Standardschriftart"><text:span text:style-name="T274">€</text:span></text:span></text:p>
          </table:table-cell>
          <table:table-cell table:style-name="Table7.E2" office:value-type="string">
            <text:p text:style-name="P452"><text:span text:style-name="Absatz-Standardschriftart"><text:span text:style-name="T269">0%</text:span></text:span></text:p>
            <text:p text:style-name="P453"><text:span text:style-name="Absatz-Standardschriftart"><text:span text:style-name="T269">0%</text:span></text:span></text:p>
            <text:p text:style-name="P453"><text:span text:style-name="Absatz-Standardschriftart"><text:span text:style-name="T269">0%</text:span></text:span></text:p>
            <text:p text:style-name="P455"><text:span text:style-name="Absatz-Standardschriftart"><text:span text:style-name="T271"><text:s text:c="2"/>0</text:span></text:span><text:span text:style-name="Absatz-Standardschriftart"><text:span text:style-name="T270">%</text:span></text:span></text:p>
            <text:p text:style-name="P454"><text:span text:style-name="Absatz-Standardschriftart"><text:span text:style-name="T269">0%</text:span></text:span></text:p>
            <text:p text:style-name="P454"><text:span text:style-name="Absatz-Standardschriftart"><text:span text:style-name="T269">0%</text:span></text:span></text:p>
            <text:p text:style-name="P454"><text:span text:style-name="Absatz-Standardschriftart"><text:span text:style-name="T269">0%</text:span></text:span></text:p>
            <text:p text:style-name="P18"/>
            <text:p text:style-name="P454"><text:span text:style-name="Absatz-Standardschriftart"><text:span text:style-name="T269">0%</text:span></text:span></text:p>
          </table:table-cell>
          <table:table-cell table:style-name="Table7.F2" office:value-type="string">
            <text:p text:style-name="P456"><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7"><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7"><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8"><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8"><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8"><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458"><text:span text:style-name="Absatz-Standardschriftart"><text:span text:style-name="T257">0,00</text:span></text:span><text:span text:style-name="Absatz-Standardschriftart"><text:span text:style-name="T255"> </text:span></text:span><text:span text:style-name="Absatz-Standardschriftart"><text:span text:style-name="T274">€</text:span></text:span></text:p>
            <text:p text:style-name="P18"/>
            <text:p text:style-name="P458"><text:span text:style-name="Absatz-Standardschriftart"><text:span text:style-name="T257">0,00</text:span></text:span><text:span text:style-name="Absatz-Standardschriftart"><text:span text:style-name="T255"> </text:span></text:span><text:span text:style-name="Absatz-Standardschriftart"><text:span text:style-name="T274">€</text:span></text:span></text:p>
          </table:table-cell>
        </table:table-row>
      </table:table>
      <text:p text:style-name="P24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59"><text:span text:style-name="Absatz-Standardschriftart"><text:span text:style-name="T236">BASE</text:span></text:span><text:span text:style-name="Absatz-Standardschriftart"><text:span text:style-name="T250"> </text:span></text:span><text:span text:style-name="Absatz-Standardschriftart"><text:span text:style-name="T242">IMPONIBLE</text:span></text:span></text:p>
          </table:table-cell>
          <table:table-cell table:style-name="Table8.A1" office:value-type="string">
            <text:p text:style-name="P461"><text:span text:style-name="Absatz-Standardschriftart"><text:span text:style-name="T246">TIPO</text:span></text:span><text:span text:style-name="Absatz-Standardschriftart"><text:span text:style-name="T251"> </text:span></text:span><text:span text:style-name="Absatz-Standardschriftart"><text:span text:style-name="T246">IMPUESTO</text:span></text:span></text:p>
          </table:table-cell>
          <table:table-cell table:style-name="Table8.A1" office:value-type="string">
            <text:p text:style-name="P462"><text:span text:style-name="Absatz-Standardschriftart"><text:span text:style-name="T246">IMPUESTO</text:span></text:span></text:p>
          </table:table-cell>
        </table:table-row>
        <table:table-row table:style-name="Table8.2">
          <table:table-cell table:style-name="Table8.A2" office:value-type="string">
            <text:p text:style-name="P460"><text:span text:style-name="Absatz-Standardschriftart"><text:span text:style-name="T274"/></text:span></text:p>
          </table:table-cell>
          <table:table-cell table:style-name="Table8.B2" office:value-type="string">
            <text:p text:style-name="P463"><text:span text:style-name="Absatz-Standardschriftart"><text:span text:style-name="T275"/></text:span></text:p>
          </table:table-cell>
          <table:table-cell table:style-name="Table8.C2" office:value-type="string">
            <text:p text:style-name="P464"><text:span text:style-name="Absatz-Standardschriftart"><text:span text:style-name="T274"/></text:span></text:p>
          </table:table-cell>
        </table:table-row>
        <table:table-row table:style-name="Table8.3">
          <table:table-cell table:style-name="Table8.A3" office:value-type="string">
            <text:p text:style-name="P266"/>
            <text:p text:style-name="P522"><text:s/>Habrán trabajando en el proyecto 4 personas / mes, teniendo</text:p>
            <text:p text:style-name="P522"><text:s/>el proyecto 3 meses de duración</text:p>
          </table:table-cell>
          <table:table-cell table:style-name="Table8.B3" table:number-columns-spanned="2" office:value-type="string">
            <text:p text:style-name="P465"><text:span text:style-name="Absatz-Standardschriftart"><text:span text:style-name="T277">Total</text:span></text:span><text:span text:style-name="Absatz-Standardschriftart"><text:span text:style-name="T278"> </text:span></text:span><text:span text:style-name="Absatz-Standardschriftart"><text:span text:style-name="T277">Base</text:span></text:span><text:span text:style-name="Absatz-Standardschriftart"><text:span text:style-name="T278"> </text:span></text:span><text:span text:style-name="Absatz-Standardschriftart"><text:span text:style-name="T277">Imponible:</text:span></text:span><text:span text:style-name="Absatz-Standardschriftart"><text:span text:style-name="T279"> <text:s/></text:span></text:span><text:span text:style-name="Absatz-Standardschriftart"><text:span text:style-name="T272"><text:s/></text:span></text:span><text:span text:style-name="Absatz-Standardschriftart"><text:span text:style-name="T260">1</text:span></text:span><text:span text:style-name="Absatz-Standardschriftart"><text:span text:style-name="T262">1</text:span></text:span><text:span text:style-name="Absatz-Standardschriftart"><text:span text:style-name="T260">.9</text:span></text:span><text:span text:style-name="Absatz-Standardschriftart"><text:span text:style-name="T262">23</text:span></text:span><text:span text:style-name="Absatz-Standardschriftart"><text:span text:style-name="T260">,00</text:span></text:span><text:span text:style-name="Absatz-Standardschriftart"><text:span text:style-name="T267"> </text:span></text:span><text:span text:style-name="Absatz-Standardschriftart"><text:span text:style-name="T279">€</text:span></text:span><text:span text:style-name="Absatz-Standardschriftart"><text:span text:style-name="T280"> </text:span></text:span><text:span text:style-name="Absatz-Standardschriftart"><text:span text:style-name="T276">Total</text:span></text:span><text:span text:style-name="Absatz-Standardschriftart"><text:span text:style-name="T281"> </text:span></text:span><text:span text:style-name="Absatz-Standardschriftart"><text:span text:style-name="T276">I.V.A.:<text:tab/></text:span></text:span><text:span text:style-name="Absatz-Standardschriftart"><text:span text:style-name="T261">0</text:span></text:span><text:span text:style-name="Absatz-Standardschriftart"><text:span text:style-name="T267"> </text:span></text:span><text:span text:style-name="Absatz-Standardschriftart"><text:span text:style-name="T279">€</text:span></text:span><text:span text:style-name="Absatz-Standardschriftart"><text:span text:style-name="T273"> </text:span></text:span><text:span text:style-name="Absatz-Standardschriftart"><text:span text:style-name="T243">TOTAL:</text:span></text:span><text:span text:style-name="Absatz-Standardschriftart"><text:span text:style-name="T247"> </text:span></text:span><text:span text:style-name="Absatz-Standardschriftart"><text:span text:style-name="T252"><text:s/></text:span></text:span><text:span text:style-name="Absatz-Standardschriftart"><text:span text:style-name="T260">1</text:span></text:span><text:span text:style-name="Absatz-Standardschriftart"><text:span text:style-name="T262">1</text:span></text:span><text:span text:style-name="Absatz-Standardschriftart"><text:span text:style-name="T260">.9</text:span></text:span><text:span text:style-name="Absatz-Standardschriftart"><text:span text:style-name="T262">23</text:span></text:span><text:span text:style-name="Absatz-Standardschriftart"><text:span text:style-name="T260">,00</text:span></text:span><text:span text:style-name="Absatz-Standardschriftart"><text:span text:style-name="T267"> </text:span></text:span><text:span text:style-name="Absatz-Standardschriftart"><text:span text:style-name="T282">€</text:span></text:span></text:p>
          </table:table-cell>
          <table:covered-table-cell/>
        </table:table-row>
      </table:table>
      <text:p text:style-name="P357"><text:span text:style-name="T182">1</text:span><text:span text:style-name="T183">5</text:span><text:span text:style-name="T170">. A</text:span><text:span text:style-name="T171">nexos.</text:span></text:p>
      <text:p text:style-name="P332"/>
      <text:p text:style-name="P118">En esta misma carpeta<text:span text:style-name="T331"> original</text:span> donde <text:span text:style-name="T330">se</text:span> halla este documento<text:span text:style-name="T333"> y en este mismo </text:span><text:soft-page-break/><text:span text:style-name="T333">documento que le ha sido entregado</text:span> puede encontrar los siguientes<text:span text:style-name="T332"> ficheros y enlaces a sitios de interés para obtener más información acerca del proyecto que se especifican a continuación</text:span>.</text:p>
      <text:p text:style-name="P118"/>
      <text:list xml:id="list1119409847" text:style-name="L12">
        <text:list-item>
          <text:p text:style-name="P501">Documento con solo los casos de uso (<text:span text:style-name="T636">especialmente dedicada </text:span>para las secciones<text:span text:style-name="T635"> del proyecto</text:span> dedicadas a programación<text:span text:style-name="T635"> y pruebas</text:span>).</text:p>
        </text:list-item>
      </text:list>
      <text:p text:style-name="P120"><text:tab/>Fichero: Casos de Uso.pdf</text:p>
      <text:list xml:id="list113026398644511" text:continue-numbering="true" text:style-name="L12">
        <text:list-header>
          <text:p text:style-name="P502"/>
        </text:list-header>
        <text:list-item>
          <text:p text:style-name="P503">Planificación realizada en Asana<text:span text:style-name="T334"> mediante un diagrama de Gantt (lectura en orden de izquierda a derecha, siendo el principio del diagrama el fichero 1 y el final del diagrama el fichero 3)</text:span>.</text:p>
          <text:p text:style-name="P485"><text:span text:style-name="T289">Fichero 1: </text:span><text:span text:style-name="T298">Asana1</text:span><text:span text:style-name="T289">.</text:span><text:span text:style-name="T299">png</text:span></text:p>
          <text:p text:style-name="P485"><text:span text:style-name="T289">Fichero 2: </text:span><text:span text:style-name="T298">Asana2</text:span><text:span text:style-name="T289">.</text:span><text:span text:style-name="T299">png</text:span></text:p>
          <text:p text:style-name="P504">Fichero 3: Asana3.png</text:p>
          <text:p text:style-name="P503"/>
        </text:list-item>
        <text:list-item>
          <text:p text:style-name="P505">Código de la aplicación móvil documentado.</text:p>
          <text:p text:style-name="P506">Fichero: Código app móvil.pd<text:span text:style-name="T681">f</text:span></text:p>
          <text:p text:style-name="P506"/>
        </text:list-item>
        <text:list-item>
          <text:p text:style-name="P508">Manual de mantenimiento de la base de datos.<text:line-break/><text:span text:style-name="T682">Fichero: Mantenimiento base de datos.pdf</text:span></text:p>
          <text:p text:style-name="P506"/>
        </text:list-item>
        <text:list-item>
          <text:p text:style-name="P507">Enlace al repositorio<text:span text:style-name="T637"> público de</text:span> GitHub del proyecto.</text:p>
          <text:p text:style-name="P516"><text:span text:style-name="Default_20_Paragraph_20_Font"><text:span text:style-name="T100">https://github.com/AbdonCrespoAlvarez/PINFbe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Roboto" svg:font-family="Roboto, RobotoDraft, Helvetica, Arial, sans-serif"/>
    <style:font-face style:name="NewsGotT" svg:font-family="NewsGotT" style:font-family-generic="roman"/>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left="1.233cm" fo:margin-right="0cm" fo:hyphenation-ladder-count="no-limit" fo:text-indent="-1.002cm"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1.783cm" fo:margin-right="0cm" fo:hyphenation-ladder-count="no-limit" fo:text-indent="-1.552cm" style:auto-text-indent="false">
        <style:tab-stops/>
      </style:paragraph-properties>
      <style:text-properties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style:style>
    <style:style style:name="Body_20_Text" style:display-name="Body Text" style:family="paragraph" style:parent-style-name="Normal">
      <style:paragraph-properties fo:hyphenation-ladder-count="no-limit"/>
      <style:text-properties fo:font-size="12pt" style:font-size-asian="12pt" style:font-size-complex="12pt" fo:hyphenate="false"/>
    </style:style>
    <style:style style:name="List_20_Paragraph" style:display-name="List Paragraph" style:family="paragraph" style:parent-style-name="Normal">
      <style:paragraph-properties fo:margin-left="1.503cm" fo:margin-right="0cm" fo:hyphenation-ladder-count="no-limit" fo:text-indent="-0.637cm" style:auto-text-indent="false">
        <style:tab-stops/>
      </style:paragraph-properties>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körper" style:family="paragraph" style:parent-style-name="Standard">
      <style:paragraph-properties fo:margin-left="1.782cm" fo:margin-right="0cm" fo:hyphenation-ladder-count="no-limit" fo:text-indent="0cm" style:auto-text-indent="false">
        <style:tab-stops/>
      </style:paragraph-properties>
      <style:text-properties style:font-name="Arial" fo:font-family="Arial" style:font-family-generic="swiss" style:font-pitch="variable" fo:font-size="7.5pt" fo:font-style="italic"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7.5pt" style:font-style-asian="italic" style:font-size-complex="7.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Footer_20_Char" style:display-name="Footer Char" style:family="text" style:parent-style-name="Default_20_Paragraph_20_Fon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LVL2" style:display-name="WW_CharLFO1LVL2" style:family="text">
      <style:text-properties fo:language="es" fo:country="ES" style:language-asian="es" style:country-asian="ES" style:language-complex="es" style:country-complex="ES"/>
    </style:style>
    <style:style style:name="WW_5f_CharLFO1LVL3" style:display-name="WW_CharLFO1LVL3" style:family="text">
      <style:text-properties fo:language="es" fo:country="ES" style:language-asian="es" style:country-asian="ES" style:language-complex="es" style:country-complex="ES"/>
    </style:style>
    <style:style style:name="WW_5f_CharLFO1LVL4" style:display-name="WW_CharLFO1LVL4" style:family="text">
      <style:text-properties fo:language="es" fo:country="ES" style:language-asian="es" style:country-asian="ES" style:language-complex="es" style:country-complex="ES"/>
    </style:style>
    <style:style style:name="WW_5f_CharLFO1LVL5" style:display-name="WW_CharLFO1LVL5" style:family="text">
      <style:text-properties fo:language="es" fo:country="ES" style:language-asian="es" style:country-asian="ES" style:language-complex="es" style:country-complex="ES"/>
    </style:style>
    <style:style style:name="WW_5f_CharLFO1LVL6" style:display-name="WW_CharLFO1LVL6" style:family="text">
      <style:text-properties fo:language="es" fo:country="ES" style:language-asian="es" style:country-asian="ES" style:language-complex="es" style:country-complex="ES"/>
    </style:style>
    <style:style style:name="WW_5f_CharLFO1LVL7" style:display-name="WW_CharLFO1LVL7" style:family="text">
      <style:text-properties fo:language="es" fo:country="ES" style:language-asian="es" style:country-asian="ES" style:language-complex="es" style:country-complex="ES"/>
    </style:style>
    <style:style style:name="WW_5f_CharLFO1LVL8" style:display-name="WW_CharLFO1LVL8" style:family="text">
      <style:text-properties fo:language="es" fo:country="ES" style:language-asian="es" style:country-asian="ES" style:language-complex="es" style:country-complex="ES"/>
    </style:style>
    <style:style style:name="WW_5f_CharLFO1LVL9" style:display-name="WW_CharLFO1LVL9" style:family="text">
      <style:text-properties fo:language="es" fo:country="ES" style:language-asian="es" style:country-asian="ES" style:language-complex="es" style:country-complex="ES"/>
    </style:style>
    <style:style style:name="WW_5f_CharLFO2LVL1" style:display-name="WW_CharLFO2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2LVL2" style:display-name="WW_CharLFO2LVL2" style:family="text">
      <style:text-properties fo:language="es" fo:country="ES" style:language-asian="es" style:country-asian="ES" style:language-complex="es" style:country-complex="ES"/>
    </style:style>
    <style:style style:name="WW_5f_CharLFO2LVL3" style:display-name="WW_CharLFO2LVL3" style:family="text">
      <style:text-properties fo:language="es" fo:country="ES" style:language-asian="es" style:country-asian="ES" style:language-complex="es" style:country-complex="ES"/>
    </style:style>
    <style:style style:name="WW_5f_CharLFO2LVL4" style:display-name="WW_CharLFO2LVL4" style:family="text">
      <style:text-properties fo:language="es" fo:country="ES" style:language-asian="es" style:country-asian="ES" style:language-complex="es" style:country-complex="ES"/>
    </style:style>
    <style:style style:name="WW_5f_CharLFO2LVL5" style:display-name="WW_CharLFO2LVL5" style:family="text">
      <style:text-properties fo:language="es" fo:country="ES" style:language-asian="es" style:country-asian="ES" style:language-complex="es" style:country-complex="ES"/>
    </style:style>
    <style:style style:name="WW_5f_CharLFO2LVL6" style:display-name="WW_CharLFO2LVL6" style:family="text">
      <style:text-properties fo:language="es" fo:country="ES" style:language-asian="es" style:country-asian="ES" style:language-complex="es" style:country-complex="ES"/>
    </style:style>
    <style:style style:name="WW_5f_CharLFO2LVL7" style:display-name="WW_CharLFO2LVL7" style:family="text">
      <style:text-properties fo:language="es" fo:country="ES" style:language-asian="es" style:country-asian="ES" style:language-complex="es" style:country-complex="ES"/>
    </style:style>
    <style:style style:name="WW_5f_CharLFO2LVL8" style:display-name="WW_CharLFO2LVL8" style:family="text">
      <style:text-properties fo:language="es" fo:country="ES" style:language-asian="es" style:country-asian="ES" style:language-complex="es" style:country-complex="ES"/>
    </style:style>
    <style:style style:name="WW_5f_CharLFO2LVL9" style:display-name="WW_CharLFO2LVL9" style:family="text">
      <style:text-properties fo:language="es" fo:country="ES" style:language-asian="es" style:country-asian="ES" style:language-complex="es" style:country-complex="ES"/>
    </style:style>
    <style:style style:name="WW_5f_CharLFO3LVL1" style:display-name="WW_CharLFO3LVL1" style:family="text">
      <style:text-properties fo:language="es" fo:country="ES" style:language-asian="es" style:country-asian="ES" style:language-complex="es" style:country-complex="ES"/>
    </style:style>
    <style:style style:name="WW_5f_CharLFO3LVL2" style:display-name="WW_CharLFO3LVL2" style:family="text">
      <style:text-properties fo:language="es" fo:country="ES" style:language-asian="es" style:country-asian="ES" style:language-complex="es" style:country-complex="ES"/>
    </style:style>
    <style:style style:name="WW_5f_CharLFO3LVL3" style:display-name="WW_CharLFO3LVL3" style:family="text">
      <style:text-properties fo:letter-spacing="-0.005cm" fo:language="es" fo:country="ES" fo:font-weight="bold" style:language-asian="es" style:country-asian="ES" style:font-weight-asian="bold" style:language-complex="es" style:country-complex="ES" style:font-weight-complex="bold" style:text-scale="99%"/>
    </style:style>
    <style:style style:name="WW_5f_CharLFO3LVL4" style:display-name="WW_CharLFO3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LVL5" style:display-name="WW_CharLFO3LVL5" style:family="text">
      <style:text-properties fo:language="es" fo:country="ES" style:language-asian="es" style:country-asian="ES" style:language-complex="es" style:country-complex="ES"/>
    </style:style>
    <style:style style:name="WW_5f_CharLFO3LVL6" style:display-name="WW_CharLFO3LVL6" style:family="text">
      <style:text-properties fo:language="es" fo:country="ES" style:language-asian="es" style:country-asian="ES" style:language-complex="es" style:country-complex="ES"/>
    </style:style>
    <style:style style:name="WW_5f_CharLFO3LVL7" style:display-name="WW_CharLFO3LVL7" style:family="text">
      <style:text-properties fo:language="es" fo:country="ES" style:language-asian="es" style:country-asian="ES" style:language-complex="es" style:country-complex="ES"/>
    </style:style>
    <style:style style:name="WW_5f_CharLFO3LVL8" style:display-name="WW_CharLFO3LVL8" style:family="text">
      <style:text-properties fo:language="es" fo:country="ES" style:language-asian="es" style:country-asian="ES" style:language-complex="es" style:country-complex="ES"/>
    </style:style>
    <style:style style:name="WW_5f_CharLFO3LVL9" style:display-name="WW_CharLFO3LVL9" style:family="text">
      <style:text-properties fo:language="es" fo:country="ES" style:language-asian="es" style:country-asian="ES" style:language-complex="es" style:country-complex="ES"/>
    </style:style>
    <style:style style:name="WW_5f_CharLFO4LVL1" style:display-name="WW_CharLFO4LVL1" style:family="text">
      <style:text-properties fo:language="es" fo:country="ES" style:language-asian="es" style:country-asian="ES" style:language-complex="es" style:country-complex="ES"/>
    </style:style>
    <style:style style:name="WW_5f_CharLFO4LVL2" style:display-name="WW_CharLFO4LVL2" style:family="text">
      <style:text-properties style:use-window-font-color="true"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4LVL3" style:display-name="WW_CharLFO4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4LVL4" style:display-name="WW_CharLFO4LVL4" style:family="text">
      <style:text-properties fo:language="es" fo:country="ES" style:language-asian="es" style:country-asian="ES" style:language-complex="es" style:country-complex="ES"/>
    </style:style>
    <style:style style:name="WW_5f_CharLFO4LVL5" style:display-name="WW_CharLFO4LVL5" style:family="text">
      <style:text-properties fo:language="es" fo:country="ES" style:language-asian="es" style:country-asian="ES" style:language-complex="es" style:country-complex="ES"/>
    </style:style>
    <style:style style:name="WW_5f_CharLFO4LVL6" style:display-name="WW_CharLFO4LVL6" style:family="text">
      <style:text-properties fo:language="es" fo:country="ES" style:language-asian="es" style:country-asian="ES" style:language-complex="es" style:country-complex="ES"/>
    </style:style>
    <style:style style:name="WW_5f_CharLFO4LVL7" style:display-name="WW_CharLFO4LVL7" style:family="text">
      <style:text-properties fo:language="es" fo:country="ES" style:language-asian="es" style:country-asian="ES" style:language-complex="es" style:country-complex="ES"/>
    </style:style>
    <style:style style:name="WW_5f_CharLFO4LVL8" style:display-name="WW_CharLFO4LVL8" style:family="text">
      <style:text-properties fo:language="es" fo:country="ES" style:language-asian="es" style:country-asian="ES" style:language-complex="es" style:country-complex="ES"/>
    </style:style>
    <style:style style:name="WW_5f_CharLFO4LVL9" style:display-name="WW_CharLFO4LVL9" style:family="text">
      <style:text-properties fo:language="es" fo:country="ES" style:language-asian="es" style:country-asian="ES" style:language-complex="es" style:country-complex="ES"/>
    </style:style>
    <style:style style:name="WW_5f_CharLFO5LVL1" style:display-name="WW_CharLFO5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5LVL2" style:display-name="WW_CharLFO5LVL2" style:family="text">
      <style:text-properties fo:language="es" fo:country="ES" style:language-asian="es" style:country-asian="ES" style:language-complex="es" style:country-complex="ES"/>
    </style:style>
    <style:style style:name="WW_5f_CharLFO5LVL3" style:display-name="WW_CharLFO5LVL3" style:family="text">
      <style:text-properties fo:language="es" fo:country="ES" style:language-asian="es" style:country-asian="ES" style:language-complex="es" style:country-complex="ES"/>
    </style:style>
    <style:style style:name="WW_5f_CharLFO5LVL4" style:display-name="WW_CharLFO5LVL4" style:family="text">
      <style:text-properties fo:language="es" fo:country="ES" style:language-asian="es" style:country-asian="ES" style:language-complex="es" style:country-complex="ES"/>
    </style:style>
    <style:style style:name="WW_5f_CharLFO5LVL5" style:display-name="WW_CharLFO5LVL5" style:family="text">
      <style:text-properties fo:language="es" fo:country="ES" style:language-asian="es" style:country-asian="ES" style:language-complex="es" style:country-complex="ES"/>
    </style:style>
    <style:style style:name="WW_5f_CharLFO5LVL6" style:display-name="WW_CharLFO5LVL6" style:family="text">
      <style:text-properties fo:language="es" fo:country="ES" style:language-asian="es" style:country-asian="ES" style:language-complex="es" style:country-complex="ES"/>
    </style:style>
    <style:style style:name="WW_5f_CharLFO5LVL7" style:display-name="WW_CharLFO5LVL7" style:family="text">
      <style:text-properties fo:language="es" fo:country="ES" style:language-asian="es" style:country-asian="ES" style:language-complex="es" style:country-complex="ES"/>
    </style:style>
    <style:style style:name="WW_5f_CharLFO5LVL8" style:display-name="WW_CharLFO5LVL8" style:family="text">
      <style:text-properties fo:language="es" fo:country="ES" style:language-asian="es" style:country-asian="ES" style:language-complex="es" style:country-complex="ES"/>
    </style:style>
    <style:style style:name="WW_5f_CharLFO5LVL9" style:display-name="WW_CharLFO5LVL9" style:family="text">
      <style:text-properties fo:language="es" fo:country="ES" style:language-asian="es" style:country-asian="ES" style:language-complex="es" style:country-complex="ES"/>
    </style:style>
    <style:style style:name="WW_5f_CharLFO6LVL1" style:display-name="WW_CharLFO6LVL1" style:family="text">
      <style:text-properties fo:language="es" fo:country="ES" style:language-asian="es" style:country-asian="ES" style:language-complex="es" style:country-complex="ES"/>
    </style:style>
    <style:style style:name="WW_5f_CharLFO6LVL2" style:display-name="WW_CharLFO6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6LVL3" style:display-name="WW_CharLFO6LVL3" style:family="text">
      <style:text-properties fo:language="es" fo:country="ES" style:language-asian="es" style:country-asian="ES" style:language-complex="es" style:country-complex="ES"/>
    </style:style>
    <style:style style:name="WW_5f_CharLFO6LVL4" style:display-name="WW_CharLFO6LVL4" style:family="text">
      <style:text-properties fo:language="es" fo:country="ES" style:language-asian="es" style:country-asian="ES" style:language-complex="es" style:country-complex="ES"/>
    </style:style>
    <style:style style:name="WW_5f_CharLFO6LVL5" style:display-name="WW_CharLFO6LVL5" style:family="text">
      <style:text-properties fo:language="es" fo:country="ES" style:language-asian="es" style:country-asian="ES" style:language-complex="es" style:country-complex="ES"/>
    </style:style>
    <style:style style:name="WW_5f_CharLFO6LVL6" style:display-name="WW_CharLFO6LVL6" style:family="text">
      <style:text-properties fo:language="es" fo:country="ES" style:language-asian="es" style:country-asian="ES" style:language-complex="es" style:country-complex="ES"/>
    </style:style>
    <style:style style:name="WW_5f_CharLFO6LVL7" style:display-name="WW_CharLFO6LVL7" style:family="text">
      <style:text-properties fo:language="es" fo:country="ES" style:language-asian="es" style:country-asian="ES" style:language-complex="es" style:country-complex="ES"/>
    </style:style>
    <style:style style:name="WW_5f_CharLFO6LVL8" style:display-name="WW_CharLFO6LVL8" style:family="text">
      <style:text-properties fo:language="es" fo:country="ES" style:language-asian="es" style:country-asian="ES" style:language-complex="es" style:country-complex="ES"/>
    </style:style>
    <style:style style:name="WW_5f_CharLFO6LVL9" style:display-name="WW_CharLFO6LVL9" style:family="text">
      <style:text-properties fo:language="es" fo:country="ES" style:language-asian="es" style:country-asian="ES" style:language-complex="es" style:country-complex="ES"/>
    </style:style>
    <style:style style:name="WW_5f_CharLFO7LVL1" style:display-name="WW_CharLFO7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7LVL2" style:display-name="WW_CharLFO7LVL2" style:family="text">
      <style:text-properties fo:language="es" fo:country="ES" style:language-asian="es" style:country-asian="ES" style:language-complex="es" style:country-complex="ES"/>
    </style:style>
    <style:style style:name="WW_5f_CharLFO7LVL3" style:display-name="WW_CharLFO7LVL3" style:family="text">
      <style:text-properties fo:language="es" fo:country="ES" style:language-asian="es" style:country-asian="ES" style:language-complex="es" style:country-complex="ES"/>
    </style:style>
    <style:style style:name="WW_5f_CharLFO7LVL4" style:display-name="WW_CharLFO7LVL4" style:family="text">
      <style:text-properties fo:language="es" fo:country="ES" style:language-asian="es" style:country-asian="ES" style:language-complex="es" style:country-complex="ES"/>
    </style:style>
    <style:style style:name="WW_5f_CharLFO7LVL5" style:display-name="WW_CharLFO7LVL5" style:family="text">
      <style:text-properties fo:language="es" fo:country="ES" style:language-asian="es" style:country-asian="ES" style:language-complex="es" style:country-complex="ES"/>
    </style:style>
    <style:style style:name="WW_5f_CharLFO7LVL6" style:display-name="WW_CharLFO7LVL6" style:family="text">
      <style:text-properties fo:language="es" fo:country="ES" style:language-asian="es" style:country-asian="ES" style:language-complex="es" style:country-complex="ES"/>
    </style:style>
    <style:style style:name="WW_5f_CharLFO7LVL7" style:display-name="WW_CharLFO7LVL7" style:family="text">
      <style:text-properties fo:language="es" fo:country="ES" style:language-asian="es" style:country-asian="ES" style:language-complex="es" style:country-complex="ES"/>
    </style:style>
    <style:style style:name="WW_5f_CharLFO7LVL8" style:display-name="WW_CharLFO7LVL8" style:family="text">
      <style:text-properties fo:language="es" fo:country="ES" style:language-asian="es" style:country-asian="ES" style:language-complex="es" style:country-complex="ES"/>
    </style:style>
    <style:style style:name="WW_5f_CharLFO7LVL9" style:display-name="WW_CharLFO7LVL9" style:family="text">
      <style:text-properties fo:language="es" fo:country="ES" style:language-asian="es" style:country-asian="ES" style:language-complex="es" style:country-complex="ES"/>
    </style:style>
    <style:style style:name="WW_5f_CharLFO8LVL1" style:display-name="WW_CharLFO8LVL1" style:family="text">
      <style:text-properties fo:language="es" fo:country="ES" style:language-asian="es" style:country-asian="ES" style:language-complex="es" style:country-complex="ES"/>
    </style:style>
    <style:style style:name="WW_5f_CharLFO8LVL2" style:display-name="WW_CharLFO8LVL2" style:family="text">
      <style:text-properties fo:color="#0000cc" style:font-name="Arial" fo:font-family="Arial" style:font-family-generic="swiss" style:font-pitch="variable" fo:font-size="12pt" fo:letter-spacing="-0.004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3" style:display-name="WW_CharLFO8LVL3" style:family="text">
      <style:text-properties fo:color="#0000cc" style:font-name="Arial" fo:font-family="Arial" style:font-family-generic="swiss" style:font-pitch="variable" fo:font-size="12pt" fo:letter-spacing="-0.012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8LVL4" style:display-name="WW_CharLFO8LVL4" style:family="text">
      <style:text-properties fo:language="es" fo:country="ES" style:language-asian="es" style:country-asian="ES" style:language-complex="es" style:country-complex="ES"/>
    </style:style>
    <style:style style:name="WW_5f_CharLFO8LVL5" style:display-name="WW_CharLFO8LVL5" style:family="text">
      <style:text-properties fo:language="es" fo:country="ES" style:language-asian="es" style:country-asian="ES" style:language-complex="es" style:country-complex="ES"/>
    </style:style>
    <style:style style:name="WW_5f_CharLFO8LVL6" style:display-name="WW_CharLFO8LVL6" style:family="text">
      <style:text-properties fo:language="es" fo:country="ES" style:language-asian="es" style:country-asian="ES" style:language-complex="es" style:country-complex="ES"/>
    </style:style>
    <style:style style:name="WW_5f_CharLFO8LVL7" style:display-name="WW_CharLFO8LVL7" style:family="text">
      <style:text-properties fo:language="es" fo:country="ES" style:language-asian="es" style:country-asian="ES" style:language-complex="es" style:country-complex="ES"/>
    </style:style>
    <style:style style:name="WW_5f_CharLFO8LVL8" style:display-name="WW_CharLFO8LVL8" style:family="text">
      <style:text-properties fo:language="es" fo:country="ES" style:language-asian="es" style:country-asian="ES" style:language-complex="es" style:country-complex="ES"/>
    </style:style>
    <style:style style:name="WW_5f_CharLFO8LVL9" style:display-name="WW_CharLFO8LVL9" style:family="text">
      <style:text-properties fo:language="es" fo:country="ES" style:language-asian="es" style:country-asian="ES" style:language-complex="es" style:country-complex="ES"/>
    </style:style>
    <style:style style:name="WW_5f_CharLFO9LVL1" style:display-name="WW_CharLFO9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9LVL2" style:display-name="WW_CharLFO9LVL2" style:family="text">
      <style:text-properties fo:language="es" fo:country="ES" style:language-asian="es" style:country-asian="ES" style:language-complex="es" style:country-complex="ES"/>
    </style:style>
    <style:style style:name="WW_5f_CharLFO9LVL3" style:display-name="WW_CharLFO9LVL3" style:family="text">
      <style:text-properties fo:language="es" fo:country="ES" style:language-asian="es" style:country-asian="ES" style:language-complex="es" style:country-complex="ES"/>
    </style:style>
    <style:style style:name="WW_5f_CharLFO9LVL4" style:display-name="WW_CharLFO9LVL4" style:family="text">
      <style:text-properties fo:language="es" fo:country="ES" style:language-asian="es" style:country-asian="ES" style:language-complex="es" style:country-complex="ES"/>
    </style:style>
    <style:style style:name="WW_5f_CharLFO9LVL5" style:display-name="WW_CharLFO9LVL5" style:family="text">
      <style:text-properties fo:language="es" fo:country="ES" style:language-asian="es" style:country-asian="ES" style:language-complex="es" style:country-complex="ES"/>
    </style:style>
    <style:style style:name="WW_5f_CharLFO9LVL6" style:display-name="WW_CharLFO9LVL6" style:family="text">
      <style:text-properties fo:language="es" fo:country="ES" style:language-asian="es" style:country-asian="ES" style:language-complex="es" style:country-complex="ES"/>
    </style:style>
    <style:style style:name="WW_5f_CharLFO9LVL7" style:display-name="WW_CharLFO9LVL7" style:family="text">
      <style:text-properties fo:language="es" fo:country="ES" style:language-asian="es" style:country-asian="ES" style:language-complex="es" style:country-complex="ES"/>
    </style:style>
    <style:style style:name="WW_5f_CharLFO9LVL8" style:display-name="WW_CharLFO9LVL8" style:family="text">
      <style:text-properties fo:language="es" fo:country="ES" style:language-asian="es" style:country-asian="ES" style:language-complex="es" style:country-complex="ES"/>
    </style:style>
    <style:style style:name="WW_5f_CharLFO9LVL9" style:display-name="WW_CharLFO9LVL9" style:family="text">
      <style:text-properties fo:language="es" fo:country="ES" style:language-asian="es" style:country-asian="ES" style:language-complex="es" style:country-complex="ES"/>
    </style:style>
    <style:style style:name="WW_5f_CharLFO10LVL1" style:display-name="WW_CharLFO10LVL1" style:family="text">
      <style:text-properties fo:language="es" fo:country="ES" style:language-asian="es" style:country-asian="ES" style:language-complex="es" style:country-complex="ES"/>
    </style:style>
    <style:style style:name="WW_5f_CharLFO10LVL2" style:display-name="WW_CharLFO10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3" style:display-name="WW_CharLFO10LVL3" style:family="text">
      <style:text-properties fo:color="#0000cc" style:font-name="Arial" fo:font-family="Arial" style:font-family-generic="swiss" style:font-pitch="variable" fo:font-size="12pt" fo:letter-spacing="-0.02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0LVL4" style:display-name="WW_CharLFO10LVL4"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0LVL5" style:display-name="WW_CharLFO10LVL5" style:family="text">
      <style:text-properties fo:language="es" fo:country="ES" style:language-asian="es" style:country-asian="ES" style:language-complex="es" style:country-complex="ES"/>
    </style:style>
    <style:style style:name="WW_5f_CharLFO10LVL6" style:display-name="WW_CharLFO10LVL6" style:family="text">
      <style:text-properties fo:language="es" fo:country="ES" style:language-asian="es" style:country-asian="ES" style:language-complex="es" style:country-complex="ES"/>
    </style:style>
    <style:style style:name="WW_5f_CharLFO10LVL7" style:display-name="WW_CharLFO10LVL7" style:family="text">
      <style:text-properties fo:language="es" fo:country="ES" style:language-asian="es" style:country-asian="ES" style:language-complex="es" style:country-complex="ES"/>
    </style:style>
    <style:style style:name="WW_5f_CharLFO10LVL8" style:display-name="WW_CharLFO10LVL8" style:family="text">
      <style:text-properties fo:language="es" fo:country="ES" style:language-asian="es" style:country-asian="ES" style:language-complex="es" style:country-complex="ES"/>
    </style:style>
    <style:style style:name="WW_5f_CharLFO10LVL9" style:display-name="WW_CharLFO10LVL9" style:family="text">
      <style:text-properties fo:language="es" fo:country="ES" style:language-asian="es" style:country-asian="ES" style:language-complex="es" style:country-complex="ES"/>
    </style:style>
    <style:style style:name="WW_5f_CharLFO11LVL1" style:display-name="WW_CharLFO11LVL1" style:family="text">
      <style:text-properties fo:language="es" fo:country="ES" style:language-asian="es" style:country-asian="ES" style:language-complex="es" style:country-complex="ES"/>
    </style:style>
    <style:style style:name="WW_5f_CharLFO11LVL2" style:display-name="WW_CharLFO11LVL2" style:family="text">
      <style:text-properties fo:color="#0000cc" style:font-name="Arial" fo:font-family="Arial" style:font-family-generic="swiss" style:font-pitch="variable" fo:font-size="12pt" fo:letter-spacing="-0.048cm" fo:language="es" fo:country="ES" fo:font-weight="bold" style:font-name-asian="Arial" style:font-family-asian="Arial" style:font-family-generic-asian="swiss" style:font-pitch-asian="variable" style:font-size-asian="12pt" style:language-asian="es" style:country-asian="ES" style:font-weight-asian="bold" style:font-name-complex="Arial" style:font-family-complex="Arial" style:font-family-generic-complex="swiss" style:font-pitch-complex="variable" style:font-size-complex="12pt" style:language-complex="es" style:country-complex="ES" style:font-weight-complex="bold" style:text-scale="99%"/>
    </style:style>
    <style:style style:name="WW_5f_CharLFO11LVL3" style:display-name="WW_CharLFO11LVL3" style:family="text">
      <style:text-properties fo:language="es" fo:country="ES" style:language-asian="es" style:country-asian="ES" style:language-complex="es" style:country-complex="ES"/>
    </style:style>
    <style:style style:name="WW_5f_CharLFO11LVL4" style:display-name="WW_CharLFO11LVL4" style:family="text">
      <style:text-properties fo:language="es" fo:country="ES" style:language-asian="es" style:country-asian="ES" style:language-complex="es" style:country-complex="ES"/>
    </style:style>
    <style:style style:name="WW_5f_CharLFO11LVL5" style:display-name="WW_CharLFO11LVL5" style:family="text">
      <style:text-properties fo:language="es" fo:country="ES" style:language-asian="es" style:country-asian="ES" style:language-complex="es" style:country-complex="ES"/>
    </style:style>
    <style:style style:name="WW_5f_CharLFO11LVL6" style:display-name="WW_CharLFO11LVL6" style:family="text">
      <style:text-properties fo:language="es" fo:country="ES" style:language-asian="es" style:country-asian="ES" style:language-complex="es" style:country-complex="ES"/>
    </style:style>
    <style:style style:name="WW_5f_CharLFO11LVL7" style:display-name="WW_CharLFO11LVL7" style:family="text">
      <style:text-properties fo:language="es" fo:country="ES" style:language-asian="es" style:country-asian="ES" style:language-complex="es" style:country-complex="ES"/>
    </style:style>
    <style:style style:name="WW_5f_CharLFO11LVL8" style:display-name="WW_CharLFO11LVL8" style:family="text">
      <style:text-properties fo:language="es" fo:country="ES" style:language-asian="es" style:country-asian="ES" style:language-complex="es" style:country-complex="ES"/>
    </style:style>
    <style:style style:name="WW_5f_CharLFO11LVL9" style:display-name="WW_CharLFO11LVL9" style:family="text">
      <style:text-properties fo:language="es" fo:country="ES" style:language-asian="es" style:country-asian="ES" style:language-complex="es" style:country-complex="ES"/>
    </style:style>
    <style:style style:name="WW_5f_CharLFO12LVL1" style:display-name="WW_CharLFO12LVL1" style:family="text">
      <style:text-properties style:use-window-font-color="true" style:font-name="Arial" fo:font-family="Arial" style:font-family-generic="swiss" style:font-pitch="variable" fo:font-size="16pt" fo:language="es" fo:country="ES" fo:font-weight="bold" style:font-name-asian="Arial" style:font-family-asian="Arial" style:font-family-generic-asian="swiss" style:font-pitch-asian="variable" style:font-size-asian="16pt" style:language-asian="es" style:country-asian="ES" style:font-weight-asian="bold" style:font-name-complex="Arial" style:font-family-complex="Arial" style:font-family-generic-complex="swiss" style:font-pitch-complex="variable" style:font-size-complex="16pt" style:language-complex="es" style:country-complex="ES" style:font-weight-complex="bold" style:text-scale="99%"/>
    </style:style>
    <style:style style:name="WW_5f_CharLFO12LVL2" style:display-name="WW_CharLFO12LVL2" style:family="text">
      <style:text-properties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2LVL3" style:display-name="WW_CharLFO12LVL3"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fo:language="es" fo:country="ES" style:language-asian="es" style:country-asian="ES" style:language-complex="es" style:country-complex="ES"/>
    </style:style>
    <style:style style:name="WW_5f_CharLFO14LVL2" style:display-name="WW_CharLFO14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fo:language="es" fo:country="ES" style:language-asian="es" style:country-asian="ES" style:language-complex="es" style:country-complex="ES"/>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fo:language="es" fo:country="ES" style:language-asian="es" style:country-asian="ES" style:language-complex="es" style:country-complex="ES"/>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fo:language="es" fo:country="ES" style:language-asian="es" style:country-asian="ES" style:language-complex="es" style:country-complex="ES"/>
    </style:style>
    <style:style style:name="WW_5f_CharLFO17LVL2" style:display-name="WW_CharLFO17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use-window-font-color="true"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8LVL2" style:display-name="WW_CharLFO18LVL2" style:family="text">
      <style:text-properties fo:language="es" fo:country="ES" style:language-asian="es" style:country-asian="ES" style:language-complex="es" style:country-complex="ES"/>
    </style:style>
    <style:style style:name="WW_5f_CharLFO18LVL3" style:display-name="WW_CharLFO18LVL3" style:family="text">
      <style:text-properties fo:language="es" fo:country="ES" style:language-asian="es" style:country-asian="ES" style:language-complex="es" style:country-complex="ES"/>
    </style:style>
    <style:style style:name="WW_5f_CharLFO18LVL4" style:display-name="WW_CharLFO18LVL4" style:family="text">
      <style:text-properties fo:language="es" fo:country="ES" style:language-asian="es" style:country-asian="ES" style:language-complex="es" style:country-complex="ES"/>
    </style:style>
    <style:style style:name="WW_5f_CharLFO18LVL5" style:display-name="WW_CharLFO18LVL5" style:family="text">
      <style:text-properties fo:language="es" fo:country="ES" style:language-asian="es" style:country-asian="ES" style:language-complex="es" style:country-complex="ES"/>
    </style:style>
    <style:style style:name="WW_5f_CharLFO18LVL6" style:display-name="WW_CharLFO18LVL6" style:family="text">
      <style:text-properties fo:language="es" fo:country="ES" style:language-asian="es" style:country-asian="ES" style:language-complex="es" style:country-complex="ES"/>
    </style:style>
    <style:style style:name="WW_5f_CharLFO18LVL7" style:display-name="WW_CharLFO18LVL7" style:family="text">
      <style:text-properties fo:language="es" fo:country="ES" style:language-asian="es" style:country-asian="ES" style:language-complex="es" style:country-complex="ES"/>
    </style:style>
    <style:style style:name="WW_5f_CharLFO18LVL8" style:display-name="WW_CharLFO18LVL8" style:family="text">
      <style:text-properties fo:language="es" fo:country="ES" style:language-asian="es" style:country-asian="ES" style:language-complex="es" style:country-complex="ES"/>
    </style:style>
    <style:style style:name="WW_5f_CharLFO18LVL9" style:display-name="WW_CharLFO18LVL9" style:family="text">
      <style:text-properties fo:language="es" fo:country="ES" style:language-asian="es" style:country-asian="ES" style:language-complex="es" style:country-complex="ES"/>
    </style:style>
    <style:style style:name="WW_5f_CharLFO19LVL1" style:display-name="WW_CharLFO19LVL1" style:family="text">
      <style:text-properties fo:language="es" fo:country="ES" style:language-asian="es" style:country-asian="ES" style:language-complex="es" style:country-complex="ES"/>
    </style:style>
    <style:style style:name="WW_5f_CharLFO19LVL2" style:display-name="WW_CharLFO19LVL2"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19LVL3" style:display-name="WW_CharLFO19LVL3" style:family="text">
      <style:text-properties fo:language="es" fo:country="ES" style:language-asian="es" style:country-asian="ES" style:language-complex="es" style:country-complex="ES"/>
    </style:style>
    <style:style style:name="WW_5f_CharLFO19LVL4" style:display-name="WW_CharLFO19LVL4" style:family="text">
      <style:text-properties fo:language="es" fo:country="ES" style:language-asian="es" style:country-asian="ES" style:language-complex="es" style:country-complex="ES"/>
    </style:style>
    <style:style style:name="WW_5f_CharLFO19LVL5" style:display-name="WW_CharLFO19LVL5" style:family="text">
      <style:text-properties fo:language="es" fo:country="ES" style:language-asian="es" style:country-asian="ES" style:language-complex="es" style:country-complex="ES"/>
    </style:style>
    <style:style style:name="WW_5f_CharLFO19LVL6" style:display-name="WW_CharLFO19LVL6" style:family="text">
      <style:text-properties fo:language="es" fo:country="ES" style:language-asian="es" style:country-asian="ES" style:language-complex="es" style:country-complex="ES"/>
    </style:style>
    <style:style style:name="WW_5f_CharLFO19LVL7" style:display-name="WW_CharLFO19LVL7" style:family="text">
      <style:text-properties fo:language="es" fo:country="ES" style:language-asian="es" style:country-asian="ES" style:language-complex="es" style:country-complex="ES"/>
    </style:style>
    <style:style style:name="WW_5f_CharLFO19LVL8" style:display-name="WW_CharLFO19LVL8" style:family="text">
      <style:text-properties fo:language="es" fo:country="ES" style:language-asian="es" style:country-asian="ES" style:language-complex="es" style:country-complex="ES"/>
    </style:style>
    <style:style style:name="WW_5f_CharLFO19LVL9" style:display-name="WW_CharLFO19LVL9" style:family="text">
      <style:text-properties fo:language="es" fo:country="ES" style:language-asian="es" style:country-asian="ES" style:language-complex="es" style:country-complex="ES"/>
    </style:style>
    <style:style style:name="WW_5f_CharLFO20LVL1" style:display-name="WW_CharLFO20LVL1" style:family="text">
      <style:text-properties fo:language="es" fo:country="ES" style:language-asian="es" style:country-asian="ES" style:language-complex="es" style:country-complex="ES"/>
    </style:style>
    <style:style style:name="WW_5f_CharLFO20LVL2" style:display-name="WW_CharLFO20LVL2" style:family="text">
      <style:text-properties fo:language="es" fo:country="ES" style:language-asian="es" style:country-asian="ES" style:language-complex="es" style:country-complex="ES"/>
    </style:style>
    <style:style style:name="WW_5f_CharLFO20LVL3" style:display-name="WW_CharLFO20LVL3" style:family="text">
      <style:text-properties style:use-window-font-color="true"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99%"/>
    </style:style>
    <style:style style:name="WW_5f_CharLFO20LVL4" style:display-name="WW_CharLFO20LVL4" style:family="text">
      <style:text-properties fo:language="es" fo:country="ES" style:language-asian="es" style:country-asian="ES" style:language-complex="es" style:country-complex="ES"/>
    </style:style>
    <style:style style:name="WW_5f_CharLFO20LVL5" style:display-name="WW_CharLFO20LVL5" style:family="text">
      <style:text-properties fo:language="es" fo:country="ES" style:language-asian="es" style:country-asian="ES" style:language-complex="es" style:country-complex="ES"/>
    </style:style>
    <style:style style:name="WW_5f_CharLFO20LVL6" style:display-name="WW_CharLFO20LVL6" style:family="text">
      <style:text-properties fo:language="es" fo:country="ES" style:language-asian="es" style:country-asian="ES" style:language-complex="es" style:country-complex="ES"/>
    </style:style>
    <style:style style:name="WW_5f_CharLFO20LVL7" style:display-name="WW_CharLFO20LVL7" style:family="text">
      <style:text-properties fo:language="es" fo:country="ES" style:language-asian="es" style:country-asian="ES" style:language-complex="es" style:country-complex="ES"/>
    </style:style>
    <style:style style:name="WW_5f_CharLFO20LVL8" style:display-name="WW_CharLFO20LVL8" style:family="text">
      <style:text-properties fo:language="es" fo:country="ES" style:language-asian="es" style:country-asian="ES" style:language-complex="es" style:country-complex="ES"/>
    </style:style>
    <style:style style:name="WW_5f_CharLFO20LVL9" style:display-name="WW_CharLFO20LVL9" style:family="text">
      <style:text-properties fo:language="es" fo:country="ES" style:language-asian="es" style:country-asian="ES" style:language-complex="es" style:country-complex="ES"/>
    </style:style>
    <style:style style:name="WW_5f_CharLFO21LVL1" style:display-name="WW_CharLFO21LVL1" style:family="text">
      <style:text-properties fo:language="es" fo:country="ES" fo:background-color="#00ff00" style:language-asian="es" style:country-asian="ES" style:language-complex="es" style:country-complex="ES" style:text-scale="99%"/>
    </style:style>
    <style:style style:name="WW_5f_CharLFO21LVL2" style:display-name="WW_CharLFO21LVL2" style:family="text">
      <style:text-properties fo:language="es" fo:country="ES" style:language-asian="es" style:country-asian="ES" style:language-complex="es" style:country-complex="ES"/>
    </style:style>
    <style:style style:name="WW_5f_CharLFO21LVL3" style:display-name="WW_CharLFO21LVL3" style:family="text">
      <style:text-properties fo:language="es" fo:country="ES" style:language-asian="es" style:country-asian="ES" style:language-complex="es" style:country-complex="ES"/>
    </style:style>
    <style:style style:name="WW_5f_CharLFO21LVL4" style:display-name="WW_CharLFO21LVL4" style:family="text">
      <style:text-properties fo:language="es" fo:country="ES" style:language-asian="es" style:country-asian="ES" style:language-complex="es" style:country-complex="ES"/>
    </style:style>
    <style:style style:name="WW_5f_CharLFO21LVL5" style:display-name="WW_CharLFO21LVL5" style:family="text">
      <style:text-properties fo:language="es" fo:country="ES" style:language-asian="es" style:country-asian="ES" style:language-complex="es" style:country-complex="ES"/>
    </style:style>
    <style:style style:name="WW_5f_CharLFO21LVL6" style:display-name="WW_CharLFO21LVL6" style:family="text">
      <style:text-properties fo:language="es" fo:country="ES" style:language-asian="es" style:country-asian="ES" style:language-complex="es" style:country-complex="ES"/>
    </style:style>
    <style:style style:name="WW_5f_CharLFO21LVL7" style:display-name="WW_CharLFO21LVL7" style:family="text">
      <style:text-properties fo:language="es" fo:country="ES" style:language-asian="es" style:country-asian="ES" style:language-complex="es" style:country-complex="ES"/>
    </style:style>
    <style:style style:name="WW_5f_CharLFO21LVL8" style:display-name="WW_CharLFO21LVL8" style:family="text">
      <style:text-properties fo:language="es" fo:country="ES" style:language-asian="es" style:country-asian="ES" style:language-complex="es" style:country-complex="ES"/>
    </style:style>
    <style:style style:name="WW_5f_CharLFO21LVL9" style:display-name="WW_CharLFO21LVL9" style:family="text">
      <style:text-properties fo:language="es" fo:country="ES" style:language-asian="es" style:country-asian="ES" style:language-complex="es" style:country-complex="ES"/>
    </style:style>
    <style:style style:name="WW_5f_CharLFO22LVL1" style:display-name="WW_CharLFO22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2LVL2" style:display-name="WW_CharLFO22LVL2" style:family="text">
      <style:text-properties fo:language="es" fo:country="ES" style:language-asian="es" style:country-asian="ES" style:language-complex="es" style:country-complex="ES"/>
    </style:style>
    <style:style style:name="WW_5f_CharLFO22LVL3" style:display-name="WW_CharLFO22LVL3" style:family="text">
      <style:text-properties fo:language="es" fo:country="ES" style:language-asian="es" style:country-asian="ES" style:language-complex="es" style:country-complex="ES"/>
    </style:style>
    <style:style style:name="WW_5f_CharLFO22LVL4" style:display-name="WW_CharLFO22LVL4" style:family="text">
      <style:text-properties fo:language="es" fo:country="ES" style:language-asian="es" style:country-asian="ES" style:language-complex="es" style:country-complex="ES"/>
    </style:style>
    <style:style style:name="WW_5f_CharLFO22LVL5" style:display-name="WW_CharLFO22LVL5" style:family="text">
      <style:text-properties fo:language="es" fo:country="ES" style:language-asian="es" style:country-asian="ES" style:language-complex="es" style:country-complex="ES"/>
    </style:style>
    <style:style style:name="WW_5f_CharLFO22LVL6" style:display-name="WW_CharLFO22LVL6" style:family="text">
      <style:text-properties fo:language="es" fo:country="ES" style:language-asian="es" style:country-asian="ES" style:language-complex="es" style:country-complex="ES"/>
    </style:style>
    <style:style style:name="WW_5f_CharLFO22LVL7" style:display-name="WW_CharLFO22LVL7" style:family="text">
      <style:text-properties fo:language="es" fo:country="ES" style:language-asian="es" style:country-asian="ES" style:language-complex="es" style:country-complex="ES"/>
    </style:style>
    <style:style style:name="WW_5f_CharLFO22LVL8" style:display-name="WW_CharLFO22LVL8" style:family="text">
      <style:text-properties fo:language="es" fo:country="ES" style:language-asian="es" style:country-asian="ES" style:language-complex="es" style:country-complex="ES"/>
    </style:style>
    <style:style style:name="WW_5f_CharLFO22LVL9" style:display-name="WW_CharLFO22LVL9" style:family="text">
      <style:text-properties fo:language="es" fo:country="ES" style:language-asian="es" style:country-asian="ES" style:language-complex="es" style:country-complex="ES"/>
    </style:style>
    <style:style style:name="WW_5f_CharLFO23LVL1" style:display-name="WW_CharLFO23LVL1" style:family="text">
      <style:text-properties fo:language="es" fo:country="ES" style:language-asian="es" style:country-asian="ES" style:language-complex="es" style:country-complex="ES"/>
    </style:style>
    <style:style style:name="WW_5f_CharLFO23LVL2" style:display-name="WW_CharLFO23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3LVL3" style:display-name="WW_CharLFO23LVL3" style:family="text">
      <style:text-properties fo:language="es" fo:country="ES" style:language-asian="es" style:country-asian="ES" style:language-complex="es" style:country-complex="ES"/>
    </style:style>
    <style:style style:name="WW_5f_CharLFO23LVL4" style:display-name="WW_CharLFO23LVL4" style:family="text">
      <style:text-properties fo:language="es" fo:country="ES" style:language-asian="es" style:country-asian="ES" style:language-complex="es" style:country-complex="ES"/>
    </style:style>
    <style:style style:name="WW_5f_CharLFO23LVL5" style:display-name="WW_CharLFO23LVL5" style:family="text">
      <style:text-properties fo:language="es" fo:country="ES" style:language-asian="es" style:country-asian="ES" style:language-complex="es" style:country-complex="ES"/>
    </style:style>
    <style:style style:name="WW_5f_CharLFO23LVL6" style:display-name="WW_CharLFO23LVL6" style:family="text">
      <style:text-properties fo:language="es" fo:country="ES" style:language-asian="es" style:country-asian="ES" style:language-complex="es" style:country-complex="ES"/>
    </style:style>
    <style:style style:name="WW_5f_CharLFO23LVL7" style:display-name="WW_CharLFO23LVL7" style:family="text">
      <style:text-properties fo:language="es" fo:country="ES" style:language-asian="es" style:country-asian="ES" style:language-complex="es" style:country-complex="ES"/>
    </style:style>
    <style:style style:name="WW_5f_CharLFO23LVL8" style:display-name="WW_CharLFO23LVL8" style:family="text">
      <style:text-properties fo:language="es" fo:country="ES" style:language-asian="es" style:country-asian="ES" style:language-complex="es" style:country-complex="ES"/>
    </style:style>
    <style:style style:name="WW_5f_CharLFO23LVL9" style:display-name="WW_CharLFO23LVL9" style:family="text">
      <style:text-properties fo:language="es" fo:country="ES" style:language-asian="es" style:country-asian="ES" style:language-complex="es" style:country-complex="ES"/>
    </style:style>
    <style:style style:name="WW_5f_CharLFO24LVL1" style:display-name="WW_CharLFO24LVL1" style:family="text">
      <style:text-properties fo:language="es" fo:country="ES" style:language-asian="es" style:country-asian="ES" style:language-complex="es" style:country-complex="ES"/>
    </style:style>
    <style:style style:name="WW_5f_CharLFO24LVL2" style:display-name="WW_CharLFO24LVL2" style:family="text">
      <style:text-properties fo:language="es" fo:country="ES" style:language-asian="es" style:country-asian="ES" style:language-complex="es" style:country-complex="ES"/>
    </style:style>
    <style:style style:name="WW_5f_CharLFO24LVL3" style:display-name="WW_CharLFO24LVL3" style:family="text">
      <style:text-properties fo:color="#000000" style:font-name="Arial" fo:font-family="Arial" style:font-family-generic="swiss" style:font-pitch="variable" fo:font-size="12pt" fo:letter-spacing="-0.004cm"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4LVL4" style:display-name="WW_CharLFO24LVL4" style:family="text">
      <style:text-properties fo:language="es" fo:country="ES" style:language-asian="es" style:country-asian="ES" style:language-complex="es" style:country-complex="ES"/>
    </style:style>
    <style:style style:name="WW_5f_CharLFO24LVL5" style:display-name="WW_CharLFO24LVL5" style:family="text">
      <style:text-properties fo:language="es" fo:country="ES" style:language-asian="es" style:country-asian="ES" style:language-complex="es" style:country-complex="ES"/>
    </style:style>
    <style:style style:name="WW_5f_CharLFO24LVL6" style:display-name="WW_CharLFO24LVL6" style:family="text">
      <style:text-properties fo:language="es" fo:country="ES" style:language-asian="es" style:country-asian="ES" style:language-complex="es" style:country-complex="ES"/>
    </style:style>
    <style:style style:name="WW_5f_CharLFO24LVL7" style:display-name="WW_CharLFO24LVL7" style:family="text">
      <style:text-properties fo:language="es" fo:country="ES" style:language-asian="es" style:country-asian="ES" style:language-complex="es" style:country-complex="ES"/>
    </style:style>
    <style:style style:name="WW_5f_CharLFO24LVL8" style:display-name="WW_CharLFO24LVL8" style:family="text">
      <style:text-properties fo:language="es" fo:country="ES" style:language-asian="es" style:country-asian="ES" style:language-complex="es" style:country-complex="ES"/>
    </style:style>
    <style:style style:name="WW_5f_CharLFO24LVL9" style:display-name="WW_CharLFO24LVL9" style:family="text">
      <style:text-properties fo:language="es" fo:country="ES" style:language-asian="es" style:country-asian="ES" style:language-complex="es" style:country-complex="ES"/>
    </style:style>
    <style:style style:name="WW_5f_CharLFO25LVL1" style:display-name="WW_CharLFO25LVL1" style:family="text">
      <style:text-properties fo:language="es" fo:country="ES" style:language-asian="es" style:country-asian="ES" style:language-complex="es" style:country-complex="ES"/>
    </style:style>
    <style:style style:name="WW_5f_CharLFO25LVL2" style:display-name="WW_CharLFO25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5LVL3" style:display-name="WW_CharLFO25LVL3" style:family="text">
      <style:text-properties fo:language="es" fo:country="ES" style:language-asian="es" style:country-asian="ES" style:language-complex="es" style:country-complex="ES"/>
    </style:style>
    <style:style style:name="WW_5f_CharLFO25LVL4" style:display-name="WW_CharLFO25LVL4" style:family="text">
      <style:text-properties fo:language="es" fo:country="ES" style:language-asian="es" style:country-asian="ES" style:language-complex="es" style:country-complex="ES"/>
    </style:style>
    <style:style style:name="WW_5f_CharLFO25LVL5" style:display-name="WW_CharLFO25LVL5" style:family="text">
      <style:text-properties fo:language="es" fo:country="ES" style:language-asian="es" style:country-asian="ES" style:language-complex="es" style:country-complex="ES"/>
    </style:style>
    <style:style style:name="WW_5f_CharLFO25LVL6" style:display-name="WW_CharLFO25LVL6" style:family="text">
      <style:text-properties fo:language="es" fo:country="ES" style:language-asian="es" style:country-asian="ES" style:language-complex="es" style:country-complex="ES"/>
    </style:style>
    <style:style style:name="WW_5f_CharLFO25LVL7" style:display-name="WW_CharLFO25LVL7" style:family="text">
      <style:text-properties fo:language="es" fo:country="ES" style:language-asian="es" style:country-asian="ES" style:language-complex="es" style:country-complex="ES"/>
    </style:style>
    <style:style style:name="WW_5f_CharLFO25LVL8" style:display-name="WW_CharLFO25LVL8" style:family="text">
      <style:text-properties fo:language="es" fo:country="ES" style:language-asian="es" style:country-asian="ES" style:language-complex="es" style:country-complex="ES"/>
    </style:style>
    <style:style style:name="WW_5f_CharLFO25LVL9" style:display-name="WW_CharLFO25LVL9" style:family="text">
      <style:text-properties fo:language="es" fo:country="ES" style:language-asian="es" style:country-asian="ES" style:language-complex="es" style:country-complex="ES"/>
    </style:style>
    <style:style style:name="WW_5f_CharLFO26LVL1" style:display-name="WW_CharLFO26LVL1" style:family="text">
      <style:text-properties fo:language="es" fo:country="ES" style:language-asian="es" style:country-asian="ES" style:language-complex="es" style:country-complex="ES"/>
    </style:style>
    <style:style style:name="WW_5f_CharLFO26LVL2" style:display-name="WW_CharLFO26LVL2"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6LVL3" style:display-name="WW_CharLFO26LVL3" style:family="text">
      <style:text-properties fo:language="es" fo:country="ES" style:language-asian="es" style:country-asian="ES" style:language-complex="es" style:country-complex="ES"/>
    </style:style>
    <style:style style:name="WW_5f_CharLFO26LVL4" style:display-name="WW_CharLFO26LVL4" style:family="text">
      <style:text-properties fo:language="es" fo:country="ES" style:language-asian="es" style:country-asian="ES" style:language-complex="es" style:country-complex="ES"/>
    </style:style>
    <style:style style:name="WW_5f_CharLFO26LVL5" style:display-name="WW_CharLFO26LVL5" style:family="text">
      <style:text-properties fo:language="es" fo:country="ES" style:language-asian="es" style:country-asian="ES" style:language-complex="es" style:country-complex="ES"/>
    </style:style>
    <style:style style:name="WW_5f_CharLFO26LVL6" style:display-name="WW_CharLFO26LVL6" style:family="text">
      <style:text-properties fo:language="es" fo:country="ES" style:language-asian="es" style:country-asian="ES" style:language-complex="es" style:country-complex="ES"/>
    </style:style>
    <style:style style:name="WW_5f_CharLFO26LVL7" style:display-name="WW_CharLFO26LVL7" style:family="text">
      <style:text-properties fo:language="es" fo:country="ES" style:language-asian="es" style:country-asian="ES" style:language-complex="es" style:country-complex="ES"/>
    </style:style>
    <style:style style:name="WW_5f_CharLFO26LVL8" style:display-name="WW_CharLFO26LVL8" style:family="text">
      <style:text-properties fo:language="es" fo:country="ES" style:language-asian="es" style:country-asian="ES" style:language-complex="es" style:country-complex="ES"/>
    </style:style>
    <style:style style:name="WW_5f_CharLFO26LVL9" style:display-name="WW_CharLFO26LVL9" style:family="text">
      <style:text-properties fo:language="es" fo:country="ES" style:language-asian="es" style:country-asian="ES" style:language-complex="es" style:country-complex="ES"/>
    </style:style>
    <style:style style:name="WW_5f_CharLFO27LVL1" style:display-name="WW_CharLFO27LVL1" style:family="text">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es" style:country-asian="ES" style:font-name-complex="Arial" style:font-family-complex="Arial" style:font-family-generic-complex="swiss" style:font-pitch-complex="variable" style:font-size-complex="12pt" style:language-complex="es" style:country-complex="ES" style:text-scale="100%"/>
    </style:style>
    <style:style style:name="WW_5f_CharLFO27LVL2" style:display-name="WW_CharLFO27LVL2" style:family="text">
      <style:text-properties fo:language="es" fo:country="ES" style:language-asian="es" style:country-asian="ES" style:language-complex="es" style:country-complex="ES"/>
    </style:style>
    <style:style style:name="WW_5f_CharLFO27LVL3" style:display-name="WW_CharLFO27LVL3" style:family="text">
      <style:text-properties fo:language="es" fo:country="ES" style:language-asian="es" style:country-asian="ES" style:language-complex="es" style:country-complex="ES"/>
    </style:style>
    <style:style style:name="WW_5f_CharLFO27LVL4" style:display-name="WW_CharLFO27LVL4" style:family="text">
      <style:text-properties fo:language="es" fo:country="ES" style:language-asian="es" style:country-asian="ES" style:language-complex="es" style:country-complex="ES"/>
    </style:style>
    <style:style style:name="WW_5f_CharLFO27LVL5" style:display-name="WW_CharLFO27LVL5" style:family="text">
      <style:text-properties fo:language="es" fo:country="ES" style:language-asian="es" style:country-asian="ES" style:language-complex="es" style:country-complex="ES"/>
    </style:style>
    <style:style style:name="WW_5f_CharLFO27LVL6" style:display-name="WW_CharLFO27LVL6" style:family="text">
      <style:text-properties fo:language="es" fo:country="ES" style:language-asian="es" style:country-asian="ES" style:language-complex="es" style:country-complex="ES"/>
    </style:style>
    <style:style style:name="WW_5f_CharLFO27LVL7" style:display-name="WW_CharLFO27LVL7" style:family="text">
      <style:text-properties fo:language="es" fo:country="ES" style:language-asian="es" style:country-asian="ES" style:language-complex="es" style:country-complex="ES"/>
    </style:style>
    <style:style style:name="WW_5f_CharLFO27LVL8" style:display-name="WW_CharLFO27LVL8" style:family="text">
      <style:text-properties fo:language="es" fo:country="ES" style:language-asian="es" style:country-asian="ES" style:language-complex="es" style:country-complex="ES"/>
    </style:style>
    <style:style style:name="WW_5f_CharLFO27LVL9" style:display-name="WW_CharLFO27LVL9" style:family="text">
      <style:text-properties fo:language="es" fo:country="ES" style:language-asian="es" style:country-asian="ES" style:language-complex="es" style:country-complex="ES"/>
    </style:style>
    <style:style style:name="WW_5f_CharLFO28LVL1" style:display-name="WW_CharLFO28LVL1" style:family="text">
      <style:text-properties fo:letter-spacing="-0.002cm" fo:language="es" fo:country="ES" style:language-asian="es" style:country-asian="ES" style:language-complex="es" style:country-complex="ES" style:text-scale="99%"/>
    </style:style>
    <style:style style:name="WW_5f_CharLFO28LVL2" style:display-name="WW_CharLFO28LVL2" style:family="text">
      <style:text-properties fo:language="es" fo:country="ES" style:language-asian="es" style:country-asian="ES" style:language-complex="es" style:country-complex="ES"/>
    </style:style>
    <style:style style:name="WW_5f_CharLFO28LVL3" style:display-name="WW_CharLFO28LVL3" style:family="text">
      <style:text-properties fo:language="es" fo:country="ES" style:language-asian="es" style:country-asian="ES" style:language-complex="es" style:country-complex="ES"/>
    </style:style>
    <style:style style:name="WW_5f_CharLFO28LVL4" style:display-name="WW_CharLFO28LVL4" style:family="text">
      <style:text-properties fo:language="es" fo:country="ES" style:language-asian="es" style:country-asian="ES" style:language-complex="es" style:country-complex="ES"/>
    </style:style>
    <style:style style:name="WW_5f_CharLFO28LVL5" style:display-name="WW_CharLFO28LVL5" style:family="text">
      <style:text-properties fo:language="es" fo:country="ES" style:language-asian="es" style:country-asian="ES" style:language-complex="es" style:country-complex="ES"/>
    </style:style>
    <style:style style:name="WW_5f_CharLFO28LVL6" style:display-name="WW_CharLFO28LVL6" style:family="text">
      <style:text-properties fo:language="es" fo:country="ES" style:language-asian="es" style:country-asian="ES" style:language-complex="es" style:country-complex="ES"/>
    </style:style>
    <style:style style:name="WW_5f_CharLFO28LVL7" style:display-name="WW_CharLFO28LVL7" style:family="text">
      <style:text-properties fo:language="es" fo:country="ES" style:language-asian="es" style:country-asian="ES" style:language-complex="es" style:country-complex="ES"/>
    </style:style>
    <style:style style:name="WW_5f_CharLFO28LVL8" style:display-name="WW_CharLFO28LVL8" style:family="text">
      <style:text-properties fo:language="es" fo:country="ES" style:language-asian="es" style:country-asian="ES" style:language-complex="es" style:country-complex="ES"/>
    </style:style>
    <style:style style:name="WW_5f_CharLFO28LVL9" style:display-name="WW_CharLFO28LVL9" style:family="text">
      <style:text-properties fo:language="es" fo:country="ES" style:language-asian="es" style:country-asian="ES" style:language-complex="es" style:country-complex="ES"/>
    </style:style>
    <style:style style:name="WW_5f_CharLFO29LVL1" style:display-name="WW_CharLFO29LVL1" style:family="text">
      <style:text-properties fo:letter-spacing="-0.002cm" fo:language="es" fo:country="ES" style:language-asian="es" style:country-asian="ES" style:language-complex="es" style:country-complex="ES" style:text-scale="99%"/>
    </style:style>
    <style:style style:name="WW_5f_CharLFO29LVL2" style:display-name="WW_CharLFO29LVL2" style:family="text">
      <style:text-properties fo:language="es" fo:country="ES" style:language-asian="es" style:country-asian="ES" style:language-complex="es" style:country-complex="ES"/>
    </style:style>
    <style:style style:name="WW_5f_CharLFO29LVL3" style:display-name="WW_CharLFO29LVL3" style:family="text">
      <style:text-properties fo:language="es" fo:country="ES" style:language-asian="es" style:country-asian="ES" style:language-complex="es" style:country-complex="ES"/>
    </style:style>
    <style:style style:name="WW_5f_CharLFO29LVL4" style:display-name="WW_CharLFO29LVL4" style:family="text">
      <style:text-properties fo:language="es" fo:country="ES" style:language-asian="es" style:country-asian="ES" style:language-complex="es" style:country-complex="ES"/>
    </style:style>
    <style:style style:name="WW_5f_CharLFO29LVL5" style:display-name="WW_CharLFO29LVL5" style:family="text">
      <style:text-properties fo:language="es" fo:country="ES" style:language-asian="es" style:country-asian="ES" style:language-complex="es" style:country-complex="ES"/>
    </style:style>
    <style:style style:name="WW_5f_CharLFO29LVL6" style:display-name="WW_CharLFO29LVL6" style:family="text">
      <style:text-properties fo:language="es" fo:country="ES" style:language-asian="es" style:country-asian="ES" style:language-complex="es" style:country-complex="ES"/>
    </style:style>
    <style:style style:name="WW_5f_CharLFO29LVL7" style:display-name="WW_CharLFO29LVL7" style:family="text">
      <style:text-properties fo:language="es" fo:country="ES" style:language-asian="es" style:country-asian="ES" style:language-complex="es" style:country-complex="ES"/>
    </style:style>
    <style:style style:name="WW_5f_CharLFO29LVL8" style:display-name="WW_CharLFO29LVL8" style:family="text">
      <style:text-properties fo:language="es" fo:country="ES" style:language-asian="es" style:country-asian="ES" style:language-complex="es" style:country-complex="ES"/>
    </style:style>
    <style:style style:name="WW_5f_CharLFO29LVL9" style:display-name="WW_CharLFO29LVL9" style:family="text">
      <style:text-properties fo:language="es" fo:country="ES" style:language-asian="es" style:country-asian="ES" style:language-complex="es" style:country-complex="ES"/>
    </style:style>
    <style:style style:name="WW_5f_CharLFO30LVL1" style:display-name="WW_CharLFO30LVL1" style:family="text">
      <style:text-properties fo:letter-spacing="-0.002cm" fo:language="es" fo:country="ES" style:language-asian="es" style:country-asian="ES" style:language-complex="es" style:country-complex="ES" style:text-scale="99%"/>
    </style:style>
    <style:style style:name="WW_5f_CharLFO30LVL2" style:display-name="WW_CharLFO30LVL2" style:family="text">
      <style:text-properties fo:language="es" fo:country="ES" style:language-asian="es" style:country-asian="ES" style:language-complex="es" style:country-complex="ES"/>
    </style:style>
    <style:style style:name="WW_5f_CharLFO30LVL3" style:display-name="WW_CharLFO30LVL3" style:family="text">
      <style:text-properties fo:language="es" fo:country="ES" style:language-asian="es" style:country-asian="ES" style:language-complex="es" style:country-complex="ES"/>
    </style:style>
    <style:style style:name="WW_5f_CharLFO30LVL4" style:display-name="WW_CharLFO30LVL4" style:family="text">
      <style:text-properties fo:language="es" fo:country="ES" style:language-asian="es" style:country-asian="ES" style:language-complex="es" style:country-complex="ES"/>
    </style:style>
    <style:style style:name="WW_5f_CharLFO30LVL5" style:display-name="WW_CharLFO30LVL5" style:family="text">
      <style:text-properties fo:language="es" fo:country="ES" style:language-asian="es" style:country-asian="ES" style:language-complex="es" style:country-complex="ES"/>
    </style:style>
    <style:style style:name="WW_5f_CharLFO30LVL6" style:display-name="WW_CharLFO30LVL6" style:family="text">
      <style:text-properties fo:language="es" fo:country="ES" style:language-asian="es" style:country-asian="ES" style:language-complex="es" style:country-complex="ES"/>
    </style:style>
    <style:style style:name="WW_5f_CharLFO30LVL7" style:display-name="WW_CharLFO30LVL7" style:family="text">
      <style:text-properties fo:language="es" fo:country="ES" style:language-asian="es" style:country-asian="ES" style:language-complex="es" style:country-complex="ES"/>
    </style:style>
    <style:style style:name="WW_5f_CharLFO30LVL8" style:display-name="WW_CharLFO30LVL8" style:family="text">
      <style:text-properties fo:language="es" fo:country="ES" style:language-asian="es" style:country-asian="ES" style:language-complex="es" style:country-complex="ES"/>
    </style:style>
    <style:style style:name="WW_5f_CharLFO30LVL9" style:display-name="WW_CharLFO30LVL9" style:family="text">
      <style:text-properties fo:language="es" fo:country="ES" style:language-asian="es" style:country-asian="ES" style:language-complex="es" style:country-complex="ES"/>
    </style:style>
    <style:style style:name="WW_5f_CharLFO34LVL1" style:display-name="WW_CharLFO34LVL1" style:family="text">
      <style:text-properties style:font-name="Symbol" fo:font-family="Symbol" style:font-family-generic="roman" style:font-pitch="variable" style:font-charset="x-symbol" fo:font-size="12pt" fo:language="es" fo:country="ES" style:font-name-asian="Symbol" style:font-family-asian="Symbol" style:font-family-generic-asian="roman" style:font-pitch-asian="variable" style:font-charset-asian="x-symbol" style:font-size-asian="12pt" style:language-asian="es" style:country-asian="ES" style:font-name-complex="Symbol" style:font-family-complex="Symbol" style:font-family-generic-complex="roman" style:font-pitch-complex="variable" style:font-charset-complex="x-symbol" style:font-size-complex="12pt" style:language-complex="es" style:country-complex="ES" style:text-scale="100%"/>
    </style:style>
    <style:style style:name="WW_5f_CharLFO34LVL2" style:display-name="WW_CharLFO34LVL2" style:family="text">
      <style:text-properties fo:language="es" fo:country="ES" style:language-asian="es" style:country-asian="ES" style:language-complex="es" style:country-complex="ES"/>
    </style:style>
    <style:style style:name="WW_5f_CharLFO34LVL3" style:display-name="WW_CharLFO34LVL3" style:family="text">
      <style:text-properties fo:language="es" fo:country="ES" style:language-asian="es" style:country-asian="ES" style:language-complex="es" style:country-complex="ES"/>
    </style:style>
    <style:style style:name="WW_5f_CharLFO34LVL4" style:display-name="WW_CharLFO34LVL4" style:family="text">
      <style:text-properties fo:language="es" fo:country="ES" style:language-asian="es" style:country-asian="ES" style:language-complex="es" style:country-complex="ES"/>
    </style:style>
    <style:style style:name="WW_5f_CharLFO34LVL5" style:display-name="WW_CharLFO34LVL5" style:family="text">
      <style:text-properties fo:language="es" fo:country="ES" style:language-asian="es" style:country-asian="ES" style:language-complex="es" style:country-complex="ES"/>
    </style:style>
    <style:style style:name="WW_5f_CharLFO34LVL6" style:display-name="WW_CharLFO34LVL6" style:family="text">
      <style:text-properties fo:language="es" fo:country="ES" style:language-asian="es" style:country-asian="ES" style:language-complex="es" style:country-complex="ES"/>
    </style:style>
    <style:style style:name="WW_5f_CharLFO34LVL7" style:display-name="WW_CharLFO34LVL7" style:family="text">
      <style:text-properties fo:language="es" fo:country="ES" style:language-asian="es" style:country-asian="ES" style:language-complex="es" style:country-complex="ES"/>
    </style:style>
    <style:style style:name="WW_5f_CharLFO34LVL8" style:display-name="WW_CharLFO34LVL8" style:family="text">
      <style:text-properties fo:language="es" fo:country="ES" style:language-asian="es" style:country-asian="ES" style:language-complex="es" style:country-complex="ES"/>
    </style:style>
    <style:style style:name="WW_5f_CharLFO34LVL9" style:display-name="WW_CharLFO34LVL9" style:family="text">
      <style:text-properties fo:language="es" fo:country="ES" style:language-asian="es" style:country-asian="ES" style:language-complex="es" style:country-complex="ES"/>
    </style:style>
    <style:style style:name="WW_5f_CharLFO35LVL1" style:display-name="WW_CharLFO35LVL1" style:family="text">
      <style:text-properties style:font-name="Calibri" fo:font-family="Calibri" style:font-family-generic="swiss" style:font-pitch="variable" fo:font-size="12pt" fo:language="es" fo:country="ES" style:font-name-asian="Calibri" style:font-family-asian="Calibri" style:font-family-generic-asian="swiss" style:font-pitch-asian="variable" style:font-size-asian="12pt" style:language-asian="es" style:country-asian="ES" style:font-name-complex="Calibri" style:font-family-complex="Calibri" style:font-family-generic-complex="swiss" style:font-pitch-complex="variable" style:font-size-complex="12pt" style:language-complex="es" style:country-complex="ES" style:text-scale="100%"/>
    </style:style>
    <style:style style:name="WW_5f_CharLFO35LVL2" style:display-name="WW_CharLFO35LVL2" style:family="text">
      <style:text-properties fo:language="es" fo:country="ES" style:language-asian="es" style:country-asian="ES" style:language-complex="es" style:country-complex="ES"/>
    </style:style>
    <style:style style:name="WW_5f_CharLFO35LVL3" style:display-name="WW_CharLFO35LVL3" style:family="text">
      <style:text-properties fo:language="es" fo:country="ES" style:language-asian="es" style:country-asian="ES" style:language-complex="es" style:country-complex="ES"/>
    </style:style>
    <style:style style:name="WW_5f_CharLFO35LVL4" style:display-name="WW_CharLFO35LVL4" style:family="text">
      <style:text-properties fo:language="es" fo:country="ES" style:language-asian="es" style:country-asian="ES" style:language-complex="es" style:country-complex="ES"/>
    </style:style>
    <style:style style:name="WW_5f_CharLFO35LVL5" style:display-name="WW_CharLFO35LVL5" style:family="text">
      <style:text-properties fo:language="es" fo:country="ES" style:language-asian="es" style:country-asian="ES" style:language-complex="es" style:country-complex="ES"/>
    </style:style>
    <style:style style:name="WW_5f_CharLFO35LVL6" style:display-name="WW_CharLFO35LVL6" style:family="text">
      <style:text-properties fo:language="es" fo:country="ES" style:language-asian="es" style:country-asian="ES" style:language-complex="es" style:country-complex="ES"/>
    </style:style>
    <style:style style:name="WW_5f_CharLFO35LVL7" style:display-name="WW_CharLFO35LVL7" style:family="text">
      <style:text-properties fo:language="es" fo:country="ES" style:language-asian="es" style:country-asian="ES" style:language-complex="es" style:country-complex="ES"/>
    </style:style>
    <style:style style:name="WW_5f_CharLFO35LVL8" style:display-name="WW_CharLFO35LVL8" style:family="text">
      <style:text-properties fo:language="es" fo:country="ES" style:language-asian="es" style:country-asian="ES" style:language-complex="es" style:country-complex="ES"/>
    </style:style>
    <style:style style:name="WW_5f_CharLFO35LVL9" style:display-name="WW_CharLFO35LVL9" style:family="text">
      <style:text-properties fo:language="es" fo:country="ES" style:language-asian="es" style:country-asian="ES"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Absatz-Standardschriftar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4" style:family="table">
      <style:table-properties style:width="17.014cm" fo:margin-left="0.004cm" table:align="left"/>
    </style:style>
    <style:style style:name="Table14.A" style:family="table-column">
      <style:table-column-properties style:column-width="5.211cm"/>
    </style:style>
    <style:style style:name="Table14.B" style:family="table-column">
      <style:table-column-properties style:column-width="6.484cm"/>
    </style:style>
    <style:style style:name="Table14.C" style:family="table-column">
      <style:table-column-properties style:column-width="5.32cm"/>
    </style:style>
    <style:style style:name="Table14.1" style:family="table-row">
      <style:table-row-properties style:min-row-height="2.898cm" style:use-optimal-row-height="false"/>
    </style:style>
    <style:style style:name="Table14.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2fd544"/>
    </style:style>
    <style:style style:name="MP2" style:family="paragraph" style:parent-style-name="Table_20_Paragraph">
      <style:text-properties fo:font-size="10pt" fo:font-style="italic" fo:font-weight="bold" officeooo:paragraph-rsid="002fd544" style:font-size-asian="10pt" style:font-style-asian="italic" style:font-weight-asian="bold"/>
    </style:style>
    <style:style style:name="MP3" style:family="paragraph" style:parent-style-name="Table_20_Paragraph">
      <style:text-properties style:font-name="Times New Roman" officeooo:paragraph-rsid="002fd544"/>
    </style:style>
    <style:style style:name="MP4" style:family="paragraph" style:parent-style-name="Table_20_Paragraph">
      <style:paragraph-properties fo:margin-top="0.004cm" fo:margin-bottom="0cm" loext:contextual-spacing="false"/>
      <style:text-properties style:font-name="Times New Roman" fo:font-size="22pt" officeooo:paragraph-rsid="002fd544" style:font-size-asian="22pt" style:font-size-complex="18pt"/>
    </style:style>
    <style:style style:name="MP5" style:family="paragraph" style:parent-style-name="Table_20_Paragraph">
      <style:paragraph-properties fo:margin-left="0.926cm" fo:margin-right="0.887cm" fo:text-indent="0.699cm" style:auto-text-indent="false">
        <style:tab-stops/>
      </style:paragraph-properties>
      <style:text-properties officeooo:paragraph-rsid="002fd544"/>
    </style:style>
    <style:style style:name="MP6" style:family="paragraph" style:parent-style-name="Table_20_Paragraph">
      <style:paragraph-properties fo:margin-top="0.007cm" fo:margin-bottom="0cm" loext:contextual-spacing="false"/>
      <style:text-properties style:font-name="Times New Roman" fo:font-size="9.5pt" officeooo:paragraph-rsid="002fd544" style:font-size-asian="9.5pt"/>
    </style:style>
    <style:style style:name="MP7"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2fd544" style:font-size-asian="10pt" style:font-style-asian="italic" style:font-weight-asian="bold"/>
    </style:style>
    <style:style style:name="MP8" style:family="paragraph" style:parent-style-name="Standard">
      <style:text-properties officeooo:paragraph-rsid="002fd544"/>
    </style:style>
    <style:style style:name="MP9" style:family="paragraph" style:parent-style-name="Footer">
      <style:text-properties officeooo:paragraph-rsid="002fd544"/>
    </style:style>
    <style:style style:name="MP10" style:family="paragraph" style:parent-style-name="Table_20_Paragraph">
      <style:paragraph-properties fo:margin-top="0.016cm" fo:margin-bottom="0cm" loext:contextual-spacing="false"/>
      <style:text-properties style:font-name="Times New Roman" fo:font-size="11.5pt" officeooo:paragraph-rsid="002fd544" style:font-size-asian="11.5pt"/>
    </style:style>
    <style:style style:name="MP11"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2" style:family="paragraph" style:parent-style-name="Table_20_Paragraph">
      <style:paragraph-properties fo:margin-left="0.049cm" fo:margin-right="0cm" fo:margin-top="0.002cm" fo:margin-bottom="0cm" loext:contextual-spacing="false" fo:text-indent="0cm" style:auto-text-indent="false">
        <style:tab-stops/>
      </style:paragraph-properties>
      <style:text-properties fo:font-size="10pt" fo:font-style="italic" fo:font-weight="bold" officeooo:paragraph-rsid="002fd544" style:font-size-asian="10pt" style:font-style-asian="italic" style:font-weight-asian="bold"/>
    </style:style>
    <style:style style:name="MP13" style:family="paragraph" style:parent-style-name="Table_20_Paragraph">
      <style:paragraph-properties fo:margin-left="0cm" fo:margin-right="0.03cm" fo:margin-top="0.24cm" fo:margin-bottom="0cm" loext:contextual-spacing="false" fo:text-align="end" style:justify-single-word="false" fo:text-indent="0cm" style:auto-text-indent="false"/>
      <style:text-properties officeooo:paragraph-rsid="002fd544"/>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2083814"/>
    </style:style>
    <style:style style:name="MT4" style:family="text">
      <style:text-properties officeooo:rsid="01eed6ac"/>
    </style:style>
    <style:style style:name="MT5" style:family="text">
      <style:text-properties fo:font-size="10pt" fo:font-style="italic" fo:font-weight="bold" officeooo:rsid="002555a5" style:font-size-asian="10pt" style:font-style-asian="italic" style:font-weight-asian="bold"/>
    </style:style>
    <style:style style:name="MT6"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0.6cm" fo:margin-bottom="0cm" fo:margin-left="1.129cm" fo:margin-right="1.16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2"><draw:frame draw:style-name="Mfr1" draw:name="Image11" text:anchor-type="paragraph" svg:x="0.141cm" svg:y="0.427cm" svg:width="4.852cm" svg:height="2.205cm" draw:z-index="39"><draw:image xlink:href="Pictures/100002010000014A00000096D1A49DCB8B1EE743.png" xlink:type="simple" xlink:show="embed" xlink:actuate="onLoad" loext:mime-type="image/png"/></draw:frame></text:p>
            </table:table-cell>
            <table:table-cell table:style-name="Table14.A1" office:value-type="string">
              <text:p text:style-name="MP3"/>
              <text:p text:style-name="MP4"/>
              <text:p text:style-name="MP5"><text:span text:style-name="Default_20_Paragraph_20_Font"><text:span text:style-name="MT1">PINF</text:span></text:span><text:span text:style-name="Default_20_Paragraph_20_Font"><text:span text:style-name="MT2">bet</text:span></text:span></text:p>
            </table:table-cell>
            <table:table-cell table:style-name="Table14.A1" office:value-type="string">
              <text:p text:style-name="MP3"/>
              <text:p text:style-name="MP6"/>
              <text:p text:style-name="MP7">Subdirección de Tecnologías de la</text:p>
              <text:p text:style-name="MP7">Información (PROPINF)</text:p>
            </table:table-cell>
          </table:table-row>
        </table:table>
        <text:p text:style-name="MP8"/>
      </style:header>
      <style:footer>
        <text:p text:style-name="MP9"/>
        <table:table table:name="Table15" table:style-name="Table15">
          <table:table-column table:style-name="Table15.A"/>
          <table:table-column table:style-name="Table15.B"/>
          <table:table-row table:style-name="Table15.1">
            <table:table-cell table:style-name="Table15.A1" office:value-type="string">
              <text:p text:style-name="MP10"/>
              <text:p text:style-name="MP11">Fecha:<text:span text:style-name="MT3">02</text:span>/<text:span text:style-name="MT3">01</text:span>/202<text:span text:style-name="MT3">1</text:span></text:p>
              <text:p text:style-name="MP12">Versión del documento: <text:span text:style-name="MT4">1.7</text:span></text:p>
            </table:table-cell>
            <table:table-cell table:style-name="Table15.A1" office:value-type="string">
              <text:p text:style-name="MP3"/>
              <text:p text:style-name="MP13"><text:span text:style-name="Default_20_Paragraph_20_Font"><text:span text:style-name="MT5"><text:page-number text:select-page="current">40</text:page-number></text:span></text:span><text:span text:style-name="Default_20_Paragraph_20_Font"><text:span text:style-name="MT6"><text:s/>de </text:span></text:span><text:span text:style-name="Default_20_Paragraph_20_Font"><text:span text:style-name="MT6"><text:page-count>40</text:page-count></text:span></text:span></text:p>
            </table:table-cell>
          </table:table-row>
        </table:table>
        <text:p text:style-name="MP8"/>
      </style:footer>
    </style:master-page>
    <style:master-page style:name="MP0"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Daniel</meta:initial-creator>
    <meta:creation-date>2020-12-18T20:39:00Z</meta:creation-date>
    <dc:date>2021-01-03T11:30:25.031000000</dc:date>
    <meta:print-date>2020-12-18T20:34:00Z</meta:print-date>
    <meta:editing-cycles>504</meta:editing-cycles>
    <meta:editing-duration>PT5H50M36S</meta:editing-duration>
    <meta:document-statistic meta:table-count="16" meta:image-count="1" meta:object-count="0" meta:page-count="40" meta:paragraph-count="800" meta:word-count="9228" meta:character-count="56458" meta:non-whitespace-character-count="47812"/>
    <meta:user-defined meta:name="Created" meta:value-type="date">2018-05-11T00:00:00Z</meta:user-defined>
    <meta:user-defined meta:name="Creator">Acrobat PDFMaker 11 para Word</meta:user-defined>
    <meta:user-defined meta:name="LastSaved" meta:value-type="date">2020-11-23T00:00:00Z</meta:user-defined>
    <meta:template xlink:type="simple" xlink:actuate="onRequest" xlink:title="" xlink:href="Normal"/>
  </office:meta>
</office:document-meta>
</file>